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8</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备受瞩目的德累斯顿“绿穹”珍宝盗窃大案宣判</text:span>
</text:h>
      <text:p text:style-name="P4">
Author: None (Language: zh)</text:p>
      <text:p text:style-name="P4">
Publisher: None</text:p>
      <text:p text:style-name="P4">
Time: 2023-05-17T13:35:00Z</text:p>
      <text:p text:style-name="P4">
Description: 德国历史上最引人注目的文物盗窃案之一周二（5月16日）得以宣判，法院对柏林黑帮雷莫（Remmo）家族有组织犯罪团伙的五名成员作出了数项监禁判决。</text:p>
      <text:p text:style-name="P4">
Videos: []</text:p>
      <text:p text:style-name="P4">
Images: ["<text:a xlink:type="simple" xlink:href="https://static.dw.com/image/65635841_303.jpg" text:style-name="Internet_20_link" text:visited-style-name="Visited_20_Internet_20_Link">
65635841_303.jpg</text:a>
", "<text:a xlink:type="simple" xlink:href="https://static.dw.com/image/51397785_303.jpg" text:style-name="Internet_20_link" text:visited-style-name="Visited_20_Internet_20_Link">
51397785_303.jpg</text:a>
", "<text:a xlink:type="simple" xlink:href="https://static.dw.com/image/38138502_303.jpg" text:style-name="Internet_20_link" text:visited-style-name="Visited_20_Internet_20_Link">
38138502_303.jpg</text:a>
", "<text:a xlink:type="simple" xlink:href="https://static.dw.com/image/38156076_303.jpg" text:style-name="Internet_20_link" text:visited-style-name="Visited_20_Internet_20_Link">
38156076_303.jpg</text:a>
", "<text:a xlink:type="simple" xlink:href="https://static.dw.com/image/38156155_303.jpg" text:style-name="Internet_20_link" text:visited-style-name="Visited_20_Internet_20_Link">
38156155_303.jpg</text:a>
", "<text:a xlink:type="simple" xlink:href="https://static.dw.com/image/38155823_303.jpg" text:style-name="Internet_20_link" text:visited-style-name="Visited_20_Internet_20_Link">
38155823_303.jpg</text:a>
", "<text:a xlink:type="simple" xlink:href="https://static.dw.com/image/38155852_303.jpg" text:style-name="Internet_20_link" text:visited-style-name="Visited_20_Internet_20_Link">
38155852_303.jpg</text:a>
", "<text:a xlink:type="simple" xlink:href="https://static.dw.com/image/38158715_303.jpg" text:style-name="Internet_20_link" text:visited-style-name="Visited_20_Internet_20_Link">
38158715_303.jpg</text:a>
", "<text:a xlink:type="simple" xlink:href="https://static.dw.com/image/38156346_303.jpg" text:style-name="Internet_20_link" text:visited-style-name="Visited_20_Internet_20_Link">
38156346_303.jpg</text:a>
", "<text:a xlink:type="simple" xlink:href="https://static.dw.com/image/18590803_303.jpg" text:style-name="Internet_20_link" text:visited-style-name="Visited_20_Internet_20_Link">
18590803_303.jpg</text:a>
"]</text:p>
      <text:p text:style-name="P4">
Subject: 文化经纬</text:p>
      <text:p text:style-name="P4">
Subjects: ['欧债危机', '欧盟', '德国', '留学德国', '留学德国', '德国联邦大选', '德中关系', '默克尔']</text:p>
      <text:p text:style-name="P4">
Keywords: ['德国', '黑帮', '家族黑帮', '绿穹珍宝馆', '文物盗窃案']</text:p>
      <text:p text:style-name="P4">
ID: 65660444</text:p>
      <!--METADATA-->
      <text:p text:style-name="P4">
<text:a xlink:type="simple" xlink:href="https://www.dw.com/zh/overlay/image/article/65660444/65635841" text:style-name="Internet_20_link" text:visited-style-name="Visited_20_Internet_20_Link">
 <draw:frame draw:style-name="fr1" draw:name="Image2" text:anchor-type="as-char" svg:width="6.9236in" svg:height="3.896998in" draw:z-index="0">
<draw:image xlink:href="../Images/dwzh/2023-05-17T13-35-00Z/65635841_303.jpg" xlink:type="simple" xlink:show="embed" xlink:actuate="onLoad" draw:mime-type="image/jpeg"/>
</draw:frame>
</text:a>
</text:p>
      <text:p text:style-name="P4">
德累斯顿绿穹珍宝馆盗窃案法庭</text:p>
      <text:p text:style-name="P4">
（德国之声中文网）德国东部城市德累斯顿的地区法院周二（5月16日）对一个犯罪集团的成员进行了宣判，罪名是盗窃欧洲最大珍宝收藏博物馆之一绿穹珍宝馆的无价展品。</text:p>
      <text:p text:style-name="P4">
这是德国历史上最引人注目的文物盗窃案之一。</text:p>
      <text:p text:style-name="P4">
法院对柏林黑帮雷莫（Remmo）家族有组织犯罪团伙的五名成员作出了数项监禁判决--从四年零四个月到六年零三个月不等。他们被判定犯有严重的纵火罪和危险的人身伤害罪、使用武器盗窃罪、破坏财产罪和故意纵火罪。</text:p>
      <text:p text:style-name="P4">
判刑最高的是维萨姆-R（26岁）和拉比-R（29岁），他们分别被判处六年零三个月和六年零两个月的监禁。</text:p>
      <text:p text:style-name="P4">
作为辩诉交易的一部分，六名被告中有四人承认参与了犯罪活动，另一人承认帮助为突袭采购物品。</text:p>
      <ul>
        <li>
          <draw:frame draw:style-name="fr1" draw:name="Image3" text:anchor-type="as-char" svg:width="6.9236in" svg:height="3.896998in" draw:z-index="0">
            <draw:image xlink:href="../Images/dwzh/2023-05-17T13-35-00Z/51397785_303.jpg" xlink:type="simple" xlink:show="embed" xlink:actuate="onLoad" draw:mime-type="image/jpeg"/>
          </draw:frame>
        </li>
      </ul>
      <h5>
史上最耸人听闻的艺术品失窃案</h5>
      <text:h text:style-name="P12" text:outline-level="3">
<text:span text:style-name="T4">
2019：德累斯顿绿穹珍宝馆遭窃</text:span>
</text:h>
      <text:p text:style-name="P4">
窃贼从绿穹珍宝馆盗走了3套珠宝饰品。初步调查结果显示，破门而入者经由窗户登堂入室。一般情况下，参观者只能经由一个现代化的安全通道方能进入陈列着约3000件展品的珍宝厅。</text:p>
      <ul>
        <li>
          <draw:frame draw:style-name="fr1" draw:name="Image4" text:anchor-type="as-char" svg:width="6.9236in" svg:height="3.896998in" draw:z-index="0">
            <draw:image xlink:href="../Images/dwzh/2023-05-17T13-35-00Z/38138502_303.jpg" xlink:type="simple" xlink:show="embed" xlink:actuate="onLoad" draw:mime-type="image/jpeg"/>
          </draw:frame>
        </li>
      </ul>
      <h5>
史上最耸人听闻的艺术品失窃案</h5>
      <text:h text:style-name="P12" text:outline-level="3">
<text:span text:style-name="T4">
2017：在柏林，重达100公斤的金币不翼而飞</text:span>
</text:h>
      <text:p text:style-name="P4">
2017年3约，博德博物馆（BodeMuseum）一块重100公斤的金币被人盗走。仅该币所用的材料便值近400万欧元。窃贼很可能是通过一扇窗户进入建筑物的。取名为“大枫叶”（Big MapleLeaf）的这块金币来自加拿大，直径53厘米，厚3厘米，正面铸伊丽萨白二世女王像。</text:p>
      <ul>
        <li>
          <draw:frame draw:style-name="fr1" draw:name="Image5" text:anchor-type="as-char" svg:width="6.9236in" svg:height="3.896998in" draw:z-index="0">
            <draw:image xlink:href="../Images/dwzh/2023-05-17T13-35-00Z/38156076_303.jpg" xlink:type="simple" xlink:show="embed" xlink:actuate="onLoad" draw:mime-type="image/jpeg"/>
          </draw:frame>
        </li>
      </ul>
      <h5>
史上最耸人听闻的艺术品失窃案</h5>
      <text:h text:style-name="P12" text:outline-level="3">
<text:span text:style-name="T4">
2008：欧洲迄今最大艺术盗窃事件</text:span>
</text:h>
      <text:p text:style-name="P4">
2008年，持枪蒙面者从苏黎世比勒收藏展览馆（Sammlung Bührle）窃走价值共1.8亿瑞士法郎的4幅油画：塞尚（PaulCézanne）的《红夹克男孩》（1888年）、德加（Edgar Degas）的《会计师和女儿们》（1871年）、莫奈（ClaudeMonet）的《维特尼附近的罂粟花》（1879年）和本图上梵高（Vincent vanGogh）的《茂盛的栗树花》（1890年）。所幸，遭窃的这些名作后又重见天日。</text:p>
      <ul>
        <li>
          <draw:frame draw:style-name="fr1" draw:name="Image6" text:anchor-type="as-char" svg:width="6.9236in" svg:height="3.896998in" draw:z-index="0">
            <draw:image xlink:href="../Images/dwzh/2023-05-17T13-35-00Z/38156155_303.jpg" xlink:type="simple" xlink:show="embed" xlink:actuate="onLoad" draw:mime-type="image/jpeg"/>
          </draw:frame>
        </li>
      </ul>
      <h5>
史上最耸人听闻的艺术品失窃案</h5>
      <text:h text:style-name="P12" text:outline-level="3">
<text:span text:style-name="T4">
2004年：蒙克艺术博物馆遭武装盗窃</text:span>
</text:h>
      <text:p text:style-name="P4">
表现主义大师蒙克（EdvardMunch）的作品《呐喊》和《圣母玛丽亚》2004年在奥斯陆被盗。众目睽睽之下，两名武装窃贼冲入蒙克博物馆，将画作从墙上扯下。在一次搜查行动中，警方找到了这两幅名画。惜者，《呐喊》一画损坏过巨，再也无法修葺如初。</text:p>
      <ul>
        <li>
          <draw:frame draw:style-name="fr1" draw:name="Image7" text:anchor-type="as-char" svg:width="6.9236in" svg:height="3.896998in" draw:z-index="0">
            <draw:image xlink:href="../Images/dwzh/2023-05-17T13-35-00Z/38155823_303.jpg" xlink:type="simple" xlink:show="embed" xlink:actuate="onLoad" draw:mime-type="image/jpeg"/>
          </draw:frame>
        </li>
      </ul>
      <h5>
史上最耸人听闻的艺术品失窃案</h5>
      <text:h text:style-name="P12" text:outline-level="3">
<text:span text:style-name="T4">
2003：《纺织机旁的玛丽亚》遭窃</text:span>
</text:h>
      <text:p text:style-name="P4">
达·芬奇的这幅约值7000万欧元的油画2003年从苏格兰一宫殿被窃走。两名扮作游客进入展览厅的窃贼制服了德拉姆兰里格城堡的一名警卫，带着此画扬长而去。整整4年时间里，该名画杳无踪迹。直到2007年，在格拉斯哥（Glasgow）的一次搜查行动中，这幅名画方失而复得。</text:p>
      <ul>
        <li>
          <draw:frame draw:style-name="fr1" draw:name="Image8" text:anchor-type="as-char" svg:width="6.9236in" svg:height="3.896998in" draw:z-index="0">
            <draw:image xlink:href="../Images/dwzh/2023-05-17T13-35-00Z/38155852_303.jpg" xlink:type="simple" xlink:show="embed" xlink:actuate="onLoad" draw:mime-type="image/jpeg"/>
          </draw:frame>
        </li>
      </ul>
      <h5>
史上最耸人听闻的艺术品失窃案</h5>
      <text:h text:style-name="P12" text:outline-level="3">
<text:span text:style-name="T4">
1991：梵高数画作遭窃</text:span>
</text:h>
      <text:p text:style-name="P4">
1991年，一男子悄悄让人将自己锁进阿姆斯特丹梵高博物馆（Van Gogh-Museum）的一间厕所内，并在一名看守的帮助下，一口气窃走了20幅画作，其中就有本图所示的《自画像》。不过，失窃事件发生1小时后警方便在窃贼用以逃跑的车内查获了这些画作。两窃贼亦得以在数月内被擒。</text:p>
      <ul>
        <li>
          <draw:frame draw:style-name="fr1" draw:name="Image9" text:anchor-type="as-char" svg:width="6.9236in" svg:height="3.896998in" draw:z-index="0">
            <draw:image xlink:href="../Images/dwzh/2023-05-17T13-35-00Z/38158715_303.jpg" xlink:type="simple" xlink:show="embed" xlink:actuate="onLoad" draw:mime-type="image/jpeg"/>
          </draw:frame>
        </li>
      </ul>
      <h5>
史上最耸人听闻的艺术品失窃案</h5>
      <text:h text:style-name="P12" text:outline-level="3">
<text:span text:style-name="T4">
1990：迄今成谜的波士顿艺术盗窃事件</text:span>
</text:h>
      <text:p text:style-name="P4">
1990年，波士顿伊莎贝拉·斯图尔特·加德纳博物馆（Isabella Steward GardnerMuseum）13幅油画遭窃事件引起国际轰动。两名扮作警察的男子冲入博物馆，窃走名画，其中包括马奈（Édouard Manets）的《切斯·托托尼》（Chez Tortoni）和本图所示的弗美尔（Jan Vermeer）的《音乐会》。窃贼留下的画框，今天依旧空悬原处。</text:p>
      <ul>
        <li>
          <draw:frame draw:style-name="fr1" draw:name="Image10" text:anchor-type="as-char" svg:width="6.9236in" svg:height="3.896998in" draw:z-index="0">
            <draw:image xlink:href="../Images/dwzh/2023-05-17T13-35-00Z/38156346_303.jpg" xlink:type="simple" xlink:show="embed" xlink:actuate="onLoad" draw:mime-type="image/jpeg"/>
          </draw:frame>
        </li>
      </ul>
      <h5>
史上最耸人听闻的艺术品失窃案</h5>
      <text:h text:style-name="P12" text:outline-level="3">
<text:span text:style-name="T4">
1966, 1973, 1981, 1986：史上被窃次数最多的油画</text:span>
</text:h>
      <text:p text:style-name="P4">
伦勃朗的油画《雅克·德 戈恩》先后4次从英国达利齐画廊（Dulwich Picture Gallery）被人窃走：1966、 1973、 1981、1986年。因此，该画亦名“随身带走的伦勃朗”。令人欣慰的是，最后一次失窃后，该作仍得以完璧归赵。</text:p>
      <ul>
        <li>
          <draw:frame draw:style-name="fr1" draw:name="Image11" text:anchor-type="as-char" svg:width="6.9236in" svg:height="3.896998in" draw:z-index="0">
            <draw:image xlink:href="../Images/dwzh/2023-05-17T13-35-00Z/18590803_303.jpg" xlink:type="simple" xlink:show="embed" xlink:actuate="onLoad" draw:mime-type="image/jpeg"/>
          </draw:frame>
        </li>
      </ul>
      <h5>
史上最耸人听闻的艺术品失窃案</h5>
      <text:h text:style-name="P12" text:outline-level="3">
<text:span text:style-name="T4">
1911：当蒙娜丽莎的笑容消失</text:span>
</text:h>
      <text:p text:style-name="P4">
1911年，或许是世界上最有名的女性肖像画遭窃：达·芬奇的《蒙娜丽莎》。意大利青年佩鲁贾（VincenzoPeruggia）从卢浮宫拿走了该画。当时，他扮作博物馆工作人员，将这幅尺寸算相对较小的画作藏掖在工作服内。1913年，该画重见天日，——此前，一名艺术品买卖人将佩鲁贾“出卖”给了警方。</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ext:span text:style-name="T4">
黎明时分发生的惊天大案</text:span>
</text:span>
</text:h>
      <text:p text:style-name="P4">
<text:a xlink:type="simple" xlink:href="https://www.dw.com/zh/zh/德国德累斯顿绿穹珍宝馆遭窃-丢了10亿欧元珠宝/a-51416524" text:style-name="Internet_20_link" text:visited-style-name="Visited_20_Internet_20_Link">
 </text:a>
，该犯罪团伙的两名成员从德累斯顿皇宫的一扇窗户闯入珍宝馆。他们砸碎了一个陈列柜，并带着可追溯到17和18世纪的宝藏逃走了。</text:p>
      <text:p text:style-name="P4">
检察官说，该团伙曾多次在该地点进行侦察，并提前拆开一段铸铁排水沟，以便随后更容易闯入。闯入之前，这些人放火切断了博物馆外路灯的电源。</text:p>
      <text:p text:style-name="P4">
他们从21件珠宝首饰中偷走了大约4,300颗钻石和其他宝石，尽管这些宝石的价值被估算约为 1.13 亿欧元（1.22 亿美元），但许多人认为它们是无价之宝。</text:p>
      <text:p text:style-name="P4">
据估计，仅破门而入造成的损失就超过 100 万欧元。在逃往柏林之前，他们还在附近的车库放火烧了一辆汽车。几个月后， <text:a xlink:type="simple" xlink:href="https://www.dw.com/zh/zh/绿穹珍宝盗窃大案-双胞胎弟兄之一归案/a-55949486" text:style-name="Internet_20_link" text:visited-style-name="Visited_20_Internet_20_Link">
</text:a>
</text:p>
      <text:p text:style-name="P4">
在辩诉交易的初步谈判后，大部分被盗窃的珍宝被归还给国家博物馆收藏，其中部分受损。</text:p>
      <text:p text:style-name="P4">
检察官很早就怀疑雷莫家族的成员是这起惊天窃案的幕后黑手。雷莫是一个臭名昭著的阿拉伯裔有组织犯罪团伙，在德国媒体中被称为 <text:a xlink:type="simple" xlink:href="https://www.dw.com/zh/zh/家族犯罪-梳理德国最出名家族黑帮/a-57599206" text:style-name="Internet_20_link" text:visited-style-name="Visited_20_Internet_20_Link">
</text:a>
 。法院还认定该家族对 2017年从柏林博德博物馆盗走一枚重达100公斤的巨型金币负有责任。</text:p>
      <text:h text:style-name="P12" text:outline-level="3">
<text:span text:style-name="T4">
还记得轰动世界的德累斯顿珠宝失窃案吗？嫌犯落网了！</text:span>
</text:h>
      <text:h text:style-name="P12" text:outline-level="3">
<text:span text:style-name="T4">
<text:span text:style-name="T4">
绿穹珍宝馆的历史与现状</text:span>
</text:span>
</text:h>
      <text:p text:style-name="P4">
德累斯顿绿穹珍宝馆是德国最著名的博物馆之一。绿穹珍宝馆使用的建筑兴建于17世纪。1723年，萨克森选帝侯"强力王"奥古斯特(August derStarke)设置了王室宝库。现如今，这座博物馆被分成两部分展示。一层是恢复成历史原样的8个房间布局，展示藏品。二层的绿穹珍宝馆展出特藏珍品。</text:p>
      <text:p text:style-name="P4">
该博物馆的名字来源于其中许多房间的绿色柱子和绿色天鹅绒墙布。</text:p>
      <text:p text:style-name="P4">
1945年2月， <text:a xlink:type="simple" xlink:href="https://www.dw.com/zh/zh/德累斯顿纪念二战大轰炸77周年/a-60769549" text:style-name="Internet_20_link" text:visited-style-name="Visited_20_Internet_20_Link">
 </text:a>
期间，绿穹珍宝馆的8个装饰华丽的展厅中有3个被摧毁。幸运的是，部分藏品已事先移走并存放在附近易布桑德斯坦山的堡垒中得以妥善保管。这些珍宝被苏联红军战利品委员会没收并在战后运往苏联，直到1958年莫斯科通过一项决议将它们送回德累斯顿。</text:p>
      <text:p text:style-name="P4">
因为战争对绿穹珍宝馆的损坏，部分藏品只能暂居在该市的阿尔贝廷博物馆（Albertinum）。直到战后半个多世纪后，这些珍宝才在 2004年得以重新返回绿穹珍宝馆。当年展出了1,080 件珍贵的藏品。</text:p>
      <text:p text:style-name="P4">
两年后，经过耗资数百万欧元的重大翻修，绿穹珍宝馆正式重新开放，时任德国总理默克尔出席开幕式。</text:p>
      <text:p text:style-name="P4">
绿穹珍宝馆展出的珍品包括镶嵌珠宝的小雕像、属于新教改革家马丁路德的戒指、镶金的鸵鸟蛋和犀牛角高脚杯。</text:p>
      <text:p text:style-name="P4">
（法新社、德新社）</text:p>
      <text:p text:style-name="P4">
Source: <text:a xlink:type="simple" xlink:href="https://www.dw.com/zh/备受瞩目的德累斯顿-绿穹-珍宝盗窃大案宣判/a-65660444" text:style-name="Internet_20_link" text:visited-style-name="Visited_20_Internet_20_Link">
https://www.dw.com/zh/备受瞩目的德累斯顿-绿穹-珍宝盗窃大案宣判/a-65660444?maca=chi-rss-chi-all-1127-rdf</text:a>
</text:p>
      <!--NEWS-->
      <text:h text:style-name="P10" text:outline-level="1">
<text:span text:style-name="T4">
德语媒体：新时代的上山下乡运动</text:span>
</text:h>
      <text:p text:style-name="P4">
Author: None (Language: zh)</text:p>
      <text:p text:style-name="P4">
Publisher: None</text:p>
      <text:p text:style-name="P4">
Time: 2023-05-17T14:15:00Z</text:p>
      <text:p text:style-name="P4">
Description: 失业率创历史新高，青年一代普遍对前景感到迷茫的大背景下，中国党和国家领导人习近平有关"新时代年轻人应当走进乡土“的号召，令人不禁想起了毛泽东时代的上山下乡运动。</text:p>
      <text:p text:style-name="P4">
Videos: []</text:p>
      <text:p text:style-name="P4">
Images: ["<text:a xlink:type="simple" xlink:href="https://static.dw.com/image/64828142_303.jpg" text:style-name="Internet_20_link" text:visited-style-name="Visited_20_Internet_20_Link">
64828142_303.jpg</text:a>
", "<text:a xlink:type="simple" xlink:href="https://static.dw.com/image/63908386_401.jpg" text:style-name="Internet_20_link" text:visited-style-name="Visited_20_Internet_20_Link">
63908386_401.jpg</text:a>
"]</text:p>
      <text:p text:style-name="P4">
Subject: 评论分析</text:p>
      <text:p text:style-name="P4">
Subjects: ['薄熙来', '专题报道：习近平访美', '中国共产党', '岛屿主权争端', '专题报道：全景观看“习马会”', '中国反腐风暴', '20国集团', '中国', '中共十九大', '毛泽东']</text:p>
      <text:p text:style-name="P4">
Keywords: ['青年失业', '失业率', '中国', '清零政策', '抗议运动', '上山下乡', '社会稳定', '习近平']</text:p>
      <text:p text:style-name="P4">
ID: 65661636</text:p>
      <!--METADATA-->
      <text:p text:style-name="P4">
<text:a xlink:type="simple" xlink:href="https://www.dw.com/zh/overlay/image/article/65661636/64828142" text:style-name="Internet_20_link" text:visited-style-name="Visited_20_Internet_20_Link">
 <draw:frame draw:style-name="fr1" draw:name="Image12" text:anchor-type="as-char" svg:width="6.9236in" svg:height="3.896998in" draw:z-index="0">
<draw:image xlink:href="../Images/dwzh/2023-05-17T14-15-00Z/64828142_303.jpg" xlink:type="simple" xlink:show="embed" xlink:actuate="onLoad" draw:mime-type="image/jpeg"/>
</draw:frame>
</text:a>
</text:p>
      <text:p text:style-name="P4">
（德国之声中文网）《新苏黎世报》发表评论称，五月四日是中国的青年节，但今年的"五四"似乎并没有让年轻人产生节日的快乐，官方公布的青年失业率已经突破20%，这是有相关统计以来的最高记录。这篇题为《习近平号召大学生下乡唤醒痛苦的历史记忆》的评论写道：</text:p>
      <text:p text:style-name="P4">
"中国年轻人在社交媒体上以'我们是最后一代'自嘲，这让人想起了八十年代初西方年轻人当中曾经弥漫的无望氛围。当时普遍存在的恐惧、悲观、消沉情绪，最终导致了抗议浪潮。毫无疑问，<text:a xlink:type="simple" xlink:href="https://www.dw.com/zh/zh/青年失业率创记录-中国后新冠复苏难/a-65637338" text:style-name="Internet_20_link" text:visited-style-name="Visited_20_Internet_20_Link">
 </text:a>
。这种状况很有可能演变成威胁中共统治的社会炸药。年轻一代已经表现出了他们敢于对制度表达不满的勇气： <text:a xlink:type="simple" xlink:href="https://www.dw.com/zh/zh/11月27日亲历北京亮马桥/a-63950713" text:style-name="Internet_20_link" text:visited-style-name="Visited_20_Internet_20_Link">
</text:a>
。这一次公开提出批评的，又是以大学生为主的群体。中国境内，大约有八十所高校的学生参与了抗议活动。他们的行动也确实给当局造成了压力。两个月后，习近平宣布取消了防疫措施。</text:p>
      <text:p text:style-name="P4">
<draw:frame draw:style-name="fr1" draw:name="Image13" text:anchor-type="as-char" svg:width="6.9236in" svg:height="3.896998in" draw:z-index="0">
<draw:image xlink:href="../Images/dwzh/2023-05-17T14-15-00Z/63908386_401.jpg" xlink:type="simple" xlink:show="embed" xlink:actuate="onLoad" draw:mime-type="image/jpeg"/>
</draw:frame>
</text:p>
      <text:p text:style-name="P4">
去年十一月，中国年轻人走山街头，抗议当局的”清零政策“。</text:p>
      <text:p text:style-name="P4">
如果青年一代所面临的危机进一步激化、常态化，或者一个突发事件在年轻人当中掀起更大规模的抗议行动，那么情况又会怎么样呢？北京当局非常清楚，年轻一代暗藏着影响社会稳定的特殊风险。有鉴于此，学校教育不允许自由思想和提出质疑，而是要培养听从指挥和死记硬背的年轻一代。现在，为了对年轻一代进行更好的控制，习近平显然希望采取进一步的措施：他想把年轻人送到乡下。</text:p>
      <text:p text:style-name="P4">
习近平此前就已经多次强调过让年轻人下乡的建议。但这一建议出现在今年五月四日的《人民日报》头版显要位置，则是此前不曾有过的。习近平发出警告说，年轻人要承担起责任，要做好过苦日子的准备。年轻人应当去下乡找工作，以振兴当地的经济。那些离开城市，去偏远落后地区帮助扶贫的年轻人是值得赞赏的。习近平本人16岁时离开了北京，开始了在山区的生活。习近平表示：'七年的乡村生活，对我是一个很好的锻炼。'"</text:p>
      <text:p text:style-name="P4">
评论指出，2019年底，中国的青年团组织就曾提出让一千万大学生下乡就业的计划，广东和山东也曾提出相关的建议。</text:p>
      <text:p text:style-name="P4">
"在中国，乡下生活同田园诗关联不大，更大程度上意味着前景黯淡。但为了确保社会稳定，共产党现在还是想把本应代表国家未来的、受到教育的年轻一代，放逐到乡村去。</text:p>
      <text:p text:style-name="P4">
这一措施在毛泽东时代是奏效的，在习近平时代同样也会奏效：将年轻学生分散到全国各地的偏远山村，他们就将无法进行抗议。尽管过去三十年当中，他们已经习惯了较大程度的个人自由，比如旅行自由。但持续很久的清零政策显示，面临危机时，政府完全能够强迫数以百万计的人口放弃个人的自由权利。但共产党也将为其不断加码的打压政策付出沉重的经济和社会代价。年轻一代对政府的不信任感也将与日俱增。"</text:p>
      <text:p text:style-name="P4">
政府号召年轻人走进乡村的同时，也确实有很多不堪生活重负的都市青年主动前往偏远地区。《编辑部网络》就此写道：</text:p>
      <text:p text:style-name="P4">
"下乡运动的新圣地是中国最北端的一个偏僻矿山城市：鹤岗。这座靠近俄罗斯的小城被称为是'中国生活成本最低的城市'。几个月来，每天都有数以百计的年轻人来到这座城市。因为即便没有多少积蓄，他们也能在这里实现房产梦：不到八万元就可以买到一个小公寓，而且取暖费是由市政府承担的。</text:p>
      <text:p text:style-name="P4">
但低廉的生活成本实际上也需要付出高昂的代价：鹤岗冬季的气温可以低至零下40摄氏度，而最近的医院也需要数小时的车程。"</text:p>
      <text:p text:style-name="P4">
<text:span text:style-name="T5">
摘编自其他媒体的内容，不代表德国之声的立场或观点。</text:span>
</text:p>
      <text:p text:style-name="P4">
Source: <text:a xlink:type="simple" xlink:href="https://www.dw.com/zh/德语媒体：新时代的上山下乡运动/a-65661636" text:style-name="Internet_20_link" text:visited-style-name="Visited_20_Internet_20_Link">
https://www.dw.com/zh/德语媒体：新时代的上山下乡运动/a-65661636?maca=chi-rss-chi-all-1127-rdf</text:a>
</text:p>
      <!--NEWS-->
      <text:h text:style-name="P10" text:outline-level="1">
<text:span text:style-name="T4">
富察赴中国遭逮捕 声援小组：每个人都担心是下一个</text:span>
</text:h>
      <text:p text:style-name="P4">
Author: None</text:p>
      <text:p text:style-name="P4">
Publisher: Radio Free Asia (Organization)</text:p>
      <text:p text:style-name="P4">
Published Time: 2023-05-17T23:27:00-04:00</text:p>
      <text:p text:style-name="P4">
Modified Time: 2023-05-17T23:30: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 text:anchor-type="as-char" svg:width="6.9236in" svg:height="6.186572in" draw:z-index="0">
<draw:image xlink:href="../Images/rfamandarin/2023-05-17T23-27-00-04-00/000000.png" xlink:type="simple" xlink:show="embed" xlink:actuate="onLoad" draw:mime-type="image/png"/>
</draw:frame>
 取自富察脸书 Photo: RFA</text:p>
      <text:p text:style-name="P4">
中国国台办17日指八旗文化总编辑富察（李延贺）被控“煽动分裂国家犯罪活动”为“个案”。声援富察连署工作小组18日表示，每个人都担心是否也会被控犯同样罪行，负面影响已产生。</text:p>
      <text:p text:style-name="P4">
声援富察连署工作小组对于中国国台办的说法有两点回应，第一，工作小组欣慰中方安排富察妻子与他在上海“通话和通信”。但从国台办的发言来看，似乎富察的太太尚没有办法见到他本人。富察也没有能为自己聘请律师并获得谘询。工作小组非常担心富察目前现在的健康与心理状况，希望北京当局能确保他应该享有的完整法律保障。</text:p>
      <text:p text:style-name="P4">
第二，虽然国台办强调富察是个案，但工作小组强调，富察绝大部分时候都在台湾工作与生活，他的行为都在台湾发生，如今却被上海市国家安全局以“煽动分裂国家罪”逮捕，确实会让很多台湾人担心就算在台湾只是一般正常的行为，到了上海是不是也很可能被逮捕关押？从声援连署多达三、四百人的规模看来，富察案已经令台湾知识、文化界高度紧张，每个台湾人都会担心自己是不是也犯了“煽动分裂国家罪”，未来想去中国大陆也不敢去了。负面影响已经产生，绝对不如国台办发言人所称的“个案”。希望上海国安局尽快厘清真相，还富察一个公道。</text:p>
      <text:p text:style-name="P4">
工作小组呼吁各界一起让北京政府知道，台湾人的自由、安全与权利应该受到绝对的尊重与保障。</text:p>
      <text:p text:style-name="P4">
责编 陈美华</text:p>
      <text:p text:style-name="P4">
Source: <text:a xlink:type="simple" xlink:href="https://www.rfa.org/mandarin/Xinwen/cmh1-05172023232716.html" text:style-name="Internet_20_link" text:visited-style-name="Visited_20_Internet_20_Link">
https://www.rfa.org/mandarin/Xinwen/cmh1-05172023232716.html</text:a>
</text:p>
      <!--NEWS-->
      <text:h text:style-name="P10" text:outline-level="1">
<text:span text:style-name="T4">
日本歌舞伎演员市川猿之助被发现倒卧家中 双亲确认死亡</text:span>
</text:h>
      <text:p text:style-name="P4">
Publisher: 法新社</text:p>
      <text:p text:style-name="P4">
Published Time: 2023-05-18T-10:32:09+00:00</text:p>
      <text:p text:style-name="P4">
Modified Time: 2023-05-18T11:05:02+00:00</text:p>
      <text:p text:style-name="P4">
Description: （法新社东京18日电） 日本媒体报导，知名歌舞伎演员市川猿之助今天被发现与双亲于东京自宅倒地。市川猿之助的父母相继被确认身亡，市川则是在送往医院时还有意识，目前确认无生命危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 text:anchor-type="as-char" svg:width="6.9236in" svg:height="3.617581in" draw:z-index="0">
<draw:image xlink:href="../Images/rficn/2023-05-18T-10-32-09-00-00/000000.png" xlink:type="simple" xlink:show="embed" xlink:actuate="onLoad" draw:mime-type="image/png"/>
</draw:frame>
</text:p>
      <text:p text:style-name="P4">
时事通信社与当地媒体报导，根据警方消息人士，经纪人发现47岁的市川猿之助时，他坐在家中一座壁橱里，意识模糊。</text:p>
      <text:p text:style-name="P4">
急救人员也在家中发现他同为歌舞伎演员的76岁父亲市川段四郎，以及75岁母亲。两人之后都被确认身亡。</text:p>
      <text:p text:style-name="P4">
报导称，警方正在调查事件经过，但据称现场发现了似乎是由市川猿之助留下的遗书。</text:p>
      <text:p text:style-name="P4">
Source: <text:a xlink:type="simple" xlink:href="https://www.rfi.fr/cn/%E5%9B%BD%E9%99%85%E6%8A%A5%E9%81%93/20230518-%E6%97%A5%E6%9C%AC%E6%AD%8C%E8%88%9E%E4%BC%8E%E6%BC%94%E5%91%98%E5%B8%82%E5%B7%9D%E7%8C%BF%E4%B9%8B%E5%8A%A9%E8%A2%AB%E5%8F%91%E7%8E%B0%E5%80%92%E5%8D%A7%E5%AE%B6%E4%B8%AD-%E5%8F%8C%E4%BA%B2%E7%A1%AE%E8%AE%A4%E6%AD%BB%E4%BA%A1" text:style-name="Internet_20_link" text:visited-style-name="Visited_20_Internet_20_Link">
https://www.rfi.fr/cn/%E5%9B%BD%E9%99%85%E6%8A%A5%E9%81%93/20230518-%E6%97%A5%E6%9C%AC%E6%AD%8C%E8%88%9E%E4%BC%8E%E6%BC%94%E5%91%98%E5%B8%82%E5%B7%9D%E7%8C%BF%E4%B9%8B%E5%8A%A9%E8%A2%AB%E5%8F%91%E7%8E%B0%E5%80%92%E5%8D%A7%E5%AE%B6%E4%B8%AD-%E5%8F%8C%E4%BA%B2%E7%A1%AE%E8%AE%A4%E6%AD%BB%E4%BA%A1</text:a>
</text:p>
      <!--NEWS-->
      <text:h text:style-name="P10" text:outline-level="1">
<text:span text:style-name="T4">
澳洲95岁失智老奶奶养老院持刀 遭警电击送医</text:span>
</text:h>
      <text:p text:style-name="P4">
Publisher: 法新社</text:p>
      <text:p text:style-name="P4">
Published Time: 2023-05-18T-13:32:08+00:00</text:p>
      <text:p text:style-name="P4">
Modified Time: 2023-05-18T11:20:02+00:00</text:p>
      <text:p text:style-name="P4">
Description: （法新社雪梨18日电） 澳洲媒体今天报导，澳洲警方在养老院内对一名高龄95岁、罹患失智症的奶奶进行电击，伤势不明的奶奶随后被送医治疗。</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 text:anchor-type="as-char" svg:width="6.9236in" svg:height="3.617581in" draw:z-index="0">
<draw:image xlink:href="../Images/rficn/2023-05-18T-13-32-08-00-00/000000.png" xlink:type="simple" xlink:show="embed" xlink:actuate="onLoad" draw:mime-type="image/png"/>
</draw:frame>
</text:p>
      <text:p text:style-name="P4">
当地媒体报导，这名奶奶叫做诺蓝德（Clare Nowland）。据报新南威尔斯州（New South Wales）养老院「亚兰比小屋」（YallambeeLodge）的员工因为诺蓝德身上带了一把短刀而报警。</text:p>
      <text:p text:style-name="P4">
新南威尔斯州警方透过声明指出，诺蓝德「于警方在一间养老院处理案件的过程中受伤」。声明并未提到警方有动用电击枪。</text:p>
      <text:p text:style-name="P4">
警方表示，事发后，诺蓝德在库马镇医院（Cooma DistrictHospital）留院观察。声明还提到，警方的重大事件应对小组将就这起事件展开调查，但未说明进一步细节。</text:p>
      <text:p text:style-name="P4">
雪梨「每日电讯报」（Daily Telegraph）报导，诺蓝德有8名子女，警方抵达养老院时，她拄着助行器，手上拿着短刀，因而遭到电击。</text:p>
      <text:p text:style-name="P4">
经营养老院的斯诺瑞摩纳洛地区委员会（Snowy Monaro RegionalCouncil）证实，院内发生一起「事件」，并且强调「值此艰难时刻」，委员会将「支持我们的员工、院内住民及其家庭」。</text:p>
      <text:p text:style-name="P4">
澳洲广播公司（ABC）曾报导，诺蓝德80岁时，曾在首都坎培拉（Canberra）「跳伞庆生」。</text:p>
      <text:p text:style-name="P4">
据报她已住在养老院5年，家人目前在医院陪伴她。诺蓝德的家属拒绝就此事发表评论，院方也未回应媒体询问。</text:p>
      <text:p text:style-name="P4">
Source: <text:a xlink:type="simple" xlink:href="https://www.rfi.fr/cn/%E5%9B%BD%E9%99%85%E6%8A%A5%E9%81%93/20230518-%E6%BE%B3%E6%B4%B295%E5%B2%81%E5%A4%B1%E6%99%BA%E8%80%81%E5%A5%B6%E5%A5%B6%E5%85%BB%E8%80%81%E9%99%A2%E6%8C%81%E5%88%80-%E9%81%AD%E8%AD%A6%E7%94%B5%E5%87%BB%E9%80%81%E5%8C%BB" text:style-name="Internet_20_link" text:visited-style-name="Visited_20_Internet_20_Link">
https://www.rfi.fr/cn/%E5%9B%BD%E9%99%85%E6%8A%A5%E9%81%93/20230518-%E6%BE%B3%E6%B4%B295%E5%B2%81%E5%A4%B1%E6%99%BA%E8%80%81%E5%A5%B6%E5%A5%B6%E5%85%BB%E8%80%81%E9%99%A2%E6%8C%81%E5%88%80-%E9%81%AD%E8%AD%A6%E7%94%B5%E5%87%BB%E9%80%81%E5%8C%BB</text:a>
</text:p>
      <!--NEWS-->
      <text:h text:style-name="P10" text:outline-level="1">
<text:span text:style-name="T4">
美国首例 蒙大拿州封杀TikTok</text:span>
</text:h>
      <text:p text:style-name="P4">
Publisher: 法新社</text:p>
      <text:p text:style-name="P4">
Published Time: 2023-05-18T-15:02:08+00:00</text:p>
      <text:p text:style-name="P4">
Modified Time: 2023-05-18T10:35:01+00:00</text:p>
      <text:p text:style-name="P4">
Description: （法新社旧金山17日报导）美国蒙大拿州州长强佛特（Greg Gianforte）今天签署史无前例的法案，禁止短影音应用程式TikTok在州内营运，成为美国第一个封杀TikTok的州。新法将于明年生效。</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 text:anchor-type="as-char" svg:width="6.9236in" svg:height="3.617581in" draw:z-index="0">
<draw:image xlink:href="../Images/rficn/2023-05-18T-15-02-08-00-00/000000.png" xlink:type="simple" xlink:show="embed" xlink:actuate="onLoad" draw:mime-type="image/png"/>
</draw:frame>
</text:p>
      <text:p text:style-name="P4">
根据新法，民众将无法在蒙大拿州下载TikTok，任何「实体」（应用程式商店或TikTok）若开放用户下载或使用TikTok的权限，每天将被处以1万美元罚款。</text:p>
      <text:p text:style-name="P4">
蒙州的这项禁令几乎一定会面临法律程序挑战，由于议案性质在美国史无前例，可能会一直上诉到华盛顿的最高法院。</text:p>
      <text:p text:style-name="P4">
Source: <text:a xlink:type="simple" xlink:href="https://www.rfi.fr/cn/%E5%9B%BD%E9%99%85%E6%8A%A5%E9%81%93/20230518-%E7%BE%8E%E5%9B%BD%E9%A6%96%E4%BE%8B-%E8%92%99%E5%A4%A7%E6%8B%BF%E5%B7%9E%E5%B0%81%E6%9D%80tiktok" text:style-name="Internet_20_link" text:visited-style-name="Visited_20_Internet_20_Link">
https://www.rfi.fr/cn/%E5%9B%BD%E9%99%85%E6%8A%A5%E9%81%93/20230518-%E7%BE%8E%E5%9B%BD%E9%A6%96%E4%BE%8B-%E8%92%99%E5%A4%A7%E6%8B%BF%E5%B7%9E%E5%B0%81%E6%9D%80tiktok</text:a>
</text:p>
      <!--NEWS-->
      <text:h text:style-name="P10" text:outline-level="1">
<text:span text:style-name="T4">
义大利北部洪水成灾已酿9死</text:span>
</text:h>
      <text:p text:style-name="P4">
Publisher: 法新社</text:p>
      <text:p text:style-name="P4">
Published Time: 2023-05-18T-25:32:08+00:00</text:p>
      <text:p text:style-name="P4">
Modified Time: 2023-05-18T07:05:01+00:00</text:p>
      <text:p text:style-name="P4">
Description: （法新社义大利切塞纳17日电） 义大利地方当局今天表示，大洪水侵袭义大利北部艾米利-罗马那大区，淹没社区和农田，造成至少9人死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 text:anchor-type="as-char" svg:width="6.9236in" svg:height="3.617581in" draw:z-index="0">
<draw:image xlink:href="../Images/rficn/2023-05-18T-25-32-08-00-00/000000.png" xlink:type="simple" xlink:show="embed" xlink:actuate="onLoad" draw:mime-type="image/png"/>
</draw:frame>
</text:p>
      <text:p text:style-name="P4">
艾米利-罗马那大区（Emilia-Romagna）两天来豪雨成灾，导致近24条河流溃堤，大片地区被淹没，数千名居民撤离。</text:p>
      <text:p text:style-name="P4">
切塞纳（Cesena）淹水一度高达1.5公尺，居民马尔多拉（DavideMaeldolla）清理淹水的屋子时，停下来告诉法新社：「我们从（2楼）的窗户看到水势不断涨上来，直升机整夜盘旋救人。」</text:p>
      <text:p text:style-name="P4">
邻近的福里（Forli）同样灾情惨重，市长扎提尼（Gian LucaZattini）表示，福里「一片狼藉、满目疮痍、痛苦不堪」。福里位于大区首府波隆那（Bologna）东南方。</text:p>
      <text:p text:style-name="P4">
扎提尼表示：「这是世界末日。」</text:p>
      <text:p text:style-name="P4">
大区当局证实9人死亡，其中多数罹难者在福里和切塞纳一带。</text:p>
      <text:p text:style-name="P4">
共有41座城市遭洪水侵袭，通报塌方的城市甚至更多。</text:p>
      <text:p text:style-name="P4">
Source: <text:a xlink:type="simple" xlink:href="https://www.rfi.fr/cn/%E5%9B%BD%E9%99%85%E6%8A%A5%E9%81%93/20230518-%E4%B9%89%E5%A4%A7%E5%88%A9%E5%8C%97%E9%83%A8%E6%B4%AA%E6%B0%B4%E6%88%90%E7%81%BE%E5%B7%B2%E9%85%BF9%E6%AD%BB" text:style-name="Internet_20_link" text:visited-style-name="Visited_20_Internet_20_Link">
https://www.rfi.fr/cn/%E5%9B%BD%E9%99%85%E6%8A%A5%E9%81%93/20230518-%E4%B9%89%E5%A4%A7%E5%88%A9%E5%8C%97%E9%83%A8%E6%B4%AA%E6%B0%B4%E6%88%90%E7%81%BE%E5%B7%B2%E9%85%BF9%E6%AD%BB</text:a>
</text:p>
      <!--NEWS-->
      <text:h text:style-name="P10" text:outline-level="1">
<text:span text:style-name="T4">
中國特使訪歐 烏外長：不接受失去領土的停戰協議</text:span>
</text:h>
      <text:p text:style-name="P4">
Author: None (Language: zh)</text:p>
      <text:p text:style-name="P4">
Publisher: None</text:p>
      <text:p text:style-name="P4">
Time: 2023-05-18T01:30:00Z</text:p>
      <text:p text:style-name="P4">
Description: 上個月中烏領袖通了電話之後，中國承諾派特使造訪烏克蘭，並與各方對話；烏克蘭17日稱，中國特使李輝已與烏國外長會面。李輝此行有助於實現俄烏和平嗎？</text:p>
      <text:p text:style-name="P4">
Videos: []</text:p>
      <text:p text:style-name="P4">
Images: ["<text:a xlink:type="simple" xlink:href="https://static.dw.com/image/65666334_303.jpg" text:style-name="Internet_20_link" text:visited-style-name="Visited_20_Internet_20_Link">
65666334_303.jpg</text:a>
", "<text:a xlink:type="simple" xlink:href="https://static.dw.com/image/65553567_401.jpg" text:style-name="Internet_20_link" text:visited-style-name="Visited_20_Internet_20_Link">
65553567_401.jpg</text:a>
", "<text:a xlink:type="simple" xlink:href="https://static.dw.com/image/65051738_401.jpg" text:style-name="Internet_20_link" text:visited-style-name="Visited_20_Internet_20_Link">
65051738_401.jpg</text:a>
"]</text:p>
      <text:p text:style-name="P4">
Subject: 时政风云</text:p>
      <text:p text:style-name="P4">
Subjects: ['俄罗斯', '乌克兰', '主权', '普京', '俄罗斯入侵乌克兰']</text:p>
      <text:p text:style-name="P4">
Keywords: ['乌克兰', '俄罗斯', '中乌关系', '中俄关系', '和平协议', '停战', '主权']</text:p>
      <text:p text:style-name="P4">
ID: 65666856</text:p>
      <!--METADATA-->
      <text:p text:style-name="P4">
<text:a xlink:type="simple" xlink:href="https://www.dw.com/zh/overlay/image/article/65666856/65666334" text:style-name="Internet_20_link" text:visited-style-name="Visited_20_Internet_20_Link">
 <draw:frame draw:style-name="fr1" draw:name="Image19" text:anchor-type="as-char" svg:width="6.9236in" svg:height="3.896998in" draw:z-index="0">
<draw:image xlink:href="../Images/dwzh/2023-05-18T01-30-00Z/65666334_303.jpg" xlink:type="simple" xlink:show="embed" xlink:actuate="onLoad" draw:mime-type="image/jpeg"/>
</draw:frame>
</text:a>
</text:p>
      <text:p text:style-name="P4">
烏克蘭外交部17日表示，烏克蘭外長庫列巴已與中國特使李輝會面。</text:p>
      <text:p text:style-name="P4">
（德國之聲中文網）中國政府歐亞事務特別代表李輝週二至週三（5月16日至17日）造訪烏克蘭，17日會晤烏克蘭外長庫列巴（DmytroKuleba）。庫列巴告訴李輝，如果任何停戰的提議有涉及烏克蘭失去領土，或是變成「凍結衝突」，烏克蘭就不會接受。</text:p>
      <text:p text:style-name="P4">
國際上一般定義，「凍結」的衝突意指武裝衝突暫緩，但交戰方並沒有達成政治上的協議，因此衝突仍有可能再次爆發，或是形同優勢方佔領衝突區。</text:p>
      <text:p text:style-name="P4">
根據烏克蘭外交部17日的新聞稿，庫列巴向李輝詳細說明道，要恢復永續且公正的和平，原則上應以尊重烏克蘭主權、領土完整為基礎。</text:p>
      <text:p text:style-name="P4">
中國外交部18日發布聲明，李輝除會見烏克蘭總統澤連斯基（VolodymyrZelensky）外，也與庫列巴等烏國有關部門負責人就「政治解決烏克蘭危機」、「中烏關係」等問題，交換了意見。</text:p>
      <text:p text:style-name="P4">
<draw:frame draw:style-name="fr1" draw:name="Image20" text:anchor-type="as-char" svg:width="6.9236in" svg:height="3.896998in" draw:z-index="0">
<draw:image xlink:href="../Images/dwzh/2023-05-18T01-30-00Z/65553567_401.jpg" xlink:type="simple" xlink:show="embed" xlink:actuate="onLoad" draw:mime-type="image/jpeg"/>
</draw:frame>
</text:p>
      <text:p text:style-name="P4">
李輝曾任中國駐俄羅斯大使，與俄國關係密切。（資料照）</text:p>
      <text:p text:style-name="P4">
自俄烏戰爭爆發至今， <text:a xlink:type="simple" xlink:href="https://www.dw.com/zh/zh/中国特别代表李辉下周访问乌克兰等国/a-65604536" text:style-name="Internet_20_link" text:visited-style-name="Visited_20_Internet_20_Link">
 </text:a>
。今年4月，中國國家主席習近平在俄烏開戰後首度與烏克蘭總統澤倫斯基通話，承諾將派特使前往烏克蘭；烏克蘭方面也指出，李輝此行是該通話時達成的協議。</text:p>
      <text:p text:style-name="P4">
李輝曾於2009年至2019年擔任中國駐俄羅斯大使， <text:a xlink:type="simple" xlink:href="https://www.dw.com/zh/zh/德语媒体中国特使能为乌克兰带来多少和平希望/a-65613613" text:style-name="Internet_20_link" text:visited-style-name="Visited_20_Internet_20_Link">
</text:a>
 ，還曾獲俄國總統普京頒授友誼勛章。</text:p>
      <text:p text:style-name="P4">
此前，中國多次表明有意調停俄烏衝突，2月發表了「關於政治解決烏克蘭危機的中國立場」12點聲明，但專家認為，該文件難以對俄國產生壓力，也 <text:a xlink:type="simple" xlink:href="https://www.dw.com/zh/zh/中國提烏克蘭和平計劃專家缺乏誘因使俄改變/a-64805782" text:style-name="Internet_20_link" text:visited-style-name="Visited_20_Internet_20_Link">
</text:a>
。此外，中國至今並未譴責俄國，也避免將衝突稱為「入侵」，因此歐美對中國能扮演的和平角色，抱持懷疑態度。</text:p>
      <text:p text:style-name="P4">
<draw:frame draw:style-name="fr1" draw:name="Image21" text:anchor-type="as-char" svg:width="6.9236in" svg:height="3.896998in" draw:z-index="0">
<draw:image xlink:href="../Images/dwzh/2023-05-18T01-30-00Z/65051738_401.jpg" xlink:type="simple" xlink:show="embed" xlink:actuate="onLoad" draw:mime-type="image/jpeg"/>
</draw:frame>
</text:p>
      <text:p text:style-name="P4">
今年3月，中國國家主席習近平赴莫斯科會晤俄國總統普京。</text:p>
      <text:p text:style-name="P4">
（路透社、中國外交部、烏克蘭外交部）</text:p>
      <text:p text:style-name="P4">
Source: <text:a xlink:type="simple" xlink:href="https://www.dw.com/zh/中國特使訪歐-烏外長：不接受失去領土的停戰協議/a-65666856" text:style-name="Internet_20_link" text:visited-style-name="Visited_20_Internet_20_Link">
https://www.dw.com/zh/中國特使訪歐-烏外長：不接受失去領土的停戰協議/a-65666856?maca=chi-rss-chi-all-1127-rdf</text:a>
</text:p>
      <!--NEWS-->
      <text:h text:style-name="P10" text:outline-level="1">
<text:span text:style-name="T4">
美國蒙大拿州搶先禁用TikTok 執法難度高</text:span>
</text:h>
      <text:p text:style-name="P4">
Author: None (Language: zh)</text:p>
      <text:p text:style-name="P4">
Publisher: None</text:p>
      <text:p text:style-name="P4">
Time: 2023-05-18T02:43:00Z</text:p>
      <text:p text:style-name="P4">
Description: 美國蒙大拿州開出第一槍，全面禁止政府及一般用戶下載和使用TikTok，引發言論自由爭議。該法案有何規定？可行度為何備受質疑？</text:p>
      <text:p text:style-name="P4">
Videos: []</text:p>
      <text:p text:style-name="P4">
Images: ["<text:a xlink:type="simple" xlink:href="https://static.dw.com/image/64857653_303.jpg" text:style-name="Internet_20_link" text:visited-style-name="Visited_20_Internet_20_Link">
64857653_303.jpg</text:a>
", "<text:a xlink:type="simple" xlink:href="https://static.dw.com/image/65096240_401.jpg" text:style-name="Internet_20_link" text:visited-style-name="Visited_20_Internet_20_Link">
65096240_401.jpg</text:a>
"]</text:p>
      <text:p text:style-name="P4">
Subject: 时政风云</text:p>
      <text:p text:style-name="P4">
Subjects: ['德中关系', '南希·佩洛西', '奥巴马', '专题报道：习近平访美', '岛屿主权争端', '专题报道：全景观看“习马会”', '中国', '中共十九大', '美国']</text:p>
      <text:p text:style-name="P4">
Keywords: ['中国', 'TikTok', '抖音', '美国', '中美关系']</text:p>
      <text:p text:style-name="P4">
ID: 65666897</text:p>
      <!--METADATA-->
      <text:p text:style-name="P4">
<text:a xlink:type="simple" xlink:href="https://www.dw.com/zh/overlay/image/article/65666897/64857653" text:style-name="Internet_20_link" text:visited-style-name="Visited_20_Internet_20_Link">
 <draw:frame draw:style-name="fr1" draw:name="Image22" text:anchor-type="as-char" svg:width="6.9236in" svg:height="3.896998in" draw:z-index="0">
<draw:image xlink:href="../Images/dwzh/2023-05-18T02-43-00Z/64857653_303.jpg" xlink:type="simple" xlink:show="embed" xlink:actuate="onLoad" draw:mime-type="image/jpeg"/>
</draw:frame>
</text:a>
</text:p>
      <text:p text:style-name="P4">
美國國會和州政府對TikTok的警戒日益升高，他們擔心中國政府對該平台具有潛在影響力</text:p>
      <text:p text:style-name="P4">
（德國之聲中文網）美國共和黨籍蒙大拿州州長吉安福特（GregGianforte）週三（5月17日）簽署立法，禁止TikTok在該州運營，稱此舉將進一步「保護蒙大拿人免受中共監控」。該法案生效後， <text:a xlink:type="simple" xlink:href="https://www.dw.com/zh/zh/全面禁止tiktok美国蒙大拿州先行一步/a-65333928" text:style-name="Internet_20_link" text:visited-style-name="Visited_20_Internet_20_Link">
</text:a>
 。</text:p>
      <text:p text:style-name="P4">
禁令規定，蒙大拿州境內將不得下載TikTok，這意味著谷歌和蘋果等應用商店也不得「非法」提供TikTok。每當有人使用TikTok，不論是「被提供使用這個應用程式的能力」、或是「下載它」，TikTok或應用商店即觸法，將面臨每日高達1萬美元的罰款。</text:p>
      <text:p text:style-name="P4">
此法案預計2024年1月1日生效，懲罰將不適用於用戶端。</text:p>
      <text:p text:style-name="P4">
17日，TikTok發言人奧伯維特（BrookeOberwetter）發表聲明稱該法案違憲，「侵犯了蒙大拿州人民的言論自由」。她說：「我們想向蒙大拿州人民保證，他們可以繼續使用TikTok來表達自己、謀生、加入社群，因為我們繼續努力捍衛蒙大拿州內外用戶的權利。」</text:p>
      <text:p text:style-name="P4">
<draw:frame draw:style-name="fr1" draw:name="Image23" text:anchor-type="as-char" svg:width="6.9236in" svg:height="3.896998in" draw:z-index="0">
<draw:image xlink:href="../Images/dwzh/2023-05-18T02-43-00Z/65096240_401.jpg" xlink:type="simple" xlink:show="embed" xlink:actuate="onLoad" draw:mime-type="image/jpeg"/>
</draw:frame>
</text:p>
      <text:p text:style-name="P4">
今年3月，TikTok執行長周受資赴美國國會作證，聽證會長達近6小時</text:p>
      <text:p text:style-name="P4">
美國憲法第一修正案規定，國會制定的任何法律不得侵犯到公民的基本人權，其中包含了言論自由。</text:p>
      <text:p text:style-name="P4">
2020年，時任美國總統特朗普（DonaldTrump）試圖透過商務部的規範禁止下載TikTok和微信，就被多個法院阻止，從未生效；而美國公民自由聯盟（ACLU）等捍衛憲法團體和 <text:a xlink:type="simple" xlink:href="https://www.dw.com/zh/zh/全盘禁止tiktok-美国民主党内有反对声音/a-65213817" text:style-name="Internet_20_link" text:visited-style-name="Visited_20_Internet_20_Link">
</text:a>
，也都支持美國用戶保有使用TikTok的權利，以行使言論自由。</text:p>
      <text:h text:style-name="P12" text:outline-level="3">
<text:span text:style-name="T4">
TikTok禁令可行嗎？</text:span>
</text:h>
      <text:p text:style-name="P4">
美聯社援引網路安全專家說法分析，此禁令除了祭出罰款之外，沒有任何激勵措施使相關公司願意遵守規定，因此「充分執法將非常困難」。</text:p>
      <text:p text:style-name="P4">
此外，相較於中國對公民訪問網路的控制，美國並沒有任何類似的手段或工具。該法令也將網路服務提供商排除在外。</text:p>
      <text:p text:style-name="P4">
成員包含蘋果和谷歌的貿易集團TechNet的一名代表告訴美聯社，應用商店沒有能力在不同的州對特定應用進行「地理圍欄」，因此不可能阻止TikTok在蒙大拿州被下載。該組織還表示，應該由應用程式本身來決定運行範圍，而非應用商店。</text:p>
      <text:p text:style-name="P4">
網路安全公司Check Point的產品漏洞研究主管瓦努努（OdedVanunu）也認為，應用商店很難隔離單一國家的應用下載。他建議由TikTok來遵守規定更為可行，因為該應用本身才有權「根據用戶的地理位置或IP地址來調整設置」。</text:p>
      <text:h text:style-name="P12" text:outline-level="3">
<text:span text:style-name="T4">
禁用TikTok 印度早已先行一步</text:span>
</text:h>
      <text:h text:style-name="P12" text:outline-level="3">
<text:span text:style-name="T4">
美國加緊禁用TikTok</text:span>
</text:h>
      <text:p text:style-name="P4">
<text:a xlink:type="simple" xlink:href="https://www.dw.com/zh/zh/德语媒体不断升级的tiktok之争/a-65171272" text:style-name="Internet_20_link" text:visited-style-name="Visited_20_Internet_20_Link">
 </text:a>
，他們擔心中國政府對該平台具有潛在影響力，因而要求在全國範圍內禁止該應用程式。然而，光是要在人口超過100萬的蒙大拿州實行禁令，即面臨諸多困難；若要將禁令範圍擴大至全美超過1.5億TikTok用戶，絕非易事。</text:p>
      <text:p text:style-name="P4">
今年3月， <text:a xlink:type="simple" xlink:href="https://www.dw.com/zh/zh/抖音执行长赴美国会作证前夕-专家怎么说/a-65078532" text:style-name="Internet_20_link" text:visited-style-name="Visited_20_Internet_20_Link">
 </text:a>
，聽證會長達近6小時，氣氛劍拔弩張。國會兩黨議員都提出質疑，認為TikTok母公司字節跳動（ByteDance）將使中國政府能獲取用戶數據，或影響美國用戶在該應用上發表的內容。</text:p>
      <text:p text:style-name="P4">
對此，TikTok不斷否認它曾與中國政府共享數據，並表示如果被要求，該平台也不會這樣做。</text:p>
      <text:p text:style-name="P4">
目前，TikTok正在進行一項名為「德克薩斯項目」（ProjectTexas）的倡議，欲創建了一個獨立實體，將美國用戶的數據儲存在美國的服務器上，由美國科技公司甲骨文運營。</text:p>
      <text:p text:style-name="P4">
（綜合報導）</text:p>
      <text:p text:style-name="P4">
Source: <text:a xlink:type="simple" xlink:href="https://www.dw.com/zh/美國蒙大拿州搶先禁用tiktok-執法難度高/a-65666897" text:style-name="Internet_20_link" text:visited-style-name="Visited_20_Internet_20_Link">
https://www.dw.com/zh/美國蒙大拿州搶先禁用tiktok-執法難度高/a-65666897?maca=chi-rss-chi-all-1127-rdf</text:a>
</text:p>
      <!--NEWS-->
      <text:h text:style-name="P10" text:outline-level="1">
<text:span text:style-name="T4">
“笑果事件”发酵  日本、台湾艺人在华演出也受阻</text:span>
</text:h>
      <text:p text:style-name="P4">
Author: None</text:p>
      <text:p text:style-name="P4">
Publisher: Radio Free Asia (Organization)</text:p>
      <text:p text:style-name="P4">
Published Time: 2023-05-18T03:21:00-04:00</text:p>
      <text:p text:style-name="P4">
Modified Time: 2023-05-18T13:43:23-04:00</text:p>
      <text:p text:style-name="P4">
Description: None</text:p>
      <text:p text:style-name="P4">
Videos: []</text:p>
      <text:p text:style-name="P4">
Audios: ["<text:a xlink:type="simple" xlink:href="https://www.rfa.org/mandarin/yataibaodao/kejiaowen/gt-0518202303181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24" text:anchor-type="as-char" svg:width="6.9236in" svg:height="3.908484in" draw:z-index="0">
<draw:image xlink:href="../Images/rfamandarin/2023-05-18T03-21-00-04-00/000000.png" xlink:type="simple" xlink:show="embed" xlink:actuate="onLoad" draw:mime-type="image/png"/>
</draw:frame>
 日本僧侣音乐人药师寺宽邦广州演出遭“不可抗力”停演<text:a xlink:type="simple" xlink:href="https://www.rfa.org/mandarin/yataibaodao/kejiaowen/gt-05182023031811.html/@@images/image" text:style-name="Internet_20_link" text:visited-style-name="Visited_20_Internet_20_Link">
</text:a>
药师寺宽邦微博  <text:a xlink:type="simple" xlink:href="https://www.rfa.org/mandarin/yataibaodao/kejiaowen/gt-05182023031811.html/@@stream" text:style-name="Internet_20_link" text:visited-style-name="Visited_20_Internet_20_Link">
</text:a>
</text:p>
      <text:p text:style-name="P4">
笑果文化公司被查事件持续发酵。近日，日本、台湾艺人在广州和杭州的演出也相继受阻，当局整顿文化娱乐市场的举动日趋升级。</text:p>
      <ul>
        <li>
<text:span text:style-name="T4">
<text:a xlink:type="simple" xlink:href="https://www.rfa.org/mandarin/yataibaodao/meiti/kw-05172023131857.html" text:style-name="Internet_20_link" text:visited-style-name="Visited_20_Internet_20_Link">
 </text:a>
 </text:span>
  * <text:span text:style-name="T4">
<text:a xlink:type="simple" xlink:href="https://www.rfa.org/mandarin/yataibaodao/meiti/gt2-05162023080156.html" text:style-name="Internet_20_link" text:visited-style-name="Visited_20_Internet_20_Link">
 </text:a>
 </text:span>
  * <text:span text:style-name="T4">
<text:a xlink:type="simple" xlink:href="https://www.rfa.org/mandarin/yataibaodao/meiti/vs-02222023130645.html" text:style-name="Internet_20_link" text:visited-style-name="Visited_20_Internet_20_Link">
 </text:a>
 </text:span>
  * <text:a xlink:type="simple" xlink:href="https://www.rfa.org/mandarin/Xinwen/5-02192023115348.html" text:style-name="Internet_20_link" text:visited-style-name="Visited_20_Internet_20_Link">
 <text:span text:style-name="T4">
中国脱口秀演员池子遭封杀 调查：或为网信办统一行动</text:span>
 </text:a>
</li>
      </ul>
      <text:p text:style-name="P4">
继笑果文化公司的演出涉侮辱解放军而遭千万元罚款之后，本周三（17日）晚上，日本僧侣音乐人药师寺宽邦在广州举行的演出也临时被取消。主办方MUGENCreations创无限发公告表示，“接上级部门通知，因不可抗力，非常遗憾地通知大家：原定于5月17日晚在MAOLivehouse广州（永庆坊店）举办的药师寺宽邦‘福・愿’2023亚洲巡演广州站遗憾取消。”</text:p>
      <text:p text:style-name="P4">
主办方还表示，将进行全额退票处理，款项将于15个工作日内原路退回。MAOLivehouse广州永庆坊店也在新浪微博转发该公告。药师寺宽邦在新浪微博连发两帖，称“很抱歉”，“今天我本来想唱歌。广州、对不起。我们一定要再见面吧。​”</text:p>
      <text:p text:style-name="P4">
<draw:frame draw:style-name="fr1" draw:name="Image25" text:anchor-type="as-char" svg:width="6.9236in" svg:height="5.1927in" draw:z-index="0">
<draw:image xlink:href="../Images/rfamandarin/2023-05-18T03-21-00-04-00/000001.png" xlink:type="simple" xlink:show="embed" xlink:actuate="onLoad" draw:mime-type="image/png"/>
</draw:frame>
日本僧侣音乐人药师寺宽邦广州演出遭“不可抗力”停演。（药师寺宽邦微博）  <text:a xlink:type="simple" xlink:href="https://www.rfa.org/mandarin/yataibaodao/kejiaowen/gt-05182023031811.html/m0618-gtpp.jpg" text:style-name="Internet_20_link" text:visited-style-name="Visited_20_Internet_20_Link">
</text:a>
</text:p>
      <text:p text:style-name="P4">
<draw:frame draw:style-name="fr1" draw:name="Image26" text:anchor-type="as-char" svg:width="6.9236in" svg:height="3.894525in" draw:z-index="0">
<draw:image xlink:href="../Images/rfamandarin/2023-05-18T03-21-00-04-00/000002.png" xlink:type="simple" xlink:show="embed" xlink:actuate="onLoad" draw:mime-type="image/png"/>
</draw:frame>
年轻歌迷们对演唱会临时取消感到失望。（微博/古亭提供）  <text:a xlink:type="simple" xlink:href="https://www.rfa.org/mandarin/yataibaodao/kejiaowen/gt-05182023031811.html/m0518-gtp2.jpg" text:style-name="Internet_20_link" text:visited-style-name="Visited_20_Internet_20_Link">
</text:a>
</text:p>
      <text:p text:style-name="P4">
对于当局突然取消药师寺宽邦在广州的音乐会，湖南网民毛先生周四接受自由亚洲电台采访时说，他不了解具体原因，可是觉得很奇怪：“可能是要拒绝一些新鲜的思想或者思维方式、事物，或者来自文明社会的思想和对中国人的影响。他们（有关当局）为了杜绝这些思想。”</text:p>
      <text:p text:style-name="P4">
众多年轻观众对这场音乐会开始前30分钟宣布取消演出感到失望和不满。有微博网民留言写道：难得想清静调整心情，都到门口了，笑果牛x啊。还有网民质问：为什么？我刚走到大门口，现场凌乱。</text:p>
      <text:p text:style-name="P4">
现场图片显示，有年轻人看着手机上所显示的取消演出通知，一脸无奈。</text:p>
      <text:p text:style-name="P4">
<draw:frame draw:style-name="fr1" draw:name="Image27" text:anchor-type="as-char" svg:width="6.9236in" svg:height="5.773894in" draw:z-index="0">
<draw:image xlink:href="../Images/rfamandarin/2023-05-18T03-21-00-04-00/000003.png" xlink:type="simple" xlink:show="embed" xlink:actuate="onLoad" draw:mime-type="image/png"/>
</draw:frame>
 左图：主办方发出的取消通知。右图：歌迷们在网上抱怨演唱会被取消。（微博/古亭提供）  <text:a xlink:type="simple" xlink:href="https://www.rfa.org/mandarin/yataibaodao/kejiaowen/gt-05182023031811.html/m0518-gtp34.jpg" text:style-name="Internet_20_link" text:visited-style-name="Visited_20_Internet_20_Link">
</text:a>
</text:p>
      <text:p text:style-name="P4">
<text:span text:style-name="T4">
“笑果事件”导致各地严控文娱演出</text:span>
</text:p>
      <text:p text:style-name="P4">
九零后网民孙倩接受本台采访时说，她也很想看药师寺宽邦的音乐会，但没想到会出现这种事。她说：“我觉得，取消演唱会可能跟笑果文化公司的事有关。但是很多演出都被停了，有些地方涉及外国人的演出也都停了。这个事情我觉得也蛮扯的，被取消演出还都不是脱口秀，国内不可能叫老外来说脱口秀的。唱歌你说能唱出什么？特别是药师寺宽邦还是一个和尚。”</text:p>
      <text:p text:style-name="P4">
音乐博主“音乐节集散地”发帖称，药师寺宽邦巡演前几站重庆、成都、长沙等都顺利，广州突然取消有点意外，目前官方监管部门未回应事件。</text:p>
      <text:p text:style-name="P4">
<text:span text:style-name="T4">
北京、杭州及山东禁脱口秀等部分演出</text:span>
</text:p>
      <text:p text:style-name="P4">
时事评论人士毕鑫对本台说，中国多地文化监管部门取消脱口秀等演出，属于当局对文化娱乐领域实施的一项强制措施：“文化强制措施，包括一些台湾的乐团也不允许上台，这是一种政治环境下他们很担心的文化意识形态，所以才能造成现在新一轮的文化强制措施。”</text:p>
      <text:p text:style-name="P4">
<draw:frame draw:style-name="fr1" draw:name="Image28" text:anchor-type="as-char" svg:width="6.9236in" svg:height="2.359016in" draw:z-index="0">
<draw:image xlink:href="../Images/rfamandarin/2023-05-18T03-21-00-04-00/000004.png" xlink:type="simple" xlink:show="embed" xlink:actuate="onLoad" draw:mime-type="image/png"/>
</draw:frame>
左图：台湾椅子乐团原定于5月20日在杭州的音乐活动被取消。中图：本周五，脱口秀《汪德发只能演汪德发》在山东临沂的演出取消。右图：5月21日在北京演出的单立人喜剧也“因故取消”。（网络截图/古亭提供）  <text:a xlink:type="simple" xlink:href="https://www.rfa.org/mandarin/yataibaodao/kejiaowen/gt-05182023031811.html/m0518-gtp567.jpg" text:style-name="Internet_20_link" text:visited-style-name="Visited_20_Internet_20_Link">
</text:a>
</text:p>
      <text:p text:style-name="P4">
除了日本僧侣音乐人药师寺宽邦音乐会被取消外，原定于星期六（5月20日）在银泰百货杭州滨江店举行的台湾三人编制乐团椅子乐团（英文团名：TheChairs）也发出取消演出通知；原定于26日在山东临沂笑生喜剧脱口秀俱乐部演出的汪德发专场《汪德发只能演汪德发》，主办方周三发出取消演出和退款通知；原定于周日下午在北京王府井大街88号举行的脱口秀“单立人”周日专场，也通告“因故取消”和退款。</text:p>
      <text:p text:style-name="P4">
另外，据称北京等地酒吧已经停止外国人登台演出，但此事本台暂时无法核实。</text:p>
      <text:p text:style-name="P4">
记者：古亭 责编：陈美华 许书婷 何平 网编：瑞哲</text:p>
      <text:p text:style-name="P4">
Source: <text:a xlink:type="simple" xlink:href="https://www.rfa.org/mandarin/yataibaodao/kejiaowen/gt-05182023031811.html" text:style-name="Internet_20_link" text:visited-style-name="Visited_20_Internet_20_Link">
https://www.rfa.org/mandarin/yataibaodao/kejiaowen/gt-05182023031811.html</text:a>
</text:p>
      <!--NEWS-->
      <text:h text:style-name="P10" text:outline-level="1">
<text:span text:style-name="T4">
中国股市成交量萎缩、人民币破七透露何种信号？</text:span>
</text:h>
      <text:p text:style-name="P4">
Author: None</text:p>
      <text:p text:style-name="P4">
Publisher: Radio Free Asia (Organization)</text:p>
      <text:p text:style-name="P4">
Published Time: 2023-05-18T04:36:00-04:00</text:p>
      <text:p text:style-name="P4">
Modified Time: 2023-05-18T15:02:07-04:00</text:p>
      <text:p text:style-name="P4">
Description: None</text:p>
      <text:p text:style-name="P4">
Videos: []</text:p>
      <text:p text:style-name="P4">
Audios: ["<text:a xlink:type="simple" xlink:href="https://www.rfa.org/mandarin/yataibaodao/jingmao/hcm1-0518202304360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29" text:anchor-type="as-char" svg:width="6.9236in" svg:height="4.612011in" draw:z-index="0">
<draw:image xlink:href="../Images/rfamandarin/2023-05-18T04-36-00-04-00/000000.png" xlink:type="simple" xlink:show="embed" xlink:actuate="onLoad" draw:mime-type="image/png"/>
</draw:frame>
 中国A股成交量连日来萎缩,是否陷入熊市成关注焦点。<text:a xlink:type="simple" xlink:href="https://www.rfa.org/mandarin/yataibaodao/jingmao/hcm1-05182023043606.html/@@images/image" text:style-name="Internet_20_link" text:visited-style-name="Visited_20_Internet_20_Link">
</text:a>
路透资料照。  <text:a xlink:type="simple" xlink:href="https://www.rfa.org/mandarin/yataibaodao/jingmao/hcm1-05182023043606.html/@@stream" text:style-name="Internet_20_link" text:visited-style-name="Visited_20_Internet_20_Link">
</text:a>
</text:p>
      <text:p text:style-name="P4">
中国A股成交量连日来萎缩至九千亿元，A股是否陷入熊市成为市场关注焦点。另一个与交易额呈现正相关的数据为证券交易印花税，今年一至四月同比下降逾四成。此外，离岸人民币对美元汇率5月17日跌破"七"关口，为今年以来首次。</text:p>
      <ul>
        <li>
<text:span text:style-name="T4">
<text:a xlink:type="simple" xlink:href="https://www.rfa.org/mandarin/yataibaodao/jingmao/gt2-05172023073438.html" text:style-name="Internet_20_link" text:visited-style-name="Visited_20_Internet_20_Link">
 </text:a>
 </text:span>
  * <text:span text:style-name="T4">
<text:a xlink:type="simple" xlink:href="https://www.rfa.org/mandarin/yataibaodao/jingmao/hcm2-02032023082721.html" text:style-name="Internet_20_link" text:visited-style-name="Visited_20_Internet_20_Link">
 </text:a>
 </text:span>
  * <text:a xlink:type="simple" xlink:href="https://www.rfa.org/mandarin/yataibaodao/jingmao/bx2-01062023103250.html" text:style-name="Internet_20_link" text:visited-style-name="Visited_20_Internet_20_Link">
 <text:span text:style-name="T4">
后疫情时代中国经济难脱困境 国际预期低迷</text:span>
 </text:a>
</li>
      </ul>
      <text:p text:style-name="P4">
中国《经济日报》一篇“不必过度关注股市成交量”的新闻指出，中国A股在连续二十四个交易日成交量突破万亿元后，部分投资人热切期待牛市的到来，但紧接着，市场量能骤然变化，接连多日萎缩至九千亿元左右，部分投资者又担忧就此跌入熊市。</text:p>
      <text:p text:style-name="P4">
A股市场向来有“量为价先”的说法，因此把万亿元成交量视为牛熊的分水岭，作为判断A股走势的重要甚至唯一依据。报导称结构性行情下，部分热点热潮退去，短期资金兑现出局，“一旦有新的热点脱颖而出，又将吸引大量资金返场，再度回到万亿元交易额之上”。</text:p>
      <text:p text:style-name="P4">
另一方面，据财联社报道，中国财政部数据显示，1-4月印花税收入1637亿元，同比下降14.2%。其中，证券交易印花税716亿元，同比下降42.7%。市场传统认知，证券交易印花税与成交额有密切相关性。</text:p>
      <text:p text:style-name="P4">
台湾金融研训院院长黄崇哲接受本台访问时表示，日前中国领导人习近平赴雄安新区视察，国务院总理李强陪同。目前中国经济领导班子不明，看不出是由习近平或李强主导，半年多来不管是数字经济、退林还耕等政策，看不到新的经济前景。</text:p>
      <text:p text:style-name="P4">
黄崇哲认为中国经济还处于坠落阶段，仍看不到止跌。“中国的物价或者劳动力价格，外资发现无利可图就会跑掉。制造业也不见起色，解封后，零售业也起不来，你不知道这游泳池多深的感觉蛮恐怖的。这不是还没反弹，是看不到底，还在衰退的过程”。</text:p>
      <text:p text:style-name="P4">
“我觉得大陆股市，今年一定跟着它的经济成长。”万宝投顾董事长朱成志对本台做上述解读。</text:p>
      <text:p text:style-name="P4">
朱成志分析，中国人行去年11月和今年1月调降两次存款准备率，释放出大量资金出来，股票与经济活动会有所上扬，涨多一定会拉回整理。“成交量非常多，稍微打个九折影响不大，没有改变整个多头的趋势”。</text:p>
      <text:p text:style-name="P4">
<text:span text:style-name="T4">
人民币兑美元今年以来首次跌破“7”关口</text:span>
</text:p>
      <text:p text:style-name="P4">
中国金融市场近日热议的另个话题是，“在岸、离岸人民币对美元汇率双双破‘7’”。5月17日上午，离岸人民币对美元汇率跌破“7”关口，是今年以来首次。</text:p>
      <text:p text:style-name="P4">
<draw:frame draw:style-name="fr1" draw:name="Image30" text:anchor-type="as-char" svg:width="6.9236in" svg:height="4.608521in" draw:z-index="0">
<draw:image xlink:href="../Images/rfamandarin/2023-05-18T04-36-00-04-00/000001.png" xlink:type="simple" xlink:show="embed" xlink:actuate="onLoad" draw:mime-type="image/png"/>
</draw:frame>
离岸人民币对美元汇率17日跌破“7”关口，为今年以来首次。（法新社资料图片）  <text:a xlink:type="simple" xlink:href="https://www.rfa.org/mandarin/yataibaodao/jingmao/hcm1-05182023043606.html/000_1jt4tc.jpg" text:style-name="Internet_20_link" text:visited-style-name="Visited_20_Internet_20_Link">
</text:a>
</text:p>
      <text:p text:style-name="P4">
《第一财经》分析报道指出，影响汇率的最关键因素永远是“真金白银”。尽管中国的出口数据仍强于预期，但出口商结汇意愿低下，导致人民币的走势有所脱节。</text:p>
      <text:p text:style-name="P4">
“近期人民币兑美元汇率贬值的主要原因还是国内经济恢复步伐放缓，有效需求仍不足，市场存在降息预期。”中国社科院世界经济与政治研究所助理研究员周学智对《证券时报》表示，随着居民跨境旅游逐步恢复，服务贸易逆差反弹，货物贸易顺差受外需走弱影响有所收窄，对汇率也会形成阶段性压力。</text:p>
      <text:p text:style-name="P4">
“美国的利差已经出现，加上它的经贸表现，就直接反映出来。”黄崇哲说道。</text:p>
      <text:p text:style-name="P4">
黄崇哲进一步分析，中国央行在货币面放水，但在实质经济上，过去的三驾马车包含出口不振、政府支出大基建因财政困难都熄火，看不到新的成长动能，目前中国经济仍找不到平衡点。此时货币宽松，释放资金到市场，却无法创造就业或创造需求，看到的是居民负债面的减少，所以有人说（像）日本（通缩）的情况提早发生了。</text:p>
      <text:p text:style-name="P4">
《经济观察网》提到，野村证券首席经济学家陆挺5月初在2023清华五道口首席经济学家论坛分析，今年下半年，中国经济复苏面临的压力阻力仍不小。此外，从短期宏观政策上来讲，虽然可能不需要加码宽松刺激力度，但现在还不是退出宽松政策的时候，还需要小心翼翼呵护目前复苏的成果。</text:p>
      <text:p text:style-name="P4">
记者：黄春梅 责编：许书婷 陈美华 梒青 网编：瑞哲</text:p>
      <text:p text:style-name="P4">
Source: <text:a xlink:type="simple" xlink:href="https://www.rfa.org/mandarin/yataibaodao/jingmao/hcm1-05182023043606.html" text:style-name="Internet_20_link" text:visited-style-name="Visited_20_Internet_20_Link">
https://www.rfa.org/mandarin/yataibaodao/jingmao/hcm1-05182023043606.html</text:a>
</text:p>
      <!--NEWS-->
      <text:h text:style-name="P10" text:outline-level="1">
<text:span text:style-name="T4">
G7峰會前瞻： 民主國家有辦法共同抗中嗎？</text:span>
</text:h>
      <text:p text:style-name="P4">
Author: None (Language: zh)</text:p>
      <text:p text:style-name="P4">
Publisher: None</text:p>
      <text:p text:style-name="P4">
Time: 2023-05-18T06:34:00Z</text:p>
      <text:p text:style-name="P4">
Description: 隨著七國集團峰會在日本拉開帷幕，各國領袖正努力找到共同的方法，以應對中國帶來的挑戰。有些專家認為G7可以在經濟安全方面達成共識，但面對中國日益增強的軍事威脅，G7能否有協調一致的回應，部分專家持懷疑態度。</text:p>
      <text:p text:style-name="P4">
Videos: []</text:p>
      <text:p text:style-name="P4">
Images: ["<text:a xlink:type="simple" xlink:href="https://static.dw.com/image/65666804_303.jpg" text:style-name="Internet_20_link" text:visited-style-name="Visited_20_Internet_20_Link">
65666804_303.jpg</text:a>
", "<text:a xlink:type="simple" xlink:href="https://static.dw.com/image/65612465_401.jpg" text:style-name="Internet_20_link" text:visited-style-name="Visited_20_Internet_20_Link">
65612465_401.jpg</text:a>
", "<text:a xlink:type="simple" xlink:href="https://static.dw.com/image/65270974_401.jpg" text:style-name="Internet_20_link" text:visited-style-name="Visited_20_Internet_20_Link">
65270974_401.jpg</text:a>
", "<text:a xlink:type="simple" xlink:href="https://static.dw.com/image/65545260_401.jpg" text:style-name="Internet_20_link" text:visited-style-name="Visited_20_Internet_20_Link">
65545260_401.jpg</text:a>
"]</text:p>
      <text:p text:style-name="P4">
Subject: 时政风云</text:p>
      <text:p text:style-name="P4">
Subjects: []</text:p>
      <text:p text:style-name="P4">
Keywords: ['奥巴马', '俄罗斯', '乌克兰', '美国', '普京', '俄罗斯入侵乌克兰']</text:p>
      <text:p text:style-name="P4">
ID: 65667663</text:p>
      <!--METADATA-->
      <text:p text:style-name="P4">
<text:a xlink:type="simple" xlink:href="https://www.dw.com/zh/overlay/image/article/65667663/65666804" text:style-name="Internet_20_link" text:visited-style-name="Visited_20_Internet_20_Link">
 <draw:frame draw:style-name="fr1" draw:name="Image31" text:anchor-type="as-char" svg:width="6.9236in" svg:height="3.896998in" draw:z-index="0">
<draw:image xlink:href="../Images/dwzh/2023-05-18T06-34-00Z/65666804_303.jpg" xlink:type="simple" xlink:show="embed" xlink:actuate="onLoad" draw:mime-type="image/jpeg"/>
</draw:frame>
</text:a>
</text:p>
      <text:p text:style-name="P4">
今年的G7領袖峰會在日本廣島登場。</text:p>
      <text:p text:style-name="P4">
（德國之聲中文網）本週五（5月19日），七國集團（G7）領袖將聚集在日本廣島，舉行為期3天的年度峰會，除了希望針對俄羅斯入侵烏克蘭加大回應力道，也盼能形成統一戰線，應對中國帶來的、日益增長的挑戰。</text:p>
      <text:p text:style-name="P4">
匿名的美國官員日前告訴路透社，針對協助俄國、削弱西方制裁力度的對象，G7各國將會達成一致意見，推出潛在的新措施。 <text:a xlink:type="simple" xlink:href="https://www.dw.com/zh/zh/美官員g7成員將團結一致應對中國/a-65632187" text:style-name="Internet_20_link" text:visited-style-name="Visited_20_Internet_20_Link">
</text:a>
 ，這一點也會納入聯合聲明。</text:p>
      <text:p text:style-name="P4">
此外，G7還將另外推出一份書面提案，會提及G7各國用來對抗脅迫行為的工具，無論脅迫行為來自哪一國。面對 <text:a xlink:type="simple" xlink:href="https://www.dw.com/zh/zh/美財長g7將聯手反制中國經濟脅迫/a-65597554" text:style-name="Internet_20_link" text:visited-style-name="Visited_20_Internet_20_Link">
</text:a>
，中國外交部週一（15日）表示，G7應要求美國「停止將世界分裂成兩大市場」，並稱「這是當前世界經濟面臨的首要威脅」。</text:p>
      <text:p text:style-name="P4">
美國官員告訴路透社，反制中國經濟脅迫是為了「去風險」，而非與中國經濟「脫鉤」。不過，有些專家認為，這些討論背後的意圖是，要促使美國的盟國同意跟進美國，也就是把中國的政治體制跟經濟安全連結起來。</text:p>
      <text:p text:style-name="P4">
澳洲國立大學的中國研究專家宋文笛說：「美國不會強行要求盟友在中美之間做出徹底的二元選擇，這一點讓他們感到放心。」</text:p>
      <text:p text:style-name="P4">
宋文笛告訴DW，藉由「去風險」來創造團結的做法，也可能讓中國安心，因為此舉能避免造成類似於冷戰的局面，同時給北京留下空間，可以對部分民主國家發動「分而治之」的戰略。他說：「去風險戰略同時讓（美國）盟友和中國都放心。」</text:p>
      <text:p text:style-name="P4">
上週G7在日本新潟舉行財長會議期間，各國聚焦於 <text:a xlink:type="simple" xlink:href="https://www.dw.com/zh/zh/g7财长谈供应链多样化-未如预期提中国/a-65612383" text:style-name="Internet_20_link" text:visited-style-name="Visited_20_Internet_20_Link">
 </text:a>
，但針對限制在中國的對外投資方面，有些國家則不那麼贊同。德國、法國官員都強調，G7並不是「反中聯盟」；中國政府一直對G7有這類批評。</text:p>
      <text:p text:style-name="P4">
<draw:frame draw:style-name="fr1" draw:name="Image32" text:anchor-type="as-char" svg:width="6.9236in" svg:height="3.896998in" draw:z-index="0">
<draw:image xlink:href="../Images/dwzh/2023-05-18T06-34-00Z/65612465_401.jpg" xlink:type="simple" xlink:show="embed" xlink:actuate="onLoad" draw:mime-type="image/jpeg"/>
</draw:frame>
</text:p>
      <text:p text:style-name="P4">
12日，G7財長與央行會議在日本新潟舉行。</text:p>
      <text:h text:style-name="P12" text:outline-level="3">
<text:span text:style-name="T4">
強調「基於規則的秩序」</text:span>
</text:h>
      <text:p text:style-name="P4">
反制中國的經濟脅迫將是G7的主要焦點，但各國還會討論到中國在台灣周邊和南海的侵略性軍事活動。不同於對經濟安全問題的一致立場，有些專家認為G7不太可能提出任何具體措施，來對抗中國在印太地區日益增強的野心。</text:p>
      <text:p text:style-name="P4">
國際戰略研究所（IISS）的地緣經濟與戰略項目主任沃德（RobertWard）說：「我猜想G7各國不會想正面對抗中國，因為他們就只能應對幾條戰線，而烏克蘭問題將是相當主要的。」</text:p>
      <text:p text:style-name="P4">
澳洲國立大學專家宋文笛補充說，G7的聯合聲明可能會納入基於價值觀的語句，強調他們關切台灣海峽和平與穩定，同時重申維護基於規則的全球秩序很重要。</text:p>
      <text:p text:style-name="P4">
宋文笛向DW表示：「我不指望G7聯合聲明在安全面向上會是強有力的，但我認為他們會繼續使用價值導向的語句，展現對台灣與台海穩定的支持，把這視為全球商業、海上航行自由的核心要素。」</text:p>
      <text:p text:style-name="P4">
在上個月的G7外長會上，成員國 <text:a xlink:type="simple" xlink:href="https://www.dw.com/zh/zh/g7外长向中俄发出明确信号/a-65357733" text:style-name="Internet_20_link" text:visited-style-name="Visited_20_Internet_20_Link">
 </text:a>
，並強調台海和平穩定的重要性。中國外交部把該公報稱為對中國內政的干涉。</text:p>
      <text:p text:style-name="P4">
雖然中國持續把台灣定調為國內問題，但國際戰略研究所的學者沃德說，日本很積極把台灣定位為「每個人都需要關注」的國際議題。他告訴DW：「（日本認為）每個人都需要參與維護（台灣海峽兩岸）穩定。」</text:p>
      <text:p text:style-name="P4">
<draw:frame draw:style-name="fr1" draw:name="Image33" text:anchor-type="as-char" svg:width="6.9236in" svg:height="3.896998in" draw:z-index="0">
<draw:image xlink:href="../Images/dwzh/2023-05-18T06-34-00Z/65270974_401.jpg" xlink:type="simple" xlink:show="embed" xlink:actuate="onLoad" draw:mime-type="image/jpeg"/>
</draw:frame>
</text:p>
      <text:p text:style-name="P4">
4月9日，日本防衛省釋出照片，顯示中國航空母艦山東號在沖繩南邊海域進行艦載機起降。</text:p>
      <text:h text:style-name="P12" text:outline-level="3">
<text:span text:style-name="T4">
應對中國挑戰 小組會議發揮作用</text:span>
</text:h>
      <text:p text:style-name="P4">
除了G7成員國，今年廣島峰會的特點是幾個非G7國的出席，包括澳大利亞、印度、印度尼西亞、韓國、越南、巴西、非洲聯盟主席國科摩羅、太平洋島嶼論壇主席國庫克群島。這些觀察員將出席一場外聯會議，也會參與峰會場邊的雙邊或三邊會談。</text:p>
      <text:p text:style-name="P4">
分組會議的目標之一是說服這些國家跟進其他民主夥伴，反對俄國對烏克蘭的戰爭。不過，國際戰略研究所的學者沃德告訴DW， <text:a xlink:type="simple" xlink:href="https://www.dw.com/zh/zh/防备中国-拜登将与巴布亚新几内亚签署防卫合作协议/a-65577668" text:style-name="Internet_20_link" text:visited-style-name="Visited_20_Internet_20_Link">
</text:a>
。他說：「屆時會有很多分組會議，整體來說都 <text:a xlink:type="simple" xlink:href="https://www.dw.com/zh/zh/中國的鄰國如何看待北京的軍事計劃/a-64928148" text:style-name="Internet_20_link" text:visited-style-name="Visited_20_Internet_20_Link">
</text:a>
 ，特別是在台灣和南海的領土爭端方面。」</text:p>
      <text:p text:style-name="P4">
日本希望採取一種包容性的方法來組織今年的G7峰會，同時也在拓展已故前日本首相 <text:a xlink:type="simple" xlink:href="https://www.dw.com/zh/zh/安倍晉三遇刺任內修補對華關係-卸任後高調挺台/a-62403894" text:style-name="Internet_20_link" text:visited-style-name="Visited_20_Internet_20_Link">
</text:a>
 ，強調 <text:a xlink:type="simple" xlink:href="https://www.dw.com/zh/zh/日本2023年展望-鞏固自由陣營關係與強化防衛/a-64304324" text:style-name="Internet_20_link" text:visited-style-name="Visited_20_Internet_20_Link">
</text:a>
 。</text:p>
      <text:p text:style-name="P4">
「這是安倍晉三第2個任期內的做法延續，要確保日本在此區形成網絡，超越傳統的美日安全關係。」沃德舉例說：「例如，我們會看到日本和韓國可能會進一步緩和關係。他們都是美國的盟友，而日本、韓國和美國就東亞安全進行協調，是符合所有人利益的。」</text:p>
      <text:p text:style-name="P4">
<draw:frame draw:style-name="fr1" draw:name="Image34" text:anchor-type="as-char" svg:width="6.9236in" svg:height="3.896998in" draw:z-index="0">
<draw:image xlink:href="../Images/dwzh/2023-05-18T06-34-00Z/65545260_401.jpg" xlink:type="simple" xlink:show="embed" xlink:actuate="onLoad" draw:mime-type="image/jpeg"/>
</draw:frame>
</text:p>
      <text:p text:style-name="P4">
5月7日，日本首相岸田文雄（左）在首爾會晤韓國總統尹錫悅。</text:p>
      <text:p text:style-name="P4">
然而，對於分組會議和G7能否形成一致的議程，來應對中國帶來的安全挑戰，有些專家抱持懷疑態度，因為G7跟各種雙邊、三邊對話之間「沒有協調性」。台灣亞洲交流基金會的博士後研究員胡莎娜（Sana Hashmi）說：「他們想聚焦於中國威脅，而且各分組會議和G7的議程相似，但卻缺乏協調性。」</text:p>
      <text:p text:style-name="P4">
Source: <text:a xlink:type="simple" xlink:href="https://www.dw.com/zh/g7峰會前瞻：-民主國家有辦法共同抗中嗎？/a-65667663" text:style-name="Internet_20_link" text:visited-style-name="Visited_20_Internet_20_Link">
https://www.dw.com/zh/g7峰會前瞻：-民主國家有辦法共同抗中嗎？/a-65667663?maca=chi-rss-chi-all-1127-rdf</text:a>
</text:p>
      <!--NEWS-->
      <text:h text:style-name="P10" text:outline-level="1">
<text:span text:style-name="T4">
蒙大拿州将禁用TikTok 美国首例</text:span>
</text:h>
      <text:p text:style-name="P4">
Author: 联合早报 (Person)</text:p>
      <text:p text:style-name="P4">
Publisher: 联合早报 (Organization)</text:p>
      <text:p text:style-name="P4">
Published Time: 2023-05-18T06:57</text:p>
      <text:p text:style-name="P4">
Modified Time: 2023-05-18T08:01</text:p>
      <text:p text:style-name="P4">
Description: 美国蒙大拿州星期三（5月17日）签署立法，禁止短视频社交媒体平台、抖音海外版TikTok在蒙州运营，成为美国首个禁止TikTok的州。路透社报道，蒙大拿州州长吉安福特（Greg G...</text:p>
      <text:p text:style-name="P4">
Videos: []</text:p>
      <text:p text:style-name="P4">
Audios: []</text:p>
      <text:p text:style-name="P4">
Images: []</text:p>
      <text:p text:style-name="P4">
Type: NewsArticle</text:p>
      <text:p text:style-name="P4">
Breadcrumbs: ['即时', '国际']</text:p>
      <text:p text:style-name="P4">
Keywords: ['TikTok', '美国', '字节跳动']</text:p>
      <!--METADATA-->
      <text:p text:style-name="P4">
美国蒙大拿州星期三（5月17日）签署立法，禁止短视频社交媒体平台、抖音海外版TikTok在蒙州运营，成为美国首个禁止TikTok的州。</text:p>
      <text:p text:style-name="P4">
路透社报道，蒙大拿州州长吉安福特（Greg Gianforte）称，这项法案将进一步“保护蒙大拿州人免受中共监视的共同优先事项”。这一立法禁止移动应用商店在蒙州内提供TikTok。</text:p>
      <text:p text:style-name="P4">
这项禁令将于2024年1月1日生效。蒙州将禁止苹果公司和谷歌的应用商店提供下载。</text:p>
      <text:p text:style-name="P4">
由中国母公司字节跳动（ByteDance）拥有的TikTok在一份声明中说，这项法案“通过非法禁止TikTok，侵犯了蒙大拿州人民的第一修正案权利”，并说他们 “将捍卫我们在蒙大拿州内外用户的权利。” <text:a xlink:type="simple" xlink:href="https://www.zaobao.com/realtime/china/story20230324-1375971" text:style-name="Internet_20_link" text:visited-style-name="Visited_20_Internet_20_Link">
</text:a>
，并称如果被要求，公司不会这样做。</text:p>
      <text:p text:style-name="P4">
人口约100万的蒙大拿州说，如果TikTok违反禁令，可能面临罚款。由于违反了第一修正案规定的用户言论自由权，这项禁令可能会面临许多法律挑战。</text:p>
      <text:p text:style-name="P4">
因担心中国政府对TikTok的潜在影响，美国一些立法者要求在全国范围内禁用的呼声越来越高。</text:p>
      <text:p text:style-name="P4">
吉安福特还禁止在政府发放的设备上使用所有收集和向外国对手提供个人信息或数据的社交媒体应用。</text:p>
      <text:p text:style-name="P4">
Source: <text:a xlink:type="simple" xlink:href="https://www.zaobao.com.sg/realtime/world/story20230518-1395759" text:style-name="Internet_20_link" text:visited-style-name="Visited_20_Internet_20_Link">
https://www.zaobao.com.sg/realtime/world/story20230518-1395759</text:a>
</text:p>
      <!--NEWS-->
      <text:h text:style-name="P10" text:outline-level="1">
<text:span text:style-name="T4">
中国驻澳大使：北京18日恢复进口澳洲木材</text:span>
</text:h>
      <text:p text:style-name="P4">
Publisher: 法新社</text:p>
      <text:p text:style-name="P4">
Published Time: 2023-05-18T07:32:08+00:00</text:p>
      <text:p text:style-name="P4">
Modified Time: 2023-05-18T07:20:03+00:00</text:p>
      <text:p text:style-name="P4">
Description: （法新社雪梨18日电） 随着中国与澳洲关系解冻，中国驻坎培拉大使肖千今天表示，北京当局已解除禁令，将恢复澳洲木材进口。</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3.617581in" draw:z-index="0">
<draw:image xlink:href="../Images/rficn/2023-05-18T07-32-08-00-00/000000.png" xlink:type="simple" xlink:show="embed" xlink:actuate="onLoad" draw:mime-type="image/png"/>
</draw:frame>
</text:p>
      <text:p text:style-name="P4">
澳洲最大贸易伙伴中国2020年以交运木材中发现害虫为由，禁止澳洲木材进口。</text:p>
      <text:p text:style-name="P4">
法新社报导，北京于2020年禁止澳洲木材进口至今；肖千在首都坎培拉（Canberra）告诉媒体说，中国自今天起恢复澳洲木材进口。</text:p>
      <text:p text:style-name="P4">
肖千在记者会中说：「昨天，中国海关已正式通知澳洲农业部长，中国将从今天起恢复进口澳洲木材。」</text:p>
      <text:p text:style-name="P4">
他说，随着两国关系改善，中澳每年价值约6亿澳币（约新台币125亿元）的木材贸易得以恢复。</text:p>
      <text:p text:style-name="P4">
两国贸易部长上周举行面对面会谈，这是2019年以来的第一次。澳洲中间偏左政府希望能修复前任政府执政时期，双方变得紧张的关系。（译者：纪锦玲）</text:p>
      <text:p text:style-name="P4">
Source: <text:a xlink:type="simple" xlink:href="https://www.rfi.fr/cn/%E5%9B%BD%E9%99%85%E6%8A%A5%E9%81%93/20230518-%E4%B8%AD%E5%9B%BD%E9%A9%BB%E6%BE%B3%E5%A4%A7%E4%BD%BF-%E5%8C%97%E4%BA%AC18%E6%97%A5%E6%81%A2%E5%A4%8D%E8%BF%9B%E5%8F%A3%E6%BE%B3%E6%B4%B2%E6%9C%A8%E6%9D%90" text:style-name="Internet_20_link" text:visited-style-name="Visited_20_Internet_20_Link">
https://www.rfi.fr/cn/%E5%9B%BD%E9%99%85%E6%8A%A5%E9%81%93/20230518-%E4%B8%AD%E5%9B%BD%E9%A9%BB%E6%BE%B3%E5%A4%A7%E4%BD%BF-%E5%8C%97%E4%BA%AC18%E6%97%A5%E6%81%A2%E5%A4%8D%E8%BF%9B%E5%8F%A3%E6%BE%B3%E6%B4%B2%E6%9C%A8%E6%9D%90</text:a>
</text:p>
      <!--NEWS-->
      <text:h text:style-name="P10" text:outline-level="1">
<text:span text:style-name="T4">
英日将签署“广岛协议”加强防务合作</text:span>
</text:h>
      <text:p text:style-name="P4">
Author: 联合早报 (Person)</text:p>
      <text:p text:style-name="P4">
Publisher: 联合早报 (Organization)</text:p>
      <text:p text:style-name="P4">
Published Time: 2023-05-18T07:43</text:p>
      <text:p text:style-name="P4">
Modified Time: 2023-05-18T07:58</text:p>
      <text:p text:style-name="P4">
Description: 英国首相苏纳克将于星期四（5月18日）在七国集团（G7）会议前，与日本首相岸田文雄会面时签署一份历史性的 “广岛协议”，以加强与日本的防务合作。路透社报道，英国政府发声明说，作为协...</text:p>
      <text:p text:style-name="P4">
Videos: []</text:p>
      <text:p text:style-name="P4">
Audios: []</text:p>
      <text:p text:style-name="P4">
Images: []</text:p>
      <text:p text:style-name="P4">
Type: NewsArticle</text:p>
      <text:p text:style-name="P4">
Breadcrumbs: ['即时', '国际']</text:p>
      <text:p text:style-name="P4">
Keywords: ['英国', '日本', '苏纳克', '岸田文雄', '七国集团']</text:p>
      <!--METADATA-->
      <text:p text:style-name="P4">
英国首相苏纳克将于星期四（5月18日）在七国集团（G7）会议前，与日本首相岸田文雄会面时签署一份历史性的 “广岛协议”，以加强与日本的防务合作。</text:p>
      <text:p text:style-name="P4">
路透社报道，英国政府发声明说，作为协议的一部分，英日两国还将宣布启动“半导体伙伴关系”，以在竞争日益激烈的市场中加强芯片供应链。苏纳克说：“我们将在《广岛协议》中加强武装部队之间的合作，共同发展我们的经济，并发展我们世界领先的科学和技术专长。”</text:p>
      <text:p text:style-name="P4">
声明说，苏纳克星期四将访问一个海军基地，并确认新的英日防务合作。这个伙伴关系包括在即将举行的联合演习中把英国部队的人数增加一倍。</text:p>
      <text:p text:style-name="P4">
路透社上周报道说，美国和欧盟将在本月的一次会议上承诺采取联合行动，解决对中国的非市场行为的担忧，并协调半导体和其他商品的出口管制。</text:p>
      <text:p text:style-name="P4">
在七国集团峰会上，苏纳克将再次推动为乌克兰提供更多援助；乌克兰正准备对俄罗斯采取升级的军事行动。</text:p>
      <text:p text:style-name="P4">
Source: <text:a xlink:type="simple" xlink:href="https://www.zaobao.com.sg/realtime/world/story20230518-1395762" text:style-name="Internet_20_link" text:visited-style-name="Visited_20_Internet_20_Link">
https://www.zaobao.com.sg/realtime/world/story20230518-1395762</text:a>
</text:p>
      <!--NEWS-->
      <text:h text:style-name="P10" text:outline-level="1">
<text:span text:style-name="T4">
客座評論：塵埃落定但是暗潮洶湧的國民黨</text:span>
</text:h>
      <text:p text:style-name="P4">
Author: None (Language: zh)</text:p>
      <text:p text:style-name="P4">
Publisher: None</text:p>
      <text:p text:style-name="P4">
Time: 2023-05-18T07:44:00Z</text:p>
      <text:p text:style-name="P4">
Description: 國民黨確定徵召現任新北市市長侯友宜為該黨2024年台灣總統選舉的候選人，先前爭取提名的鴻海集團創辦人郭台銘也發文表示會予以支持，但是卻也湧現了不滿黨中央的聲浪。這會對國民黨選情造成什麼影響？</text:p>
      <text:p text:style-name="P4">
Videos: []</text:p>
      <text:p text:style-name="P4">
Images: ["<text:a xlink:type="simple" xlink:href="https://static.dw.com/image/65667806_303.jpg" text:style-name="Internet_20_link" text:visited-style-name="Visited_20_Internet_20_Link">
65667806_303.jpg</text:a>
", "<text:a xlink:type="simple" xlink:href="https://static.dw.com/image/63903855_401.jpg" text:style-name="Internet_20_link" text:visited-style-name="Visited_20_Internet_20_Link">
63903855_401.jpg</text:a>
"]</text:p>
      <text:p text:style-name="P4">
Subject: 时政风云</text:p>
      <text:p text:style-name="P4">
Subjects: []</text:p>
      <text:p text:style-name="P4">
Keywords: ['台湾', '中国国民党']</text:p>
      <text:p text:style-name="P4">
ID: 65667769</text:p>
      <!--METADATA-->
      <text:p text:style-name="P4">
<text:a xlink:type="simple" xlink:href="https://www.dw.com/zh/overlay/image/article/65667769/65667806" text:style-name="Internet_20_link" text:visited-style-name="Visited_20_Internet_20_Link">
 <draw:frame draw:style-name="fr1" draw:name="Image36" text:anchor-type="as-char" svg:width="6.9236in" svg:height="3.896998in" draw:z-index="0">
<draw:image xlink:href="../Images/dwzh/2023-05-18T07-44-00Z/65667806_303.jpg" xlink:type="simple" xlink:show="embed" xlink:actuate="onLoad" draw:mime-type="image/jpeg"/>
</draw:frame>
</text:a>
</text:p>
      <text:p text:style-name="P4">
圖為17日國民黨中常會上，確定徵召侯友宜（右二）作為2024總統候選人的畫面。圖片上還有國民黨主席朱立倫（左二）、台北市長蔣萬安（左一），桃園市長張善政（右一）。</text:p>
      <text:p text:style-name="P4">
（德國之聲中文網）國民黨主席朱立倫在黨部舉行的中常會上宣佈，由侯友宜代表出征的時候，黨部大樓外卻是 <text:a xlink:type="simple" xlink:href="https://www.dw.com/zh/zh/客座評論台灣政治人物的必要技能/a-65584045" text:style-name="Internet_20_link" text:visited-style-name="Visited_20_Internet_20_Link">
</text:a>
的支持者高呼口號，表達對黨中央的不滿，以及他們「非郭不投」的態度，場内場外散發的是兩種不同的氣氛，還有支持郭台銘的地方議會議長、號稱具有影響力的「重量級」黨員爲此宣佈脫黨，讓一場原本應該是展現大團結氣勢的場合蒙上了一層陰影。</text:p>
      <text:p text:style-name="P4">
而且説是大團結，現場卻少了「對比」的 <text:a xlink:type="simple" xlink:href="https://www.dw.com/zh/zh/欲角逐台灣總統-郭台銘勿讓民進黨執政/a-65234414" text:style-name="Internet_20_link" text:visited-style-name="Visited_20_Internet_20_Link">
 </text:a>
，雖然說郭台銘不是國民黨黨員，更不是中常委，所以按照郭台銘方面的説法是「沒有收到邀請」，理由看似合理，卻也好像不通人情，就有一個説法是，既然邀請了記者到現場拍朱立倫和侯友宜高舉握手喊口號，爲什麽沒有邀請郭台銘到場，三人一起合拍？何況當時也不是中常會的閉門會議，這種待遇對這幾個月一直向國民黨低頭示好的郭台銘豈止是「情何以堪」。相比之下，郭台銘發了一篇《我心長照<text:a xlink:type="simple" xlink:href="https://www.dw.com/zh/zh/客座評論中華民國的世說新語/a-65487601" text:style-name="Internet_20_link" text:visited-style-name="Visited_20_Internet_20_Link">
 </text:a>
》的長文，承諾會全力支持國民黨候選人之外還恭賀侯友宜，看在「擁郭派」的「郭粉」眼中何止是心有戚戚焉、可能更多的是不捨和不甘。</text:p>
      <text:p text:style-name="P4">
國民黨拿出了民調對比、黨籍縣市長是否支持、黨籍立委是否支持等等的數據，向外界解釋爲何是侯友宜出缐，不過顯然無法説服部分所謂的「擁郭派」，朱立倫的臉書專頁上3千多則留言，大半都是指責國民黨並且宣稱將轉向支持其他政黨，或許這些不滿的人不是國民黨黨員，但是起碼他們都自稱曾經是該黨的支持者，這些人的不滿情緒可能也不是單靠國民黨就能夠安撫下來的，何況朱立倫甚至都已經被他們形容是「民進黨的臥底」。</text:p>
      <text:p text:style-name="P4">
但是國民黨大概也很難開口請郭台銘來幫忙「拆彈」，畢竟人稱「霸氣總裁」的郭台銘在2020年還有這次對國民黨客氣的程度都到了「低聲下氣」的地步。媒體形容，郭台銘對國民黨是「真心換絕情」，忍氣吞聲之外還要幫忙安撫「郭粉」的話，困難程度勢必不低，即便坐轎子的人想要下來，多少也得看擡轎子的人肯不肯。如果講要所謂的整合，主要責任似乎不是在郭台銘、更多是看國民黨接下來如何做，做的不好可能會有嚴重的後果。</text:p>
      <text:p text:style-name="P4">
<draw:frame draw:style-name="fr1" draw:name="Image37" text:anchor-type="as-char" svg:width="6.9236in" svg:height="3.896998in" draw:z-index="0">
<draw:image xlink:href="../Images/dwzh/2023-05-18T07-44-00Z/63903855_401.jpg" xlink:type="simple" xlink:show="embed" xlink:actuate="onLoad" draw:mime-type="image/jpeg"/>
</draw:frame>
</text:p>
      <text:p text:style-name="P4">
國民黨主席朱立倫在台灣有「政治精算師」的稱號，這次他帶領的2024總統大選布局是否有機會讓國民黨拿出執政權，各界拭目以待。</text:p>
      <text:h text:style-name="P12" text:outline-level="3">
<text:span text:style-name="T4">
「換柱事件」會重演？</text:span>
</text:h>
      <text:p text:style-name="P4">
不過也有「郭粉」抱著一絲希望，認爲國民黨是「沒有什麽不可能的」，搬出了2016年總統候選人從 <text:a xlink:type="simple" xlink:href="https://www.dw.com/zh/zh/專訪洪秀柱與對台二把手汪洋談了什麼/a-61060170" text:style-name="Internet_20_link" text:visited-style-name="Visited_20_Internet_20_Link">
</text:a>
換成朱立倫的「換柱事件」，指出當年可以，所以現在也沒什麽不行的；在「郭粉」的心目中，侯友宜和郭台銘有天地之差，根本不是同一個等級的，比都不用比，而國民黨卻又以「一堆子的理由」不給任何機會讓郭台銘證明自己的能力，但是國民黨内也有一派人士，認爲郭台銘是政治素人，根本不懂選舉，講話時常會「脫口而出」、甚至形容他是「不受控的自走砲」，加上郭台銘「身家大部分在大陸」擔心選舉的時候會成爲包袱，所以黨内兩派意見衝撞的相當激烈。</text:p>
      <text:p text:style-name="P4">
但是讓外界不解的是，爲何朱立倫在中常會之前夜會郭台銘之後，郭台銘就「認了」？朱立倫是用什麽説服郭台銘「鳴金收兵」？可是郭台銘已經嚥下這口被形容是「鳥氣」的話，後面要翻盤不是就很困難了嗎？反過來說，國民黨難道就不擔心郭台銘後面順勢帶領「郭粉」開始走自己的路、找其他的政黨聯手？這豈不給了像民衆黨之類的「非綠政黨」分裂國民黨的機會？還是國民黨很確定郭台銘不會這麽做？</text:p>
      <text:p text:style-name="P4">
縱觀各個媒體的報導和分析還有政治人物私下交流表達的看法，郭台銘看來不會就此「閑雲野鶴」不問世事，他所凝聚的力量也許不足以當選總統，但是可以成爲「關鍵少數」，而這個「關鍵少數」就是國民黨未來整合力量時的第一個挑戰，對黨主席朱立倫、提名候選人侯友宜還有整個國民黨而言，化解這次提名造成的不滿情緒絕對可以説是第一要務，但是在黨中央如此不受到信賴、提名人選如此受到排斥的情況之下，如何達成這個目標，考驗的可就不只是國民黨高層的智慧和政治手腕了。</text:p>
      <text:h text:style-name="P12" text:outline-level="3">
<text:span text:style-name="T4">
專訪國民黨主席朱立倫</text:span>
</text:h>
      <text:p text:style-name="P4">
<text:span text:style-name="T5">
詹威克：台灣出生的醫界逃兵，曾經客居美國然後到英國從事媒體工作，也研究東亞歷史，八十年代離開台灣，繞世界一圈後返台定居。</text:span>
</text:p>
      <text:p text:style-name="P4">
<text:span text:style-name="T5">
德國之聲致力於為您提供客觀中立的新聞報導，以及展現多種角度的評論分析。文中評論及分析僅代表作者或專家個人立場。</text:span>
</text:p>
      <text:p text:style-name="P4">
Source: <text:a xlink:type="simple" xlink:href="https://www.dw.com/zh/客座評論：塵埃落定但是暗潮洶湧的國民黨/a-65667769" text:style-name="Internet_20_link" text:visited-style-name="Visited_20_Internet_20_Link">
https://www.dw.com/zh/客座評論：塵埃落定但是暗潮洶湧的國民黨/a-65667769?maca=chi-rss-chi-all-1127-rdf</text:a>
</text:p>
      <!--NEWS-->
      <text:h text:style-name="P10" text:outline-level="1">
<text:span text:style-name="T4">
联合国秘书长欢迎黑海港口农产品外运协议再延长两个月</text:span>
</text:h>
      <text:p text:style-name="P4">
Author: 联合早报 (Person)</text:p>
      <text:p text:style-name="P4">
Publisher: 联合早报 (Organization)</text:p>
      <text:p text:style-name="P4">
Published Time: 2023-05-18T08:13</text:p>
      <text:p text:style-name="P4">
Modified Time: 2023-05-18T08:32</text:p>
      <text:p text:style-name="P4">
Description: 联合国秘书长古特雷斯对黑海港口农产品外运协议再延长两个月表示欢迎。古特雷斯星期三（5月17日）在纽约联合国总部的记者会上说，“我们有一些积极和重要的事态发展”，俄罗斯确认继续参与黑...</text:p>
      <text:p text:style-name="P4">
Videos: []</text:p>
      <text:p text:style-name="P4">
Audios: []</text:p>
      <text:p text:style-name="P4">
Images: []</text:p>
      <text:p text:style-name="P4">
Type: NewsArticle</text:p>
      <text:p text:style-name="P4">
Breadcrumbs: ['即时', '国际']</text:p>
      <text:p text:style-name="P4">
Keywords: ['联合国', '古特雷斯', '粮食', '俄罗斯']</text:p>
      <!--METADATA-->
      <text:p text:style-name="P4">
联合国秘书长古特雷斯对黑海港口农产品外运协议再延长两个月表示欢迎。</text:p>
      <text:p text:style-name="P4">
古特雷斯星期三（5月17日）在纽约联合国总部的记者会上说，“我们有一些积极和重要的事态发展”，俄罗斯确认继续参与黑海港口农产品外运协议60天，这对全世界来说是好消息。</text:p>
      <text:p text:style-name="P4">
古特雷斯说，这项协议以及俄罗斯和联合国同时签署的关于便利俄罗斯粮食和化肥出口的谅解备忘录对全球粮食安全至关重要。根据协议，超过3000万吨粮食得以出口。一些关键的粮食供应被送达世界上最脆弱的地区和人群，这其中有3万吨小麦正在由世界粮食计划署包租的船只运往苏丹。</text:p>
      <text:p text:style-name="P4">
古特雷斯说，关于这一协议仍有事项悬而未决，俄罗斯、乌克兰、土耳其和联合国的代表将继续讨论。他希望各方就协议的延长、扩大和改善达成一项全面协议。此前，他已致函俄罗斯、乌克兰、土耳其三国总统，就这一问题提出建议。</text:p>
      <text:p text:style-name="P4">
去年7月22日，在联合国的牵头下，俄罗斯、乌克兰、土耳其和联合国共同签署了黑海港口农产品外运协议，协议有效期120天。这项协议于去年11月延长生效120天。<text:a xlink:type="simple" xlink:href="https://www.zaobao.com/news/world/story20230315-1372600" text:style-name="Internet_20_link" text:visited-style-name="Visited_20_Internet_20_Link">
 </text:a>
时，俄方强调它的粮食和化肥出口依然受阻，只同意延长协议60天。这次续签后，这项协议有效期将顺延至7月18日。</text:p>
      <text:p text:style-name="P4">
Source: <text:a xlink:type="simple" xlink:href="https://www.zaobao.com.sg/realtime/world/story20230518-1395764" text:style-name="Internet_20_link" text:visited-style-name="Visited_20_Internet_20_Link">
https://www.zaobao.com.sg/realtime/world/story20230518-1395764</text:a>
</text:p>
      <!--NEWS-->
      <text:h text:style-name="P10" text:outline-level="1">
<text:span text:style-name="T4">
哥伦比亚小飞机坠毁逾两周 4童幸存最小仅11个月</text:span>
</text:h>
      <text:p text:style-name="P4">
Publisher: 法新社</text:p>
      <text:p text:style-name="P4">
Published Time: 2023-05-18T08:32:08+00:00</text:p>
      <text:p text:style-name="P4">
Modified Time: 2023-05-18T08:20:02+00:00</text:p>
      <text:p text:style-name="P4">
Description: （法新社波哥大17日电） 哥伦比亚一架小飞机两个多星期前坠毁，数人下落不明。哥国总统裴卓今天表示，搜救人员在茂密的亚马逊丛林地带找到4名幸存的原住民孩童，其中包括一名11个月大的婴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617581in" draw:z-index="0">
<draw:image xlink:href="../Images/rficn/2023-05-18T08-32-08-00-00/000000.png" xlink:type="simple" xlink:show="embed" xlink:actuate="onLoad" draw:mime-type="image/png"/>
</draw:frame>
</text:p>
      <text:p text:style-name="P4">
裴卓（Gustavo Petro）在推特（Twitter）发文说，经过军方「艰苦搜索」，找到4名失踪儿童，「这对全国来说是一件可喜可贺的事情」。</text:p>
      <text:p text:style-name="P4">
不过军方尚未证实找到这4名失踪儿童。</text:p>
      <text:p text:style-name="P4">
当局出动100多名军人和嗅探犬，寻找1日坠机的未成年受害者；这起事故导致包括飞行员和孩子母亲在内等3名成年人丧命。</text:p>
      <text:p text:style-name="P4">
除了一名11个月大的婴儿，另外3人分别为13岁、9岁和4岁。救难人员认为，坠机事故发生后，这些孩子一直在哥国南部的卡奎塔省（Caqueta）丛林内游荡。</text:p>
      <text:p text:style-name="P4">
裴卓并未针对他们在何处获救或如何在丛林中独自生存等细节提供更多资讯。</text:p>
      <text:p text:style-name="P4">
武装部队稍早表示，救难人员发现「用木条和树枝搭建的临时避难所」后，相信还有受害者幸存，于是加强搜索行动。</text:p>
      <text:p text:style-name="P4">
根据军方发布的照片，可看见剪刀、鞋子和发带掉落在丛林地面的树枝间。</text:p>
      <text:p text:style-name="P4">
在发现用丛林植被搭建的临时避难所前，搜救人员发现一个婴儿奶瓶和啃食一半的水果。</text:p>
      <text:p text:style-name="P4">
这架搭载7人的小飞机原订飞往哥伦比亚亚马逊雨林主要城市之一的圣荷赛德尔瓜维亚雷（San Jose delGuaviare），却在途中不幸坠毁，军方已于15日和16日找到飞行员和2具成年人遗体，其中一人是4名幸存孩童的母亲。（译者：刘文瑜/核稿：陈政一）</text:p>
      <text:p text:style-name="P4">
Source: <text:a xlink:type="simple" xlink:href="https://www.rfi.fr/cn/%E5%9B%BD%E9%99%85%E6%8A%A5%E9%81%93/20230518-%E5%93%A5%E4%BC%A6%E6%AF%94%E4%BA%9A%E5%B0%8F%E9%A3%9E%E6%9C%BA%E5%9D%A0%E6%AF%81%E9%80%BE%E4%B8%A4%E5%91%A8-4%E7%AB%A5%E5%B9%B8%E5%AD%98%E6%9C%80%E5%B0%8F%E4%BB%8511%E4%B8%AA%E6%9C%88" text:style-name="Internet_20_link" text:visited-style-name="Visited_20_Internet_20_Link">
https://www.rfi.fr/cn/%E5%9B%BD%E9%99%85%E6%8A%A5%E9%81%93/20230518-%E5%93%A5%E4%BC%A6%E6%AF%94%E4%BA%9A%E5%B0%8F%E9%A3%9E%E6%9C%BA%E5%9D%A0%E6%AF%81%E9%80%BE%E4%B8%A4%E5%91%A8-4%E7%AB%A5%E5%B9%B8%E5%AD%98%E6%9C%80%E5%B0%8F%E4%BB%8511%E4%B8%AA%E6%9C%88</text:a>
</text:p>
      <!--NEWS-->
      <text:h text:style-name="P10" text:outline-level="1">
<text:span text:style-name="T4">
下令公校图书馆禁特定书籍 美国佛州学区挨告</text:span>
</text:h>
      <text:p text:style-name="P4">
Publisher: 法新社</text:p>
      <text:p text:style-name="P4">
Published Time: 2023-05-18T08:32:09+00:00</text:p>
      <text:p text:style-name="P4">
Modified Time: 2023-05-18T08:05:02+00:00</text:p>
      <text:p text:style-name="P4">
Description: （法新社华盛顿17日电） 出版商企鹅兰登书屋和作家团体美国笔会，今天就佛罗里达州埃斯坎比亚郡公立学校图书馆撤下涉及种族和LGBTQ议题的书籍，对该郡学区提起诉讼。</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9" text:anchor-type="as-char" svg:width="6.9236in" svg:height="3.617581in" draw:z-index="0">
<draw:image xlink:href="../Images/rficn/2023-05-18T08-32-09-00-00/000000.png" xlink:type="simple" xlink:show="embed" xlink:actuate="onLoad" draw:mime-type="image/png"/>
</draw:frame>
</text:p>
      <text:p text:style-name="P4">
根据诉状，被告埃斯坎比亚郡（Escambia）学区和学校董事会下令公校图书馆撤下部分书籍，此举违反保障言论自由的美国宪法第一修正案。</text:p>
      <text:p text:style-name="P4">
诉状又说：「这些限制和撤下行动，不成比例地针对有色人种或LGBTQ（同性恋、双性恋、跨性别、酷儿）作者的着作，或谈论相关议题的书籍。」</text:p>
      <text:p text:style-name="P4">
佛州州长迪尚特（Ron DeSantis）是2024年共和党提名总统候选人的可能人选；佛州限制儿童取得特定书籍管道的行动，迪尚特一向是幕后推手。</text:p>
      <text:p text:style-name="P4">
佛州一直是美国所谓「文化战争」的主要战场，近几个月来已有几十本书籍从图书馆下架，保守派父母和学校董事会认为这些书不适宜儿童阅读。</text:p>
      <text:p text:style-name="P4">
美国笔会（PEN America）执行长诺塞尔（Suzanne Nossel）在宣布提起诉讼的声明中谴责撤书举动。</text:p>
      <text:p text:style-name="P4">
她表示：「民主国家的孩子不应被教导书籍是危险的...在埃斯坎比亚郡，州审查员蓄意偷偷将书籍撤下，以打压不同的声音。」</text:p>
      <text:p text:style-name="P4">
企鹅兰登书屋（Penguin Random House ）执行长马拉维亚（NiharMalaviya）说：「书籍能让生活变得更美好，尤其是学生应均衡广泛地接触各种观点。」</text:p>
      <text:p text:style-name="P4">
根据诉状，企鹅兰登书屋出版的书籍至少两本遭禁，包括诺贝尔文学奖得主摩里森（Toni Morrison ）的「最蓝的眼睛」（The BluestEye）和作家萨法尔（Sapphire）的小说「Push」，都已从学区内一些图书馆下架，其他书籍也被盯上。</text:p>
      <text:p text:style-name="P4">
依据美国笔会资料，在2021至2022学年有1648本特定书籍在全美32州遭禁，其中以佛州和德州最多。</text:p>
      <text:p text:style-name="P4">
Source: <text:a xlink:type="simple" xlink:href="https://www.rfi.fr/cn/%E5%9B%BD%E9%99%85%E6%8A%A5%E9%81%93/20230518-%E4%B8%8B%E4%BB%A4%E5%85%AC%E6%A0%A1%E5%9B%BE%E4%B9%A6%E9%A6%86%E7%A6%81%E7%89%B9%E5%AE%9A%E4%B9%A6%E7%B1%8D-%E7%BE%8E%E5%9B%BD%E4%BD%9B%E5%B7%9E%E5%AD%A6%E5%8C%BA%E6%8C%A8%E5%91%8A" text:style-name="Internet_20_link" text:visited-style-name="Visited_20_Internet_20_Link">
https://www.rfi.fr/cn/%E5%9B%BD%E9%99%85%E6%8A%A5%E9%81%93/20230518-%E4%B8%8B%E4%BB%A4%E5%85%AC%E6%A0%A1%E5%9B%BE%E4%B9%A6%E9%A6%86%E7%A6%81%E7%89%B9%E5%AE%9A%E4%B9%A6%E7%B1%8D-%E7%BE%8E%E5%9B%BD%E4%BD%9B%E5%B7%9E%E5%AD%A6%E5%8C%BA%E6%8C%A8%E5%91%8A</text:a>
</text:p>
      <!--NEWS-->
      <text:h text:style-name="P10" text:outline-level="1">
<text:span text:style-name="T4">
唯色RFA博客：与一位藏学家的对话：关于无辜受责的达赖喇嘛（四）</text:span>
</text:h>
      <text:p text:style-name="P4">
Author: None</text:p>
      <text:p text:style-name="P4">
Publisher: Radio Free Asia (Organization)</text:p>
      <text:p text:style-name="P4">
Published Time: 2023-05-18T09:00:00-04:00</text:p>
      <text:p text:style-name="P4">
Modified Time: 2023-05-15T14:16: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40" text:anchor-type="as-char" svg:width="6.9236in" svg:height="4.612011in" draw:z-index="0">
<draw:image xlink:href="../Images/rfamandarin/2023-05-18T09-00-00-04-00/000000.png" xlink:type="simple" xlink:show="embed" xlink:actuate="onLoad" draw:mime-type="image/png"/>
</draw:frame>
3月8日在达兰萨拉的法会上，8岁的第十世哲布尊丹巴向达赖喇嘛献供。 <text:a xlink:type="simple" xlink:href="https://www.rfa.org/mandarin/pinglun/weiseblog/ws-05152023141126.html/@@images/image" text:style-name="Internet_20_link" text:visited-style-name="Visited_20_Internet_20_Link">
</text:a>
图片取自VOT</text:p>
      <text:p text:style-name="P4">
我：印度确实是一个很复杂的国家，多民族多宗教。你说印度战略方面的人不希望喜马拉雅藏传佛教化，然而这个世界上并不是只有军事才是权力，经济才是权力，不是啊。你有枪你就权力最大，或者你有钱你就权力最大，不一定的。从人类历史来看，宗教是跟人的精神、人的灵魂有关的这样的一个更大的权力，是生生世世的，是可以跟武器抗衡的，可以跟金钱抗衡的。信仰的权力是无形的，也无法估量的，不然的话，全世界多少国家的政权更替，政客轮换，有枪又怎么样，有钱又怎么样？而宗教信仰一直都存在，佛教都几千年了，基督教伊斯兰教也都是啊。</text:p>
      <text:p text:style-name="P4">
另外我还想到，前不久应该是三月期间在达兰萨拉有一个很重要的法会，是嘉瓦仁波切专门给蒙古来的信徒灌顶，哲布尊丹巴的转世灵童正式出现在灌顶法会上，而且还被特别授权主持了其中关键的仪式。实际上嘉瓦仁波切在蒙古信徒的心中，还有布里亚特、图瓦、卡尔梅克等蒙古地区的信徒心中也很重要。那么被污名化这个事件有没有在那些信徒当中产生什么反响呢？不过我们现在还不知道。布里亚特那些地区与俄罗斯这样的极权国家的关系注定也是敏感地区，而且现在处于俄乌战争中，很多人在战场上丧命，被认为是普京对少数民族的清洗。</text:p>
      <text:p text:style-name="P4">
朋友：蒙古国家及蒙古人地区我是比较了解的。也是比较复杂的，跟历史有关。他们受到了共产主义思想的影响。毕竟被共产主义苏维埃统治了七十多年，两代人没有受到佛教文化的教育。但是他们也有历史的记忆。佛教文化对于他们来说是非常重要的。基本上，蒙古有三种人，一种认为蒙古不需要佛教，蒙古只有成吉思汗，成吉思汗决定一切。部分人认为我们是佛教徒，但我们是蒙古人，所以我们是蒙古佛教徒，而不是藏传佛教徒。蒙古人里面的藏传佛教徒的影响不大。当然还有一些人是信仰其他宗教的。</text:p>
      <text:p text:style-name="P4">
蒙古人分布在两个国家中，一部分在俄罗斯里，一部分在蒙古，因为跟中国的关系，从经济和政治考虑，很多话不会说，不愿意说。而且，因为七八十年没有佛教，现在虽然慢慢地有了，但很多人还是困惑的，找不到自己的道路，这一点与蒙古的学者交流的话可以了解到，他们有不安全感，他们不知道该去往哪里？所以蒙古不会对尊者的事件有什么反应，这是可以理解的。</text:p>
      <text:p text:style-name="P4">
问题不是蒙古是否该有反应，或者会不会去街头游行。问题在于别的。正如前面我说过的，首先，从人的角度来说，达赖喇嘛他没有错。这个是事实，这个现在已经是全世界公认的了。无论是宗教界的人士还是学者，比如心理学家人类学家等等都认为达赖喇嘛没有犯错。当然有人认为他错了，这就成了一个挑战性的问题。一个人没有犯错，但是却被认为犯错了，那么怎么解决这个问题？这成了一个很大的问题。对于包括藏人以及喜马拉雅地区的信徒来说，达赖喇嘛原本就是一个喇嘛，一个地位很高的喇嘛，但现在成了另外一个层次的喇嘛，成了一个活生生的菩萨，达赖喇嘛具有了永恒存在的神性。</text:p>
      <text:p text:style-name="P4">
印度的一些抉择者有两种想法：一种认为，喜马拉雅地区佛教化，或者说藏传佛教化，可能更有利于印度的控制，所以他们会在印度政府与达赖喇嘛之间建立很多联系。还有一种认为喜马拉雅地区的藏传佛教化，甚至更进一步，即喜马拉雅地区达赖喇嘛化，这样就有了不确定性。也就是说，印度就不确定如果有一天达赖喇嘛成了问题，那么喜马拉雅地区会怎么办？所以有些人会认为喜马拉雅可以藏传佛教化，但是喜马拉雅不应该达赖喇嘛化。过去在流亡西藏社区里，学校和寺院里的流亡藏人与喜马拉雅地区的人是分得比较清楚的，我们是藏人，你们是喜马拉雅地区的人，但现在由于中国对边境的限制，从境内藏地来的学生和僧人越来越少，另一方面，从喜马拉雅地区来的人越来越多，而学校和寺院的教育体系都是藏文化的、藏传佛教的，所以这次这个事件会在喜马拉雅地区激起这么大的反应，这是必然的。意识不到这一点显然是错的。</text:p>
      <text:p text:style-name="P4">
中国就更不用说了。中国的决策者都是汉人，他们想利用这件事来攻击达赖喇嘛，完全错了。我认为中国政府犯了一个很大的错误。他们不了解宗教的影响力，不了解信仰的力量。他们只是非常粗暴的，非常简单的，用自以为是的方式来处理这件事。</text:p>
      <text:p text:style-name="P4">
而西方人对达赖喇嘛的了解，这些年已经不像以前那么多，只是听说达赖喇嘛的名字而已。我观察了很多西方人的网站，与藏传佛教有关的十几万人的网站，当这件事发生后，他们说我十几年前见过达赖喇嘛二十几年前见过等等，但是已经慢慢地忘了，于是另一个动力出现了，他们想了解达赖喇嘛是谁，他的思想是什么样的？随着了解，他们认识到原来他是无辜的，反而他们会支持达赖喇嘛。如果达赖喇嘛以前犯过一个错误，现在又犯第二次错误的话，那就会被西方人认为是污点。但是达赖喇嘛没有错，如果解释了可你还不接受的话，那就不是达赖喇嘛的问题，而是那些人的问题。当然有不少年轻人不了解，他们容易受网络宣传的影响，但也很快就会被新的热点所吸引。</text:p>
      <text:p text:style-name="P4">
我：4月20日至21日在德里举办首届全球佛教峰会，尊者19日坐飞机去的。当天达兰萨拉下大雨，一大早天还没亮尊者就乘车去机场了，许多人捧着哈达冒雨相送。20日，尊者在酒店休息了一天。昨天是参加大会并做了发言。今天就回达兰萨拉了，这个时间很紧的。我从网上看到嘉瓦仁波切从德里回到达兰萨拉，无数藏人排队迎接，载歌载舞，场面感人，就好像达兰萨拉是我们的一个家那种感觉，其实是异国他乡，但现在是一个家，一个圣地。而这当然是因为尊者的缘故。</text:p>
      <text:p text:style-name="P4">
<draw:frame draw:style-name="fr1" draw:name="Image41" text:anchor-type="as-char" svg:width="6.9236in" svg:height="4.615733in" draw:z-index="0">
<draw:image xlink:href="../Images/rfamandarin/2023-05-18T09-00-00-04-00/000001.png" xlink:type="simple" xlink:show="embed" xlink:actuate="onLoad" draw:mime-type="image/png"/>
</draw:frame>
4月21日，尊者达赖喇嘛在2023年首届全球佛教峰会上。（图片取自藏人行政中央官方网站）  <text:a xlink:type="simple" xlink:href="https://www.rfa.org/mandarin/pinglun/weiseblog/ws-05152023141126.html/66708rfa535a5ba22-002.jpeg" text:style-name="Internet_20_link" text:visited-style-name="Visited_20_Internet_20_Link">
</text:a>
</text:p>
      <text:p text:style-name="P4">
<draw:frame draw:style-name="fr1" draw:name="Image42" text:anchor-type="as-char" svg:width="6.9236in" svg:height="5.1927in" draw:z-index="0">
<draw:image xlink:href="../Images/rfamandarin/2023-05-18T09-00-00-04-00/000002.png" xlink:type="simple" xlink:show="embed" xlink:actuate="onLoad" draw:mime-type="image/png"/>
</draw:frame>
4月20日，尊者达赖喇嘛向直贡噶举最高法王赠予佛陀塑像。（图片取自Facebook）  <text:a xlink:type="simple" xlink:href="https://www.rfa.org/mandarin/pinglun/weiseblog/ws-05152023141126.html/66708rfa535a5ba22-003.jpeg" text:style-name="Internet_20_link" text:visited-style-name="Visited_20_Internet_20_Link">
</text:a>
</text:p>
      <text:p text:style-name="P4">
尊者在德里的酒店休息那天见了不少人。我注意到，从网上看见的照片大约有五组，第一组是与直贡噶举最高法王直贡绛衮澈赞仁波切的会面，直贡法王也是拉达克的精神领袖，他1975年离开拉萨之后，最早是在拉达克闭关修行传法多年，拉达克的很多寺院是直贡噶举的寺院，他在拉达克有非常高的威望，他与嘉瓦仁波切的会面对于拉达克的影响会很大。</text:p>
      <text:p text:style-name="P4">
第二组照片是锡金的一位部长与尊者的会面，他看上去像藏人，也是非常虔诚。而锡金是什么地方？是被印度吞并了的国家，现在成了印度的一个地区，跟拉达克一样，实际上也是藏传佛教信仰的喜马拉雅区域。第三组照片是十七世噶玛巴的姐姐朝见嘉瓦仁波切，那么我就遐想了，会不会与锡金有什么关系呢？因为噶玛巴的寺院隆德寺就在锡金啊，而噶玛巴这次专门发表了公开信支持达赖喇嘛的。第四组是拉达克的官员来拜见尊者，很恭敬，像信徒一样，他本人肯定也是信徒。还有一组照片是阿鲁纳恰尔邦的首席长官在他的推特发的，他有26万粉丝，他是带着全家人来朝拜尊者的，磕头，敬献哈达。这几组照片含义很深。</text:p>
      <text:p text:style-name="P4">
<draw:frame draw:style-name="fr1" draw:name="Image43" text:anchor-type="as-char" svg:width="6.453125in" svg:height="10.0in" draw:z-index="0">
<draw:image xlink:href="../Images/rfamandarin/2023-05-18T09-00-00-04-00/000003.png" xlink:type="simple" xlink:show="embed" xlink:actuate="onLoad" draw:mime-type="image/png"/>
</draw:frame>
4月20日，阿鲁纳恰尔邦的首席长官携全家朝见尊者达赖喇嘛。（图片取自推特）  <text:a xlink:type="simple" xlink:href="https://www.rfa.org/mandarin/pinglun/weiseblog/ws-05152023141126.html/66708rfa535a5ba22-004.jpeg" text:style-name="Internet_20_link" text:visited-style-name="Visited_20_Internet_20_Link">
</text:a>
</text:p>
      <text:p text:style-name="P4">
而在德里举办的首届全球佛教峰会很重要，这个重要性让我觉得可能也是为什么污名化尊者的事件，会在这个时间发酵。说不定是跟这个会有关，因为有些人可能想制造障碍。</text:p>
      <text:p text:style-name="P4">
昨天看全球佛教峰会上嘉瓦仁波切讲话，相信很多人都很高兴。很明显，虽然尊者的年纪越来越大，已经八十八岁，但他的思维是敏捷的，经文是大段大段的背，几十分钟的讲话根本无须看稿。完全没有任何退化之说，他的智慧是非常了不起的。而在峰会上也是众望所归，大乘小乘金刚乘的那么多高僧大德，还有那么多学者，这场景就像经书里记载的佛陀与众多菩萨在一起那样美丽非凡。其中一段话给我的印象深刻：“乍看之下，就以我们西藏的现况而言，确实是步履蹒跚、寸步难行。然而，若能以菩提心与空正见，懂得违缘转为道用的话，愈多的违缘，所带来的是愈高的智慧与经验值，愈能于成佛之道接近果位。所以法友们，务必加强思惟菩提心与空正见，这点很重要。当您懂得如何将违缘转为道用时，等于去除所有的违缘。”</text:p>
      <text:p text:style-name="P4">
当然我一想起来还是生气。这个类似“他人即地狱”的世界，却需要尊者达赖喇嘛以八十八年及未来更苍老的人生付诸于全部的慈悲和爱，只能说这个自以为是的世界及无数傲慢世人不配得到他的付出。而另一方面，在这个世界几乎遗忘藏人的困境之时，尊者达赖喇嘛以这样的无辜受责的方式重新让世界“看到”图伯特，与此同时，让绝大多数藏人及信仰藏传佛教的佛教徒凝聚在一起，这不能不说是某种神奇，恰如一句藏语俗语：<text:span text:style-name="T4">
རྐྱེན་ངན་གྲོགས་ཤར།</text:span>
 <text:span text:style-name="T4">
（坏事变好事）</text:span>
，也如佛教里面经常讲的逆缘变成顺缘。而事实已经证明，一切业已反转。并且这次这个事件的出现，可能对未来深具密意，所以我赞同你说的，这不是坏事而是好事。</text:p>
      <text:p text:style-name="P4">
哦，我们已经聊了很久，要不就这样吧，我要整理的话也会是很长的。</text:p>
      <text:p text:style-name="P4">
朋友：好的，那就再见吧，天气真好啊。（完）</text:p>
      <text:p text:style-name="P4">
（2023/4/22对话，5/2-5/14整理，于北京）</text:p>
      <text:p text:style-name="P4">
（文章只代表特约评论员个人的立场和观点）</text:p>
      <text:p text:style-name="P4">
Source: <text:a xlink:type="simple" xlink:href="https://www.rfa.org/mandarin/pinglun/weiseblog/ws-05152023141126.html" text:style-name="Internet_20_link" text:visited-style-name="Visited_20_Internet_20_Link">
https://www.rfa.org/mandarin/pinglun/weiseblog/ws-05152023141126.html</text:a>
</text:p>
      <!--NEWS-->
      <text:h text:style-name="P10" text:outline-level="1">
<text:span text:style-name="T4">
乌克兰全境响起防空警报</text:span>
</text:h>
      <text:p text:style-name="P4">
Author: 联合早报 (Person)</text:p>
      <text:p text:style-name="P4">
Publisher: 联合早报 (Organization)</text:p>
      <text:p text:style-name="P4">
Published Time: 2023-05-18T09:07</text:p>
      <text:p text:style-name="P4">
Modified Time: 2023-05-18T13:21</text:p>
      <text:p text:style-name="P4">
Description: 乌克兰全境星期四（5月18日）响起防空警报。军方警告说，俄罗斯可能在乌克兰中部地区发动导弹袭击。路透社报道，乌克兰武装部队在Telegram频道对四个地区发出警告，即文尼察（Vin...</text:p>
      <text:p text:style-name="P4">
Videos: []</text:p>
      <text:p text:style-name="P4">
Audios: []</text:p>
      <text:p text:style-name="P4">
Images: []</text:p>
      <text:p text:style-name="P4">
Type: NewsArticle</text:p>
      <text:p text:style-name="P4">
Breadcrumbs: ['即时', '国际']</text:p>
      <text:p text:style-name="P4">
Keywords: ['乌克兰', '空袭', '俄乌战争', '袭击', '导弹']</text:p>
      <!--METADATA-->
      <text:p text:style-name="P4">
乌克兰全境星期四（5月18日）响起防空警报。军方警告说，俄罗斯可能在乌克兰中部地区发动导弹袭击。</text:p>
      <text:p text:style-name="P4">
路透社报道，乌克兰武装部队在Telegram频道对四个地区发出警告，即文尼察（Vinnytsia）、基洛沃格勒（Kirovograd）、切尔卡瑟（Cherkassy）和第聂伯罗彼得罗夫斯克（Dnipropetrovsk）。其他Telegram频道警告说，在中部的波尔塔瓦地区（Poltava）和更南边的尼古拉耶夫地区（Mykolaiv）也可能会发生袭击。</text:p>
      <text:p text:style-name="P4">
官员说，星期四空袭中落下的碎片引发基辅东部地区的两场火灾。市长克里琴科说，基辅达尼察地区（Darnitsya）的一个车库设施发生了火灾，没有人员伤亡。</text:p>
      <text:p text:style-name="P4">
基辅军事管理部门负责人波普科说，在首都以东的德斯尼安斯基区（Desnyansky）的非住宅场所发生了火灾。他没有提供关于伤亡的信息。</text:p>
      <text:p text:style-name="P4">
Source: <text:a xlink:type="simple" xlink:href="https://www.zaobao.com.sg/realtime/world/story20230518-1395777" text:style-name="Internet_20_link" text:visited-style-name="Visited_20_Internet_20_Link">
https://www.zaobao.com.sg/realtime/world/story20230518-1395777</text:a>
</text:p>
      <!--NEWS-->
      <text:h text:style-name="P10" text:outline-level="1">
<text:span text:style-name="T4">
拜登将另外安排太平洋岛屿峰会</text:span>
</text:h>
      <text:p text:style-name="P4">
Author: 联合早报 (Person)</text:p>
      <text:p text:style-name="P4">
Publisher: 联合早报 (Organization)</text:p>
      <text:p text:style-name="P4">
Published Time: 2023-05-18T09:43</text:p>
      <text:p text:style-name="P4">
Modified Time: 2023-05-18T09:49</text:p>
      <text:p text:style-name="P4">
Description: 因国内债务上限危机而取消访问巴布亚新几内亚，美国总统拜登将在今年安排另一次太平洋岛屿领导人峰会。路透社报道，政治分析人士说，拜登取消了计划于下星期一（5月22日）在日本举行的七国集...</text:p>
      <text:p text:style-name="P4">
Videos: []</text:p>
      <text:p text:style-name="P4">
Audios: []</text:p>
      <text:p text:style-name="P4">
Images: []</text:p>
      <text:p text:style-name="P4">
Type: NewsArticle</text:p>
      <text:p text:style-name="P4">
Breadcrumbs: ['即时', '国际']</text:p>
      <text:p text:style-name="P4">
Keywords: ['美国', '拜登', '巴布亚新几内亚', '债务危机']</text:p>
      <!--METADATA-->
      <text:p text:style-name="P4">
因国内债务上限危机而取消访问巴布亚新几内亚，美国总统拜登将在今年安排另一次太平洋岛屿领导人峰会。</text:p>
      <text:p text:style-name="P4">
路透社报道，政治分析人士说，拜登取消了计划于下星期一（5月22日）在日本举行的七国集团（G7）峰会后对巴布亚新几内亚的短暂访问，这对美国在太平洋岛屿地区的信誉造成了打击；华盛顿正在那里与中国争夺影响力。</text:p>
      <text:p text:style-name="P4">
在星期三（17日）与拜登一起前往日本的途中，当被问及取消访问的决定是否给北京带来优势时，拜登的高级安全顾问沙利文说，美国看到的是“太平洋岛屿对美国的需求信号只增不减”。沙利文在空军一号上对记者说，拜登将在今年召集太平洋岛屿的领导人举行一次重要峰会，这将是他在12个月内第二次这样做。</text:p>
      <text:p text:style-name="P4">
拜登原定于下星期一在巴布亚新几内亚停留三小时，这将是在任美国总统在那里的首次停留，而且巴布亚新几内亚已宣布为他设立公共假日。拜登原定在那里会见18位太平洋岛屿领导人。沙利文说：“他们（太平洋岛屿领导人）显然对总统不会成为有史以来首位前往巴布亚新几内亚的美国总统感到失望。但他们也对一个事实非常清楚，即这位总统在个人与太平洋岛屿的接触方面比以往任何一位总统都做得更多。”</text:p>
      <text:p text:style-name="P4">
美国债务上限的危机促使拜登推迟了对巴布亚新几内亚和澳大利亚的访问，以使他能更早地返回华盛顿。他本应在悉尼与“四方安全对话”（QUAD）的其他国家--澳大利亚、日本和印度--的领导人会面，但他们现在将在日本会谈。</text:p>
      <text:p text:style-name="P4">
Source: <text:a xlink:type="simple" xlink:href="https://www.zaobao.com.sg/realtime/world/story20230518-1395784" text:style-name="Internet_20_link" text:visited-style-name="Visited_20_Internet_20_Link">
https://www.zaobao.com.sg/realtime/world/story20230518-1395784</text:a>
</text:p>
      <!--NEWS-->
      <text:h text:style-name="P10" text:outline-level="1">
<text:span text:style-name="T4">
中国－中亚峰会 北京盼填补俄罗斯所留真空</text:span>
</text:h>
      <text:p text:style-name="P4">
Publisher: 法新社</text:p>
      <text:p text:style-name="P4">
Published Time: 2023-05-18T1:32:08+00:00</text:p>
      <text:p text:style-name="P4">
Modified Time: 2023-05-18T14:20:04+00:00</text:p>
      <text:p text:style-name="P4">
Description: （法新社西安18日电） 中亚国家领导人今天在中国古都西安分别与中国国家主席习近平进行一对一会谈，确保邦谊「历久不衰」，并为区域协议铺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3.617581in" draw:z-index="0">
<draw:image xlink:href="../Images/rficn/2023-05-18T1-32-08-00-00/000000.png" xlink:type="simple" xlink:show="embed" xlink:actuate="onLoad" draw:mime-type="image/png"/>
</draw:frame>
</text:p>
      <text:p text:style-name="P4">
习近平与中亚5国领袖首次举办实体高层会谈为中国与中亚国家建立外交关系31年以来，第一次举行这种峰会。</text:p>
      <text:p text:style-name="P4">
北京采取攻势，希望填补俄罗斯因乌克兰战争而在前苏联国家留下的真空之际，习近平将自己定位为全球政治家，热衷于将其影响力扩张到远超过边界之外的地区。</text:p>
      <text:p text:style-name="P4">
美国宾州巴克内尔大学（Bucknell University）政治学与国际关系教授朱志群说：「习近平将自己定位为能够促进全球发展与和平的领袖。」</text:p>
      <text:p text:style-name="P4">
中亚峰会举行的同时，七大工业国集团（G7）峰会也在日本广岛登场。朱志群说，G7峰会很可能聚焦在致力「反制中国日增的全球影响力」，因此「其外交和战略重要性不容低估」。</text:p>
      <text:p text:style-name="P4">
北京表示，去年中国对哈萨克、吉尔吉斯、塔吉克、土库曼、乌兹别克的贸易总额达到700亿美元，今年首季较去年同期增加22%。</text:p>
      <text:p text:style-name="P4">
中亚也已成为习近平一带一路倡议的关键。</text:p>
      <text:p text:style-name="P4">
全球第2大经济体中国投资了数十亿美元开发中亚天然气，连接中国和欧洲的铁路也在这个地区纵横交错。</text:p>
      <text:p text:style-name="P4">
分析人士告诉法新社，本周的中国－中亚峰会也很可能致力拓展中国与中亚5国的庞大交通与管线网络，包括搁置已久、造价估计达60亿美元的中国－吉尔吉斯－乌兹别克铁路，也可能扩建中亚到中国的天然气管线。</text:p>
      <text:p text:style-name="P4">
Source: <text:a xlink:type="simple" xlink:href="https://www.rfi.fr/cn/%E5%9B%BD%E9%99%85%E6%8A%A5%E9%81%93/20230518-%E4%B8%AD%E5%9B%BD%EF%BC%8D%E4%B8%AD%E4%BA%9A%E5%B3%B0%E4%BC%9A-%E5%8C%97%E4%BA%AC%E7%9B%BC%E5%A1%AB%E8%A1%A5%E4%BF%84%E7%BD%97%E6%96%AF%E6%89%80%E7%95%99%E7%9C%9F%E7%A9%BA" text:style-name="Internet_20_link" text:visited-style-name="Visited_20_Internet_20_Link">
https://www.rfi.fr/cn/%E5%9B%BD%E9%99%85%E6%8A%A5%E9%81%93/20230518-%E4%B8%AD%E5%9B%BD%EF%BC%8D%E4%B8%AD%E4%BA%9A%E5%B3%B0%E4%BC%9A-%E5%8C%97%E4%BA%AC%E7%9B%BC%E5%A1%AB%E8%A1%A5%E4%BF%84%E7%BD%97%E6%96%AF%E6%89%80%E7%95%99%E7%9C%9F%E7%A9%BA</text:a>
</text:p>
      <!--NEWS-->
      <text:h text:style-name="P10" text:outline-level="1">
<text:span text:style-name="T4">
专栏 | 报导者时间：窄路如何逢春？港产片屡破纪录，“四字导演”和香港影人的改变进行式</text:span>
</text:h>
      <text:p text:style-name="P4">
Author: 文／关伟雄</text:p>
      <text:p text:style-name="P4">
Publisher: Radio Free Asia (Organization)</text:p>
      <text:p text:style-name="P4">
Published Time: 2023-05-18T10:00:00-04:00</text:p>
      <text:p text:style-name="P4">
Modified Time: 2023-05-18T07:51:13-04:00</text:p>
      <text:p text:style-name="P4">
Description: 文／关伟雄</text:p>
      <text:p text:style-name="P4">
Videos: []</text:p>
      <text:p text:style-name="P4">
Audios: ["<text:a xlink:type="simple" xlink:href="https://www.rfa.org/mandarin/zhuanlan/baodaozheshijian/mrpt-0516202309185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 "<text:a xlink:type="simple" xlink:href="000006.png" text:style-name="Internet_20_link" text:visited-style-name="Visited_20_Internet_20_Link">
000006.png</text:a>
", "<text:a xlink:type="simple" xlink:href="000007.png" text:style-name="Internet_20_link" text:visited-style-name="Visited_20_Internet_20_Link">
000007.png</text:a>
", "<text:a xlink:type="simple" xlink:href="000008.png" text:style-name="Internet_20_link" text:visited-style-name="Visited_20_Internet_20_Link">
000008.png</text:a>
", "<text:a xlink:type="simple" xlink:href="000009.png" text:style-name="Internet_20_link" text:visited-style-name="Visited_20_Internet_20_Link">
000009.png</text:a>
", "<text:a xlink:type="simple" xlink:href="000010.png" text:style-name="Internet_20_link" text:visited-style-name="Visited_20_Internet_20_Link">
000010.png</text:a>
", "<text:a xlink:type="simple" xlink:href="000011.png" text:style-name="Internet_20_link" text:visited-style-name="Visited_20_Internet_20_Link">
000011.png</text:a>
"]</text:p>
      <!--METADATA-->
      <text:p text:style-name="P4">
<draw:frame draw:style-name="fr1" draw:name="Image45" text:anchor-type="as-char" svg:width="6.9236in" svg:height="4.612011in" draw:z-index="0">
<draw:image xlink:href="../Images/rfamandarin/2023-05-18T10-00-00-04-00/000000.png" xlink:type="simple" xlink:show="embed" xlink:actuate="onLoad" draw:mime-type="image/png"/>
</draw:frame>
香港电影这一年多来意外地迎来一场小阳春，新世代导演轮番登场之际，纯本土製作的作品也引爆现象级票房。 <text:a xlink:type="simple" xlink:href="https://www.rfa.org/mandarin/zhuanlan/baodaozheshijian/mrpt-05162023091850.html/@@images/image" text:style-name="Internet_20_link" text:visited-style-name="Visited_20_Internet_20_Link">
</text:a>
（摄影／陈朗熹）  <text:a xlink:type="simple" xlink:href="https://www.rfa.org/mandarin/zhuanlan/baodaozheshijian/mrpt-05162023091850.html/@@stream" text:style-name="Internet_20_link" text:visited-style-name="Visited_20_Internet_20_Link">
</text:a>
</text:p>
      <text:p text:style-name="P4">
<text:span text:style-name="T5">
过去__10多年来“香港电影已死”的争论一直存在，香港不少电影人靠着中、港合拍片，争取比香港庞大的中国电影市场。然而这几年合拍片不断重複套路，而2018年中国中宣部成立国家电影局，再碰上3年疫情，彻底改变业界生态，也影响了原本北上的香港电影人。</text:span>
</text:p>
      <text:p text:style-name="P4">
<text:span text:style-name="T5">
一群学院派出身、较为年轻的“四字导演”，这数年开始告别中港合拍片的黄金时代，他们希望留在香港拍电影，也涉猎社会题材。过去在合拍片高峰时期在中国票房受益的导演，也回望香港市场。他们说这__10年在香港经历很多关乎大是大非的事件，对社会有更强烈的感觉。</text:span>
</text:p>
      <text:p text:style-name="P4">
<text:span text:style-name="T5">
《报导者》採访多位年轻与资深导演，他们如何在“香港电影已死”的废墟之上，在题材与行销上带动香港自产影片？这个票房的“小阳春”能持续吗？在中国市场之外，如何找到其他的出路？</text:span>
</text:p>
      <text:p text:style-name="P4">
__</text:p>
      <text:p text:style-name="P4">
5月的香港已经热气翻腾，年轻导演何爵天整天浑身大汗，赶跑香港大小戏院谢票，与观众互动。今年36岁的他是香港新世代导演的代表人物之一，先在去年（2022）以血腥奇情电影《正义迴廊》打响头炮，一举打破香港限制级影片的票房纪录，近期又推出黑色喜剧《死尸死时四十四》，讲述不同世代如何合力面对房子跌价的心魔，说的是房子，也是香港。</text:p>
      <text:p text:style-name="P4">
两部都是港产片，主场都在香港，何爵天努力谢票，希望吸引更多市民入场看戏。最满的一天他要跑十几场，不仅为自己作品谢票，也常常跑隔壁戏院，与其他年轻导演一起宣传《白日青春》、《灯火阑珊》等讲述难移民，呈现香港今昔变化的电影。这群新世代香港导演自去年底就一起合作打气，因为首部电影的名称恰好都是四个字，他们被冠上“四字导演”的名号。</text:p>
      <text:p text:style-name="P4">
何爵天对《报导者》表示，香港上一代导演大多红裤子出身（注：红裤子指没有受正式电影学院训练，在片场工作一直到担纲导演角色），而新世代的“四字导演”则多为学院派；告别中港合拍片的黄金时代，年轻导演大多更希望留在香港拍电影，又因为成长背景、接受资讯的不同，大家更想涉猎社会题材。“这10年我们在香港经历很多关乎大是大非的事件，对社会有更强烈的感觉，”何爵天说。</text:p>
      <text:p text:style-name="P4">
回望过去，香港电影自90年代中走了下坡，2003年SARS疫情后开始拥抱中国市场，开启中港合拍片时代，资深导演纷纷北上发展，凭藉中国资本不断複製香港曾引以为傲的动作片、警匪片、武侠片、轻鬆爱情喜剧等。这些电影在中国票房屡创新高的同时，也引发“香港电影已死”的讨论，港产片口碑不佳，合拍片则套路连连。</text:p>
      <text:p text:style-name="P4">
将近20年后，经历剧烈的政治动盪再遭3年COVID-19疫情之后，香港电影意外地迎来一场小阳春。新世代导演轮番登场之际，纯本土製作的作品也引爆现象级票房──资深编剧吴炜伦的首部电影《毒舌大状》在今年春节上映，票房亮眼，有1.14亿港元，相当是过去10年，每年港产片在本地戏院的总票房。</text:p>
      <text:p text:style-name="P4">
<draw:frame draw:style-name="fr1" draw:name="Image46" text:anchor-type="as-char" svg:width="6.9236in" svg:height="4.61631in" draw:z-index="0">
<draw:image xlink:href="../Images/rfamandarin/2023-05-18T10-00-00-04-00/000001.png" xlink:type="simple" xlink:show="embed" xlink:actuate="onLoad" draw:mime-type="image/png"/>
</draw:frame>
SARS过后，香港大量资深导演在资金或票房压力下，投向中港合拍片，港产片变得量少、票房惨淡。（摄影／陈朗熹）  <text:a xlink:type="simple" xlink:href="https://www.rfa.org/mandarin/zhuanlan/baodaozheshijian/mrpt-05162023091850.html/2.jpg" text:style-name="Internet_20_link" text:visited-style-name="Visited_20_Internet_20_Link">
</text:a>
</text:p>
      <text:h text:style-name="P12" text:outline-level="3">
<text:span text:style-name="T4">
<text:span text:style-name="T4">
中港合拍片四面埋伏：愈发严格的审查与不易取得的龙标</text:span>
</text:span>
</text:h>
      <text:p text:style-name="P4">
在有机会拍自己电影之前，吴炜伦投身中港合拍片产业多年。</text:p>
      <text:p text:style-name="P4">
“我在称呼自己作『新导演』的时候经常都很尴尬，”吴炜伦笑说，在电影工业，他已经耕耘20年，不少香港票房大片均有他的参与。</text:p>
      <text:p text:style-name="P4">
千禧年代初，他加入以动作片、警匪片着名的导演林超贤团队，从场记做起，后来作为编剧与林超贤长期合作。此时香港电影已走过巅峰时期，再逢SARS疫情，伤痕累累。吴炜伦说，当时没工作，跑去写电视剧，数年后再回到林超贤团队。</text:p>
      <text:p text:style-name="P4">
此时林超贤开始尝试中港合拍片模式。2003年，中国当局与香港签订《内地与香港关于建立更紧密经贸关係的安排》（简称CEPA），CEPA为香港电影进入中国市场提供便利，规定中港合拍片可视为中国国产电影上映，而港产片进口中国则不受配额限制，许多香港电影人从此走上“中港合拍”的模式。林超贤正是其中代表人物，此后他愈发侧重中国，製作成本庞大，成为广受中国政府认可的“主旋律动作大片”导演。</text:p>
      <text:p text:style-name="P4">
当年香港大量资深导演在资金或票房压力下，投向中港合拍片，港产片变得量少、票房惨淡。回顾数据，中国市场为香港电影带来远超香港本地市场的收益。配合中国的题材与审查，对于香港电影发行者而言成了必要之恶。</text:p>
      <text:p text:style-name="P4">
<draw:frame draw:style-name="fr1" draw:name="Image47" text:anchor-type="as-char" svg:width="6.25in" svg:height="10.0in" draw:z-index="0">
<draw:image xlink:href="../Images/rfamandarin/2023-05-18T10-00-00-04-00/000002.png" xlink:type="simple" xlink:show="embed" xlink:actuate="onLoad" draw:mime-type="image/png"/>
</draw:frame>
香港电影多年拥抱中港合拍模式，中国票房一年可达百亿／报导者  <text:a xlink:type="simple" xlink:href="https://www.rfa.org/mandarin/zhuanlan/baodaozheshijian/mrpt-05162023091850.html/7c219ad41-99996e2f96fb5f71591a5e7464c162b14e2d6e2f540862cd6a215f0f-4e2d570b7968623f4e005e7453ef9054767e5104-58315c0e8005.png" text:style-name="Internet_20_link" text:visited-style-name="Visited_20_Internet_20_Link">
</text:a>
</text:p>
      <text:p text:style-name="P4">
吴炜伦的事业在“安乐影片”旗下起飞，这家香港电影公司是合拍片模式的大玩家，出品《寒战2》、《捉妖记2》与《梅艳芳》等三部中港票房大作，吴炜伦都作为联合编剧参与。三部作品在中国票房皆超过上亿人民币，《捉2》更达22亿之高。</text:p>
      <text:p text:style-name="P4">
<draw:frame draw:style-name="fr1" draw:name="Image48" text:anchor-type="as-char" svg:width="6.9236in" svg:height="4.536851in" draw:z-index="0">
<draw:image xlink:href="../Images/rfamandarin/2023-05-18T10-00-00-04-00/000003.png" xlink:type="simple" xlink:show="embed" xlink:actuate="onLoad" draw:mime-type="image/png"/>
</draw:frame>
中港合拍片《捉妖记2》在中国票房高达22亿人民币。图为出生香港的导演许诚毅在第六届北京国际电影节，与"捉妖记"中的主角人物和影迷合影。(美联社资料图片)<text:a xlink:type="simple" xlink:href="https://www.rfa.org/mandarin/zhuanlan/baodaozheshijian/mrpt-05162023091850.html/3_afp7e2e5716_pbu753755_23.jpg" text:style-name="Internet_20_link" text:visited-style-name="Visited_20_Internet_20_Link">
</text:a>
</text:p>
      <text:p text:style-name="P4">
不过，中国电影管制近年大幅收紧，电影投资者面临极大不确定性，2018年是一个明显的转折点。</text:p>
      <text:p text:style-name="P4">
中国电影一直需要接受审查，包括开拍前提案以及上映前需取得龙标（电影公映许可证）等等，此前相关事务归中国国务院直属的国家广播电视总局管。到了2018年3月，中国官方宣布由中共中央宣传部（简称中宣部）统一管理电影工作，一个月后在中宣部下设立“国家电影局”，将电影的管控独立于其他广播媒体，此后中国对电影审查愈发严格。</text:p>
      <text:p text:style-name="P4">
电影局对每部电影的拍摄、上映、档期排片，以至内容及演员均有最后决定权。国家电影局在2021年发布《“十四五”中国电影发展规划》，将民间企业参与主旋律大片製作及发展目标自上而下作出规划，彻底改变中国电影业界生态。</text:p>
      <text:p text:style-name="P4">
对这些审查逻辑和排片讯息，中国媒体鲜有所报导，人们只能根据一些片子无法上映的窥见一斑。2022年上映的小成本电影《隐入尘烟》在达到一亿票房后突然遭撤片。而针对海外影展首映、中国随后公映的电影，审查也变得严格。2022年，导演田壮壮透露新作《鸟鸣嘤嘤》早于2020年已送审，但两年都没有音讯：因应此事，有中国网媒整理出2019年以来，多达25部已拍摄电影送审后未能上映，当中包括如张艺谋、周星驰等知名导演。已经成为中国全国人大代表的导演贾樟柯，去年表示中国电影人对现在的电影环境感到“不踏实”，呼吁“要给所有电影平等的、确定性的环境”。</text:p>
      <text:p text:style-name="P4">
“英皇电影”同为中港合拍的大玩家，其掌舵人杨受成近日对香港媒体透露，2022年在中国上映的《神探大战》，由杨本人与导演韦家辉等亲自见了中国国家电影局局长，多次见面解释剧本、并应要求将剧本及成片修改至局方接受，方能顺利上映。</text:p>
      <text:p text:style-name="P4">
长居中国的香港影评人李照兴对《报导者》分析，《神探大战》是港片过去经常拍摄的议题，此次在审查遭遇困难，确有可能指向中国国家电影局成立后中港合拍片与中国国产片同样被收紧的状况，不过此类审查向来没有正式文件可以证明，审查之尺度只能在製作者之间口耳相传。</text:p>
      <text:h text:style-name="P12" text:outline-level="3">
<text:span text:style-name="T4">
<text:span text:style-name="T4">
港产片的开春奇蹟：《毒舌大状》创下香港票房纪录</text:span>
</text:span>
</text:h>
      <text:p text:style-name="P4">
红线收紧之馀，COVID-19疫情成了压倒合拍片的最后一根稻草。中国长达3年的清零抗疫模式，让戏院难以开业经营。</text:p>
      <text:p text:style-name="P4">
<draw:frame draw:style-name="fr1" draw:name="Image49" text:anchor-type="as-char" svg:width="6.9236in" svg:height="8.642563in" draw:z-index="0">
<draw:image xlink:href="../Images/rfamandarin/2023-05-18T10-00-00-04-00/000004.png" xlink:type="simple" xlink:show="embed" xlink:actuate="onLoad" draw:mime-type="image/png"/>
</draw:frame>
中港合拍片数量，COVID-19疫情前已现退潮／报导者  <text:a xlink:type="simple" xlink:href="https://www.rfa.org/mandarin/zhuanlan/baodaozheshijian/mrpt-05162023091850.html/7c219ad42-4e2d6e2f540862cd7247657891cf-covid-1975ab60c5524d5df273fe90006f6e-58315c0e8005.png" text:style-name="Internet_20_link" text:visited-style-name="Visited_20_Internet_20_Link">
</text:a>
</text:p>
      <text:p text:style-name="P4">
吴炜伦说，2020年疫情刚刚爆发时，香港“安乐电影”的掌舵人江志强问吴炜伦，有没有兴趣开拍他的首部电影。</text:p>
      <text:p text:style-name="P4">
对于电影的市场定位，吴炜伦当时一无所知，只知道这次不搞合拍片了。</text:p>
      <text:p text:style-name="P4">
写《毒舌大状》剧本时，吴炜伦说自己没有怎麽考虑平衡中国市场。他希望写一个故事，让观众明白“良心的重要性”：“全世界的观众看法庭片，都有一种希望看到公义胜利、恶有恶报的同理心。”这部电影请来香港脱口秀（香港称“栋笃笑”）大神黄子华担任男主角，其他演员也多为香港新进演员。等到剪辑末尾，江志强才跟他说，片子要赶在春节于香港上映，争取称为疫情3年来香港第一部贺岁档电影，再以“引进片”的方式走入中国市场。</text:p>
      <text:p text:style-name="P4">
<draw:frame draw:style-name="fr1" draw:name="Image50" text:anchor-type="as-char" svg:width="6.9236in" svg:height="4.624965in" draw:z-index="0">
<draw:image xlink:href="../Images/rfamandarin/2023-05-18T10-00-00-04-00/000005.png" xlink:type="simple" xlink:show="embed" xlink:actuate="onLoad" draw:mime-type="image/png"/>
</draw:frame>
《毒舌大状》是导演吴炜伦的首部作品，但他并非新人，此前在电影工业已耕耘20年，从场记做起，长期从事编剧工作。（摄影／陈朗熹）  <text:a xlink:type="simple" xlink:href="https://www.rfa.org/mandarin/zhuanlan/baodaozheshijian/mrpt-05162023091850.html/4.jpg" text:style-name="Internet_20_link" text:visited-style-name="Visited_20_Internet_20_Link">
</text:a>
</text:p>
      <text:p text:style-name="P4">
电影上映之后，黄子华请客宴请全剧组，席间导演和演员们一起竞猜电影票房成绩。“子华当晚猜5,500万港元（约新台币2.1亿元），”吴炜伦忆述当晚，“我比他大胆一点：5,800万。”</text:p>
      <text:p text:style-name="P4">
没想到，谈香港司法故事的《毒舌大状》成为香港史上本地票房最高的香港电影，随后被引进中国，票房不赖，达1.87亿人民币（约新台币8.3亿元），并先后在马来西亚、新加坡、台湾、英国、加拿大等地上映。</text:p>
      <text:p text:style-name="P4">
为了进入中国市场，《毒舌》只作了一处改动，将黄子华的台词“法律面前，穷人含捻”重新配音，改作“穷人死梗”。（注：“穷人含捻”是粤语，类似“穷人吃屎”，“捻”是髒话，男性生殖器；“穷人死梗”意为“穷人一定死”）</text:p>
      <text:p text:style-name="P4">
《毒舌大状》的成功为港片开创了新方向。香港岭南大学助理教授、影评人谭以诺分析，中国近年对引进好莱坞电影存在戒心，进口西片数量减少，此时香港电影以引进方式填补空缺，另闢蹊径进入中国市场。谭以诺指出，与中港合拍片相比，引进片的好处是在立项、製作及宣传过程不用面临电影局的审查，同时可以在香港先行收穫票房。除了《毒舌大状》，2022年香港喜剧电影《饭戏攻心》同样以引进片方式进入中国市场，改名《还是觉得你最好》，收穫1亿人民币票房。</text:p>
      <text:h text:style-name="P12" text:outline-level="3">
<text:span text:style-name="T4">
<text:span text:style-name="T4">
北上香港导演新转向：重拾小成本製作，“老屎忽”和新世代齐发力</text:span>
</text:span>
</text:h>
      <text:p text:style-name="P4">
<text:span text:style-name="T4">
 <draw:frame draw:style-name="fr1" draw:name="Image51" text:anchor-type="as-char" svg:width="6.9236in" svg:height="4.61631in" draw:z-index="0">
<draw:image xlink:href="../Images/rfamandarin/2023-05-18T10-00-00-04-00/000006.png" xlink:type="simple" xlink:show="embed" xlink:actuate="onLoad" draw:mime-type="image/png"/>
</draw:frame>
香港导演郑保瑞北上发展多年，近年执导《智齿》之后，他说觉得香港还有很多东西值得拍。（摄影／陈朗熹）  <text:a xlink:type="simple" xlink:href="https://www.rfa.org/mandarin/zhuanlan/baodaozheshijian/mrpt-05162023091850.html/5.jpg" text:style-name="Internet_20_link" text:visited-style-name="Visited_20_Internet_20_Link">
</text:a>
</text:span>
</text:p>
      <text:p text:style-name="P4">
但中港合拍片的命运相较下多舛。</text:p>
      <text:p text:style-name="P4">
香港资深导演郑保瑞北上发展多年，感觉中港合拍片的製作模式已到瓶颈。今年初春4月，他在香港马不停蹄，为其执导的香港本地新作《命案》作宣传。“合拍片不只是我们拍到累了，其实（中国）大陆观众都看到沉闷了，”郑保瑞表示，为了追求稳定的票房数字，中国电影投资者近年愈趋保守和安全，希望香港电影人重複动作片、类型片，“不是说香港人想不到新的东西，而是你去到（中国）内地市场，那班投资者不希望你有新东西。”</text:p>
      <text:p text:style-name="P4">
郑保瑞90年代入行，从製作助理做起，电影风格以暴力、直接与血腥为印记，曾导演《狗咬狗》、《意外》、《车手》等作品。2012年，他北上中国，一连拍毕3部高成本製作的《西游记》，斩获近30亿人民币的票房。回顾10年前的选择，郑保瑞说自己当时目标明确。</text:p>
      <text:p text:style-name="P4">
“我只是这样去衡量，如果电影是我的事业，不只是兴趣，那麽接触大片是我需要走的一步，只是恰好那部片叫《西游记》，”郑保瑞坦诚，导演不能每次都拍自己理想的作品，有时要作一些“交易”。</text:p>
      <text:p text:style-name="P4">
2017年郑保瑞执导了充满他个人风格的《智齿》，以独特的香港老社区地景拍摄一起连环凶杀案，但最终这部中港合拍片在中国未取得龙标。郑保瑞透露，成片后他们等龙标等了一、两年，最终放弃，只在2021年于香港短暂公映，并随后上架串流平台。</text:p>
      <text:p text:style-name="P4">
“《智齿》之后，我觉得香港还有很多东西值得拍。”郑保瑞的新作《命案》回归香港本地小成本製作，700万港元的投资，题材紧扣风水、命理和血案，个人风格强烈。他自知因为神怪题材肯定不能在中国上映，票房也很难达到亿万级别。</text:p>
      <text:p text:style-name="P4">
“其实香港人好flexible，变化可以好大。我自己在这裡成长，在这个电影圈成长，好差的三级片（限制级电影）我拍过，好大製作的我拍过⋯⋯大片小片都做。给你一个机会去探索是好事，比成天坐在家裡想要好，我是喜欢出去走的那种人，”郑保瑞对《报导者》说。</text:p>
      <text:p text:style-name="P4">
《命案》监製及编剧游乃海接受香港媒体访问时表示，他认为香港电影这一场恢復生机的“小阳春”，主要受香港本地观众的情绪主导，长远而言，还要看电影人能否“藉着这个势，带动更多电影人拍出更加出色的作品”。</text:p>
      <text:p text:style-name="P4">
郑保瑞说，根据他多年经验，新导演的第二部作品比首部更为关键：“新导演做第一部电影，不同岗位的电影人当然会众志成城的协助。但要看新导演是否能在行业内站稳阵脚，其实要看『第二部』：没有了政府资金，他们能不能以自己的能力找到投资者？”</text:p>
      <text:p text:style-name="P4">
他认为香港电影是小阳春还是真正迎来春夏，关键在每个电影人的作品：“新导演也好，我们这种『老屎忽』（粤语，对长辈的贬称）也好，最重要是我们有没有能力拍得到继续让观众入场看的电影。”</text:p>
      <text:h text:style-name="P12" text:outline-level="3">
<text:span text:style-name="T4">
<text:span text:style-name="T4">
废墟上的重生：“四字导演”和团队带观众重新认识日常香港</text:span>
</text:span>
</text:h>
      <text:p text:style-name="P4">
<text:span text:style-name="T4">
 <draw:frame draw:style-name="fr1" draw:name="Image52" text:anchor-type="as-char" svg:width="6.9236in" svg:height="4.61631in" draw:z-index="0">
<draw:image xlink:href="../Images/rfamandarin/2023-05-18T10-00-00-04-00/000007.png" xlink:type="simple" xlink:show="embed" xlink:actuate="onLoad" draw:mime-type="image/png"/>
</draw:frame>
香港导演何爵天首部作品《正义迴廊》，今年初打破香港限制级影片的票房纪录。他与一群年轻导演都较少涉猎动作片，多探索香港社会题材。（摄影／陈朗熹）  <text:a xlink:type="simple" xlink:href="https://www.rfa.org/mandarin/zhuanlan/baodaozheshijian/mrpt-05162023091850.html/6.jpg" text:style-name="Internet_20_link" text:visited-style-name="Visited_20_Internet_20_Link">
</text:a>
</text:span>
</text:p>
      <text:p text:style-name="P4">
作为新晋导演，何爵天很明白，新世代的香港导演正面临完全不同的时代。</text:p>
      <text:p text:style-name="P4">
“我们在（中港）合拍片的格局中已经出局。”2012年从香港演艺学院电视电影学院毕业后，何爵天也曾经参与中港合拍片的製作，但现在时代已变，“中国电影要从香港电影人身上学习的，都已经学了。”</text:p>
      <text:p text:style-name="P4">
回归本土，要杀出一条血路不容易。</text:p>
      <text:p text:style-name="P4">
何爵天说，纯本土製作很难有大投资，因而大家很少涉猎动作片，反而回归故事与剧情本身。除何爵天外，“四字导演”还有林森（《窄路微尘》）、贾胜枫（《流水落花》）、刘国瑞（《白日青春》）、曾宪宁（《灯火阑珊》）、曾庆宏（《过时．过节》）。这些作品尝试都带观众走近日常的、边缘的香港，呈现草根人物的人性与经历。</text:p>
      <text:p text:style-name="P4">
<draw:frame draw:style-name="fr1" draw:name="Image53" text:anchor-type="as-char" svg:width="6.9236in" svg:height="5.218343in" draw:z-index="0">
<draw:image xlink:href="../Images/rfamandarin/2023-05-18T10-00-00-04-00/000008.png" xlink:type="simple" xlink:show="embed" xlink:actuate="onLoad" draw:mime-type="image/png"/>
</draw:frame>
「四字导演」们出席《窄路微尘》谢票场。前排左二起至右为：《正义迴廊》导演何爵天、《年少日记》导演卓亦谦、《灯火䦨珊》导演曾宪宁、《过时・过节》导演曾庆宏、《白日青春》导演刘国瑞、《流水落花》导演贾胜枫、mm2Hong Kong 监製文佩卿、《窄路微尘》配乐黄衍仁。（图片来源／《窄路微尘》The Narrow Road Instagram）  <text:a xlink:type="simple" xlink:href="https://www.rfa.org/mandarin/zhuanlan/baodaozheshijian/mrpt-05162023091850.html/7.jpg" text:style-name="Internet_20_link" text:visited-style-name="Visited_20_Internet_20_Link">
</text:a>
</text:p>
      <text:p text:style-name="P4">
30多岁的香港监製文佩卿这些年都致力为香港电影培养新血，打破僵局，走出海外。说起香港电影的现状，她快人快语，直言香港电影早已是大火烧过的一片废墟：“当我们整间屋已经一把火烧了，没有的啦，我们要承认我们是没什麽剩的了，要重新开始。”</text:p>
      <text:p text:style-name="P4">
从香港演艺学院毕业后，文佩卿从编剧做起，后来加入新加坡电影公司 “mm2entertainment”的香港分部做监製，她主持“新晋导演计划”，至今举行两届，共有6位导演得到拍摄剧情长片机会，计划至今推出《浊水漂流》及《窄路微尘》等两部长片。</text:p>
      <text:p text:style-name="P4">
文佩卿说，自己也算新人，和新导演合作，大家都愿意以新模式做事情，演员和整个班底都经面试和试镜后挑选，不再是由投资者或导演预先安排班底。例如“新晋导演计划”得奖提案、林森导演的《窄路微尘》，选女主角时一遍遍做试镜，见了20多位女生才最终选定女主角。</text:p>
      <text:p text:style-name="P4">
在文佩卿看来，香港电影业要活下去，最要紧的是“不要迷恋昔日辉煌”，对近来的小阳春也不要一味唱好。</text:p>
      <text:p text:style-name="P4">
她观察，近年香港电影收穫好票房，不少本地观众和评论也很支持香港电影，但她总是觉得，有时一味唱好并非好事：“那种支持有时让我觉得是在同情我们​​⋯⋯我们确实对香港观众的支持赖以为生，但我们还是要成长，要让香港作品可以走出香港，得到亚洲其他观众的支持。”</text:p>
      <text:h text:style-name="P12" text:outline-level="3">
<text:span text:style-name="T4">
<text:span text:style-name="T4">
中国市场不确定、外国市场难推销，香港电影放眼何方？</text:span>
</text:span>
</text:h>
      <text:p text:style-name="P4">
在80、90年代黄金时期，香港电影每年产量过百部，至90年代末一路下滑，至今每年只有40至60部，包括合拍片和港产片。过去一年多儘管部分电影票房高涨，但总体产量仍然低迷。2022年数据仍未公布。</text:p>
      <text:p text:style-name="P4">
<draw:frame draw:style-name="fr1" draw:name="Image54" text:anchor-type="as-char" svg:width="6.9236in" svg:height="9.645291in" draw:z-index="0">
<draw:image xlink:href="../Images/rfamandarin/2023-05-18T10-00-00-04-00/000009.png" xlink:type="simple" xlink:show="embed" xlink:actuate="onLoad" draw:mime-type="image/png"/>
</draw:frame>
香港电影90年代中告别高峰时期，票房和产量均下跌／报导者  <text:a xlink:type="simple" xlink:href="https://www.rfa.org/mandarin/zhuanlan/baodaozheshijian/mrpt-05162023091850.html/7c219ad43-99996e2f96fb5f71905e744ee34e2d544a52259ad85cf06642671f-7968623f548c752291cf57474e0b8dcc-58315c0e8005.png" text:style-name="Internet_20_link" text:visited-style-name="Visited_20_Internet_20_Link">
</text:a>
</text:p>
      <text:p text:style-name="P4">
在港片高峰时期，中国戏院市场仍未开放，港片除了本地票房外，主要靠“卖埠”来获利，外销台湾、韩国和东南亚。製片商还向海外投资者推销“片花”，以拍摄计划、明星阵容与预告片吸引投资，有时电影还没拍完，已经回本了。</text:p>
      <text:p text:style-name="P4">
时至今日，假使不走中港合拍之路，香港电影单靠本地市场不容易回本，除了製作，还有宣传发行等成本。“拍片用了一千万，如果票房有二千万，我还是得赔本。不去想其他市场的话，根本不能养得起电影工业，”郑保瑞表示，香港电影人还是要思考如何打入其他市场。</text:p>
      <text:p text:style-name="P4">
“合拍片能够继续的就当然继续做，但除了香港与中国大陆之外，还有其他市场吗？”郑保瑞说，香港电影人过去十多年主要依靠中、港“两条腿走路”，现在要积极寻找“第三条腿”。</text:p>
      <text:p text:style-name="P4">
这也正是文佩卿想做的。她判断中国市场太多不确定性，希望“把香港作品带出香港，重新面对整个亚洲”。不过她坦言前路坎坷，“香港电影已经不能再如以往一样高姿态走出国际，让星马韩台向上仰望，不是这样的，我们现在走出去只是nothing（什麽都不是）！）”文佩卿直言。</text:p>
      <text:p text:style-name="P4">
<draw:frame draw:style-name="fr1" draw:name="Image55" text:anchor-type="as-char" svg:width="6.9236in" svg:height="4.61631in" draw:z-index="0">
<draw:image xlink:href="../Images/rfamandarin/2023-05-18T10-00-00-04-00/000010.png" xlink:type="simple" xlink:show="embed" xlink:actuate="onLoad" draw:mime-type="image/png"/>
</draw:frame>
监製文佩卿说，香港电影今不如昔，现在去海外市场推广是“nothing”。她希望把香港作品带出香港，重新面对整个亚洲。（摄影／陈朗熹）  <text:a xlink:type="simple" xlink:href="https://www.rfa.org/mandarin/zhuanlan/baodaozheshijian/mrpt-05162023091850.html/8.jpg" text:style-name="Internet_20_link" text:visited-style-name="Visited_20_Internet_20_Link">
</text:a>
</text:p>
      <text:p text:style-name="P4">
文佩卿从事海外发行工作多年，清楚香港电影如今出海困难，如《饭戏攻心》等在香港票房大卖的电影，到了台湾、日韩一样“惨澹、冷清”。她认为这是因为香港电影剧本的视野仍然不足以连结海外观众：在台湾，能有不俗票房的港片往往是有众多宣传资源的中港合拍大片，而如“四字导演”的作品往往票房惨淡；在东南亚，“投资者仍然只会对动作类型、由老一辈演员担纲的电影比较有信心，因为当地市场会关注的仍然是这些千禧年前香港电影的元素。”</text:p>
      <text:p text:style-name="P4">
不过文佩卿指，伴随着港人大离散，在英国、北美和澳洲的主要城市，一些香港电影在当地票房不俗：“三地（英、美加、澳洲）的发行商都还在看能收到多少（票房），以及他们都落地不久，刚刚在当地发展业务，但我觉得是正面的，开心多了这三个埠（点）。”</text:p>
      <text:p text:style-name="P4">
何爵天则认为，依靠外埠暂时不太可行，以《正义迴廊》为例，在台湾票房只约新台币60万元，而在英国与北美也仅收穫百馀万港元。他借鑑《饭戏攻心》与《毒舌大状》等经验，认为先主打香港市场，再以引进片方式进入中国，或是可探索的出路，但心态上不要为了进入中国而迁就创作。</text:p>
      <text:p text:style-name="P4">
“要有一个心态，可以引进就引进，引进不了就算，不用特地去迁就一些题材，”何爵天说。</text:p>
      <text:h text:style-name="P12" text:outline-level="3">
<text:span text:style-name="T4">
<text:span text:style-name="T4">
小阳春后见真章：重新面对常态市场，一年拍好一部作品</text:span>
</text:span>
</text:h>
      <text:p text:style-name="P4">
<text:span text:style-name="T4">
 <draw:frame draw:style-name="fr1" draw:name="Image56" text:anchor-type="as-char" svg:width="6.9236in" svg:height="4.61631in" draw:z-index="0">
<draw:image xlink:href="../Images/rfamandarin/2023-05-18T10-00-00-04-00/000011.png" xlink:type="simple" xlink:show="embed" xlink:actuate="onLoad" draw:mime-type="image/png"/>
</draw:frame>
不少香港电影人感觉，2023年春天之后，才是香港电影见真章的时刻。（摄影／陈朗熹）  <text:a xlink:type="simple" xlink:href="https://www.rfa.org/mandarin/zhuanlan/baodaozheshijian/mrpt-05162023091850.html/9.jpg" text:style-name="Internet_20_link" text:visited-style-name="Visited_20_Internet_20_Link">
</text:a>
</text:span>
</text:p>
      <text:p text:style-name="P4">
进入今年4月，港产片的现象级票房开始难以为继。</text:p>
      <text:p text:style-name="P4">
导演何爵天说，当香港与国际、中国通关后，市民大量报復性出行旅游，电影院马上冷清起来，本地明星应援包场的场数也大幅减少。他的新片《死尸死时四十四》的票房比预期增长要慢；同期上映、曾在金马奖斩获影帝后等不少重要奖项的《白日青春》、《灯火阑珊》票房惨淡。</text:p>
      <text:p text:style-name="P4">
不少香港电影人感觉，2023年春天之后，才是香港电影见真章的时刻。除了让电影重新面对常态市场外，也要看新一代导演的第二、第三部作品的质量、口碑和票房。</text:p>
      <text:p text:style-name="P4">
在一个名为“四字导演”的即时聊天群组中，何爵天和林森、曾庆宏等多位导演常常聊天，“我们现在有一种围炉的感觉，一起去不同影展，又可以聊下票房，”何爵天说。</text:p>
      <text:p text:style-name="P4">
对文佩卿而言，无论如何，香港电影这大屋早已被大火烧尽，但这也意味着，众人可以从头来过，而此刻，改变已经开始。她很开心看到新世代一辈的导演通力合作，良性竞争。</text:p>
      <text:p text:style-name="P4">
文佩卿坦诚，目前香港电影工业必须有创意地依靠不同外力，例如可以是香港资金、台湾或日本导演、外国公司做后期製作等。“我们要成长，我们要学习，”她说，香港电影目前最迫切的任务就是尽量多拍，多成长。</text:p>
      <text:p text:style-name="P4">
何爵天有时也羡慕，香港电影人在黄金时代可以一年开拍好几部电影，“今时今日一年能拍好一部电影已经很好了。”何爵天说，在忙跑戏院谢票之外，他一边接广告活，一边构思着下一部作品。</text:p>
      <text:p text:style-name="P4">
<text:span text:style-name="T5">
※本报导为《报导者》与自由亚洲电台（RFA）中文部共同製作。</text:span>
</text:p>
      <text:p text:style-name="P4">
Source: <text:a xlink:type="simple" xlink:href="https://www.rfa.org/mandarin/zhuanlan/baodaozheshijian/mrpt-05162023091850.html" text:style-name="Internet_20_link" text:visited-style-name="Visited_20_Internet_20_Link">
https://www.rfa.org/mandarin/zhuanlan/baodaozheshijian/mrpt-05162023091850.html</text:a>
</text:p>
      <!--NEWS-->
      <text:h text:style-name="P10" text:outline-level="1">
<text:span text:style-name="T4">
私人企业携手太空总署 应用卫星遏止气候变迁</text:span>
</text:h>
      <text:p text:style-name="P4">
Publisher: 法新社</text:p>
      <text:p text:style-name="P4">
Published Time: 2023-05-18T10:02:09+00:00</text:p>
      <text:p text:style-name="P4">
Modified Time: 2023-05-18T09:50:01+00:00</text:p>
      <text:p text:style-name="P4">
Description: （法新社华盛顿18日电） 从可以准确定位工业污染源，到可以追踪飓风每小时动态的卫星，太空已成为遏止气候变迁的主要领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5-18T10-02-09-00-00/000000.png" xlink:type="simple" xlink:show="embed" xlink:actuate="onLoad" draw:mime-type="image/png"/>
</draw:frame>
</text:p>
      <text:p text:style-name="P4">
发射卫星促进太空总署和私人企业之间的合作，合作成果最丰硕的领域包括追踪温室气体排放。</text:p>
      <text:p text:style-name="P4">
欧洲联盟太空计画哥白尼（Copernicus）任务的其中一颗卫星，定期监测大气中非常强的温室气体甲烷。这颗卫星扫描整个地球的解析度为几公里，因此难以精准锁定确切的来源，这时候私人企业就派上用场。</text:p>
      <text:p text:style-name="P4">
加拿大环境监测公司GHGSat目前有9颗小卫星在轨道上，每颗都有微波炉那么大。它们的任务是飞越石油和天然气设施的上空，监测甲烷有无泄漏。透过在高度较低的轨道上运行，这些卫星可以详细查看每个设施的状况。</text:p>
      <text:p text:style-name="P4">
GHGSat创办人杰曼（StephaneGermain）告诉法新社：「把卫星想成是广角镜头相机，而不是长焦镜头相机。」哥白尼团队与GHGSat经常保持联系，告诉GHGSat该把相机镜头瞄准何处。</text:p>
      <text:p text:style-name="P4">
GHGSat之后将其资讯出售给石油公司，例如道达尔集团（Total）、雪佛龙公司（Chevron）、埃克森美孚公司（ExxonMobil）和壳牌集团（Shell）。</text:p>
      <text:p text:style-name="P4">
杰曼说：「越来越多企业对此感兴趣，因为他们意识到必须更加了解自己的碳足迹。」特别是因为他们的客户坚持要更加妥善计算碳排的生命周期。</text:p>
      <text:p text:style-name="P4">
GHGSat估计它已经阻止相当于1000万吨二氧化碳进入大气层，也就是130万个家庭一年的能源使用量。</text:p>
      <text:p text:style-name="P4">
法国的AbsolutSensing等公司也计划进入该领域。另一家公司Kayrros虽然没有自己的卫星，但正在分析哥白尼的数据，来追踪最大宗甲烷外泄状况。（译者：陈昱婷/核稿：陈政一）</text:p>
      <text:p text:style-name="P4">
Source: <text:a xlink:type="simple" xlink:href="https://www.rfi.fr/cn/%E7%A7%91%E5%AD%A6%E6%96%B0%E7%9F%A5/20230518-%E7%A7%81%E4%BA%BA%E4%BC%81%E4%B8%9A%E6%90%BA%E6%89%8B%E5%A4%AA%E7%A9%BA%E6%80%BB%E7%BD%B2-%E5%BA%94%E7%94%A8%E5%8D%AB%E6%98%9F%E9%81%8F%E6%AD%A2%E6%B0%94%E5%80%99%E5%8F%98%E8%BF%81" text:style-name="Internet_20_link" text:visited-style-name="Visited_20_Internet_20_Link">
https://www.rfi.fr/cn/%E7%A7%91%E5%AD%A6%E6%96%B0%E7%9F%A5/20230518-%E7%A7%81%E4%BA%BA%E4%BC%81%E4%B8%9A%E6%90%BA%E6%89%8B%E5%A4%AA%E7%A9%BA%E6%80%BB%E7%BD%B2-%E5%BA%94%E7%94%A8%E5%8D%AB%E6%98%9F%E9%81%8F%E6%AD%A2%E6%B0%94%E5%80%99%E5%8F%98%E8%BF%81</text:a>
</text:p>
      <!--NEWS-->
      <text:h text:style-name="P10" text:outline-level="1">
<text:span text:style-name="T4">
台灣「三腳督」總統選戰開打 如何牽動中美？</text:span>
</text:h>
      <text:p text:style-name="P4">
Author: None (Language: zh)</text:p>
      <text:p text:style-name="P4">
Publisher: None</text:p>
      <text:p text:style-name="P4">
Time: 2023-05-18T10:20:00Z</text:p>
      <text:p text:style-name="P4">
Description: 隨著主要反對黨參選人出爐，台灣2024年總統選戰正式開打。來自台灣兩大黨和第三勢力的3位候選人——賴清德、侯友宜、柯文哲，如何迎戰兩岸議題？當前選情將如何影響未來的台海局勢？</text:p>
      <text:p text:style-name="P4">
Videos: []</text:p>
      <text:p text:style-name="P4">
Images: ["<text:a xlink:type="simple" xlink:href="https://static.dw.com/image/63899923_303.jpg" text:style-name="Internet_20_link" text:visited-style-name="Visited_20_Internet_20_Link">
63899923_303.jpg</text:a>
", "<text:a xlink:type="simple" xlink:href="https://static.dw.com/image/65667806_401.jpg" text:style-name="Internet_20_link" text:visited-style-name="Visited_20_Internet_20_Link">
65667806_401.jpg</text:a>
", "<text:a xlink:type="simple" xlink:href="https://static.dw.com/image/65636419_401.jpg" text:style-name="Internet_20_link" text:visited-style-name="Visited_20_Internet_20_Link">
65636419_401.jpg</text:a>
", "<text:a xlink:type="simple" xlink:href="https://static.dw.com/image/65656818_401.jpg" text:style-name="Internet_20_link" text:visited-style-name="Visited_20_Internet_20_Link">
65656818_401.jpg</text:a>
", "<text:a xlink:type="simple" xlink:href="https://static.dw.com/image/65656798_401.jpg" text:style-name="Internet_20_link" text:visited-style-name="Visited_20_Internet_20_Link">
65656798_401.jpg</text:a>
"]</text:p>
      <text:p text:style-name="P4">
Subject: 时政风云</text:p>
      <text:p text:style-name="P4">
Subjects: ['南希·佩洛西', '专题报道：习近平访美']</text:p>
      <text:p text:style-name="P4">
Keywords: ['台湾总统选举', '总统候选人', '赖清德', '侯友宜', '柯文哲', '中美关系', '两岸关系']</text:p>
      <text:p text:style-name="P4">
ID: 65668512</text:p>
      <!--METADATA-->
      <text:p text:style-name="P4">
<text:a xlink:type="simple" xlink:href="https://www.dw.com/zh/overlay/image/article/65668512/63899923" text:style-name="Internet_20_link" text:visited-style-name="Visited_20_Internet_20_Link">
 <draw:frame draw:style-name="fr1" draw:name="Image58" text:anchor-type="as-char" svg:width="6.9236in" svg:height="3.896998in" draw:z-index="0">
<draw:image xlink:href="../Images/dwzh/2023-05-18T10-20-00Z/63899923_303.jpg" xlink:type="simple" xlink:show="embed" xlink:actuate="onLoad" draw:mime-type="image/jpeg"/>
</draw:frame>
</text:a>
</text:p>
      <text:p text:style-name="P4">
台灣總統大選明年1月登場，目前確定的3位候選人在兩岸策略上各持論調。</text:p>
      <text:p text:style-name="P4">
（德國之聲中文網）台灣總統選舉倒數8個月， <text:a xlink:type="simple" xlink:href="https://www.dw.com/zh/zh/確定參選台灣總統-國民黨侯友宜怎談兩岸/a-65659181" text:style-name="Internet_20_link" text:visited-style-name="Visited_20_Internet_20_Link">
 </text:a>
，與民進黨賴清德、民眾黨柯文哲共同角逐台灣領導人之位。《華爾街日報》分析，隨著中美角力加劇、兩岸局勢升溫，這場選舉將對世界前二大經濟體的關係產生重大影響。</text:p>
      <text:p text:style-name="P4">
在主要政黨確定候選人之前， <text:a xlink:type="simple" xlink:href="https://www.dw.com/zh/zh/台灣總統大選戰爭與和平之間的抉擇/a-65415439" text:style-name="Internet_20_link" text:visited-style-name="Visited_20_Internet_20_Link">
 </text:a>
。台灣國立中正大學政治系教授蔡榮祥告訴《華爾街日報》，如果選民選擇了一個對中國比較友善的候選人，將引發對美國印太戰略如何持續下去的疑慮。</text:p>
      <text:p text:style-name="P4">
過去，倡導須與中國建立緊密關係的國民黨，一直在台灣政壇佔有主導地位，但在中國對台立場轉為強硬、香港爆發反修例運動之後，國民黨在前兩次總統大選接連失利、敗給了民進黨。</text:p>
      <text:p text:style-name="P4">
今年3月，台灣民進黨總統蔡英文訪美之際，前國民黨總統馬英九也隨之訪中，再度顯示兩岸議題始終為明年總統大選的主要話題。近年來，國民黨也一直在「與中國保持友好」和「台灣民眾對北京的負面觀感」之間努力尋找平衡。</text:p>
      <text:p text:style-name="P4">
<draw:frame draw:style-name="fr1" draw:name="Image59" text:anchor-type="as-char" svg:width="6.9236in" svg:height="3.896998in" draw:z-index="0">
<draw:image xlink:href="../Images/dwzh/2023-05-18T10-20-00Z/65667806_401.jpg" xlink:type="simple" xlink:show="embed" xlink:actuate="onLoad" draw:mime-type="image/jpeg"/>
</draw:frame>
</text:p>
      <text:p text:style-name="P4">
台灣新北市長侯友宜（右二）17日預計於中常會接受國民黨徵召參選2024總統選舉</text:p>
      <text:p text:style-name="P4">
目前台灣3位總統候選人在兩岸策略上各持論調：侯友宜被認為立場模糊、走「中間路線」；賴清德自稱「台獨務實工作者」、認為此次選舉是「民主與獨裁」的抉擇；柯文哲則在近期喊出「台灣自主、兩岸和平」的口號。</text:p>
      <text:p text:style-name="P4">
從他們的立場，可一窺各政黨將如何迎戰台海議題，以及這場選戰將如何影響中美關係的未來走向。</text:p>
      <text:h text:style-name="P12" text:outline-level="3">
<text:span text:style-name="T4">
國民黨出招：打「折衷」牌</text:span>
</text:h>
      <text:p text:style-name="P4">
專家分析，國民黨提名侯友宜參選總統是「非同尋常」的選擇。</text:p>
      <text:p text:style-name="P4">
國立中正大學政治系教授蔡榮祥向《華爾街日報》表示，侯友宜與多數國民黨高層不同，其家族在1949年國共內戰之前就已紮根台灣。現年66歲的他，兩度當選台灣新北市市長，並曾任警政署署長，期間鮮少發表兩岸立場或公開談論政黨政治。</text:p>
      <text:p text:style-name="P4">
分析指，侯友宜的本省籍背景和務實風格，令他在選民中廣受歡迎。舉例來說，他在發表參選演講時，時而從國語切換到台語，這令台灣人感到親切，因為愈來愈少台灣人認為自己是中國人，使用台語是一種對當地文化的認可。</text:p>
      <text:p text:style-name="P4">
不過，侯友宜似乎缺乏與北京或華盛頓打交道的經驗，他至今的兩岸論述比起其他政黨候選人，也相對模糊。</text:p>
      <text:p text:style-name="P4">
今年以來，他曾以「杯水論」比喻中華民國和台灣，強調兩者屬於共生關係，並稱自己反對「一國兩制」，將「確保中華民國台灣主權不被侵蝕，自由民主憲政體制不被破壞」；然而，他同時也表態反對「台獨」，稱「台獨沒有法律根據」，因為依照憲法，<text:a xlink:type="simple" xlink:href="https://www.dw.com/zh/zh/客座評論中華民國的世說新語/a-65487601" text:style-name="Internet_20_link" text:visited-style-name="Visited_20_Internet_20_Link">
 </text:a>
 。</text:p>
      <text:p text:style-name="P4">
蔡榮祥分析，與國民黨其他領導人相比，侯友宜似乎試圖對兩岸關係採取較中間的立場。</text:p>
      <text:p text:style-name="P4">
<draw:frame draw:style-name="fr1" draw:name="Image60" text:anchor-type="as-char" svg:width="6.9236in" svg:height="3.896998in" draw:z-index="0">
<draw:image xlink:href="../Images/dwzh/2023-05-18T10-20-00Z/65636419_401.jpg" xlink:type="simple" xlink:show="embed" xlink:actuate="onLoad" draw:mime-type="image/jpeg"/>
</draw:frame>
</text:p>
      <text:p text:style-name="P4">
侯友宜（圖）的與誰搭檔參選台灣正副總統引起議論，目前最熱門的可能人選是台灣大學卸任校長管中閔。</text:p>
      <text:p text:style-name="P4">
在他確定參選之前，鴻海集團創辦人郭台銘曾表示願代表國民黨參選。郭台銘向選民呼籲：「投票給『高舉台獨、仇中抗中』的民進黨是危險的。」並稱台灣應避免「被迫選邊站」，成為美中之間「最直接的受害者」。</text:p>
      <text:p text:style-name="P4">
相較侯友宜，郭台銘的態度似乎更符合北京期望。台灣師大政治學者范世平17日向DW表示，中國更希望的是像郭台銘一樣的人，有意跟中國展開統一之後的政治談判，但侯友宜的說法可能代表他將拒絕往此一方向發展。</text:p>
      <text:p text:style-name="P4">
然而，中國日益增強其對台軍事行動，讓台灣選民對「親中」政策疑慮升高。《紐約時報》報導，國民黨遂將希望寄託於一種新型態的候選人身上：一名對內廣受歡迎、對外鮮少處理中國事務的地方領袖。侯友宜因此成為國民黨的理想人選，被期盼在兩岸議題上找出折衷方案。</text:p>
      <text:h text:style-name="P12" text:outline-level="3">
<text:span text:style-name="T4">
民進黨接招：從「抗中」轉向「反共」</text:span>
</text:h>
      <text:p text:style-name="P4">
隨著國民黨人選確定，民進黨的兩岸論述也再次備受矚目。2020年的台灣總統大選，民進黨以「抗中保台」贏得多數選票，但近期中國對台軍事動作頻頻，兩岸問題看似須更加謹慎以對；此標語仍否有利選戰，遭到黨內質疑。</text:p>
      <text:p text:style-name="P4">
去年底， <text:a xlink:type="simple" xlink:href="https://www.dw.com/zh/zh/台湾地方选举落幕-谁将角逐2024总统之位/a-63906623" text:style-name="Internet_20_link" text:visited-style-name="Visited_20_Internet_20_Link">
 </text:a>
 民進黨大敗， <text:a xlink:type="simple" xlink:href="https://www.dw.com/zh/zh/民进党九合一选战受挫-蔡英文辞党主席/a-63901321" text:style-name="Internet_20_link" text:visited-style-name="Visited_20_Internet_20_Link">
</text:a>
，由台灣副總統、此次民進黨總統參選人賴清德接任。此後，賴清德即多次提及「中華民國台灣」及「和平」。</text:p>
      <text:p text:style-name="P4">
<draw:frame draw:style-name="fr1" draw:name="Image61" text:anchor-type="as-char" svg:width="6.9236in" svg:height="3.896998in" draw:z-index="0">
<draw:image xlink:href="../Images/dwzh/2023-05-18T10-20-00Z/65656818_401.jpg" xlink:type="simple" xlink:show="embed" xlink:actuate="onLoad" draw:mime-type="image/jpeg"/>
</draw:frame>
</text:p>
      <text:p text:style-name="P4">
賴清德作為民進黨總統參選人，演講時被學生問及是否擔心美國因為自己的「台獨」色彩而不放心他作總統。</text:p>
      <text:p text:style-name="P4">
2018年， <text:a xlink:type="simple" xlink:href="https://www.dw.com/zh/zh/賴清德如何出線-還有誰想選台灣總統/a-65005404" text:style-name="Internet_20_link" text:visited-style-name="Visited_20_Internet_20_Link">
 </text:a>
，強調「台灣是主權獨立的國家，與中國互不隸屬」，遭國台辦發言人回應，賴清德言論「十分危險且自不量力」，將自食惡果。</text:p>
      <text:p text:style-name="P4">
16日，在一場政治大學學生座談會上，賴清德被問及是否擔心美國因為自己的「台獨」色彩恐提高戰爭風險，而不放心他作為台灣總統。他答道，「務實」就是根據事實，台灣定期改選政府，已經是一個主權獨立的國家，因此不必另行宣布獨立。</text:p>
      <text:p text:style-name="P4">
然而，台媒《聯合報》7日曾援引不具名消息人士報導，賴清德與其兩岸選戰策士近期曾多次私下討論，欲將其2024年選戰論述更加聚焦於「和平保台」、「反共不反中」，因為此說法更符合賴清德主張的「民主、繁榮、和平」立場，也能減少被在野黨曲解的空間。</text:p>
      <text:p text:style-name="P4">
至於從「抗中保台」轉向「和平保台」，是否意味民進黨的兩岸論述出現變化。有民進黨人士告訴《聯合報》，立場始終一致，當中共武力犯台或軍事威脅時，當然是抗中保台，平時則是努力和平協商、不挑釁。</text:p>
      <text:p text:style-name="P4">
該黨內人士指出，賴清德日前也在一場黨務主管會議上談及，抗中保台的「抗」是抵抗侵略，而非要和中國對抗；未來團隊內部共識是更聚焦「反共」。</text:p>
      <text:p text:style-name="P4">
國立政治大學國際關係學教授黃奎博告訴《紐約時報》，賴清德若獲勝，可能意味著中國將繼續現行的台灣政策，將台灣排除在任何高層接觸之外，而台美密切關係也將持續。而若是侯友宜獲勝，則可能重新打通中國與台灣的溝通渠道，緩和軍事緊張局勢，從而減輕台灣須與美國加強聯繫的壓力。</text:p>
      <text:h text:style-name="P12" text:outline-level="3">
<text:span text:style-name="T4">
第三勢力有無勝算？</text:span>
</text:h>
      <text:p text:style-name="P4">
除了兩大黨之外，2019年甫成立的台灣民眾黨，也確定由該黨主席、前台北市市長柯文哲參選。4月初， <text:a xlink:type="simple" xlink:href="https://www.dw.com/zh/zh/柯文哲将以台湾总统大选参选人身份赴美访问/a-64899690" text:style-name="Internet_20_link" text:visited-style-name="Visited_20_Internet_20_Link">
</text:a>
，藉此與美方就「外交及兩岸關係等問題」交換意見。</text:p>
      <text:p text:style-name="P4">
本月初，柯文哲正式於黨部登記參選總統後，隨即於個人臉書發文表示，台灣需要一個理性、務實、科學的領導者，自己會以「台灣自主、兩岸和平」為核心，發展穩定區域經貿關係、與對岸展開溝通對話，務實爭取台灣最大生存空間。</text:p>
      <text:p text:style-name="P4">
<draw:frame draw:style-name="fr1" draw:name="Image62" text:anchor-type="as-char" svg:width="6.9236in" svg:height="3.896998in" draw:z-index="0">
<draw:image xlink:href="../Images/dwzh/2023-05-18T10-20-00Z/65656798_401.jpg" xlink:type="simple" xlink:show="embed" xlink:actuate="onLoad" draw:mime-type="image/jpeg"/>
</draw:frame>
</text:p>
      <text:p text:style-name="P4">
民眾黨總統參選人柯文哲，將該黨定位為台灣兩大黨之間的第三條出路</text:p>
      <text:p text:style-name="P4">
今年3月，他也在一場黨內演講中指出，台灣沒有「九二共識」，「九六共識」才符合台灣當前實況。「九六共識」是由台灣前副總統呂秀蓮所提出，指台灣在1996年3月23日首次民選總統之後，就已明確確立為一主權國家，不為其他國家所控制。</text:p>
      <text:p text:style-name="P4">
雖然民眾黨成立時間不長，在台灣立法院113個議席中也只佔5席，但是民眾黨將自己定位為兩大黨之間的第三條出路，在中間和青年選民中頗具吸引力。</text:p>
      <text:p text:style-name="P4">
柯文哲曾批評民進黨對中國「pro-war」（好戰），國民黨則是「toodeferential」（太順從），是兩個極端。他指出，兩岸和平的最佳策略就是「避戰」，但同時也要加強備戰、不畏戰；民眾黨預計將在選戰中提出更多具體的國防戰略、兵役制度論述。</text:p>
      <text:p text:style-name="P4">
16日，在國民黨宣布候選人之前，台灣民意基金會公布的民調顯示，在「賴、侯、柯」2024總統競選組合之中，賴清德支持度最高、獲35.8%選民支持，侯友宜居中（27.6%），柯文哲以些微差距墊底（25.1%）。</text:p>
      <text:p text:style-name="P4">
候選人全部底定之後，入口網站《Yahoo奇摩》17日也發布一項網路民調結果，被問及「三黨2024總統參選人出爐，你看好誰能當選？」有33.4％台灣民眾看好侯友宜；29.3％支持賴清德；25.1％力挺民眾黨柯文哲；另有12.2％民眾表示「不知道／沒意見」。</text:p>
      <text:p text:style-name="P4">
距離台灣總統大選時間愈近，候選人之間的競爭勢必愈加激烈。針對兩岸關係，三方人馬將接續出台何種口號、策略，值得各界關注。</text:p>
      <text:p text:style-name="P4">
（綜合報導；DW記者周昱君對此文亦有貢獻）</text:p>
      <text:p text:style-name="P4">
Source: <text:a xlink:type="simple" xlink:href="https://www.dw.com/zh/台灣「三腳督」總統選戰開打-如何牽動中美？/a-65668512" text:style-name="Internet_20_link" text:visited-style-name="Visited_20_Internet_20_Link">
https://www.dw.com/zh/台灣「三腳督」總統選戰開打-如何牽動中美？/a-65668512?maca=chi-rss-chi-all-1127-rdf</text:a>
</text:p>
      <!--NEWS-->
      <text:h text:style-name="P10" text:outline-level="1">
<text:span text:style-name="T4">
台北市府派代表至上海讨论「双城论坛」筹备</text:span>
</text:h>
      <text:p text:style-name="P4">
Author: None (Language: zh)</text:p>
      <text:p text:style-name="P4">
Publisher: None</text:p>
      <text:p text:style-name="P4">
Time: 2023-05-18T10:26:00Z</text:p>
      <text:p text:style-name="P4">
Description: 一年一度的上海、台北「双城论坛」有望在今年夏天以实体线下形式举办。台北市长蒋万安今表示，已经派出市府代表至上海讨论双城论坛以及观光、体育等议题。被问到是否亲自出席，他仅回答：细节仍在规划中。</text:p>
      <text:p text:style-name="P4">
Videos: []</text:p>
      <text:p text:style-name="P4">
Images: ["<text:a xlink:type="simple" xlink:href="https://static.dw.com/image/62560439_303.jpg" text:style-name="Internet_20_link" text:visited-style-name="Visited_20_Internet_20_Link">
62560439_303.jpg</text:a>
", "<text:a xlink:type="simple" xlink:href="https://static.dw.com/image/19495970_401.jpg" text:style-name="Internet_20_link" text:visited-style-name="Visited_20_Internet_20_Link">
19495970_401.jpg</text:a>
", "<text:a xlink:type="simple" xlink:href="https://static.dw.com/image/15606874_7.jpg" text:style-name="Internet_20_link" text:visited-style-name="Visited_20_Internet_20_Link">
15606874_7.jpg</text:a>
"]</text:p>
      <text:p text:style-name="P4">
Subject: 时政风云</text:p>
      <text:p text:style-name="P4">
Subjects: ['上海', '台湾']</text:p>
      <text:p text:style-name="P4">
Keywords: ['上海', '台北', '双城论坛', '蒋万安', '两岸关系']</text:p>
      <text:p text:style-name="P4">
ID: 65668756</text:p>
      <!--METADATA-->
      <text:p text:style-name="P4">
<text:a xlink:type="simple" xlink:href="https://www.dw.com/zh/overlay/image/article/65668756/62560439" text:style-name="Internet_20_link" text:visited-style-name="Visited_20_Internet_20_Link">
 <draw:frame draw:style-name="fr1" draw:name="Image63" text:anchor-type="as-char" svg:width="6.9236in" svg:height="3.896998in" draw:z-index="0">
<draw:image xlink:href="../Images/dwzh/2023-05-18T10-26-00Z/62560439_303.jpg" xlink:type="simple" xlink:show="embed" xlink:actuate="onLoad" draw:mime-type="image/jpeg"/>
</draw:frame>
</text:a>
</text:p>
      <text:p text:style-name="P4">
台北市长蒋万安派出市府代表访问上海（资料照片）</text:p>
      <text:p text:style-name="P4">
（德国之声中文网）又名「双城论坛」的台北市和上海市官方对话活动 <text:a xlink:type="simple" xlink:href="https://www.dw.com/zh/zh/記者手記台北上海雙城論壇從熱鬧到冷清/a-62546805" text:style-name="Internet_20_link" text:visited-style-name="Visited_20_Internet_20_Link">
</text:a>
即将在今年夏天举办，这也是现任台北市长蒋万安上任后的首届双城论坛。</text:p>
      <text:p text:style-name="P4">
蒋万安在5月18日出席活动接受媒体访问时证实，已经派出市府代表赴上海讨论双城论坛等事宜。他提到，目前已抵达上海的台北市政府副秘书王秋冬除了将讨论观光、体育以及双城论坛等议题，也会与上海台商团体见面餐叙。</text:p>
      <text:h text:style-name="P12" text:outline-level="3">
<text:span text:style-name="T4">
三年来首次线下论坛</text:span>
</text:h>
      <text:p text:style-name="P4">
受到新冠疫情影响，2020年至2022年3年间的双城论坛均以视频形式举行。去年的论坛是由台北市主办，今年随着边境管制解除，预计本届论坛将以线下形式于上海举行。</text:p>
      <text:p text:style-name="P4">
蒋万安受访时指出，会秉持「对等尊严、善意互惠」原则参与双城论坛。不过对于媒体提问，他本人此次是否会亲赴上海出席？蒋万安仅答道：很多细节都还在规划讨论中。</text:p>
      <text:h text:style-name="P12" text:outline-level="3">
<text:span text:style-name="T4">
台商表示支持</text:span>
</text:h>
      <text:p text:style-name="P4">
据中央社报导，一名上海台商向中央社表示：因为疫情等原因导致这3年双边的交流淡了，而且台北、上海的主事者都有变动，因此希望藉由双城论坛「为疫后的两岸关系吹起暖风」。</text:p>
      <text:p text:style-name="P4">
自2010年时任台北市长郝龙斌任内开始，双城论坛每年由台北及上海官方轮流主办，互相参访交流，直到2020年受新冠疫情，改为视频形式举行。</text:p>
      <text:h text:style-name="P12" text:outline-level="3">
<text:span text:style-name="T4">
中国军演继续 两岸民众如何看待？</text:span>
</text:h>
      <text:h text:style-name="P12" text:outline-level="3">
<text:span text:style-name="T4">
「共机不扰台」才举办？</text:span>
</text:h>
      <text:p text:style-name="P4">
事实上， <text:a xlink:type="simple" xlink:href="https://www.dw.com/zh/zh/中國軍演擴及台灣東部-或成圍台新模式/a-65270238" text:style-name="Internet_20_link" text:visited-style-name="Visited_20_Internet_20_Link">
 </text:a>
，是否继续举办双城论坛也一度成为台湾政坛的政论焦点。蒋万安在去年竞选市长期间曾称，举办双城论坛前提是「共机不扰台、对方释善意、双方要对等」。</text:p>
      <text:p text:style-name="P4">
不过，他在今年初接受《联合报》专访时则称：民众对于实体举办论坛有殷切期盼，且双城论坛也收获了实质成果，因此他认为双城论坛会持续办下去，也应该要持续办下去，特别在目前两岸局势下有它的重要性存在。</text:p>
      <text:p text:style-name="P4">
<draw:frame draw:style-name="fr1" draw:name="Image64" text:anchor-type="as-char" svg:width="6.9236in" svg:height="3.896998in" draw:z-index="0">
<draw:image xlink:href="../Images/dwzh/2023-05-18T10-26-00Z/19495970_401.jpg" xlink:type="simple" xlink:show="embed" xlink:actuate="onLoad" draw:mime-type="image/jpeg"/>
</draw:frame>
</text:p>
      <text:p text:style-name="P4">
2016年，当时的上海市委常委沙海林代表上海市长杨雄出席双城论坛</text:p>
      <text:h text:style-name="P12" text:outline-level="3">
<text:span text:style-name="T4">
论坛过往成果</text:span>
</text:h>
      <text:p text:style-name="P4">
自2014年由民进党支持的柯文哲当选了台北市长，双城论坛涉及的政治话题已经从原先的市政上升至两岸层面。</text:p>
      <text:p text:style-name="P4">
接着在2016年民进党籍的蔡英文当选总统后，国台办与陆委会、海协会与海基会等两岸沟通管道接连停摆。因此双城论坛是目前两岸间仅存的、仍会每年定期举行的官方正式交流。</text:p>
      <text:p text:style-name="P4">
<draw:frame draw:style-name="fr1" draw:name="Image65" text:anchor-type="as-char" svg:width="6.9236in" svg:height="3.89389in" draw:z-index="0">
<draw:image xlink:href="../Images/dwzh/2023-05-18T10-26-00Z/15606874_7.jpg" xlink:type="simple" xlink:show="embed" xlink:actuate="onLoad" draw:mime-type="image/jpeg"/>
</draw:frame>
</text:p>
      <text:p text:style-name="P4">
台北的垃圾分类垃圾桶</text:p>
      <text:p text:style-name="P4">
在2018年，时任上海副市长的周波到台北参加论坛时，将台北市的垃圾分类列为考察重点，上海官方后来也参考台北经验通过了「上海市生活垃圾管理条例」， <text:a xlink:type="simple" xlink:href="https://www.dw.com/zh/zh/你是什么垃圾-上海人成垃圾分类排头兵/a-49446153" text:style-name="Internet_20_link" text:visited-style-name="Visited_20_Internet_20_Link">
</text:a>
 。</text:p>
      <text:p text:style-name="P4">
而2018年至2020年前后，上海官方大举整治包含苏州河和黄浦江在内的河岸景观，打通河滨长廊和水岸绿地，这亦是受到了台北市政府对于淡水河和基隆河水岸公园设计的启发，成为双城论坛一项不为人熟知的成果。</text:p>
      <text:p text:style-name="P4">
（综合报导）</text:p>
      <text:p text:style-name="P4">
Source: <text:a xlink:type="simple" xlink:href="https://www.dw.com/zh/台北市府派代表至上海讨论「双城论坛」筹备/a-65668756" text:style-name="Internet_20_link" text:visited-style-name="Visited_20_Internet_20_Link">
https://www.dw.com/zh/台北市府派代表至上海讨论「双城论坛」筹备/a-65668756?maca=chi-rss-chi-all-1127-rdf</text:a>
</text:p>
      <!--NEWS-->
      <text:h text:style-name="P10" text:outline-level="1">
<text:span text:style-name="T4">
“光州人权奖”如期颁予邹幸彤　代领奖友人：她象征香港的希望</text:span>
</text:h>
      <text:p text:style-name="P4">
Author: 自由亚洲电台粤语组报道</text:p>
      <text:p text:style-name="P4">
Publisher: Radio Free Asia (Organization)</text:p>
      <text:p text:style-name="P4">
Published Time: 2023-05-18T10:47:32-04:00</text:p>
      <text:p text:style-name="P4">
Modified Time: 2023-05-18T10:47:32-04:00</text:p>
      <text:p text:style-name="P4">
Description: 自由亚洲电台粤语组报道</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66" text:anchor-type="as-char" svg:width="6.9236in" svg:height="4.612011in" draw:z-index="0">
<draw:image xlink:href="../Images/rfamandarin/2023-05-18T10-47-32-04-00/000000.png" xlink:type="simple" xlink:show="embed" xlink:actuate="onLoad" draw:mime-type="image/png"/>
</draw:frame>
代表邹幸彤领取“光州人权奖”的友人，亦是韩国人权组织的秘书长。他接受本台专访指，代邹幸彤领奖后身份曝光，但无惧冒上禁足香港及大陆的风险。 <text:a xlink:type="simple" xlink:href="https://www.rfa.org/mandarin/yataibaodao/gangtai/hk-chow-05182023104009.html/@@images/image" text:style-name="Internet_20_link" text:visited-style-name="Visited_20_Internet_20_Link">
</text:a>
 粤语组制图</text:p>
      <text:p text:style-name="P4">
韩国最大人权组织“光州5．18纪念基金会”早前向还押中的香港前支联会副主席邹幸彤颁予人权奖，颁奖礼周四（18日）晚如期举行。代邹幸彤领奖的韩国人权组织秘书长接受本台专访指邹幸彤获奖，是象征著香港的希望。他表示领奖后身份曝光，或从此被禁足香港及大陆，但仍无畏无惧。他与邹幸彤认识逾10年，虽然身在韩国，每年“六四”都会为她到中国大使馆点起蜡烛，他希望邹幸彤早日获释回家。</text:p>
      <text:p text:style-name="P4">
“她就像烛光，是香港民主运动的希望，所以她有资格获光州人权奖。”</text:p>
      <text:p text:style-name="P4">
“虽然我在韩国，但我想为她点起烛光。在她得到释放之前，我会坚持每年六四都到中国大使馆外做相同的事。”</text:p>
      <text:p text:style-name="P4">
——邹幸彤相识逾10年的朋友。</text:p>
      <text:p text:style-name="P4">
代表邹幸彤领奖的，是总部位于首尔、关注全球人权问题的非政府组织“韩国国际团结之家”（Korean House for InternationalSolidarity）秘书长罗贤斐（Na Hyun-phil）。他发言时一度哽咽，并为邹幸彤读出演讲词，当中提到这个奖项是属于每位争取自由的港人，“这个人权奬代表了，大家是和香港人在一起的。”</text:p>
      <text:p text:style-name="P4">
<draw:frame draw:style-name="fr1" draw:name="Image67" text:anchor-type="as-char" svg:width="6.9236in" svg:height="3.86748in" draw:z-index="0">
<draw:image xlink:href="../Images/rfamandarin/2023-05-18T10-47-32-04-00/000001.png" xlink:type="simple" xlink:show="embed" xlink:actuate="onLoad" draw:mime-type="image/png"/>
</draw:frame>
罗贤斐在“光州5．18纪念基金会”上代邹幸彤领奖。（光州5．18纪念基金会Youtube直播截图）  <text:a xlink:type="simple" xlink:href="https://www.rfa.org/mandarin/yataibaodao/gangtai/hk-chow-05182023104009.html/9075cc2a-e200-4db6-9073-b1a78eea93a5.jpeg" text:style-name="Internet_20_link" text:visited-style-name="Visited_20_Internet_20_Link">
</text:a>
</text:p>
      <text:p text:style-name="P4">
<text:span text:style-name="T4">
代邹幸彤领奖后身份曝光 料日后无法踏足香港及大陆</text:span>
</text:p>
      <text:p text:style-name="P4">
罗贤斐接受本台访问，被问到为何会代邹幸彤领奖，罗贤斐先是叹了一口气，指港人因为安全原因，无法亲临现场，故邹幸彤的朋友联络他，因为知道他是邹幸彤珍重的朋友，又极关注香港人权问题。</text:p>
      <text:p text:style-name="P4">
<draw:frame draw:style-name="fr1" draw:name="Image68" text:anchor-type="as-char" svg:width="6.9236in" svg:height="5.1927in" draw:z-index="0">
<draw:image xlink:href="../Images/rfamandarin/2023-05-18T10-47-32-04-00/000002.png" xlink:type="simple" xlink:show="embed" xlink:actuate="onLoad" draw:mime-type="image/png"/>
</draw:frame>
 “韩国国际团结之家”（Korean Housefor International Solidarity）秘书长罗贤斐（Na Hyun-phil）（左）与邹幸彤相识逾10年。（受访者提供）  <text:a xlink:type="simple" xlink:href="https://www.rfa.org/mandarin/yataibaodao/gangtai/hk-chow-05182023104009.html/dd6c43ef-9e61-4bb6-bbfb-1d3f61151356.jpeg" text:style-name="Internet_20_link" text:visited-style-name="Visited_20_Internet_20_Link">
</text:a>
</text:p>
      <text:p text:style-name="P4">
罗贤斐说：主要原因是基于安全问题，因为现在香港人不能到韩国（代领奖），香港人出席光州人权颁奖礼有很大的风险，因为颁奖礼是一个公开的活动，所有资讯都是公开的，这代表中国政府会认出代为领奖的人。为了保护香港人，他们认为我作为韩国人比较适合，能够保护她的家人或朋友。</text:p>
      <text:p text:style-name="P4">
罗贤斐称在收到邀请后也经过一番深思熟虑，最后他毅然接受使命，情愿冒上禁足香港及大陆的风险。</text:p>
      <text:p text:style-name="P4">
罗贤斐说：因为中国官员已经知道我的行动，所以……我都不知道。我希望到香港去见其他香港朋友，不过我认为风险很大，我都很想到香港，但我不肯定我自己及其他朋友的安全，所以我想我会放弃这个机会，不再去香港或中国大陆。</text:p>
      <text:p text:style-name="P4">
<text:span text:style-name="T4">
好友邹幸彤入狱后 每年六四持烛光到中国大使馆求释放</text:span>
</text:p>
      <text:p text:style-name="P4">
2021年“六四”纪念日前夕，香港警方连续第二年以防疫为由禁止维园集会，邹幸彤表示以“个人名义”到场悼念。惟“六四”当日，邹幸彤即被港警以“涉嫌宣传未经批准集结”为由拘捕。</text:p>
      <text:p text:style-name="P4">
在邹幸彤被捕当日，罗贤斐印象深刻。他称当日看到新闻后，身在首尔的他，独自到中国大使馆外为邹幸彤点起烛光。</text:p>
      <text:p text:style-name="P4">
<draw:frame draw:style-name="fr1" draw:name="Image69" text:anchor-type="as-char" svg:width="6.9236in" svg:height="9.11427in" draw:z-index="0">
<draw:image xlink:href="../Images/rfamandarin/2023-05-18T10-47-32-04-00/000003.png" xlink:type="simple" xlink:show="embed" xlink:actuate="onLoad" draw:mime-type="image/png"/>
</draw:frame>
在邹幸彤被捕后，罗贤斐在六四33周年到中国驻韩大使馆外点起烛光。（受访者提供）  <text:a xlink:type="simple" xlink:href="https://www.rfa.org/mandarin/yataibaodao/gangtai/hk-chow-05182023104009.html/1897ac2f-de5c-437b-9954-68e2d0c276b6.jpg" text:style-name="Internet_20_link" text:visited-style-name="Visited_20_Internet_20_Link">
</text:a>
</text:p>
      <text:p text:style-name="P4">
罗贤斐说：我见到新闻，之后一个人带蜡烛到首尔的中国大使馆外守夜，促请当局释放邹幸彤。虽然我在韩国，但我想为她手持烛光，去年“六四”，我亦做了相同的事，带蜡烛到中国大使馆外守夜，可能今年都有一样的行动。在她得到释放之前，我会坚持每年“六四”都做同样的事。</text:p>
      <text:p text:style-name="P4">
<text:span text:style-name="T4">
与邹幸彤相识近12</text:span>
 <text:span text:style-name="T4">
年 指她“心系中国民主运动”</text:span>
</text:p>
      <text:p text:style-name="P4">
罗贤斐与邹幸彤相识近12年，两人初次见面，是2011年在台湾一个亚洲联合会议上，当时与其他国家人权组织代表讨论劳工权益问题。邹幸彤早期是中国劳工权益倡议者，在邹幸彤成为律师之前，两人已有交情，在香港或韩国都曾经碰面。罗贤斐形容，邹幸彤是一个良友，并对她印象深刻。</text:p>
      <text:p text:style-name="P4">
罗贤斐说：她是一个很真诚的人，对工人很有心，她坚持做正确的事，做人很有原则，即只要她认为是对的事情，就会去付诸行动。她真的很有热诚，为天安门事件举行烛光活动，她对于在香港能够举行烛光集会感到自豪，对此我印象很深刻。</text:p>
      <text:p text:style-name="P4">
<text:span text:style-name="T4">
香港公民社会瓦解 国安法后难再研究香港议题</text:span>
 ****</text:p>
      <text:p text:style-name="P4">
罗贤斐本身亦是国际劳工及人权议题倡议者，以往工作亦涉及香港人权状况，在2014年“雨伞运动”及2019年“反送中”运动时都曾到访香港，并在街上闻过催泪弹。不过，在2020年《港区国安法》实施后，随著“红线”收窄，他逐渐将研究重心转移至东南亚其他地方，例如缅甸、泰国、柬埔寨等，对于香港的关心变得“地下化”。</text:p>
      <text:p text:style-name="P4">
罗贤斐说：对香港现时没有行动，因为香港现时是一个沉默的社会，我们都找不到方法去争取香港民主。但无论如何，我们会观察著香港的情况，希望可以找到方法。</text:p>
      <text:p text:style-name="P4">
虽然重心转移，但是罗贤斐都有关注到香港公民社会瓦解的情况，对此感到很可惜，因为香港劳工组织曾为改善世界各地的劳工权益作出贡献。他记得当时职工盟曾经为韩国工人议题发声，包括在2016年到驻香港的韩国领事馆，抗议韩国政府拘捕韩国民主劳总主席，要求释放所有被捕工会会员及撤销控罪。</text:p>
      <text:p text:style-name="P4">
<text:span text:style-name="T4">
“邹幸彤就如烛光，是香港民主运动的希望”</text:span>
</text:p>
      <text:p text:style-name="P4">
3名中国领事馆人员早前当面要求主办方“光州5．18纪念基金会”，撤回将人权奬颁发给邹幸彤，最终被主办方拒绝。罗贤斐认为，中方官员到访，更加证明邹幸彤获奖是正确的决定，亦令人权奖更加有意义，反映主办方只著重人权，不服政治打压，而事件亦激起更多韩国人对邹幸彤的支持。</text:p>
      <text:p text:style-name="P4">
对于邹幸彤获得奖项，罗贤斐认为是实至名归，她获奖亦象征香港的希望。</text:p>
      <text:p text:style-name="P4">
<draw:frame draw:style-name="fr1" draw:name="Image70" text:anchor-type="as-char" svg:width="6.9236in" svg:height="8.979044in" draw:z-index="0">
<draw:image xlink:href="../Images/rfamandarin/2023-05-18T10-47-32-04-00/000004.png" xlink:type="simple" xlink:show="embed" xlink:actuate="onLoad" draw:mime-type="image/png"/>
</draw:frame>
 罗贤斐促请当局尽快释放邹幸彤。（受访者提供）  <text:a xlink:type="simple" xlink:href="https://www.rfa.org/mandarin/yataibaodao/gangtai/hk-chow-05182023104009.html/620ee982-5149-4a33-bf97-18ece2d67b00.jpeg" text:style-name="Internet_20_link" text:visited-style-name="Visited_20_Internet_20_Link">
</text:a>
</text:p>
      <text:p text:style-name="P4">
罗贤斐说：她就像烛光，是香港民主运动的希望，所以她有资格获“光州人权奖”。</text:p>
      <text:p text:style-name="P4">
最后，罗贤斐向港人作出寄语，表示：“韩国人没有忘记香港，我们会支持香港民主运动。”</text:p>
      <text:p text:style-name="P4">
邹幸彤5月初获选为“2023年光州人权奖”得主，是首次有香港人获此奖项。评审委员会以“民主运动和民主抗争的人权律师”来形容邹幸彤，又指颁奖予邹幸彤是“对香港政府的反民主及反人权作出反抗，给了全世界人权活动人士和公民勇气和希望”。</text:p>
      <text:p text:style-name="P4">
颁奖礼官方网上直播： <text:a xlink:type="simple" xlink:href="https://www.youtube.com/@518org" text:style-name="Internet_20_link" text:visited-style-name="Visited_20_Internet_20_Link">
 </text:a>
</text:p>
      <text:p text:style-name="P4">
记者：董舒悦 责编：李世民 网编：江复</text:p>
      <text:p text:style-name="P4">
Source: <text:a xlink:type="simple" xlink:href="https://www.rfa.org/mandarin/yataibaodao/gangtai/hk-chow-05182023104009.html" text:style-name="Internet_20_link" text:visited-style-name="Visited_20_Internet_20_Link">
https://www.rfa.org/mandarin/yataibaodao/gangtai/hk-chow-05182023104009.html</text:a>
</text:p>
      <!--NEWS-->
      <text:h text:style-name="P10" text:outline-level="1">
<text:span text:style-name="T4">
欧股收高</text:span>
</text:h>
      <text:p text:style-name="P4">
Publisher: 法新社</text:p>
      <text:p text:style-name="P4">
Published Time: 2023-05-18T11:02:08+00:00</text:p>
      <text:p text:style-name="P4">
Modified Time: 2023-05-18T16:50:02+00:00</text:p>
      <text:p text:style-name="P4">
Description: （法新社伦敦18日电） 市场乐观看待美国调高举债上限的谈判能够成功收尾，得以避免灾难性的债务违约，促使全球股市今天多半走扬，欧洲3大股市都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3.617581in" draw:z-index="0">
<draw:image xlink:href="../Images/rficn/2023-05-18T11-02-08-00-00/000000.png" xlink:type="simple" xlink:show="embed" xlink:actuate="onLoad" draw:mime-type="image/png"/>
</draw:frame>
</text:p>
      <text:p text:style-name="P4">
伦敦FTSE 100指数上涨19.07点或0.25%，以7742.30点作收。</text:p>
      <text:p text:style-name="P4">
法兰克福DAX指数劲扬212.06点或1.33%，收在16163.36点。</text:p>
      <text:p text:style-name="P4">
巴黎CAC 40指数上扬47.45点或0.64%，收7446.89点。</text:p>
      <text:p text:style-name="P4">
Source: <text:a xlink:type="simple" xlink:href="https://www.rfi.fr/cn/%E8%B4%A2%E7%BB%8F%E5%BF%AB%E8%AE%AF/20230518-%E6%AC%A7%E8%82%A1%E6%94%B6%E9%AB%98" text:style-name="Internet_20_link" text:visited-style-name="Visited_20_Internet_20_Link">
https://www.rfi.fr/cn/%E8%B4%A2%E7%BB%8F%E5%BF%AB%E8%AE%AF/20230518-%E6%AC%A7%E8%82%A1%E6%94%B6%E9%AB%98</text:a>
</text:p>
      <!--NEWS-->
      <text:h text:style-name="P10" text:outline-level="1">
<text:span text:style-name="T4">
沈伯洋：揭露中国网军手法　提醒台湾民众信息风险</text:span>
</text:h>
      <text:p text:style-name="P4">
Author: None</text:p>
      <text:p text:style-name="P4">
Publisher: Radio Free Asia (Organization)</text:p>
      <text:p text:style-name="P4">
Published Time: 2023-05-18T11:05:00-04:00</text:p>
      <text:p text:style-name="P4">
Modified Time: 2023-05-18T15:39:22-04:00</text:p>
      <text:p text:style-name="P4">
Description: None</text:p>
      <text:p text:style-name="P4">
Videos: []</text:p>
      <text:p text:style-name="P4">
Audios: ["<text:a xlink:type="simple" xlink:href="https://www.rfa.org/mandarin/yataibaodao/gangtai/hcm2-0518202309492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72" text:anchor-type="as-char" svg:width="6.9236in" svg:height="3.88615in" draw:z-index="0">
<draw:image xlink:href="../Images/rfamandarin/2023-05-18T11-05-00-04-00/000000.png" xlink:type="simple" xlink:show="embed" xlink:actuate="onLoad" draw:mime-type="image/png"/>
</draw:frame>
台湾民主实验室理事长沈伯洋在“亚洲很想聊”节目，揭露中国网军手法 <text:a xlink:type="simple" xlink:href="https://www.rfa.org/mandarin/yataibaodao/gangtai/hcm2-05182023094929.html/@@images/image" text:style-name="Internet_20_link" text:visited-style-name="Visited_20_Internet_20_Link">
</text:a>
截图自节目  <text:a xlink:type="simple" xlink:href="https://www.rfa.org/mandarin/yataibaodao/gangtai/hcm2-05182023094929.html/@@stream" text:style-name="Internet_20_link" text:visited-style-name="Visited_20_Internet_20_Link">
</text:a>
</text:p>
      <text:p text:style-name="P4">
中共对各国宣传统战无孔不入，台湾身处中共统战工作最前线。台湾民主实验室理事长沈伯洋在本台"亚洲很想聊"节目中分析，近期中国在台湾操作疑美论，不只要让民众讨厌美国，而且企图平衡台湾民众讨厌中国的态度。除此之外，中共的认知战还有哪些手法？</text:p>
      <ul>
        <li>
<text:span text:style-name="T4">
<text:a xlink:type="simple" xlink:href="https://www.rfa.org/mandarin/yataibaodao/gangtai/hx1-05152023090516.html" text:style-name="Internet_20_link" text:visited-style-name="Visited_20_Internet_20_Link">
 </text:a>
 </text:span>
  * <text:span text:style-name="T4">
<text:a xlink:type="simple" xlink:href="https://www.rfa.org/mandarin/Xinwen/9-05032023162715.html" text:style-name="Internet_20_link" text:visited-style-name="Visited_20_Internet_20_Link">
 </text:a>
 </text:span>
  * <text:span text:style-name="T4">
<text:a xlink:type="simple" xlink:href="https://www.rfa.org/mandarin/yataibaodao/gangtai/hcm-04212023044114.html" text:style-name="Internet_20_link" text:visited-style-name="Visited_20_Internet_20_Link">
 </text:a>
 </text:span>
  * <text:a xlink:type="simple" xlink:href="https://www.rfa.org/mandarin/Xinwen/8-04072023143833.html" text:style-name="Internet_20_link" text:visited-style-name="Visited_20_Internet_20_Link">
 <text:span text:style-name="T4">
台湾人担任中国全国政协委员被罚50万台币</text:span>
 </text:a>
</li>
      </ul>
      <text:p text:style-name="P4">
在美国通过“国防授权法案”对台军事援助后，台湾有部分的媒体制造出所谓的“疑美论”，炒作美国援台不怀好意。这个话题从去年九合一选举前，直到选后仍未退烧。</text:p>
      <text:p text:style-name="P4">
台湾民意基金会曾在今年1月调查，若美国军援台湾，是否会将台湾推向战争？5成3的民众不同意此说法，但在20-24岁的年轻人，却有过半(51.5％)同意。当时的报告显示，“疑美论现在还不成气候，但已经足以引起重视。”</text:p>
      <text:p text:style-name="P4">
“中国认为他们最主要的敌人不是台湾、而是美国，所以他们在全世界舆论作战最主要的论述，都是在讲疑美论。”台湾民主实验室理事长、台北大学犯罪学研究所副教授和黑熊学院共同发起人沈伯洋在“亚洲很想聊”节目中作出上述分析。</text:p>
      <text:p text:style-name="P4">
就沈伯洋团队从脸书贴文找到的数据发现，疑美论在台湾大量爆发，光是繁体中文世界，其中60-70%是中国制造，这还不包括简体中文范围。“疑美论他们的重点，不是希望大家多讨厌美国，他是希望平衡不喜欢中国这件事。”</text:p>
      <text:p text:style-name="P4">
<text:span text:style-name="T4">
疑美论散播 破坏台湾与美日合作的信任基础</text:span>
</text:p>
      <text:p text:style-name="P4">
沈伯洋提到中国在台湾操作的疑美论述，把日本也拖进来，制造美日都想吞下台湾，要求护国神山半导体台积电赴当地设厂，是要掏空台湾等说法。他曾在大学之间做调查，询问境外的假讯息出处，有相当惊人的发现。</text:p>
      <text:p text:style-name="P4">
<draw:frame draw:style-name="fr1" draw:name="Image73" text:anchor-type="as-char" svg:width="6.9236in" svg:height="3.894525in" draw:z-index="0">
<draw:image xlink:href="../Images/rfamandarin/2023-05-18T11-05-00-04-00/000001.png" xlink:type="simple" xlink:show="embed" xlink:actuate="onLoad" draw:mime-type="image/png"/>
</draw:frame>
台湾民主实验室理事长沈伯洋在“亚洲很想聊”节目，揭露中国网军手法。(截图自节目)  <text:a xlink:type="simple" xlink:href="https://www.rfa.org/mandarin/yataibaodao/gangtai/hcm2-05182023094929.html/6c884f2f6d0b.jpg" text:style-name="Internet_20_link" text:visited-style-name="Visited_20_Internet_20_Link">
</text:a>
</text:p>
      <text:p text:style-name="P4">
“三成多说中国，两成说美国，两成说日本。”沈伯洋进一步解读，“也就是各有两成的大学生认为是美国与日本在对台丢假消息，和中国一点关系都没有，这与现实完全不符”。</text:p>
      <text:p text:style-name="P4">
当他询问大学生，这样的想法从何而来，发现教授的授课占据了统战工作重要的一部分。中国此类的叙事不断地散播后，让年轻人对台湾与美日紧密的交往与合作抱持怀疑态度，进而对台湾政府疑虑更深，这就是中国认知战的作战威力。“久而久之，当台湾今天选择要跟谁站在一起时，可能就会选择跟侵略者站在一起，这就是他想要造成的舆论。”</text:p>
      <text:p text:style-name="P4">
<text:span text:style-name="T4">
购敏感书籍个资外泄效应</text:span>
</text:p>
      <text:p text:style-name="P4">
中共的渗透几乎无孔不入，日前有民众在诚品书局购买沈伯洋和王立合著的《阿共打来怎么办》，却收到敏感的诈骗电话，消费者忧心是否因为此书敏感，个资遭泄漏。</text:p>
      <text:p text:style-name="P4">
沈伯洋解析，此事件有可能是被害人被骇客入侵资讯，但另一方面，台湾书店资讯外流严重，购书时包括地址、身份证字号和电话等相关资料都串在一起。一到战争时期，这些被掌握的数据就派上用场。“他可以知道这些人买过什么书，假设他买了很多民防的手册，或是像我们写的那些书，在战争时，这些人就是第一波先狙杀的对象。”</text:p>
      <text:p text:style-name="P4">
沈伯洋认为，这不只是一通电话的话题而已，个资的收集运用范围广泛，认知作战其重要性在于，它掌握哪些区域是最需要说服，哪些区域对中国想法较负面，所以要针对这些区域的民众可以做更多的统战工作。</text:p>
      <text:p text:style-name="P4">
<text:span text:style-name="T4">
中共介入台湾选举手法、时机改变</text:span>
</text:p>
      <text:p text:style-name="P4">
台湾历次选举多有中共介入甚深，台湾即将在明年1月举行总统大选，中共的认知作战是否已随着选战加温？</text:p>
      <text:p text:style-name="P4">
沈伯洋以去年九合一大选为例，中共的手法已经有所改变。中共发现过去几次在选前主打很多议题，干预的效果不彰。目前中共倾向在选举未开打前先制造舆论，像是近期台湾发生几起重大治安事件，中国借机操作民进党与黑道勾结的阴谋论，半年来成效看起来不差。“快要进入选举它反而不打了，反正台湾的媒体会炒作起来，选举时就够热了，它不用再凑一脚”。沈伯洋补充说明。</text:p>
      <text:p text:style-name="P4">
主持人追问中国是由哪个单位发号施令统筹规划，沈伯洋指出，习近平下了命令后，解放军和中宣部负责执行。其中解放军从2015年底军改后，把战略支援部旗下所有网军统合在网路系统局，彻底将认知作战当作战争的一种模式与手段。相较之下，国安部、共青团，或是国台办属于较边缘的配合单位。</text:p>
      <text:p text:style-name="P4">
记者：黄春梅 责编：许书婷 梒青 网编：瑞哲</text:p>
      <text:p text:style-name="P4">
Source: <text:a xlink:type="simple" xlink:href="https://www.rfa.org/mandarin/yataibaodao/gangtai/hcm2-05182023094929.html" text:style-name="Internet_20_link" text:visited-style-name="Visited_20_Internet_20_Link">
https://www.rfa.org/mandarin/yataibaodao/gangtai/hcm2-05182023094929.html</text:a>
</text:p>
      <!--NEWS-->
      <text:h text:style-name="P10" text:outline-level="1">
<text:span text:style-name="T4">
中国一季度汽车出口超过日本 俄罗斯成为最大海外市场</text:span>
</text:h>
      <text:p text:style-name="P4">
Author: None (Language: zh)</text:p>
      <text:p text:style-name="P4">
Publisher: None</text:p>
      <text:p text:style-name="P4">
Time: 2023-05-18T11:06:00Z</text:p>
      <text:p text:style-name="P4">
Description: 据中国汽车工业协会发布的数据，今年第一季度，中国出口汽车107万辆，首次超过日本，成为全球汽车出口量最高的国家。按汽车商品出口金额排名，俄罗斯成为中国出口汽车最大的海外市场。</text:p>
      <text:p text:style-name="P4">
Videos: []</text:p>
      <text:p text:style-name="P4">
Images: ["<text:a xlink:type="simple" xlink:href="https://static.dw.com/image/65609330_303.jpg" text:style-name="Internet_20_link" text:visited-style-name="Visited_20_Internet_20_Link">
65609330_303.jpg</text:a>
", "<text:a xlink:type="simple" xlink:href="https://static.dw.com/image/65269178_401.jpg" text:style-name="Internet_20_link" text:visited-style-name="Visited_20_Internet_20_Link">
65269178_401.jpg</text:a>
"]</text:p>
      <text:p text:style-name="P4">
Subject: 经济纵横</text:p>
      <text:p text:style-name="P4">
Subjects: ['德中关系', '德国制造', '俄罗斯', '乌克兰', '岛屿主权争端', '专题报道：全景观看“习马会”', '中国', '日本', '中共十九大', '德国汽车工业']</text:p>
      <text:p text:style-name="P4">
Keywords: ['汽车', '中国', '日本', '出口', '俄罗斯']</text:p>
      <text:p text:style-name="P4">
ID: 65668908</text:p>
      <!--METADATA-->
      <text:p text:style-name="P4">
<text:a xlink:type="simple" xlink:href="https://www.dw.com/zh/overlay/image/article/65668908/65609330" text:style-name="Internet_20_link" text:visited-style-name="Visited_20_Internet_20_Link">
 <draw:frame draw:style-name="fr1" draw:name="Image74" text:anchor-type="as-char" svg:width="6.9236in" svg:height="3.896998in" draw:z-index="0">
<draw:image xlink:href="../Images/dwzh/2023-05-18T11-06-00Z/65609330_303.jpg" xlink:type="simple" xlink:show="embed" xlink:actuate="onLoad" draw:mime-type="image/jpeg"/>
</draw:frame>
</text:a>
</text:p>
      <text:p text:style-name="P4">
各品牌亮相2023年的上海车展</text:p>
      <text:p text:style-name="P4">
（德国之声中文网）日本多年以来一直是全球汽车出口冠军。不过，今年第一季度，中国的汽车出口量首次超过日本，拿下全球第一。官方数据显示，今年一季度，日本汽车出口量为104万7000辆，中国的汽车出口量为106万9000辆。</text:p>
      <text:h text:style-name="P12" text:outline-level="3">
<text:span text:style-name="T4">
今年一季度俄罗斯居中国汽车商品出口金额排名第一位</text:span>
</text:h>
      <text:p text:style-name="P4">
根据中国海关总署的数据，今年第一季度，中国汽车商品出口金额排名前十位的国家是俄罗斯、美国、墨西哥、英国、比利时、日本、澳大利亚、德国、阿联酋和韩国。这十个国家汽车商品累计出口金额227.4亿美元，占全部汽车商品出口总额的48.5%。</text:p>
      <text:p text:style-name="P4">
2020年以前，中国汽车出口的主要海外市场是沙特、孟加拉国、埃及等；2021年为比利时、智利、沙特等国，2022年，中国的前三大汽车出口市场分别是墨西哥、沙特和比利时，出口量均超过20万辆，排在之后的为英国、智利和澳大利亚。</text:p>
      <text:p text:style-name="P4">
但在今年第一季度，按金额排名，俄罗斯已成为中国汽车最大的进口国。中国汽车品牌在俄罗斯汽车市场增长强劲。其中，奇瑞、哈弗和吉利这三个品牌在俄罗斯的销量分别增长了204%、100%和129%，总共销售了超过4.8万辆，占2023年第一季度俄罗斯新车总销量的近三分之一。据俄罗斯卫星通讯社报道，2022年，俄罗斯人购买了12.18万辆新的中国轿车。</text:p>
      <text:p text:style-name="P4">
俄罗斯《消息报》援引俄罗斯开放银行的消息称，2023年第一季度，中国汽车在俄罗斯市场份额达42.5%。</text:p>
      <text:p text:style-name="P4">
中国卡车在俄罗斯的销量也在迅速增长。俄罗斯《消息报》援引分析咨询公司"ASM控股"的数据报道，今年1-4月，中国卡车品牌在俄罗斯的总销量超过2.1万辆。</text:p>
      <text:p text:style-name="P4">
中国媒体报道，全国乘用车市场信息联席会秘书长崔东树认为，今年中国汽车出口的主要动力仍是俄乌危机下的 <text:a xlink:type="simple" xlink:href="https://www.dw.com/zh/zh/西方品牌撤走之后俄罗斯人爱上了中国汽车吗/a-65116592" text:style-name="Internet_20_link" text:visited-style-name="Visited_20_Internet_20_Link">
</text:a>
，以及中国的新能源汽车出口竞争力提升。</text:p>
      <text:p text:style-name="P4">
<draw:frame draw:style-name="fr1" draw:name="Image75" text:anchor-type="as-char" svg:width="6.9236in" svg:height="3.896998in" draw:z-index="0">
<draw:image xlink:href="../Images/dwzh/2023-05-18T11-06-00Z/65269178_401.jpg" xlink:type="simple" xlink:show="embed" xlink:actuate="onLoad" draw:mime-type="image/jpeg"/>
</draw:frame>
</text:p>
      <text:p text:style-name="P4">
特斯拉在上海的超级工厂</text:p>
      <text:h text:style-name="P12" text:outline-level="3">
<text:span text:style-name="T4">
中国今年很可能成为全球最大汽车出口国</text:span>
</text:h>
      <text:p text:style-name="P4">
中国汽车协会预测，如果一季度的出口趋势持续下去，中国2023年的汽车出口将达到400万辆。这样一来，中国很有可能超过日本，成为世界上最大的汽车出口国。</text:p>
      <text:p text:style-name="P4">
上汽、奇瑞、特斯拉中国、吉利、长安、长城、比亚迪目前是中国汽车出口的主力军。今年1-4月，上汽出口汽车31.3万辆，奇瑞24.4万辆，特斯拉中国12.8万辆。</text:p>
      <text:h text:style-name="P12" text:outline-level="3">
<text:span text:style-name="T4">
国内市场疲软</text:span>
</text:h>
      <text:p text:style-name="P4">
但在国内方面，情况看起来却不那么乐观。</text:p>
      <text:p text:style-name="P4">
由于前一年新冠封锁措施影响生产和销售，中国汽车产销今年4月同比分别增长76.8%和82.7%，分别为213.3万辆和215.9万辆，但环比却分别下降17.5%和11.9%。</text:p>
      <text:p text:style-name="P4">
今年1-4月，中国的汽车产销分别完成835.5万辆和823.5万辆，同比分别增长8.6%和7.1%。</text:p>
      <text:h text:style-name="P12" text:outline-level="3">
<text:span text:style-name="T4">
蔚来CEO: 与其“卷”价格不如“卷”价值</text:span>
</text:h>
      <text:p text:style-name="P4">
从价格来看，中国车企今年1月以来的 <text:a xlink:type="simple" xlink:href="https://www.dw.com/zh/zh/中国车市燃起价格战-德国车商面临大风险/a-65029191" text:style-name="Internet_20_link" text:visited-style-name="Visited_20_Internet_20_Link">
 </text:a>
逐渐平息、降价潮逐渐退去。中国汽车流通协会（CADA）表示，由于2023年上海车展和其他春季车展的开幕，汽车价格已经稳定下来。消费者对降价的预期有所缓解。但是，衡量经销商压力的指标--车辆库存预警指数（VIA）今年4月下降了2%，为60.4，仍然远高于50，表明待售汽车明显多于需求。</text:p>
      <text:p text:style-name="P4">
据中国媒体报道，由于销量持续下降，福特汽车公司正计划在中国裁减1300多个岗位。2022年，福特在中国的批发销量十年来首次跌破50万辆，延续了始于2016年的下降趋势。当时这家美国汽车制造商销售量为127万辆，在中国的市场份额为4.6%。而去年，福特汽车在中国的市场份额已降至2.1%。</text:p>
      <text:p text:style-name="P4">
(综合报道）</text:p>
      <text:p text:style-name="P4">
Source: <text:a xlink:type="simple" xlink:href="https://www.dw.com/zh/中国一季度汽车出口超过日本-俄罗斯成为最大海外市场/a-65668908" text:style-name="Internet_20_link" text:visited-style-name="Visited_20_Internet_20_Link">
https://www.dw.com/zh/中国一季度汽车出口超过日本-俄罗斯成为最大海外市场/a-65668908?maca=chi-rss-chi-all-1127-rdf</text:a>
</text:p>
      <!--NEWS-->
      <text:h text:style-name="P10" text:outline-level="1">
<text:span text:style-name="T4">
欧洲热门景点：中国游客仍未回归</text:span>
</text:h>
      <text:p text:style-name="P4">
Author: None (Language: zh)</text:p>
      <text:p text:style-name="P4">
Publisher: None</text:p>
      <text:p text:style-name="P4">
Time: 2023-05-18T11:07:00Z</text:p>
      <text:p text:style-name="P4">
Description: 曾经欧洲度假胜地满是中国游客的盛景不复，尽管新冠疫情已经结束，欧洲仍然鲜有中国游客。为什么中国人的欧洲出境游尚未恢复？这给巴黎这样的旅游城市带来怎样的影响？</text:p>
      <text:p text:style-name="P4">
Videos: []</text:p>
      <text:p text:style-name="P4">
Images: ["<text:a xlink:type="simple" xlink:href="https://static.dw.com/image/19091075_303.jpg" text:style-name="Internet_20_link" text:visited-style-name="Visited_20_Internet_20_Link">
19091075_303.jpg</text:a>
", "<text:a xlink:type="simple" xlink:href="https://static.dw.com/image/65276029_303.jpg" text:style-name="Internet_20_link" text:visited-style-name="Visited_20_Internet_20_Link">
65276029_303.jpg</text:a>
", "<text:a xlink:type="simple" xlink:href="https://static.dw.com/image/65271243_303.jpg" text:style-name="Internet_20_link" text:visited-style-name="Visited_20_Internet_20_Link">
65271243_303.jpg</text:a>
", "<text:a xlink:type="simple" xlink:href="https://static.dw.com/image/65487910_303.jpg" text:style-name="Internet_20_link" text:visited-style-name="Visited_20_Internet_20_Link">
65487910_303.jpg</text:a>
", "<text:a xlink:type="simple" xlink:href="https://static.dw.com/image/65455780_303.jpg" text:style-name="Internet_20_link" text:visited-style-name="Visited_20_Internet_20_Link">
65455780_303.jpg</text:a>
", "<text:a xlink:type="simple" xlink:href="https://static.dw.com/image/65475177_303.jpeg" text:style-name="Internet_20_link" text:visited-style-name="Visited_20_Internet_20_Link">
65475177_303....</text:a>
", "<text:a xlink:type="simple" xlink:href="https://static.dw.com/image/64706983_303.jpg" text:style-name="Internet_20_link" text:visited-style-name="Visited_20_Internet_20_Link">
64706983_303.jpg</text:a>
", "<text:a xlink:type="simple" xlink:href="https://static.dw.com/image/57148545_303.jpg" text:style-name="Internet_20_link" text:visited-style-name="Visited_20_Internet_20_Link">
57148545_303.jpg</text:a>
", "<text:a xlink:type="simple" xlink:href="https://static.dw.com/image/65395092_303.jpg" text:style-name="Internet_20_link" text:visited-style-name="Visited_20_Internet_20_Link">
65395092_303.jpg</text:a>
"]</text:p>
      <text:p text:style-name="P4">
Subject: 文化经纬</text:p>
      <text:p text:style-name="P4">
Subjects: ['德国旅游', '欧盟', '欧洲', '巴黎', '莱茵河']</text:p>
      <text:p text:style-name="P4">
Keywords: ['中国游客', '旅游', '海外游', '出境游', '欧洲', '旅游胜地', '旅游热点', '巴黎', '航班', '新冠疫情', '消费降级']</text:p>
      <text:p text:style-name="P4">
ID: 65668922</text:p>
      <!--METADATA-->
      <text:p text:style-name="P4">
<text:a xlink:type="simple" xlink:href="https://www.dw.com/zh/overlay/image/article/65668922/19091075" text:style-name="Internet_20_link" text:visited-style-name="Visited_20_Internet_20_Link">
 <draw:frame draw:style-name="fr1" draw:name="Image76" text:anchor-type="as-char" svg:width="6.9236in" svg:height="3.896998in" draw:z-index="0">
<draw:image xlink:href="../Images/dwzh/2023-05-18T11-07-00Z/19091075_303.jpg" xlink:type="simple" xlink:show="embed" xlink:actuate="onLoad" draw:mime-type="image/jpeg"/>
</draw:frame>
</text:a>
</text:p>
      <text:p text:style-name="P4">
疫情前，巴黎是中国人欧洲旅游最热门的城市之一。图为中国旅游团在凡尔赛宫</text:p>
      <text:p text:style-name="P4">
（德国之声中文网）走在德国科隆市中心街区，一个直观的感受是， <text:a xlink:type="simple" xlink:href="https://www.dw.com/zh/zh/中国游客重返欧洲为何步履蹒跚/a-64606953" text:style-name="Internet_20_link" text:visited-style-name="Visited_20_Internet_20_Link">
</text:a>
 。 <text:a xlink:type="simple" xlink:href="https://www.handelsblatt.com/politik/international/tourismus-chinas-touristen-bleiben-fern-so-reagieren-europas-ferienregionen/29154534.html" text:style-name="Internet_20_link" text:visited-style-name="Visited_20_Internet_20_Link">
</text:a>
关注了“欧洲的中国游客数量明显少于疫情前”的现象，表示欧洲旅游业迄今未能看到相关需求复苏，与中国游客相关的营业额远低于疫情前水平。</text:p>
      <text:p text:style-name="P4">
其中的不少原因显而易见。从2020年初开始，无论是中国还是欧洲都处于新冠疫情的严格管控中。欧洲大部分国家在2022年上旬开放，旅游有所恢复；中国则是在2022年年底结束封控，很多人是今年才又加入旅游大军。</text:p>
      <text:p text:style-name="P4">
另外，一些欧洲国家近期才向中国公民重新开放旅行签证。例如， <text:a xlink:type="simple" xlink:href="https://www.dw.com/zh/zh/德国将从5月1日起对中国公民重新开放旅游签证/a-65382583" text:style-name="Internet_20_link" text:visited-style-name="Visited_20_Internet_20_Link">
</text:a>
 。</text:p>
      <text:p text:style-name="P4">
同时， <text:a xlink:type="simple" xlink:href="https://www.dw.com/zh/zh/飞越俄空域争议-抑制欧美往返中国航线的复苏/a-65626622" text:style-name="Internet_20_link" text:visited-style-name="Visited_20_Internet_20_Link">
 </text:a>
。例如，据《南德意志报》引用道明-考文（TD Cowen）股票分析公司数据，截至4月底，德中航空交通量对比2019年下降了49%。</text:p>
      <text:h text:style-name="P12" text:outline-level="3">
<text:span text:style-name="T4">
<text:span text:style-name="T4">
中国人花钱更谨慎了</text:span>
</text:span>
</text:h>
      <text:p text:style-name="P4">
签证办理问题、航班数量减少等因素，都提高了中国人出国旅游的门槛。此外，影响中国人海外游的，可能还有整体更节俭的趋势。</text:p>
      <text:p text:style-name="P4">
路透社5月18日的一篇报道指出，家庭消费疲软之下，中国出现了一个新趋势：“特种兵式旅游”，指的是用尽可能少的钱，去看尽可能多的景点、做尽可能多的事情。</text:p>
      <text:p text:style-name="P4">
报道中，一位正在攻读研究生的中国女孩在国内旅游九天，只花费了2500元，大部分时间选择乘坐慢车、公交车，住宿时选择火车上过夜或廉价旅馆床位。这样的例子并不少见。</text:p>
      <text:p text:style-name="P4">
中国文化和旅游部的数据显示，今年中国国内旅游蓬勃发展，在4月28日至5月3日的五一期间，有2.74亿人次出游，比疫情前的2019年增长19%。不过，总支出为1480亿元，与2019年持平，这意味着每位旅行者在旅行时的平均花费比2019年要低。</text:p>
      <text:p text:style-name="P4">
路透社报道援引分析师说，中国艰难的房地产市场、 <text:a xlink:type="simple" xlink:href="https://www.dw.com/zh/zh/青年失业率创记录-中国后新冠复苏难/a-65637338" text:style-name="Internet_20_link" text:visited-style-name="Visited_20_Internet_20_Link">
 </text:a>
 和对工作稳定性的广泛担忧等因素，使 <text:a xlink:type="simple" xlink:href="https://www.dw.com/zh/zh/中国年轻人消费冷却10块钱一顿晚餐/a-63167019" text:style-name="Internet_20_link" text:visited-style-name="Visited_20_Internet_20_Link">
</text:a>
</text:p>
      <text:p text:style-name="P4">
全球资管公司Natixis Research的亚太区首席经济学家加西亚-埃雷罗（Alicia Garcia-Herrero）说：“中国人总体上还没有准备好像以前那样消费，虽然政府试图鼓励消费……。“她说，“人们需要工作和更高的工资来重新开始大笔消费”。</text:p>
      <ul>
        <li>
          <draw:frame draw:style-name="fr1" draw:name="Image77" text:anchor-type="as-char" svg:width="6.9236in" svg:height="3.896998in" draw:z-index="0">
            <draw:image xlink:href="../Images/dwzh/2023-05-18T11-07-00Z/65276029_303.jpg" xlink:type="simple" xlink:show="embed" xlink:actuate="onLoad" draw:mime-type="image/jpeg"/>
          </draw:frame>
        </li>
      </ul>
      <h5>
欧洲景点游客如云 商家涨价没商量</h5>
      <text:h text:style-name="P12" text:outline-level="3">
<text:span text:style-name="T4">
罗马假日</text:span>
</text:h>
      <text:p text:style-name="P4">
2023年4月初复活节假期，大批游客涌入意大利历史悠久的的文化名城罗马。加上复活节期间到这个天主教廷所在地来朝圣的教徒，罗马市中心一些地方几乎拥挤到寸步难行。</text:p>
      <ul>
        <li>
          <draw:frame draw:style-name="fr1" draw:name="Image78" text:anchor-type="as-char" svg:width="6.9236in" svg:height="3.896998in" draw:z-index="0">
            <draw:image xlink:href="../Images/dwzh/2023-05-18T11-07-00Z/65271243_303.jpg" xlink:type="simple" xlink:show="embed" xlink:actuate="onLoad" draw:mime-type="image/jpeg"/>
          </draw:frame>
        </li>
      </ul>
      <h5>
欧洲景点游客如云 商家涨价没商量</h5>
      <text:h text:style-name="P12" text:outline-level="3">
<text:span text:style-name="T4">
希腊圣托里尼</text:span>
</text:h>
      <text:p text:style-name="P4">
希腊风景如画的的圣托里尼岛再度人满为患。小岛上狭窄的小巷、蜿蜒的石阶路经常挤得水泄不通。观赏日落的观景台上，自拍的游客摩肩接踵。美景不再。</text:p>
      <ul>
        <li>
          <draw:frame draw:style-name="fr1" draw:name="Image79" text:anchor-type="as-char" svg:width="6.9236in" svg:height="3.896998in" draw:z-index="0">
            <draw:image xlink:href="../Images/dwzh/2023-05-18T11-07-00Z/65487910_303.jpg" xlink:type="simple" xlink:show="embed" xlink:actuate="onLoad" draw:mime-type="image/jpeg"/>
          </draw:frame>
        </li>
      </ul>
      <h5>
欧洲景点游客如云 商家涨价没商量</h5>
      <text:h text:style-name="P12" text:outline-level="3">
<text:span text:style-name="T4">
伦敦：围观加冕</text:span>
</text:h>
      <text:p text:style-name="P4">
英国国王查尔斯三世的加冕仪式5月6日举行。商家和市民早早开始做准备，来自世界各地的游客也已源源不断涌至这个恢复了生机的大都会。甚至几天前就有人在伦敦的林荫大道上露营扎寨，以便能够抢到前排的围观位置。</text:p>
      <ul>
        <li>
          <draw:frame draw:style-name="fr1" draw:name="Image80" text:anchor-type="as-char" svg:width="6.9236in" svg:height="3.896998in" draw:z-index="0">
            <draw:image xlink:href="../Images/dwzh/2023-05-18T11-07-00Z/65455780_303.jpg" xlink:type="simple" xlink:show="embed" xlink:actuate="onLoad" draw:mime-type="image/jpeg"/>
          </draw:frame>
        </li>
      </ul>
      <h5>
欧洲景点游客如云 商家涨价没商量</h5>
      <text:h text:style-name="P12" text:outline-level="3">
<text:span text:style-name="T4">
西班牙热浪</text:span>
</text:h>
      <text:p text:style-name="P4">
作为欧洲人最喜爱的旅游地之一，西班牙自去年夏天又迎来了大批游客。该国旅店行业协会的数据显示，今年复活节假期前后，该国酒店预订比去年增长20%，今年夏季的客房入住率可能超过90%。而住宿价格估计会上涨20%。尽管4月下旬西班牙南部酷热，气温逼近40摄氏度，塞维利亚市中心（图）依然游人如织。</text:p>
      <ul>
        <li>
          <draw:frame draw:style-name="fr1" draw:name="Image81" text:anchor-type="as-char" svg:width="6.9236in" svg:height="3.896998in" draw:z-index="0">
            <draw:image xlink:href="../Images/dwzh/2023-05-18T11-07-00Z/65475177_303.jpeg" xlink:type="simple" xlink:show="embed" xlink:actuate="onLoad" draw:mime-type="image/jpeg"/>
          </draw:frame>
        </li>
      </ul>
      <h5>
欧洲景点游客如云 商家涨价没商量</h5>
      <text:h text:style-name="P12" text:outline-level="3">
<text:span text:style-name="T4">
机票价格不降反升</text:span>
</text:h>
      <text:p text:style-name="P4">
旅游业全面回暖，而出行的机票价格却继续上涨。据德国汽车俱乐部（ADAC）估计，今年夏季，从德国出发的机票与2022年同期相比，上涨幅度可能最高达46%。汉莎航空和瑞士航空的票价，与2021年相比甚至翻了一倍。原因包括通货膨胀、飞机燃油价格居高不下、飞机以及工作人员数量不足等。</text:p>
      <ul>
        <li>
          <draw:frame draw:style-name="fr1" draw:name="Image82" text:anchor-type="as-char" svg:width="6.9236in" svg:height="3.896998in" draw:z-index="0">
            <draw:image xlink:href="../Images/dwzh/2023-05-18T11-07-00Z/64706983_303.jpg" xlink:type="simple" xlink:show="embed" xlink:actuate="onLoad" draw:mime-type="image/jpeg"/>
          </draw:frame>
        </li>
      </ul>
      <h5>
欧洲景点游客如云 商家涨价没商量</h5>
      <text:h text:style-name="P12" text:outline-level="3">
<text:span text:style-name="T4">
汉莎：销售、价格齐飙升</text:span>
</text:h>
      <text:p text:style-name="P4">
德国汉莎航空预测，今年夏季将迎来一个客运高潮，公司全年的营销将创下新高。该集团最新财报显示，今年第一季度汉莎旗下的航线（还包括瑞士航空、奥地利航空、欧洲之翼）搭载旅客数量达2200万人次，比去年同期猛增了70%，销售额增长40%。不过，由于过去几年受疫情的影响，尤其是货运方面，一季度整体仍有4.67亿欧元的亏损。</text:p>
      <ul>
        <li>
          <draw:frame draw:style-name="fr1" draw:name="Image83" text:anchor-type="as-char" svg:width="6.9236in" svg:height="3.896998in" draw:z-index="0">
            <draw:image xlink:href="../Images/dwzh/2023-05-18T11-07-00Z/57148545_303.jpg" xlink:type="simple" xlink:show="embed" xlink:actuate="onLoad" draw:mime-type="image/jpeg"/>
          </draw:frame>
        </li>
      </ul>
      <h5>
欧洲景点游客如云 商家涨价没商量</h5>
      <text:h text:style-name="P12" text:outline-level="3">
<text:span text:style-name="T4">
酒店不愁没有客人</text:span>
</text:h>
      <text:p text:style-name="P4">
在欧洲受青睐的旅行目的地，住宿价格也水涨船高。不少酒店、民宿在疫情期间翻了新房屋、设施，去年开始以新面貌迎接客人。2022年夏季的数据显示，热门旅游目的地的中高档酒店的价格上涨尤其明显，意大利四星级酒店价格平均上升了44%，希腊上涨了47%。</text:p>
      <ul>
        <li>
          <draw:frame draw:style-name="fr1" draw:name="Image84" text:anchor-type="as-char" svg:width="6.9236in" svg:height="3.896998in" draw:z-index="0">
            <draw:image xlink:href="../Images/dwzh/2023-05-18T11-07-00Z/65395092_303.jpg" xlink:type="simple" xlink:show="embed" xlink:actuate="onLoad" draw:mime-type="image/jpeg"/>
          </draw:frame>
        </li>
      </ul>
      <h5>
欧洲景点游客如云 商家涨价没商量</h5>
      <text:h text:style-name="P12" text:outline-level="3">
<text:span text:style-name="T4">
德国人亦青睐国内游</text:span>
</text:h>
      <text:p text:style-name="P4">
根据德国基尔的休假与旅游研究协会（FUR）的一项问卷调查，70%的德国人表示今年计划出游，高于去年（61%）和前年（49%）。延续了疫情期间的趋势，德国北部的海滨、阿尔卑斯山区依然是受欢迎的选项。图为德国波罗的海吕根岛（Rügen）的沙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ext:span text:style-name="T4">
“特别是对于巴黎来说，来自中国的旅游是非常重要的”</text:span>
</text:span>
</text:h>
      <text:p text:style-name="P4">
德国《商报》文章指出，法国、瑞士、希腊、西班牙等旅游热门国家明显感受到了中国游客量大幅减少。无论巴黎、雅典还是瑞士卢塞恩，目前都是旅游火爆，酒店订满、景点排队。但是，中国游客的数量明显比疫情前少了。</text:p>
      <text:p text:style-name="P4">
巴黎对此的反应尤为激烈。报道表示，巴黎对于今年中国游客流量增加寄予厚望——无论是前往卢浮宫、埃菲尔铁塔和香榭丽舍大街观光游，还是去巴黎奢侈品店购物。“特别是对于巴黎来说，来自中国的旅游是非常重要的”，法国旅游协会负责人曼泰（Christian Mantei）对法国商业报纸《Les Échos》说。</text:p>
      <text:p text:style-name="P4">
因此，旅游行业在向法国政府施压。巴黎机场公司、雅高酒店集团和老佛爷百货的负责人表示，疫情前，中国往返巴黎的航班属于欧洲城市中最多的，每周有90多个。他们致信法国总统马克龙，要求给中国游客创造更方便的条件。</text:p>
      <text:p text:style-name="P4">
法国旅游行业也指责法航阻碍恢复正常状态，因为法航和其他西方航空公司一样， <text:a xlink:type="simple" xlink:href="" text:style-name="Internet_20_link" text:visited-style-name="Visited_20_Internet_20_Link">
 在面对中国的航空公司时，因为要绕道、避开俄罗斯空域而面临劣势 </text:a>
。《商报》表示，法国政府现在必须权衡利弊： 是保护法国航空业的利益还是法国旅游业的利益？</text:p>
      <text:p text:style-name="P4">
（综合报道）</text:p>
      <text:p text:style-name="P4">
Source: <text:a xlink:type="simple" xlink:href="https://www.dw.com/zh/欧洲热门景点：中国游客仍未回归/a-65668922" text:style-name="Internet_20_link" text:visited-style-name="Visited_20_Internet_20_Link">
https://www.dw.com/zh/欧洲热门景点：中国游客仍未回归/a-65668922?maca=chi-rss-chi-all-1127-rdf</text:a>
</text:p>
      <!--NEWS-->
      <text:h text:style-name="P10" text:outline-level="1">
<text:span text:style-name="T4">
社媒发帖触雷　王爱忠寻衅滋事罪成被判囚三年</text:span>
</text:h>
      <text:p text:style-name="P4">
Author: None</text:p>
      <text:p text:style-name="P4">
Publisher: Radio Free Asia (Organization)</text:p>
      <text:p text:style-name="P4">
Published Time: 2023-05-18T11:19:00-04:00</text:p>
      <text:p text:style-name="P4">
Modified Time: 2023-05-18T14:09:52-04:00</text:p>
      <text:p text:style-name="P4">
Description: None</text:p>
      <text:p text:style-name="P4">
Videos: []</text:p>
      <text:p text:style-name="P4">
Audios: ["<text:a xlink:type="simple" xlink:href="https://www.rfa.org/mandarin/yataibaodao/renquanfazhi/gf-0518202309331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5" text:anchor-type="as-char" svg:width="6.9236in" svg:height="3.88615in" draw:z-index="0">
<draw:image xlink:href="../Images/rfamandarin/2023-05-18T11-19-00-04-00/000000.png" xlink:type="simple" xlink:show="embed" xlink:actuate="onLoad" draw:mime-type="image/png"/>
</draw:frame>
 资料照：广州异议人士王爱忠 <text:a xlink:type="simple" xlink:href="https://www.rfa.org/mandarin/yataibaodao/renquanfazhi/gf-05182023093312.html/@@images/image" text:style-name="Internet_20_link" text:visited-style-name="Visited_20_Internet_20_Link">
</text:a>
推特/王贺楠 @os24xv  <text:a xlink:type="simple" xlink:href="https://www.rfa.org/mandarin/yataibaodao/renquanfazhi/gf-05182023093312.html/@@stream" text:style-name="Internet_20_link" text:visited-style-name="Visited_20_Internet_20_Link">
</text:a>
</text:p>
      <text:p text:style-name="P4">
本周四，广州异议人士王爱忠被控涉嫌"寻衅滋事罪"一案宣判。法院以王爱忠长期转载境外媒体报道并发表不实言论为由，裁定他罪名成立，判处有期徒刑三年。有评论则认为，王爱忠只是合法对当局提出质疑，根本不构成犯罪。</text:p>
      <ul>
        <li>
<text:span text:style-name="T4">
<text:a xlink:type="simple" xlink:href="https://www.rfa.org/mandarin/Xinwen/3-05162023111426.html" text:style-name="Internet_20_link" text:visited-style-name="Visited_20_Internet_20_Link">
 </text:a>
 </text:span>
  * <text:span text:style-name="T4">
<text:a xlink:type="simple" xlink:href="https://www.rfa.org/mandarin/Xinwen/8-05132023162048.html" text:style-name="Internet_20_link" text:visited-style-name="Visited_20_Internet_20_Link">
 </text:a>
 </text:span>
  * <text:span text:style-name="T4">
<text:a xlink:type="simple" xlink:href="https://www.rfa.org/mandarin/yataibaodao/renquanfazhi/ql2-11042021065001.html" text:style-name="Internet_20_link" text:visited-style-name="Visited_20_Internet_20_Link">
 </text:a>
 <text:a xlink:type="simple" xlink:href="https://www.rfa.org/mandarin/yataibaodao/renquanfazhi/gf-07072021065650.html" text:style-name="Internet_20_link" text:visited-style-name="Visited_20_Internet_20_Link">
 </text:a>
 </text:span>
  * <text:span text:style-name="T4">
<text:a xlink:type="simple" xlink:href="https://www.rfa.org/mandarin/Xinwen/7-06062021135824.html" text:style-name="Internet_20_link" text:visited-style-name="Visited_20_Internet_20_Link">
 </text:a>
 </text:span>
  * <text:span text:style-name="T4">
<text:a xlink:type="simple" xlink:href="https://www.rfa.org/mandarin/Xinwen/8-05282021113801.html" text:style-name="Internet_20_link" text:visited-style-name="Visited_20_Internet_20_Link">
 </text:a>
 </text:span>
 ****</li>
      </ul>
      <text:p text:style-name="P4">
5月18日，也就是王爱忠案宣判当天早上，广州市天河区法院一带气氛紧张。当局加派警力戒备。一名基于安全考量要求匿名的广州公民表示，不少人像他一样，希望到场声援王爱忠，最后都被公安驱赶甚至带走。</text:p>
      <text:p text:style-name="P4">
_<text:span text:style-name="T4">
视频：5月18日， 广州市当局在天河区法院门外加派警力戒备，街上满布便衣公安，防范公众到场声援异议人士王爱忠。（受访者独家提供）</text:span>
 _</text:p>
      <text:p text:style-name="P4">
广州公民：“在法院门口到地铁口，沿途超过一公里都有便衣警察，估计总共有七、八十人。他们七、八个便衣围着我，其中一人要求我拿身份证出来。对方把我的身份证摔在地上，要我立马走，否则要把我送到派出所。”</text:p>
      <text:p text:style-name="P4">
_<text:span text:style-name="T4">
视频：5月18日，到天河区法院声援王爱忠的人士一律被公安驱赶，部分人更被强制带上警车。(受访者独家提供)</text:span>
 _</text:p>
      <text:p text:style-name="P4">
当天清晨，王爱忠妻子王贺楠由三名国保人员陪同到法院。</text:p>
      <text:p text:style-name="P4">
王贺楠：“一男两女国保，派专车来我们家楼下，把我带到法院这边。那两个女的全程看着我，他们就让我到爱忠开庭外面的等待区等待。”</text:p>
      <text:p text:style-name="P4">
根据法院判词，当局指控王爱忠利用社交平台，引述转载境外媒体有关中国政治制度的不实报道，并配上添加虚假信息的言论，严重损害中国形象，起哄闹事，造成公共场所秩序严重混乱，裁定他寻衅滋事罪名成立，判处有期徒刑三年。</text:p>
      <text:p text:style-name="P4">
王贺楠：“完全是个笑话。律师一直都为爱忠做无罪辩护的。爱忠所有这些东西（言论）都不构成犯罪，最后给爱忠判了三年，这些我们绝对是不服的。”</text:p>
      <text:p text:style-name="P4">
<draw:frame draw:style-name="fr1" draw:name="Image86" text:anchor-type="as-char" svg:width="6.9236in" svg:height="5.897881in" draw:z-index="0">
<draw:image xlink:href="../Images/rfamandarin/2023-05-18T11-19-00-04-00/000001.png" xlink:type="simple" xlink:show="embed" xlink:actuate="onLoad" draw:mime-type="image/png"/>
</draw:frame>
 2023年5月18日，广州天河区法院一带有大批便衣公安戒备。（被访者独家提供）  <text:a xlink:type="simple" xlink:href="https://www.rfa.org/mandarin/yataibaodao/renquanfazhi/gf-05182023093312.html/m0518gf-1.jpg" text:style-name="Internet_20_link" text:visited-style-name="Visited_20_Internet_20_Link">
</text:a>
</text:p>
      <text:p text:style-name="P4">
<text:span text:style-name="T4">
王爱忠家属遭当局阻止出庭听判</text:span>
</text:p>
      <text:p text:style-name="P4">
王贺楠谴责当局以自己做过笔录，属于证人为由，阻止她旁听庭前会议和到庭听判。</text:p>
      <text:p text:style-name="P4">
王贺楠：“就是封我的嘴，不想让我知道太多开庭的程序和内容，等于封我的口一样，避免我在外面发布一些什么东西。他们想要从精神层面折磨你，因为我和爱忠已经两年没见了，他们就想用这些方法来折磨你的精神意志。”</text:p>
      <text:p text:style-name="P4">
原籍浙江的王爱忠上世纪九十年代到广州求学，毕业后留在当地发展。他是南方街头运动发起人之一，被捕前经常活跃于推特等社交平台，并接受外媒采访。2021年5月，他在广州住所被警方带走。</text:p>
      <text:p text:style-name="P4">
<draw:frame draw:style-name="fr1" draw:name="Image87" text:anchor-type="as-char" svg:width="6.9236in" svg:height="5.30056in" draw:z-index="0">
<draw:image xlink:href="../Images/rfamandarin/2023-05-18T11-19-00-04-00/000002.png" xlink:type="simple" xlink:show="embed" xlink:actuate="onLoad" draw:mime-type="image/png"/>
</draw:frame>
2023年5月18日，天河区法院针对王爱忠案宣判加强保安。（被访者独家提供）  <text:a xlink:type="simple" xlink:href="https://www.rfa.org/mandarin/yataibaodao/renquanfazhi/gf-05182023093312.html/m0518gf-2.jpg" text:style-name="Internet_20_link" text:visited-style-name="Visited_20_Internet_20_Link">
</text:a>
</text:p>
      <text:p text:style-name="P4">
异议人士梁一鸣认为，王爱忠的言论一向温和，从未超越中国宪法赋予的言论自由范围。</text:p>
      <text:p text:style-name="P4">
梁一鸣：“就好像是武汉疫情那样，王爱忠曾要求公开伤亡人数，当局觉得这样会造成恐慌，所以就不喜欢这种积极思维的人。但是，我们作为公民有权利提出质疑，要不然我们没必要去纳税，养一个为所欲为的国家。”</text:p>
      <text:p text:style-name="P4">
被判囚三年的王爱忠在扣减羁押期后，预计会在明年5月获释。家属已表明，支持他提出上诉。</text:p>
      <text:p text:style-name="P4">
记者：高锋 责编：许书婷 何平 网编：瑞哲</text:p>
      <text:p text:style-name="P4">
Source: <text:a xlink:type="simple" xlink:href="https://www.rfa.org/mandarin/yataibaodao/renquanfazhi/gf-05182023093312.html" text:style-name="Internet_20_link" text:visited-style-name="Visited_20_Internet_20_Link">
https://www.rfa.org/mandarin/yataibaodao/renquanfazhi/gf-05182023093312.html</text:a>
</text:p>
      <!--NEWS-->
      <text:h text:style-name="P10" text:outline-level="1">
<text:span text:style-name="T4">
重罚笑果捍卫解放军？ 分析：政府缺钱要割韭菜</text:span>
</text:h>
      <text:p text:style-name="P4">
Author: None</text:p>
      <text:p text:style-name="P4">
Publisher: Radio Free Asia (Organization)</text:p>
      <text:p text:style-name="P4">
Published Time: 2023-05-18T11:24:00-04:00</text:p>
      <text:p text:style-name="P4">
Modified Time: 2023-05-18T15:43:50-04:00</text:p>
      <text:p text:style-name="P4">
Description: None</text:p>
      <text:p text:style-name="P4">
Videos: []</text:p>
      <text:p text:style-name="P4">
Audios: ["<text:a xlink:type="simple" xlink:href="https://www.rfa.org/mandarin/yataibaodao/kejiaowen/hx1-0518202309575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88" text:anchor-type="as-char" svg:width="6.9236in" svg:height="4.612011in" draw:z-index="0">
<draw:image xlink:href="../Images/rfamandarin/2023-05-18T11-24-00-04-00/000000.png" xlink:type="simple" xlink:show="embed" xlink:actuate="onLoad" draw:mime-type="image/png"/>
</draw:frame>
2023年5月17日，在上海笑果喜剧的剧院外，一张显示取消演出的通知。 <text:a xlink:type="simple" xlink:href="https://www.rfa.org/mandarin/yataibaodao/kejiaowen/hx1-05182023095751.html/@@images/image" text:style-name="Internet_20_link" text:visited-style-name="Visited_20_Internet_20_Link">
</text:a>
法新社图片  <text:a xlink:type="simple" xlink:href="https://www.rfa.org/mandarin/yataibaodao/kejiaowen/hx1-05182023095751.html/@@stream" text:style-name="Internet_20_link" text:visited-style-name="Visited_20_Internet_20_Link">
</text:a>
</text:p>
      <text:p text:style-name="P4">
脱口秀演员李昊石（House）的段子被官媒点名冒犯解放军，笑果文化公司吃上千万元天价罚单，该公司也被放大检视。其中包括多次挨罚，前后注册约二十家子公司，其四十亿估值人民币危在旦夕，另有三家公司暂停脱口秀演出。有分析认为，政府缺钱要割韭菜。</text:p>
      <ul>
        <li>
<text:span text:style-name="T4">
<text:a xlink:type="simple" xlink:href="https://www.rfa.org/mandarin/yataibaodao/meiti/kw-05172023131857.html" text:style-name="Internet_20_link" text:visited-style-name="Visited_20_Internet_20_Link">
 </text:a>
 </text:span>
  * <text:a xlink:type="simple" xlink:href="https://www.rfa.org/mandarin/yataibaodao/meiti/gt2-05162023080156.html" text:style-name="Internet_20_link" text:visited-style-name="Visited_20_Internet_20_Link">
 <text:span text:style-name="T4">
脱口秀引用习近平"作风优良能打胜仗" 被指侮辱军队</text:span>
 </text:a>
</li>
      </ul>
      <text:p text:style-name="P4">
中国脱口秀演员李昊石的段子，指野狗“能打胜仗、作风优良”被控侮辱军队，遭立案调查，其所属的公司“笑果文化”被没收人民币132万多元，罚款1335万多元。北京、上海、深圳、杭州多地演出被取消合同。另有三家公司暂停脱口秀演出。</text:p>
      <text:p text:style-name="P4">
笑果文化成立于2014年，出品过《吐槽大会》、《脱口秀大会》、《周六夜现场》、《冒犯家族》等综艺节目，旗下有李诞、程璐、王建国、庞博、呼兰、杨笠、王勉等脱口秀演员和编剧。疫情三年，线上观看脱口秀节目成为重要精神食粮。</text:p>
      <text:p text:style-name="P4">
<text:span text:style-name="T4">
冒犯的艺术“野蛮生长”？</text:span>
</text:p>
      <text:p text:style-name="P4">
笑果在中国脱口秀产业一家独大，吸金能力与日俱增。中央社报导，2021年近1500场演出，覆盖40万观众，全年演出票房超过8000万元人民币。脱口秀市场规模为3.91亿元。笑果文化累计已完成8轮融资，2021年3月，腾讯关联公司入股笑果文化后，估值超过40亿元。业内猜测，笑果演艺集团有计划登陆资本市场。中新经纬另报导，上海笑果演艺集团旗下拥有21家成员企业。</text:p>
      <text:p text:style-name="P4">
<draw:frame draw:style-name="fr1" draw:name="Image89" text:anchor-type="as-char" svg:width="6.9236in" svg:height="4.61393in" draw:z-index="0">
<draw:image xlink:href="../Images/rfamandarin/2023-05-18T11-24-00-04-00/000001.png" xlink:type="simple" xlink:show="embed" xlink:actuate="onLoad" draw:mime-type="image/png"/>
</draw:frame>
2023年5月17日，上海一家剧院外，笑果喜剧的标志。（法新社图片）  <text:a xlink:type="simple" xlink:href="https://www.rfa.org/mandarin/yataibaodao/kejiaowen/hx1-05182023095751.html/000_33fc7mh.jpg" text:style-name="Internet_20_link" text:visited-style-name="Visited_20_Internet_20_Link">
</text:a>
</text:p>
      <text:p text:style-name="P4">
滞台中国异议人士龚与剑接受自由亚洲电台采访指出，习近平近年整顿富豪、资产家、企业家、明星、直播带货主、电商平台等大V，进行追税、罚款、“被捐款”和共同富裕等，如今轮到对脱口秀产业下手。</text:p>
      <text:p text:style-name="P4">
龚与剑说：“笑果这几年在中国商业表演吸金，挣大笔钱。众所周知中国财政陷入非常大困境，政府部门想尽办法割韭菜，民众已经没什么可割了，就拿镰刀对准笑果文化。一些比较有钱的企业、文化人进行第二轮割韭菜，才会罚到千万巨款。”</text:p>
      <text:p text:style-name="P4">
龚与剑提到，像台湾知名艺人张庭在中国开经纪公司大赚，最后也被重罚，但他们还有台湾身份保护，至少回台湾有人身自由。在中国没有政治归政治、艺术归艺术这种事，都是政治挂帅。有时看中国统战节目，参与演出的港台歌手个个喜笑颜开，奉劝他们“你赚饱了人民币，可能到下一秒变成逮捕书上的罪证也说不一定”。</text:p>
      <text:p text:style-name="P4">
龚与剑说，以自嘲、讽刺为灵魂、魅力的文化艺术脱口秀在中国表演迟早踩地雷。笑果是中国的王牌、标竿，当年其《吐槽大会》万人空巷，影响非常大，和北派相声走完全不一样路线，笑果演员代表中产阶级，学历高，对时政针砭才有一针见血效果。笑果演员曾吐糟中国足球、蓝球，引起轰动，造成中国体育界反弹，那时言论管控没那么严，躲过一劫。但习近平极权统治，走向文革二点零，出事是历史必然。</text:p>
      <text:p text:style-name="P4">
龚与剑说：“文革起源就是批判一个历史剧，海瑞罢官，中共发动任何政治运动，整肃异己，管控社会，都是通过文化事件进行杀鸡儆猴。”</text:p>
      <text:p text:style-name="P4">
中媒报导也提及，脱口秀虽是耍嘴皮子行业，笑果旗下知名脱口秀演员多是重点院校的毕业生和海归，此次遭永久封杀的House就毕业于对外经济贸易大学。</text:p>
      <text:p text:style-name="P4">
笑果并非第一次翻车。台湾的媒体《数位时代》以“一场脱口秀，危及40亿人民币估值？”报导指出，House去年在《脱口秀大会5》吐槽自己被600759（ST洲际的股票代号）“割韭菜”，ST洲际一度涨停，节目中的股票代码后来被消音，画面被加上“股市有风险，投资需谨慎”警语。House当时一句调侃的段子“散户膜拜我，机构针对我，证监会调查我”，未料成真。</text:p>
      <text:p text:style-name="P4">
数位时代这篇报导另举出，2020年，刚获得《脱口秀大会》第二季大王的卡姆被曝出吸毒，一同吸食的还有笑果旗下的李国庆和陈扬；2021年，笑果创始人之一李诞发内衣广告时称其是“让女性轻松躺赢职场的装备”，被指“物化歧视女性”挨罚。今年2月，孟川因违反相关法规被平台禁言。三年间笑果已有6人被罚。</text:p>
      <text:p text:style-name="P4">
<text:span text:style-name="T4">
官方趁势炒热“脱口秀”范本 吹捧习、毛思想</text:span>
</text:p>
      <text:p text:style-name="P4">
中共上海市嘉定区委宣传部推出的脱口秀“大道凌云”则趁势再度广传，表示是以宣传“习近平新时代中国特色社会主义思想”为主线，并自称“迎合青年口味”。</text:p>
      <text:p text:style-name="P4">
在第一集节目“人民”上，主持人杨凌说：“作为人民的我们，常常被总书记‘艾特’到，我将无我”、“毛泽东说的一句话，只有人民才是创造历史的动力，那就让我们不负时代撸起袖子加油干”、“习近平总书记讲江山就是人民，还有呢，我们习总书记在三万多字的十九大报告中两百多次提到人民，这一年庆祝中国共产党一百周年大会上近一万字的报告中，八十三次提到人民...”</text:p>
      <text:p text:style-name="Quotations">

<text:p text:style-name="P4">
【民间 <text:a xlink:type="simple" xlink:href="https://twitter.com/hashtag/%E8%84%B1%E5%8F%A3%E7%A7%80" text:style-name="Internet_20_link" text:visited-style-name="Visited_20_Internet_20_Link">
&gt;
 </text:a>
&gt;
 触雷遭罚】  &gt;
  【官方推出 <text:a xlink:type="simple" xlink:href="https://twitter.com/hashtag/%E6%A0%B7%E6%9D%BF%E8%84%B1%E5%8F%A3%E7%A7%80" text:style-name="Internet_20_link" text:visited-style-name="Visited_20_Internet_20_Link">
&gt;
 </text:a>
&gt;
 宣传习近平思想】  &gt;
  &gt;
  脱口秀艺人 <text:a xlink:type="simple" xlink:href="https://twitter.com/hashtag/House" text:style-name="Internet_20_link" text:visited-style-name="Visited_20_Internet_20_Link">
 </text:a>
 和&gt;
 <text:a xlink:type="simple" xlink:href="https://twitter.com/hashtag/%E7%AC%91%E6%9E%9C%E6%96%87%E5%8C%96" text:style-name="Internet_20_link" text:visited-style-name="Visited_20_Internet_20_Link">
&gt;
 </text:a>
&gt;
 遭到罚款和停演。上海 <text:a xlink:type="simple" xlink:href="https://twitter.com/hashtag/%E5%98%89%E5%AE%9A%E5%AE%A3%E4%BC%A0%E9%83%A8" text:style-name="Internet_20_link" text:visited-style-name="Visited_20_Internet_20_Link">
&gt;
 </text:a>
&gt;
 则推出了官方版的“通俗理论脱口秀”节目《 <text:a xlink:type="simple" xlink:href="https://twitter.com/hashtag/%E5%A4%A7%E9%81%93%E5%87%8C%E4%BA%91" text:style-name="Internet_20_link" text:visited-style-name="Visited_20_Internet_20_Link">
&gt;
 </text:a>
&gt;
 》，以“宣传 <text:a xlink:type="simple" xlink:href="https://twitter.com/hashtag/%E4%B9%A0%E8%BF%91%E5%B9%B3" text:style-name="Internet_20_link" text:visited-style-name="Visited_20_Internet_20_Link">
&gt;
 </text:a>
&gt;
 … <text:a xlink:type="simple" xlink:href="https://t.co/kSndHkysCv" text:style-name="Internet_20_link" text:visited-style-name="Visited_20_Internet_20_Link">
 </text:a>
&gt;
&gt;
 — 自由亚洲电台 (@RFA_Chinese) <text:a xlink:type="simple" xlink:href="https://twitter.com/RFA_Chinese/status/1659099082915475456" text:style-name="Internet_20_link" text:visited-style-name="Visited_20_Internet_20_Link">
&gt;
 </text:a>
</text:p>

</text:p>
      <text:p text:style-name="P4">
前北京之春杂志荣誉主编胡平接受自由亚洲电台采访认为，“正能量”肯定不可能成功，古往今来讽刺、幽默表演都带有批评，歌功颂德不可能吸引人，文革就试过了。”</text:p>
      <text:p text:style-name="P4">
胡平认为，House事件是一场文字狱、以言论治罪。“这事不好直接给House安上颠覆国家政权罪名，就以重罚达到杀一儆百效果，造成普遍威吓效应，才会出手这么狠。”</text:p>
      <text:p text:style-name="P4">
胡平提到，九零年代中国知名作家王朔也以毛时代流行的革命大词，讲些不严肃的东西，形成强烈反差反讽，他小说非常红火。如今习政权下，文化艺术表演都成禁区，举报猖厥，反应习的心虚。</text:p>
      <text:p text:style-name="P4">
<text:span text:style-name="T4">
台陆委会：8字罚近1400万人民币 中国政府标准何在</text:span>
</text:p>
      <text:p text:style-name="P4">
中共党媒环球时报前总编胡锡进在其微博发文，希望不愿把笑果公司一棒子打死，遭小粉红群起攻击。网民留言：“为颜色革命提供温床！内贼是主要威胁”、“国家何时处理胡某某”、“舆论、文娱界有坏人、”“国家该出手整治了”。</text:p>
      <text:p text:style-name="P4">
台湾陆委会发言人詹志宏18日在例行记者会上表示，有哪个国家的脱口秀演员，会因为讲了8个字被罚1400多万人民币？问题在判定标准，应该给世人一个标准，什么言论和行为他们不喜欢，这样大家才有所适从。</text:p>
      <text:p text:style-name="P4">
记者：夏小华 责编：许书婷 梒青 网编：瑞哲</text:p>
      <text:p text:style-name="P4">
Source: <text:a xlink:type="simple" xlink:href="https://www.rfa.org/mandarin/yataibaodao/kejiaowen/hx1-05182023095751.html" text:style-name="Internet_20_link" text:visited-style-name="Visited_20_Internet_20_Link">
https://www.rfa.org/mandarin/yataibaodao/kejiaowen/hx1-05182023095751.html</text:a>
</text:p>
      <!--NEWS-->
      <text:h text:style-name="P10" text:outline-level="1">
<text:span text:style-name="T4">
英国首富辛杜佳家族大家长过世 享寿87岁</text:span>
</text:h>
      <text:p text:style-name="P4">
Publisher: 法新社</text:p>
      <text:p text:style-name="P4">
Published Time: 2023-05-18T11:32:08+00:00</text:p>
      <text:p text:style-name="P4">
Modified Time: 2023-05-18T11:20:03+00:00</text:p>
      <text:p text:style-name="P4">
Description: （法新社伦敦18日电） 英国首富辛杜佳家族发言人表示，大家长史瑞传德．辛杜佳（Srichand Hinduja）昨天与世长辞，享寿87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617581in" draw:z-index="0">
<draw:image xlink:href="../Images/rficn/2023-05-18T11-32-08-00-00/000000.png" xlink:type="simple" xlink:show="embed" xlink:actuate="onLoad" draw:mime-type="image/png"/>
</draw:frame>
</text:p>
      <text:p text:style-name="P4">
辛杜佳晚年罹患失智症，并成为家族长期失和的核心，家族成员就他是否应该接受公共医疗而大打官司。</text:p>
      <text:p text:style-name="P4">
根据家族发言人，身为集团4兄弟中最年长的史瑞传德．辛杜佳昨天辞世。在亲人「随侍在侧」下，他「安详辞世」。发言人赞扬他是「深具远见的产业和商业巨人」。</text:p>
      <text:p text:style-name="P4">
辛杜佳家族以估计284亿英镑（约新台币1.1兆元）的身家，名列星期泰晤士报富豪排行榜（Sunday Times Rich List）榜首。</text:p>
      <text:p text:style-name="P4">
根据去年11月曝光的法庭文件，伦敦一名法官表示，尽管家财万贯，但受到家族失和影响，史瑞传德．辛杜佳的需求未受重视。辛杜佳家族表示，内部歧见已经化解。</text:p>
      <text:p text:style-name="P4">
辛杜佳集团由4兄弟的父亲帕曼南德．辛杜佳（Parmanand Hinduja）所创，老辛杜佳1919年在印度孟买经营茶叶和果干买卖，之后移居伊朗。</text:p>
      <text:p text:style-name="P4">
辛杜佳兄弟在1960年代接手家族企业之后，大力扩张业务版图。</text:p>
      <text:p text:style-name="P4">
庞大的辛杜佳集团在主要居住在伦敦的史瑞传德和戈比传德（Gopichand）兄弟领导下，跨足电力、石油、天然气、银行和医疗保健领域，集团也日益壮大。</text:p>
      <text:p text:style-name="P4">
史瑞传德1990年代晚期成为镁光灯焦点。时任英国首相布莱尔（Tony Blair）政府一名高官遭控透过不当游说手段，以替他取得英国公民身分。</text:p>
      <text:p text:style-name="P4">
Source: <text:a xlink:type="simple" xlink:href="https://www.rfi.fr/cn/%E5%9B%BD%E9%99%85%E6%8A%A5%E9%81%93/20230518-%E8%8B%B1%E5%9B%BD%E9%A6%96%E5%AF%8C%E8%BE%9B%E6%9D%9C%E4%BD%B3%E5%AE%B6%E6%97%8F%E5%A4%A7%E5%AE%B6%E9%95%BF%E8%BF%87%E4%B8%96-%E4%BA%AB%E5%AF%BF87%E5%B2%81" text:style-name="Internet_20_link" text:visited-style-name="Visited_20_Internet_20_Link">
https://www.rfi.fr/cn/%E5%9B%BD%E9%99%85%E6%8A%A5%E9%81%93/20230518-%E8%8B%B1%E5%9B%BD%E9%A6%96%E5%AF%8C%E8%BE%9B%E6%9D%9C%E4%BD%B3%E5%AE%B6%E6%97%8F%E5%A4%A7%E5%AE%B6%E9%95%BF%E8%BF%87%E4%B8%96-%E4%BA%AB%E5%AF%BF87%E5%B2%81</text:a>
</text:p>
      <!--NEWS-->
      <text:h text:style-name="P10" text:outline-level="1">
<text:span text:style-name="T4">
美光获日政府补助 投资36亿美元引进全日本首台EUV</text:span>
</text:h>
      <text:p text:style-name="P4">
Publisher: 法新社</text:p>
      <text:p text:style-name="P4">
Published Time: 2023-05-18T11:32:09+00:00</text:p>
      <text:p text:style-name="P4">
Modified Time: 2023-05-18T11:05:01+00:00</text:p>
      <text:p text:style-name="P4">
Description: （法新社东京18日电） 日本首相岸田文雄与一些全球最大的晶片制造商会谈后，美国记忆体大厂美光（Micron）今天宣布投资36亿美元，在日本生产次世代半导体。</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3.617581in" draw:z-index="0">
<draw:image xlink:href="../Images/rficn/2023-05-18T11-32-09-00-00/000000.png" xlink:type="simple" xlink:show="embed" xlink:actuate="onLoad" draw:mime-type="image/png"/>
</draw:frame>
</text:p>
      <text:p text:style-name="P4">
疫情和美中持续在先进技术上角力，凸显全球半导体供应链的弱点之后，岸田力图提振国内晶片产业。</text:p>
      <text:p text:style-name="P4">
出席今天会议的包括台积电、韩国三星电子以及美国英特尔、美光和IBM的主管。</text:p>
      <text:p text:style-name="P4">
美光声明指出：「在日本政府大力支持下，美光预计未来数年在1-gamma制程技术上投资高达5000亿日元（36亿美元）。」</text:p>
      <text:p text:style-name="P4">
这项投资将「促成下一波端对端技术创新，例如迅速崛起的生成式人工智慧（AI）应用」。</text:p>
      <text:p text:style-name="P4">
美光补充说，将率先把极紫外光（EUV）晶片制造引入日本。</text:p>
      <text:p text:style-name="P4">
目前不清楚日本可能提供哪些援助，不过彭博（Bloomberg News）稍早报导，岸田准备提供美光15 亿美元奖励。</text:p>
      <text:p text:style-name="P4">
Source: <text:a xlink:type="simple" xlink:href="https://www.rfi.fr/cn/%E5%9B%BD%E9%99%85%E6%8A%A5%E9%81%93/20230518-%E7%BE%8E%E5%85%89%E8%8E%B7%E6%97%A5%E6%94%BF%E5%BA%9C%E8%A1%A5%E5%8A%A9-%E6%8A%95%E8%B5%8436%E4%BA%BF%E7%BE%8E%E5%85%83%E5%BC%95%E8%BF%9B%E5%85%A8%E6%97%A5%E6%9C%AC%E9%A6%96%E5%8F%B0euv" text:style-name="Internet_20_link" text:visited-style-name="Visited_20_Internet_20_Link">
https://www.rfi.fr/cn/%E5%9B%BD%E9%99%85%E6%8A%A5%E9%81%93/20230518-%E7%BE%8E%E5%85%89%E8%8E%B7%E6%97%A5%E6%94%BF%E5%BA%9C%E8%A1%A5%E5%8A%A9-%E6%8A%95%E8%B5%8436%E4%BA%BF%E7%BE%8E%E5%85%83%E5%BC%95%E8%BF%9B%E5%85%A8%E6%97%A5%E6%9C%AC%E9%A6%96%E5%8F%B0euv</text:a>
</text:p>
      <!--NEWS-->
      <text:h text:style-name="P10" text:outline-level="1">
<text:span text:style-name="T4">
中国特使李辉会见泽连斯基</text:span>
</text:h>
      <text:p text:style-name="P4">
Author: None</text:p>
      <text:p text:style-name="P4">
Publisher: Radio Free Asia (Organization)</text:p>
      <text:p text:style-name="P4">
Published Time: 2023-05-18T11:36:00-04:00</text:p>
      <text:p text:style-name="P4">
Modified Time: 2023-05-18T12:09: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3.88615in" draw:z-index="0">
<draw:image xlink:href="../Images/rfamandarin/2023-05-18T11-36-00-04-00/000000.png" xlink:type="simple" xlink:show="embed" xlink:actuate="onLoad" draw:mime-type="image/png"/>
</draw:frame>
中国特使李辉16日与乌克兰外交部长库列巴（Dmytro Kuleba）等高级官员会见。 <text:a xlink:type="simple" xlink:href="https://www.rfa.org/mandarin/Xinwen/1-05182023113051.html/@@images/image" text:style-name="Internet_20_link" text:visited-style-name="Visited_20_Internet_20_Link">
</text:a>
Ukrainian Foreign Ministry Press Office via AP中国欧亚事务特别代表李辉近日前往乌克兰首都基辅，就俄乌战争问题进行访问。根据中国外交部周四（5月18日）发表的声明，李辉与乌克兰领导人泽连斯基（VolodymyrZelenskyy）以及外交部长库列巴（Dmytro Kuleba）等高级官员会见。李辉表示，中方愿在“关于政治解决乌克兰危机的中国立场”文件基础上，推动国际社会形成解决乌克兰危机的最大公约数，为尽快止战停火、恢复和平作出自己的努力。不过中国外交部所发布的照片，是李辉与库列巴的握手照。至当地时间18日中午，乌克兰政府尚未发布关于泽连斯基会见李辉的细节。美联社引述乌克兰外交部前一日的声明表示，库列巴向李辉说“在尊重乌克兰主权和领土完整的基础上，恢复稳定和公正和平的原则”，重申乌克兰政府的立场，即乌克兰不会接受任何涉及失去自身领土，或“冻结冲突”的提议。责编：陈品洁</text:p>
      <text:p text:style-name="P4">
Source: <text:a xlink:type="simple" xlink:href="https://www.rfa.org/mandarin/Xinwen/1-05182023113051.html" text:style-name="Internet_20_link" text:visited-style-name="Visited_20_Internet_20_Link">
https://www.rfa.org/mandarin/Xinwen/1-05182023113051.html</text:a>
</text:p>
      <!--NEWS-->
      <text:h text:style-name="P10" text:outline-level="1">
<text:span text:style-name="T4">
游锡堃访美 拜会佩洛西及众院外委会主席</text:span>
</text:h>
      <text:p text:style-name="P4">
Author: None</text:p>
      <text:p text:style-name="P4">
Publisher: Radio Free Asia (Organization)</text:p>
      <text:p text:style-name="P4">
Published Time: 2023-05-18T11:41:00-04:00</text:p>
      <text:p text:style-name="P4">
Modified Time: 2023-05-18T17:37: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4.600844in" draw:z-index="0">
<draw:image xlink:href="../Images/rfamandarin/2023-05-18T11-41-00-04-00/000000.png" xlink:type="simple" xlink:show="embed" xlink:actuate="onLoad" draw:mime-type="image/png"/>
</draw:frame>
台湾的立法院长游锡堃在5月17日拜会了美国前众议院议长佩洛西（Nancy Pelosi） <text:a xlink:type="simple" xlink:href="https://www.rfa.org/mandarin/Xinwen/2-05182023113723.html/@@images/image" text:style-name="Internet_20_link" text:visited-style-name="Visited_20_Internet_20_Link">
</text:a>
Nancy Pelosi 推特截图  台湾的立法院长游锡堃近日访问美国首都华盛顿，他在5月17日分别拜会了美国前众议院议长佩洛西（NancyPelosi）、众议院外委会主席麦考尔（Michael McCaul）。麦考尔办公室消息表示，麦考尔很感激有机会与游锡堃会面，期待强化美台重要伙伴关系，在世界舞台捍卫民主。双方讨论美台关系重要性及美国对台湾蓬勃民主的支持，也谈论如何推动美台租税协定、加速美国对台军售等议题。周三稍早，游锡堃与前美国职篮（NBA）球星坎特（Enes KanterFreedom）共同参观美国大屠杀纪念馆。游锡堃告诉中央社，他十分敬佩坎特的精神，为了捍卫自由民主人权牺牲非常大，但他从不后悔。游锡堃说，台湾很多人都期待，有一天不但台湾的民主自由继续获得捍卫，中国14亿人口也能同享自由人权民主的生活。责编：陈品洁</text:p>
      <text:p text:style-name="P4">
Source: <text:a xlink:type="simple" xlink:href="https://www.rfa.org/mandarin/Xinwen/2-05182023113723.html" text:style-name="Internet_20_link" text:visited-style-name="Visited_20_Internet_20_Link">
https://www.rfa.org/mandarin/Xinwen/2-05182023113723.html</text:a>
</text:p>
      <!--NEWS-->
      <text:h text:style-name="P10" text:outline-level="1">
<text:span text:style-name="T4">
美国2022年逾10万人因过量用药致死 历来最多</text:span>
</text:h>
      <text:p text:style-name="P4">
Author: 联合早报 (Person)</text:p>
      <text:p text:style-name="P4">
Publisher: 联合早报 (Organization)</text:p>
      <text:p text:style-name="P4">
Published Time: 2023-05-18T11:44</text:p>
      <text:p text:style-name="P4">
Modified Time: 2023-05-18T11:47</text:p>
      <text:p text:style-name="P4">
Description: 美国疾病控制和预防中心（CDC）星期三（5月17日）公布初步统计数据显示，2022年美国因过量用药导致死亡的人数达10万9000人，为历来最多。数据显示，2022年美国因过量用药致...</text:p>
      <text:p text:style-name="P4">
Videos: []</text:p>
      <text:p text:style-name="P4">
Audios: []</text:p>
      <text:p text:style-name="P4">
Images: []</text:p>
      <text:p text:style-name="P4">
Type: NewsArticle</text:p>
      <text:p text:style-name="P4">
Breadcrumbs: ['即时', '国际']</text:p>
      <text:p text:style-name="P4">
Keywords: ['美国', '毒品', '药物', '死亡']</text:p>
      <!--METADATA-->
      <text:p text:style-name="P4">
美国疾病控制和预防中心（CDC）星期三（5月17日）公布初步统计数据显示，2022年美国因过量用药导致死亡的人数达10万9000人，为历来最多。</text:p>
      <text:p text:style-name="P4">
数据显示，2022年美国因过量用药致死人数达10万9680人，相比2021年10万7622人的数据增长约2%，但增速较之前两年明显下降。2020年和2021年美国因过量用药致死人数年增长分别为30%和15%。</text:p>
      <text:p text:style-name="P4">
据统计，2022年因过量服用以芬太尼为主的合成阿片类药物导致死亡人数约为7万5000人，较2021年增长4%。因服用可卡因致死人数同比增长11%，因服用冰毒致死人数增长3%。</text:p>
      <text:p text:style-name="P4">
按照地区来看，23州因过量用药致死人数出现下降，包括毒品问题“热点”西弗吉尼亚州等；艾奥瓦州人数未有变化；另有26州人数出现上升，包括东北部的缅因州、新罕布什尔州以及西部的华盛顿州等。</text:p>
      <text:p text:style-name="P4">
有专家认为，过量用药致死人数增速放缓意味着社交媒体普及毒品危害、加强对毒瘾患者采取治疗等措施发挥了作用。也有专家认为，冠病疫情“社交隔离”状态的结束是使得2022年数据没有“进一步恶化”的重要因素。但专家同时警告，2018年过量用药致死人数曾下降4%，但2019年则出现反弹，“不能过于乐观”。</text:p>
      <text:p text:style-name="P4">
据美媒报道，近20年来，美国因过量用药致死人数呈上升趋势，一开始是由于阿片类止痛药，后来是海洛因，到现在主要由非法芬太尼所致。自2000年以来，美国因过量用药致死总人数已超过100万人。据《华尔街日报》报道，在过去几十年间，美国因过量用药致死人数仅在1990年和2018年出现下降。</text:p>
      <text:p text:style-name="P4">
Source: <text:a xlink:type="simple" xlink:href="https://www.zaobao.com.sg/realtime/world/story20230518-1395800" text:style-name="Internet_20_link" text:visited-style-name="Visited_20_Internet_20_Link">
https://www.zaobao.com.sg/realtime/world/story20230518-1395800</text:a>
</text:p>
      <!--NEWS-->
      <text:h text:style-name="P10" text:outline-level="1">
<text:span text:style-name="T4">
蒙大拿州成为美国第一个全面禁止TikTok的州</text:span>
</text:h>
      <text:p text:style-name="P4">
Author: None</text:p>
      <text:p text:style-name="P4">
Publisher: Radio Free Asia (Organization)</text:p>
      <text:p text:style-name="P4">
Published Time: 2023-05-18T11:44:25-04:00</text:p>
      <text:p text:style-name="P4">
Modified Time: 2023-05-18T11:44: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6.097235in" draw:z-index="0">
<draw:image xlink:href="../Images/rfamandarin/2023-05-18T11-44-25-04-00/000000.png" xlink:type="simple" xlink:show="embed" xlink:actuate="onLoad" draw:mime-type="image/png"/>
</draw:frame>
 蒙大拿州长詹福尔特（GregGianforte）周三（5月17日）签署法案，全面禁止州政府及一般用户下载和使用短视频应用软件TikTok。 <text:a xlink:type="simple" xlink:href="https://www.rfa.org/mandarin/Xinwen/3-05182023114242.html/@@images/image" text:style-name="Internet_20_link" text:visited-style-name="Visited_20_Internet_20_Link">
</text:a>
美联社图片  蒙大拿州长詹福尔特（GregGianforte）周三（5月17日）签署法案，全面禁止州政府及一般用户下载和使用短视频应用软件TikTok，成为美国第一个禁止TikTok的州。此法案预计2024年1月1日生效。该法规定，在蒙大拿州境内将不得下载TikTok，代表谷歌和苹果等应用商店不得“非法”提供TikTok应用软件下载渠道。若违反禁令，TikTok或应用商店即触法，将面临每日高达1万美元的罚款。不过这项法律面对多项挑战，有反对者指称禁令违反了用户受到宪法第一修正案保障的言论自由权。TikTok发言人奥伯维特（BrookeOberwetter）17日则发表声明称该法案违宪，“侵犯了蒙大拿州人民的言论自由。 责编：陈品洁</text:p>
      <text:p text:style-name="P4">
Source: <text:a xlink:type="simple" xlink:href="https://www.rfa.org/mandarin/Xinwen/3-05182023114242.html" text:style-name="Internet_20_link" text:visited-style-name="Visited_20_Internet_20_Link">
https://www.rfa.org/mandarin/Xinwen/3-05182023114242.html</text:a>
</text:p>
      <!--NEWS-->
      <text:h text:style-name="P10" text:outline-level="1">
<text:span text:style-name="T4">
国台办称富察涉煽动分裂 李明哲：暴露两岸文明和蛮荒差异</text:span>
</text:h>
      <text:p text:style-name="P4">
Author: None</text:p>
      <text:p text:style-name="P4">
Publisher: Radio Free Asia (Organization)</text:p>
      <text:p text:style-name="P4">
Published Time: 2023-05-18T11:48:00-04:00</text:p>
      <text:p text:style-name="P4">
Modified Time: 2023-05-18T14:57:18-04:00</text:p>
      <text:p text:style-name="P4">
Description: None</text:p>
      <text:p text:style-name="P4">
Videos: []</text:p>
      <text:p text:style-name="P4">
Audios: ["<text:a xlink:type="simple" xlink:href="https://www.rfa.org/mandarin/yataibaodao/gangtai/hx2-0518202310070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95" text:anchor-type="as-char" svg:width="6.9236in" svg:height="3.852648in" draw:z-index="0">
<draw:image xlink:href="../Images/rfamandarin/2023-05-18T11-48-00-04-00/000000.png" xlink:type="simple" xlink:show="embed" xlink:actuate="onLoad" draw:mime-type="image/png"/>
</draw:frame>
 台湾八旗文化出版社总编辑富察延贺 <text:a xlink:type="simple" xlink:href="https://www.rfa.org/mandarin/yataibaodao/gangtai/hx2-05182023100705.html/@@images/image" text:style-name="Internet_20_link" text:visited-style-name="Visited_20_Internet_20_Link">
</text:a>
台湾灿烂时光东南亚主题书店提供  <text:a xlink:type="simple" xlink:href="https://www.rfa.org/mandarin/yataibaodao/gangtai/hx2-05182023100705.html/@@stream" text:style-name="Internet_20_link" text:visited-style-name="Visited_20_Internet_20_Link">
</text:a>
</text:p>
      <text:p text:style-name="P4">
中国国台办发言人马晓光首度明确指出，台湾八旗文化总编辑富察延贺（李延贺）是涉犯煽动分裂国家罪，马晓光强调这是个案，不应该有任何对两岸交流的疑虑。台湾NGO工作者李明哲表示，在台湾有出版自由，马晓光曝露出文明和蛮荒的差距，更证实中国不可能尊重台湾的制度。</text:p>
      <ul>
        <li>
<text:span text:style-name="T4">
<text:a xlink:type="simple" xlink:href="https://www.rfa.org/mandarin/Xinwen/cmh1-05172023232716.html" text:style-name="Internet_20_link" text:visited-style-name="Visited_20_Internet_20_Link">
 </text:a>
 </text:span>
  * <text:span text:style-name="T4">
<text:a xlink:type="simple" xlink:href="https://www.rfa.org/mandarin/Xinwen/st2-05172023044731.html" text:style-name="Internet_20_link" text:visited-style-name="Visited_20_Internet_20_Link">
 </text:a>
 </text:span>
  * <text:span text:style-name="T4">
<text:a xlink:type="simple" xlink:href="https://www.rfa.org/mandarin/yataibaodao/gangtai/hx-05122023072621.html" text:style-name="Internet_20_link" text:visited-style-name="Visited_20_Internet_20_Link">
 </text:a>
 </text:span>
  * <text:a xlink:type="simple" xlink:href="https://www.rfa.org/mandarin/yataibaodao/gangtai/hx-04262023080912.html" text:style-name="Internet_20_link" text:visited-style-name="Visited_20_Internet_20_Link">
 <text:span text:style-name="T4">
中方证实富察遭调查 分析：对全世界出版业的威胁</text:span>
 </text:a>
</li>
      </ul>
      <text:p text:style-name="P4">
台湾八旗文化总编辑富察延贺三月下旬入境中国后失踪，中国国台办4月26日称他涉及危害国安遭调查，5月17日国台办发言人马晓光回应台湾联合报提问指出，上海市国家安全局依法对从事煽动颠覆国家犯罪活动的犯罪嫌疑人李延贺，采取刑事强制措施。并称，办案单位已经安排了李延贺妻子在上海与其进行通话和通信，并且继续依法保障李延贺的各项合法权利。</text:p>
      <text:p text:style-name="P4">
马晓光强调：“李延贺他犯有煽动分裂国家罪，这是个个案。广大的台湾民众并没有这样的主观恶意和行为，所以不应该有任何对两岸交流的疑虑。我们欢迎、鼓励广大台湾同胞来大陆从事正常的交流活动，并且持续依法保护他们的合法权益。”</text:p>
      <text:p text:style-name="P4">
<text:span text:style-name="T4">
马晓光呛：你去煽动、颠覆美国的政权，试试看！</text:span>
</text:p>
      <text:p text:style-name="P4">
马晓光说：“我们尊重台湾的社会制度，台湾同胞也应该尊重大陆的社会制度。如果只让我尊重你，而你却对我的制度从事煽动的、否定的或者否认的，不只是言论，甚至付诸行动，这是不是将心比心，是不是能做到相互尊重。我想，界限就在这里。任何主权国家的安全都是不容挑战，不是你所谓自由、民主之名就可以取代。不信，你去煽动、颠覆美国的政权，试试看！”</text:p>
      <text:p text:style-name="P4">
<draw:frame draw:style-name="fr1" draw:name="Image96" text:anchor-type="as-char" svg:width="6.9236in" svg:height="4.61393in" draw:z-index="0">
<draw:image xlink:href="../Images/rfamandarin/2023-05-18T11-48-00-04-00/000001.png" xlink:type="simple" xlink:show="embed" xlink:actuate="onLoad" draw:mime-type="image/png"/>
</draw:frame>
中国国台办发言人马晓光称富察涉煽动分裂（美联社资料图片）  <text:a xlink:type="simple" xlink:href="https://www.rfa.org/mandarin/yataibaodao/gangtai/hx2-05182023100705.html/ap16146157903723.jpg" text:style-name="Internet_20_link" text:visited-style-name="Visited_20_Internet_20_Link">
</text:a>
</text:p>
      <text:p text:style-name="P4">
曾被中国政府以“煽动颠覆国家政权罪”判刑5年的台湾NGO工作者李明哲，18日接受自由亚洲电台采访反問：“中国不是常否定美国制度？中国也常批评西方、台湾的民主制度，而且言论自由本来就是保障批评政府的权利，表示中国的心态是他的制度不容许任何人批评，包括台湾人，所以我们怎么相信你说统一以后你会尊重台湾的制度？”</text:p>
      <text:p text:style-name="P4">
马晓光还说“你去煽动、颠覆美国的政权，试试看”，李明哲说，马晓光不知民主国家精神正是保障人民有定期颠覆政权的权利。</text:p>
      <text:p text:style-name="P4">
李明哲说：“台湾民间有很多书籍报刊言论在鼓吹煽动、颠覆我们的政权。选举就是在着手实行颠覆国家的权利，只要以非暴力方式，国家都保障。马晓光的话，更证明台湾跟中国是文明与蛮荒的差异。真正破坏两岸关系的人是中国共产党，他不愿意走现代文明道路，习近平上台后跟台湾民心走的更远。”</text:p>
      <text:p text:style-name="P4">
<text:span text:style-name="T4">
声援富察连署小组吁公开透明 让富察能见家属、请律师</text:span>
</text:p>
      <text:p text:style-name="P4">
声援富察连署工作小组成员王家轩18日接受自由亚洲电台采访指出：“国台办称有让富察在上海和太太通话和通讯，应该没有见面？也没公布是否安排律师为他辩护？不知富察目前身心状况？有没有符合人道标准？中国政府应有更透明公开资讯公布。”</text:p>
      <text:p text:style-name="P4">
<draw:frame draw:style-name="fr1" draw:name="Image97" text:anchor-type="as-char" svg:width="6.9236in" svg:height="4.827995in" draw:z-index="0">
<draw:image xlink:href="../Images/rfamandarin/2023-05-18T11-48-00-04-00/000002.png" xlink:type="simple" xlink:show="embed" xlink:actuate="onLoad" draw:mime-type="image/png"/>
</draw:frame>
声援富察工作小组对国台办说法声明回应。（富察回台湾脸书）  <text:a xlink:type="simple" xlink:href="https://www.rfa.org/mandarin/yataibaodao/gangtai/hx2-05182023100705.html/2.jpg" text:style-name="Internet_20_link" text:visited-style-name="Visited_20_Internet_20_Link">
</text:a>
</text:p>
      <text:p text:style-name="P4">
王家轩还说，马晓光强调是个案，但富察大部份时间生活、工作在台湾。“今天任何一个台湾人在台湾的言行，到了上海可能莫名其妙被抓，抓之前也不需要调查或逮捕令，先关起来没罪再放。为何富察敢大胆回去？他主观上认为没有犯任何错。此案造成人人自危，是中国想看到的吗？是对待台湾人合理的态度吗？”</text:p>
      <text:p text:style-name="P4">
王家轩呼吁中国当局守诺保障富察权益：“希望富察能见家属、请律师，审查不应一直拖延，尽速还富察清白。尊重中国司法调查，若有明确罪证尽快提出，并公平合理、公开审判程序处理。”</text:p>
      <text:p text:style-name="P4">
<text:span text:style-name="T4">
台作家示警：中共的煽动罪过去未見用于出版人</text:span>
</text:p>
      <text:p text:style-name="P4">
参与连署的台湾作家颜择雅18日在脸书指出，中共的煽动罪过去只用来对付作家、活动家，而非出版人。台湾一定要重视富察案。此例一开永无宁日。她还说，对岸省市国安局都需要拚绩效，绩效就是抓人逼认罪。</text:p>
      <text:p text:style-name="P4">
<draw:frame draw:style-name="fr1" draw:name="Image98" text:anchor-type="as-char" svg:width="6.9236in" svg:height="6.16182in" draw:z-index="0">
<draw:image xlink:href="../Images/rfamandarin/2023-05-18T11-48-00-04-00/000003.png" xlink:type="simple" xlink:show="embed" xlink:actuate="onLoad" draw:mime-type="image/png"/>
</draw:frame>
 台湾作家颜择雅脸书。（颜择雅脸书）  <text:a xlink:type="simple" xlink:href="https://www.rfa.org/mandarin/yataibaodao/gangtai/hx2-05182023100705.html/3.jpg" text:style-name="Internet_20_link" text:visited-style-name="Visited_20_Internet_20_Link">
</text:a>
</text:p>
      <text:p text:style-name="P4">
颜择雅提及，过去中国出版人因出书方向坐牢的，如广西师范大学出版社董事长何林夏，被重判十年。香港铜锣湾书店相关人等“被失踪”后，上媒体认罪，认的是非法经营罪，不是煽动罪。</text:p>
      <text:p text:style-name="P4">
台湾人权促进会秘书长施逸翔接受自由亚洲电台采访指出，富察作为台湾出版业者、总编辑、文化人，他相关作为，在民主国家都不应该被以所谓“煽动分裂国家”这罪名调查，更何况国台办说进入“强制刑事措施”。联合国已指出，指定监视居住在中国很多个案显示，会有很高比例涉及严重酷刑，台权会予以强烈谴责。</text:p>
      <text:p text:style-name="P4">
施逸翔强调，富察绝不是个案，中国想借此对台湾施压，他呼吁台湾和国际持续关注中方侵害富察人权事件。</text:p>
      <text:p text:style-name="P4">
台湾陆委会在18日例行记者会上未对富察案有进一步说法。</text:p>
      <text:p text:style-name="P4">
记者：夏小华 责编：许书婷 梒青 网编：瑞哲</text:p>
      <text:p text:style-name="P4">
Source: <text:a xlink:type="simple" xlink:href="https://www.rfa.org/mandarin/yataibaodao/gangtai/hx2-05182023100705.html" text:style-name="Internet_20_link" text:visited-style-name="Visited_20_Internet_20_Link">
https://www.rfa.org/mandarin/yataibaodao/gangtai/hx2-05182023100705.html</text:a>
</text:p>
      <!--NEWS-->
      <text:h text:style-name="P10" text:outline-level="1">
<text:span text:style-name="T4">
香港难容政治漫画与讽刺性时评　言论自由持续沦陷</text:span>
</text:h>
      <text:p text:style-name="P4">
Author: None</text:p>
      <text:p text:style-name="P4">
Publisher: Radio Free Asia (Organization)</text:p>
      <text:p text:style-name="P4">
Published Time: 2023-05-18T11:51:00-04:00</text:p>
      <text:p text:style-name="P4">
Modified Time: 2023-05-18T13:43:52-04:00</text:p>
      <text:p text:style-name="P4">
Description: None</text:p>
      <text:p text:style-name="P4">
Videos: []</text:p>
      <text:p text:style-name="P4">
Audios: ["<text:a xlink:type="simple" xlink:href="https://www.rfa.org/mandarin/yataibaodao/gangtai/ec-0518202308013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99" text:anchor-type="as-char" svg:width="6.9236in" svg:height="6.912433in" draw:z-index="0">
<draw:image xlink:href="../Images/rfamandarin/2023-05-18T11-51-00-04-00/000000.png" xlink:type="simple" xlink:show="embed" xlink:actuate="onLoad" draw:mime-type="image/png"/>
</draw:frame>
政治漫画家vawongsir也有用《明报》停刊尊子漫画专栏为题材创作。 <text:a xlink:type="simple" xlink:href="https://www.rfa.org/mandarin/yataibaodao/gangtai/ec-05182023080132.html/@@images/image" text:style-name="Internet_20_link" text:visited-style-name="Visited_20_Internet_20_Link">
</text:a>
图为vawongsir 提供  <text:a xlink:type="simple" xlink:href="https://www.rfa.org/mandarin/yataibaodao/gangtai/ec-05182023080132.html/@@stream" text:style-name="Internet_20_link" text:visited-style-name="Visited_20_Internet_20_Link">
</text:a>
</text:p>
      <text:p text:style-name="P4">
早在北京整治"脱口秀"行业前，香港的政治漫画和讽刺性政治评论节目在《国安法》生效后，就已经成为当局打压的目标。有学者认为，这一状况反映出中国式的言论管控正向海外蔓延。</text:p>
      <ul>
        <li>
<text:span text:style-name="T4">
<text:a xlink:type="simple" xlink:href="https://www.rfa.org/mandarin/Xinwen/9-05122023161749.html" text:style-name="Internet_20_link" text:visited-style-name="Visited_20_Internet_20_Link">
 </text:a>
 </text:span>
  * <text:span text:style-name="T4">
<text:a xlink:type="simple" xlink:href="https://www.rfa.org/mandarin/yataibaodao/gangtai/ec2-05122023075414.html" text:style-name="Internet_20_link" text:visited-style-name="Visited_20_Internet_20_Link">
 </text:a>
 </text:span>
  * <text:span text:style-name="T4">
<text:a xlink:type="simple" xlink:href="https://www.rfa.org/mandarin/Xinwen/wulb-10122022025554.html" text:style-name="Internet_20_link" text:visited-style-name="Visited_20_Internet_20_Link">
 </text:a>
 </text:span>
  * <text:span text:style-name="T4">
<text:a xlink:type="simple" xlink:href="https://www.rfa.org/mandarin/Xinwen/wul0628b-06282021052847.html" text:style-name="Internet_20_link" text:visited-style-name="Visited_20_Internet_20_Link">
 </text:a>
 </text:span>
</li>
      </ul>
      <text:p text:style-name="P4">
讽刺时弊的政治评论、政治漫画和脱口秀曾在香港盛极一时，但随着《国安法》实施，各家媒体逐步减少相关的评论节目和专题。早在1989年就已开播的讽刺时弊节目《头条新闻》也被迫停播，前主持人吴志森表示，当权者能否接受以嬉笑怒骂手法表达的批评，是观察社会言论自由的重要指标。</text:p>
      <text:p text:style-name="P4">
吴志森："像'头条新闻'的'太后与小豪子'单元，用2至3分钟时间，把事件最重要和荒谬重点很浓缩地告诉观众，给人会心微笑的感觉。我经常说，一个社会如果容不下讽刺和批评的评论，等同容不下言论自由，这是衡量一个社会言论自由的重要风向标。"</text:p>
      <text:p text:style-name="P4">
<draw:frame draw:style-name="fr1" draw:name="Image100" text:anchor-type="as-char" svg:width="6.9236in" svg:height="3.894525in" draw:z-index="0">
<draw:image xlink:href="../Images/rfamandarin/2023-05-18T11-51-00-04-00/000001.png" xlink:type="simple" xlink:show="embed" xlink:actuate="onLoad" draw:mime-type="image/png"/>
</draw:frame>
头条新闻的太后与小豪子单元曾是香港受欢迎的讽刺时弊政评节目，现已停播。（吴志森Facebook 截取图片）  <text:a xlink:type="simple" xlink:href="https://www.rfa.org/mandarin/yataibaodao/gangtai/ec-05182023080132.html/5934676165b095fb7684592a540e4e0e5c0f8c6a5b505355514366fe662f99996e2f53d76b228fce76848bbd523a65f65f0a653f8bc4828276ee-73b05df2505c64ad3002-54345fd768eefacebook-622a53d656fe7247.jpg" text:style-name="Internet_20_link" text:visited-style-name="Visited_20_Internet_20_Link">
</text:a>
</text:p>
      <text:p text:style-name="P4">
<text:span text:style-name="T4">
港府封杀讽刺性政评空间 言论多元倒退至威权时代</text:span>
</text:p>
      <text:p text:style-name="P4">
吴志森表示，在《国安法》下，港府向新闻、创作和图书出版等多个领域开刀，从停播《头条新闻》至《明报》的"尊子漫画"停刊，都显示香港从多元言论社会倒退至威权社会。</text:p>
      <text:p text:style-name="P4">
吴志森："粗暴是一个新常态，（政府）不会给你任何申辩的机会，直到你跪下。其实尊子是否有犯法呢？并没有。尊子是否踩到国安法的红线呢？也没有人这样说，但现时的情况是'心领神会'和'有杀错不放过'，因为人人心目中都有一本《国安法》。如同台湾当年威权时代，人人心目中都有一个警备总部，就是惩治单位，每个人说话和写作或与人交谈时，都要十二万分小心，与今天香港的情况很像。"</text:p>
      <text:p text:style-name="P4">
已移居英国的吴志森表示，虽然不少人曾建议他可以用不同平台，复活《头条新闻》类的政评，但他表示，以自媒体制作政评的意义和影响力已大不同。</text:p>
      <text:p text:style-name="P4">
<text:span text:style-name="T4">
香港政治漫画家：《国安法》使社会仅有的幽默感也被消声</text:span>
</text:p>
      <text:p text:style-name="P4">
政治漫画的生存空间，在《国安法》生效后也大受影响。政治漫画家vawongsir对本台表示，香港政治漫画的发展在反送中时期曾百花齐放，现在只余下在海外创作，才有空间继续透过漫画批评政府。</text:p>
      <text:p text:style-name="P4">
<draw:frame draw:style-name="fr1" draw:name="Image101" text:anchor-type="as-char" svg:width="6.9236in" svg:height="8.065718in" draw:z-index="0">
<draw:image xlink:href="../Images/rfamandarin/2023-05-18T11-51-00-04-00/000002.png" xlink:type="simple" xlink:show="embed" xlink:actuate="onLoad" draw:mime-type="image/png"/>
</draw:frame>
vawongsir表示，在《国安法》实施后政治漫画的题材更多。（图为vawongsir 提供）  <text:a xlink:type="simple" xlink:href="https://www.rfa.org/mandarin/yataibaodao/gangtai/ec-05182023080132.html/vawongsir8868793a-5728300a56fd5b896cd5300b5b9e65bd540e653f6cbb6f2b753b76849898675066f4591a3002-56fe4e3avawongsir-63d04f9b.jpeg" text:style-name="Internet_20_link" text:visited-style-name="Visited_20_Internet_20_Link">
</text:a>
</text:p>
      <text:p text:style-name="P4">
vawongsir："现在的环境是骂政府就是错。在《国安法》后，大家都要面对敢不敢再画的问题，不知道红线如何拿捏。而我的纠结是人在海外，我的政治漫画会否太脱离群众。在我不知如何继续画时，收到不同读者的私讯，很开心还有人在画香港的事，为港人发声。在他们很不开心时，能找到一点幽默，鼓励我继续画下去，为不能发声的港人发声。"</text:p>
      <text:p text:style-name="P4">
vawongsir承认，政治漫画必须紧贴时代脉博。他曾担心移居台湾无法再创作，但发现《国安法》后，有更多的题材创作。</text:p>
      <text:p text:style-name="P4">
Vawongsir："我和朋友说笑时曾说，现在想听笑话，听港府在说什么就可以，所以政治漫画的题材确实比以前多，但如何找到正确的资讯是比以前困难。很感谢不同的媒体在海外继续报道香港的事，给我作参考，特别是港人离散在海外媒体的报道给我创作的灵感。"</text:p>
      <text:p text:style-name="P4">
<draw:frame draw:style-name="fr1" draw:name="Image102" text:anchor-type="as-char" svg:width="5.488281in" svg:height="10.0in" draw:z-index="0">
<draw:image xlink:href="../Images/rfamandarin/2023-05-18T11-51-00-04-00/000003.png" xlink:type="simple" xlink:show="embed" xlink:actuate="onLoad" draw:mime-type="image/png"/>
</draw:frame>
移居台湾的政治漫画家vawongsir继续在网上平台发表作品。（图为vawongsir 提供）</text:p>
      <text:p text:style-name="P4">
<text:span text:style-name="T4">
不仅影响香港 中国式言论管控扩展海外</text:span>
</text:p>
      <text:p text:style-name="P4">
台湾政治大学国发所助理教授黄兆年表示，中国用政治和商业施压，控制言论自由的手段影响不只局限在香港。早前曾有串流平台因为要进入中国市场，把讽刺北京的内容下架已是事例，可见中国式管控言论手法正向台湾和海外扩展。</text:p>
      <text:p text:style-name="P4">
黄兆年："涉及到中国当局言论控制的模式，已经不只是局限在比较纯粹政治的范围里头，蔓延到文艺的这些版面已经有不少的案例发生，言论自由跟新闻自由受到打压也不只局限在香港本地。言论自由的打压在手段上，其实从中国大陆本身蔓延到香港，蔓延到台湾，也蔓延到世界各地。"</text:p>
      <text:p text:style-name="P4">
黄兆年表示，创作者通过自媒体发表作品能否突破中国用市场影响力来管控批评言论，取决于使用的网络平台对中国市场的依赖程度。</text:p>
      <text:p text:style-name="P4">
记者：陈子非 责编：陈美华 许书婷 何平 网编：瑞哲</text:p>
      <text:p text:style-name="P4">
Source: <text:a xlink:type="simple" xlink:href="https://www.rfa.org/mandarin/yataibaodao/gangtai/ec-05182023080132.html" text:style-name="Internet_20_link" text:visited-style-name="Visited_20_Internet_20_Link">
https://www.rfa.org/mandarin/yataibaodao/gangtai/ec-05182023080132.html</text:a>
</text:p>
      <!--NEWS-->
      <text:h text:style-name="P10" text:outline-level="1">
<text:span text:style-name="T4">
泰国前进党拿下最多席次 将组联合政府</text:span>
</text:h>
      <text:p text:style-name="P4">
Publisher: 法新社</text:p>
      <text:p text:style-name="P4">
Published Time: 2023-05-18T12:02:08+00:00</text:p>
      <text:p text:style-name="P4">
Modified Time: 2023-05-18T11:35:02+00:00</text:p>
      <text:p text:style-name="P4">
Description: （法新社曼谷18日电） 泰国众议院选举落幕，新兴政党前进党拿下最多席次成为国会最大党，将和为泰党等7个党组成联合政府，并推举前进党主席皮塔为总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3" text:anchor-type="as-char" svg:width="6.9236in" svg:height="3.617581in" draw:z-index="0">
<draw:image xlink:href="../Images/rficn/2023-05-18T12-02-08-00-00/000000.png" xlink:type="simple" xlink:show="embed" xlink:actuate="onLoad" draw:mime-type="image/png"/>
</draw:frame>
</text:p>
      <text:p text:style-name="P4">
泰国国会众议院选举14日登场，这是泰国在2014年军政事变后第二次的国会大选。</text:p>
      <text:p text:style-name="P4">
最大在野党为泰党（Pheu Thai）在此次选举中最被看好，选前多个民调显示为泰党支持率始终保持领先，前进党（MoveForward）紧追在后，没想到前进党一举囊括152个席次，成为最大党，为泰党则拿下141席。</text:p>
      <text:p text:style-name="P4">
前进党主席皮塔（Pita Limjaroenrat）今天宣布前进党将和为泰党及其他小党结盟，组成联合政府。</text:p>
      <text:p text:style-name="P4">
8个党加起来的席次共313席，皮塔在记者会上表示，313席已经足够让他们组阁，8个党的代表将在22日签署合作备忘录，宣布如何解决国家面临的政治、经济、社会和安全危机问题的施政大纲。</text:p>
      <text:p text:style-name="P4">
不过事实上313席仍不足以让皮塔顺利成为总理，因为总理候选人必须有参众两院750席过半数，也就是376席支持，但参议院250席几乎为亲军方势力，且多数并未表态，皮塔能不能顺利成为总理并组阁，仍有变数。</text:p>
      <text:p text:style-name="P4">
Source: <text:a xlink:type="simple" xlink:href="https://www.rfi.fr/cn/%E5%9B%BD%E9%99%85%E6%8A%A5%E9%81%93/20230518-%E6%B3%B0%E5%9B%BD%E5%89%8D%E8%BF%9B%E5%85%9A%E6%8B%BF%E4%B8%8B%E6%9C%80%E5%A4%9A%E5%B8%AD%E6%AC%A1-%E5%B0%86%E7%BB%84%E8%81%94%E5%90%88%E6%94%BF%E5%BA%9C" text:style-name="Internet_20_link" text:visited-style-name="Visited_20_Internet_20_Link">
https://www.rfi.fr/cn/%E5%9B%BD%E9%99%85%E6%8A%A5%E9%81%93/20230518-%E6%B3%B0%E5%9B%BD%E5%89%8D%E8%BF%9B%E5%85%9A%E6%8B%BF%E4%B8%8B%E6%9C%80%E5%A4%9A%E5%B8%AD%E6%AC%A1-%E5%B0%86%E7%BB%84%E8%81%94%E5%90%88%E6%94%BF%E5%BA%9C</text:a>
</text:p>
      <!--NEWS-->
      <text:h text:style-name="P10" text:outline-level="1">
<text:span text:style-name="T4">
德国历史上划时代的一天：国民议会酝酿产生第一部宪法</text:span>
</text:h>
      <text:p text:style-name="P4">
Author: None (Language: zh)</text:p>
      <text:p text:style-name="P4">
Publisher: None</text:p>
      <text:p text:style-name="P4">
Time: 2023-05-18T12:14:00Z</text:p>
      <text:p text:style-name="P4">
Description: 175年前，第一个自由选举的德国议会在法兰克福的保罗教堂召开会议，制定了第一部现代的民主宪法。它也是今天联邦德国基本法的样本。</text:p>
      <text:p text:style-name="P4">
Videos: []</text:p>
      <text:p text:style-name="P4">
Images: ["<text:a xlink:type="simple" xlink:href="https://static.dw.com/image/65626531_303.jpg" text:style-name="Internet_20_link" text:visited-style-name="Visited_20_Internet_20_Link">
65626531_303.jpg</text:a>
", "<text:a xlink:type="simple" xlink:href="https://static.dw.com/image/65641956_401.jpg" text:style-name="Internet_20_link" text:visited-style-name="Visited_20_Internet_20_Link">
65641956_401.jpg</text:a>
", "<text:a xlink:type="simple" xlink:href="https://static.dw.com/image/65627375_401.jpg" text:style-name="Internet_20_link" text:visited-style-name="Visited_20_Internet_20_Link">
65627375_401.jpg</text:a>
", "<text:a xlink:type="simple" xlink:href="https://static.dw.com/image/16001995_303.jpg" text:style-name="Internet_20_link" text:visited-style-name="Visited_20_Internet_20_Link">
16001995_303.jpg</text:a>
", "<text:a xlink:type="simple" xlink:href="https://static.dw.com/image/17406354_303.jpg" text:style-name="Internet_20_link" text:visited-style-name="Visited_20_Internet_20_Link">
17406354_303.jpg</text:a>
", "<text:a xlink:type="simple" xlink:href="https://static.dw.com/image/17406367_303.jpg" text:style-name="Internet_20_link" text:visited-style-name="Visited_20_Internet_20_Link">
17406367_303.jpg</text:a>
", "<text:a xlink:type="simple" xlink:href="https://static.dw.com/image/17406357_303.jpg" text:style-name="Internet_20_link" text:visited-style-name="Visited_20_Internet_20_Link">
17406357_303.jpg</text:a>
", "<text:a xlink:type="simple" xlink:href="https://static.dw.com/image/17406310_303.jpg" text:style-name="Internet_20_link" text:visited-style-name="Visited_20_Internet_20_Link">
17406310_303.jpg</text:a>
", "<text:a xlink:type="simple" xlink:href="https://static.dw.com/image/17406130_303.jpg" text:style-name="Internet_20_link" text:visited-style-name="Visited_20_Internet_20_Link">
17406130_303.jpg</text:a>
", "<text:a xlink:type="simple" xlink:href="https://static.dw.com/image/17406321_303.jpg" text:style-name="Internet_20_link" text:visited-style-name="Visited_20_Internet_20_Link">
17406321_303.jpg</text:a>
", "<text:a xlink:type="simple" xlink:href="https://static.dw.com/image/17307458_303.jpg" text:style-name="Internet_20_link" text:visited-style-name="Visited_20_Internet_20_Link">
17307458_303.jpg</text:a>
", "<text:a xlink:type="simple" xlink:href="https://static.dw.com/image/17406177_303.jpg" text:style-name="Internet_20_link" text:visited-style-name="Visited_20_Internet_20_Link">
17406177_303.jpg</text:a>
", "<text:a xlink:type="simple" xlink:href="https://static.dw.com/image/17165160_303.jpg" text:style-name="Internet_20_link" text:visited-style-name="Visited_20_Internet_20_Link">
17165160_303.jpg</text:a>
"]</text:p>
      <text:p text:style-name="P4">
Subject: 非常德国</text:p>
      <text:p text:style-name="P4">
Subjects: []</text:p>
      <text:p text:style-name="P4">
Keywords: ['法兰克福', '法兰克福车展']</text:p>
      <text:p text:style-name="P4">
ID: 65669200</text:p>
      <!--METADATA-->
      <text:p text:style-name="P4">
<text:a xlink:type="simple" xlink:href="https://www.dw.com/zh/overlay/image/article/65669200/65626531" text:style-name="Internet_20_link" text:visited-style-name="Visited_20_Internet_20_Link">
 <draw:frame draw:style-name="fr1" draw:name="Image104" text:anchor-type="as-char" svg:width="6.9236in" svg:height="3.896998in" draw:z-index="0">
<draw:image xlink:href="../Images/dwzh/2023-05-18T12-14-00Z/65626531_303.jpg" xlink:type="simple" xlink:show="embed" xlink:actuate="onLoad" draw:mime-type="image/jpeg"/>
</draw:frame>
</text:a>
</text:p>
      <text:p text:style-name="P4">
法兰克福圣保罗教堂：1848年第一次制宪议会</text:p>
      <text:p text:style-name="P4">
（德国之声中文网）1830到1840年间，德意志联邦各个领地内要求变革的呼声风起云涌。尤其是城市中的市民和资产阶级要求民主，并要求建立一个统一的德意志国家。</text:p>
      <text:p text:style-name="P4">
在1815年战胜拿破仑军队后组成的德意志联邦（der DeutscheBund）是一个由大大小小的封建君主组成的松散的联盟。其中的奥地利和普鲁士更是无情地镇压所有追求民主自由的运动。</text:p>
      <text:p text:style-name="P4">
在经历了 <text:a xlink:type="simple" xlink:href="https://www.dw.com/zh/zh/回顾1849年4月德国革命/a-4138798" text:style-name="Internet_20_link" text:visited-style-name="Visited_20_Internet_20_Link">
 </text:a>
之后，民主力量终于达到了一个重要的目标：他们迫使各个王公贵族统治的封建国家成立了自由派政府、通过选举产生了一个全德意志范围的制宪国民议会。“在巨大的恐惧之下，绝大多数德意志王侯们违背自己的政治信念做出了妥协”，海德堡大学的历史学家恩格豪森（FrankEngehausen）对德国之声表示。</text:p>
      <text:h text:style-name="P12" text:outline-level="3">
<text:span text:style-name="T4">
<text:span text:style-name="T4">
教堂成为议会大厅</text:span>
</text:span>
</text:h>
      <text:p text:style-name="P4">
1848年5月18日，第一个民选的全德国民议会的成员聚集在美因河畔法兰克福，磋商第一部自由宪法和建立德意志民族国家的事宜。处于空间容量的需求（国民议会有600多名议员），会议选址在圣保罗教堂（Paulskirche）举行，这里有当时该市最大的大厅。</text:p>
      <text:p text:style-name="P4">
<draw:frame draw:style-name="fr1" draw:name="Image105" text:anchor-type="as-char" svg:width="6.9236in" svg:height="3.896998in" draw:z-index="0">
<draw:image xlink:href="../Images/dwzh/2023-05-18T12-14-00Z/65641956_401.jpg" xlink:type="simple" xlink:show="embed" xlink:actuate="onLoad" draw:mime-type="image/jpeg"/>
</draw:frame>
</text:p>
      <text:p text:style-name="P4">
1848年法兰克福宪法的原本</text:p>
      <text:p text:style-name="P4">
然而，议会中各个派别的诉求相去甚远。保守派继续捍卫各个邦国及其统治者的既有特权；自由派主张建立一个君主立宪的联邦国家；而激进派则要求建立议会民主制的共和国。德国哈勒大学的历史学家容克（TheoJung）指出，国民议会中出现的“严重的意识形态和地域分化”阻碍了形成一个统一的立场。</text:p>
      <text:h text:style-name="P12" text:outline-level="3">
<text:span text:style-name="T4">
<text:span text:style-name="T4">
典范意义的基本权利清单</text:span>
</text:span>
</text:h>
      <text:p text:style-name="P4">
从今天的角度来看，德国第一部宪法的亮点包括“关于德意志民族基本权利之帝国法案”。人权和公民权利——包括新闻、言论和集会自由等在德国首次被写入了法律。该法案甚至计划废除死刑，但实际上这一目标在百年之后才得以实现。</text:p>
      <text:p text:style-name="P4">
在将近一年之后的1849年3月通过的帝国宪法规定，新的联邦制的德意志统一国家，将包括除奥地利外的所有原德意志联邦的成员国。国家元首仍是皇帝，尽管宪法仍赋予皇帝相当大的权力，但他将受制于议会。议会由全体（男性）国民公平、直接、秘密选举产生。</text:p>
      <text:p text:style-name="P4">
<draw:frame draw:style-name="fr1" draw:name="Image106" text:anchor-type="as-char" svg:width="6.9236in" svg:height="3.896998in" draw:z-index="0">
<draw:image xlink:href="../Images/dwzh/2023-05-18T12-14-00Z/65627375_401.jpg" xlink:type="simple" xlink:show="embed" xlink:actuate="onLoad" draw:mime-type="image/jpeg"/>
</draw:frame>
</text:p>
      <text:p text:style-name="P4">
普鲁士国王腓特烈-威廉四世</text:p>
      <text:h text:style-name="P12" text:outline-level="3">
<text:span text:style-name="T4">
<text:span text:style-name="T4">
国王不想当皇帝</text:span>
</text:span>
</text:h>
      <text:p text:style-name="P4">
然而，国民议会的制宪计划在东道主（法兰克福当时属于普鲁士王国）统治者看来并不是一个可以接受的方案。当时大多数议员希望让普鲁士国王腓特烈-威廉四世成为德皇，但他却拒绝了。他认为，作为君主自己是有着神授君权的唯一合法统治者。而除了腓特烈-威廉四世之外，当时人们根本没有考虑其他选项，因为认为没有最大的普鲁士的配合，立宪建国都无从谈起。</text:p>
      <text:p text:style-name="P4">
所有立宪和建立德意志民族国家的努力就这样功亏一篑。保皇派力量很快又占了上风，民众对民主派的支持日渐削弱。</text:p>
      <text:p text:style-name="P4">
历史学家恩格豪森指出，失败的原因是“国民议会多数派错误的政治策略”。议会中扮演意见引导角色的自由派“并不希望建立一个德意志共和国，而是要建立一个君主立宪基础上的民族国家，并认为王侯们最终会接受这一方案”。当这一结果没有出现的时候，自由派却拿不出另一个方案来贯彻其目标。</text:p>
      <text:p text:style-name="P4">
1849年5月，法兰克福的国民议会自行解散。议会的“残部”迁往斯图加特后又支撑了几个月。1849年夏，最后革命抗争亦被军事镇压。被寄予巨大希望的德意志统一和自由民主运动被画上了句号。</text:p>
      <ul>
        <li>
          <draw:frame draw:style-name="fr1" draw:name="Image107" text:anchor-type="as-char" svg:width="6.9236in" svg:height="3.896998in" draw:z-index="0">
            <draw:image xlink:href="../Images/dwzh/2023-05-18T12-14-00Z/16001995_303.jpg" xlink:type="simple" xlink:show="embed" xlink:actuate="onLoad" draw:mime-type="image/jpeg"/>
          </draw:frame>
        </li>
      </ul>
      <h5>
德国首部民主宪法的诞生地——魏玛</h5>
      <text:h text:style-name="P12" text:outline-level="3">
<text:span text:style-name="T4">
魏玛—歌德和席勒的第二故乡</text:span>
</text:h>
      <text:p text:style-name="P4">
1919年2月6日至8月21日，德国制宪国民会议在图林根小城魏玛昔日的宫廷剧院召开。423名民选代表面对艰巨的任务：建立临时政府、制定民主宪法并与战胜方盟国签订和平条约。</text:p>
      <ul>
        <li>
          <draw:frame draw:style-name="fr1" draw:name="Image108" text:anchor-type="as-char" svg:width="6.9236in" svg:height="3.896998in" draw:z-index="0">
            <draw:image xlink:href="../Images/dwzh/2023-05-18T12-14-00Z/17406354_303.jpg" xlink:type="simple" xlink:show="embed" xlink:actuate="onLoad" draw:mime-type="image/jpeg"/>
          </draw:frame>
        </li>
      </ul>
      <h5>
德国首部民主宪法的诞生地——魏玛</h5>
      <text:h text:style-name="P12" text:outline-level="3">
<text:span text:style-name="T4">
柏林弥漫火药味</text:span>
</text:h>
      <text:p text:style-name="P4">
德国在一战中战败，1700万人在这场战争中丧生。同盟国方面指出德国要为挑起战争负全责。德皇流亡国外，在刚刚诞生的共和国，抗议、暴动此起彼伏，内战一触即发。图为1919年5月11日柏林工人的一次示威集会。</text:p>
      <ul>
        <li>
          <draw:frame draw:style-name="fr1" draw:name="Image109" text:anchor-type="as-char" svg:width="6.9236in" svg:height="3.896998in" draw:z-index="0">
            <draw:image xlink:href="../Images/dwzh/2023-05-18T12-14-00Z/17406367_303.jpg" xlink:type="simple" xlink:show="embed" xlink:actuate="onLoad" draw:mime-type="image/jpeg"/>
          </draw:frame>
        </li>
      </ul>
      <h5>
德国首部民主宪法的诞生地——魏玛</h5>
      <text:h text:style-name="P12" text:outline-level="3">
<text:span text:style-name="T4">
帝国议会遭殃</text:span>
</text:h>
      <text:p text:style-name="P4">
在这种情况下，士兵进驻了柏林的帝国议会，这里无法作为国民会议开会的地点。柏林建筑管理部门1919年5月在一份报告中称，议会大楼内部设施严重受损且污秽不堪，必须先进行彻底消毒和整修，此前无法当作议会工作场所。</text:p>
      <ul>
        <li>
          <draw:frame draw:style-name="fr1" draw:name="Image110" text:anchor-type="as-char" svg:width="6.9236in" svg:height="3.896998in" draw:z-index="0">
            <draw:image xlink:href="../Images/dwzh/2023-05-18T12-14-00Z/17406357_303.jpg" xlink:type="simple" xlink:show="embed" xlink:actuate="onLoad" draw:mime-type="image/jpeg"/>
          </draw:frame>
        </li>
      </ul>
      <h5>
德国首部民主宪法的诞生地——魏玛</h5>
      <text:h text:style-name="P12" text:outline-level="3">
<text:span text:style-name="T4">
移师魏玛</text:span>
</text:h>
      <text:p text:style-name="P4">
于是议员们将会议地点移至相对宁静的小城魏玛。会场—昔日的宫廷剧院被改名为“德意志国家剧院”。与柏林相比，魏玛易于防守，有数千人守卫，整个市区禁止出入。图为一张1919年发行的明信片。但图片上看不到的是，剧院周围临街房屋的阳台上都有手持机枪的士兵把守。</text:p>
      <ul>
        <li>
          <draw:frame draw:style-name="fr1" draw:name="Image111" text:anchor-type="as-char" svg:width="6.9236in" svg:height="3.896998in" draw:z-index="0">
            <draw:image xlink:href="../Images/dwzh/2023-05-18T12-14-00Z/17406310_303.jpg" xlink:type="simple" xlink:show="embed" xlink:actuate="onLoad" draw:mime-type="image/jpeg"/>
          </draw:frame>
          <text:a xlink:type="simple" xlink:href="http://stadtmuseum.weimar.de/index.php" text:style-name="Internet_20_link" text:visited-style-name="Visited_20_Internet_20_Link">
 </text:a>
        </li>
      </ul>
      <h5>
德国首部民主宪法的诞生地——魏玛</h5>
      <text:h text:style-name="P12" text:outline-level="3">
<text:span text:style-name="T4">
“亲密无间”</text:span>
</text:h>
      <text:p text:style-name="P4">
会场空间有限，议员们不得不拉近彼此的距离。会议选举社民党主席艾伯特（FriedrichEbert）为总统。社民党是议会第一大党，第二和第三大党分别是天主教中心党和自由民主党。这三个党组成了“魏玛联合政府”。1919年7月31日，制宪会议通过了新宪法。</text:p>
      <ul>
        <li>
          <draw:frame draw:style-name="fr1" draw:name="Image112" text:anchor-type="as-char" svg:width="6.9236in" svg:height="3.896998in" draw:z-index="0">
            <draw:image xlink:href="../Images/dwzh/2023-05-18T12-14-00Z/17406130_303.jpg" xlink:type="simple" xlink:show="embed" xlink:actuate="onLoad" draw:mime-type="image/jpeg"/>
          </draw:frame>
          <text:a xlink:type="simple" xlink:href="http://stadtmuseum.weimar.de/index.php" text:style-name="Internet_20_link" text:visited-style-name="Visited_20_Internet_20_Link">
 </text:a>
        </li>
      </ul>
      <h5>
德国首部民主宪法的诞生地——魏玛</h5>
      <text:h text:style-name="P12" text:outline-level="3">
<text:span text:style-name="T4">
“国家权力来自人民”</text:span>
</text:h>
      <text:p text:style-name="P4">
魏玛宪法是德国首部民主宪法，起草人是自由派的国家法学家普罗伊斯（Hugo Preuß）。社民党政治家大卫（EduardDavid）称有了这部宪法，德国是“世界上最民主的民主国家”，在保守派政治家费伦巴赫（KonstantinFehrenbach）看来，德国人成了“地球上最自由的民族”。</text:p>
      <ul>
        <li>
          <draw:frame draw:style-name="fr1" draw:name="Image113" text:anchor-type="as-char" svg:width="6.9236in" svg:height="3.896998in" draw:z-index="0">
            <draw:image xlink:href="../Images/dwzh/2023-05-18T12-14-00Z/17406321_303.jpg" xlink:type="simple" xlink:show="embed" xlink:actuate="onLoad" draw:mime-type="image/jpeg"/>
          </draw:frame>
        </li>
      </ul>
      <h5>
德国首部民主宪法的诞生地——魏玛</h5>
      <text:h text:style-name="P12" text:outline-level="3">
<text:span text:style-name="T4">
“先天不足”的宪法</text:span>
</text:h>
      <text:p text:style-name="P4">
1919年8月11日，总统艾伯特在魏玛附近的施瓦茨堡宫（SchlossSchwarzburg）签署了新宪法。在魏玛共和国，设置总统一职也是作为议会的制衡力量，任期7年，由民选直接产生，拥有广泛的权限。</text:p>
      <ul>
        <li>
          <draw:frame draw:style-name="fr1" draw:name="Image114" text:anchor-type="as-char" svg:width="6.9236in" svg:height="3.896998in" draw:z-index="0">
            <draw:image xlink:href="../Images/dwzh/2023-05-18T12-14-00Z/17307458_303.jpg" xlink:type="simple" xlink:show="embed" xlink:actuate="onLoad" draw:mime-type="image/jpeg"/>
          </draw:frame>
        </li>
      </ul>
      <h5>
德国首部民主宪法的诞生地——魏玛</h5>
      <text:h text:style-name="P12" text:outline-level="3">
<text:span text:style-name="T4">
“没有民主主义者的民主国家”</text:span>
</text:h>
      <text:p text:style-name="P4">
艾伯特（左）和阿登纳（KonradAdenauer）是德国历史上关键性的两个政治人物。阿登纳当时还是科隆市长，1945年后成为德国历史上第二个民主共和国的首任总理。魏玛共和国失败的原因是，当时德国的普通民众和精英都还没有建立起民主意识。魏玛共和国被称为“没有民主主义者的民主国家”。</text:p>
      <ul>
        <li>
          <draw:frame draw:style-name="fr1" draw:name="Image115" text:anchor-type="as-char" svg:width="6.9236in" svg:height="3.896998in" draw:z-index="0">
            <draw:image xlink:href="../Images/dwzh/2023-05-18T12-14-00Z/17406177_303.jpg" xlink:type="simple" xlink:show="embed" xlink:actuate="onLoad" draw:mime-type="image/jpeg"/>
          </draw:frame>
        </li>
      </ul>
      <h5>
德国首部民主宪法的诞生地——魏玛</h5>
      <text:h text:style-name="P12" text:outline-level="3">
<text:span text:style-name="T4">
没有答案的问题</text:span>
</text:h>
      <text:p text:style-name="P4">
当艾伯特1919年8月21日对宪法宣誓的时候，没有举行庆典和隆重的仪式。然而还是有很多人聚集在魏玛的剧院广场上。在95年后的今天，人们仍在争论不休的一个话题是，德国第一部民主宪法的“先天不足”在多大程度上加速了魏玛共和国的衰亡和希特勒的崛起。</text:p>
      <ul>
        <li>
          <draw:frame draw:style-name="fr1" draw:name="Image116" text:anchor-type="as-char" svg:width="6.9236in" svg:height="3.896998in" draw:z-index="0">
            <draw:image xlink:href="../Images/dwzh/2023-05-18T12-14-00Z/17165160_303.jpg" xlink:type="simple" xlink:show="embed" xlink:actuate="onLoad" draw:mime-type="image/jpeg"/>
          </draw:frame>
        </li>
      </ul>
      <h5>
德国首部民主宪法的诞生地——魏玛</h5>
      <text:h text:style-name="P12" text:outline-level="3">
<text:span text:style-name="T4">
魏玛的教训</text:span>
</text:h>
      <text:p text:style-name="P4">
今天联邦德国政治制度的基础是基本法。与魏玛共和国相比，总统的权限明显被削弱；同时民众通过全民公投直接影响政治决策的可能性也很有限。而政党在塑造政治意愿方面的作用被明确写进宪法。此外，议会设置了5%得票率的门槛，以避免议会党派分裂成许多小党派。在魏玛共和国制宪会议召开95周年之际，柏林市博物馆在2月7日起举办一个专题展览。</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ext:span text:style-name="T4">
当今德国基本法的雏形</text:span>
</text:span>
</text:h>
      <text:p text:style-name="P4">
但这场未竟的革命有着长远的影响。1919年 <text:a xlink:type="simple" xlink:href="https://www.dw.com/zh/zh/1918到2018-德意志百年沧桑/a-46262406" text:style-name="Internet_20_link" text:visited-style-name="Visited_20_Internet_20_Link">
</text:a>
宪法制定之时，法兰克福宪法的基本权利清单就是其蓝本。在它诞生一百年后，战后联邦德国的基本法也引用了法兰克福宪法的内容。</text:p>
      <text:p text:style-name="P4">
历史学家容克认为，在圣保罗教堂制定的宪法意义重大，不仅因为它是第一部全德范围的宪法，也在于其中的不少具体表述在1949年几乎原封不动地被写入联邦德国基本法。</text:p>
      <text:p text:style-name="P4">
在恩格豪森看来，“我们今天的宪法秩序，是经过数十、上百年演变发展而来的。而迈向一个民主、法治国家的关键出发点，就在1848-1849年国民议会制宪的工作中奠定的。”</text:p>
      <text:p text:style-name="P4">
Source: <text:a xlink:type="simple" xlink:href="https://www.dw.com/zh/德国历史上划时代的一天：国民议会酝酿产生第一部宪法/a-65669200" text:style-name="Internet_20_link" text:visited-style-name="Visited_20_Internet_20_Link">
https://www.dw.com/zh/德国历史上划时代的一天：国民议会酝酿产生第一部宪法/a-65669200?maca=chi-rss-chi-all-1127-rdf</text:a>
</text:p>
      <!--NEWS-->
      <text:h text:style-name="P10" text:outline-level="1">
<text:span text:style-name="T4">
专访北京白纸运动参与者：我是一位母亲，我必须做到这一步！</text:span>
</text:h>
      <text:p text:style-name="P4">
Author: None</text:p>
      <text:p text:style-name="P4">
Publisher: Radio Free Asia (Organization)</text:p>
      <text:p text:style-name="P4">
Published Time: 2023-05-18T12:17:00-04:00</text:p>
      <text:p text:style-name="P4">
Modified Time: 2023-05-18T13:53:48-04:00</text:p>
      <text:p text:style-name="P4">
Description: None</text:p>
      <text:p text:style-name="P4">
Videos: []</text:p>
      <text:p text:style-name="P4">
Audios: ["<text:a xlink:type="simple" xlink:href="https://www.rfa.org/mandarin/yataibaodao/renquanfazhi/wy-0518202310340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text:p>
      <!--METADATA-->
      <text:p text:style-name="P4">
<draw:frame draw:style-name="fr1" draw:name="Image117" text:anchor-type="as-char" svg:width="6.9236in" svg:height="4.612011in" draw:z-index="0">
<draw:image xlink:href="../Images/rfamandarin/2023-05-18T12-17-00-04-00/000000.png" xlink:type="simple" xlink:show="embed" xlink:actuate="onLoad" draw:mime-type="image/png"/>
</draw:frame>
 2022年11月28日，北京亮马桥下的白纸抗议现场。<text:a xlink:type="simple" xlink:href="https://www.rfa.org/mandarin/yataibaodao/renquanfazhi/wy-05182023103404.html/@@images/image" text:style-name="Internet_20_link" text:visited-style-name="Visited_20_Internet_20_Link">
</text:a>
路透社图片  <text:a xlink:type="simple" xlink:href="https://www.rfa.org/mandarin/yataibaodao/renquanfazhi/wy-05182023103404.html/@@stream" text:style-name="Internet_20_link" text:visited-style-name="Visited_20_Internet_20_Link">
</text:a>
</text:p>
      <text:p text:style-name="P4">
对中国政府结束疫情封控政策有重要推动作用的白纸运动，虽然已经过去近半年，但白纸运动的参与者仍鲜少出面讲述运动的真实情况。来自北京的施女士日前接受本台记者王允的专访，讲述了她目击到的北京亮马桥白纸运动现场，并对当前中国社会的现状做了分析。受访者出于安全原因，不愿透露全名。</text:p>
      <ul>
        <li>
<text:span text:style-name="T4">
<text:a xlink:type="simple" xlink:href="https://www.rfa.org/mandarin/yataibaodao/renquanfazhi/wy-04042023090138.html" text:style-name="Internet_20_link" text:visited-style-name="Visited_20_Internet_20_Link">
 </text:a>
 </text:span>
  * <text:a xlink:type="simple" xlink:href="https://www.rfa.org/mandarin/yataibaodao/zhengzhi/wy-12092022132127.html" text:style-name="Internet_20_link" text:visited-style-name="Visited_20_Internet_20_Link">
 <text:span text:style-name="T4">
两代人的对话：六四与A4的青春相遇 守护"白纸运动"</text:span>
 </text:a>
  * <text:a xlink:type="simple" xlink:href="https://www.rfa.org/mandarin/yataibaodao/renquanfazhi/wy-01192023125351.html" text:style-name="Internet_20_link" text:visited-style-name="Visited_20_Internet_20_Link">
 <text:span text:style-name="T4">
校友因"白纸运动"被抓 美中高校反应迥异</text:span>
 </text:a>
</li>
      </ul>
      <text:p text:style-name="P4">
记者：您好，您能介绍一下自己吗？</text:p>
      <text:p text:style-name="P4">
施女士：我是在北京工作，我的教育都在北京完成，本科我是学贸易的，然后硕士我是在美国上的，这个硕士学位学的是跟科技相关的。职业的经历基本上也都是在外资企业，是美国公司，然后我的工作是做咨询，大概有三、四年的时间；我后来也就是做自己的公司了，相当于自己创业了。</text:p>
      <text:p text:style-name="P4">
记者：您做的就是一个小企业？</text:p>
      <text:p text:style-name="P4">
施女士：对，我家里面是做企业的，时间做得比较久，但是后来我自己也做了，自己的企业跟家里的那个没有太大关系。</text:p>
      <text:p text:style-name="P4">
<text:span text:style-name="T4">
“三环路上的车全都在按喇叭”</text:span>
</text:p>
      <text:p text:style-name="P4">
记者：您去参加了在北京亮马桥的白纸运动，是在哪一天？你当时做了什么？</text:p>
      <text:p text:style-name="P4">
施女士：是2022年11月27日，我是天黑了才去的，就是晚上的时候去的，然后一直待到凌晨三、四点钟才离开。</text:p>
      <text:p text:style-name="P4">
记者：您这么晚才走的话，您有没有遇到警方的骚扰或者拘捕？</text:p>
      <text:p text:style-name="P4">
施女士：我是在微信“朋友圈”里看到这个活动，才发现原来那边有这么多人，我意识到那边一定是有类似于上海的那种集会活动。本来在那之前我就打算，如果北京一旦有发生这种事情，我就会马上去。当时我看到了这个消息以后，也没怎么犹豫，收拾收拾就约了朋友一起去了。但是我去的时候呢，我就发现，如果沿着东三环进入亮马桥，我们必须从主路开到辅路，我们才能进入现场。但是，在亮马桥附近，能够把车开到下边去、进入辅路的那条道路就基本上全都堵死了。好多好多的车就在主路上这种缓行的状态。当时能够听到底下有喊口号的声音，当时还是挺壮观的，所有三环路上的车全都在按喇叭，就是一起也用喇叭声来表示说我是来声援的。然后当时我们的车也是在那缓行，快到的时候我就比较着急。当时那个主路和辅路的隔离带是灌木的那种隔离，中间是有缝隙，然后我当时就是匆匆忙忙，下了车我就从那个灌木丛钻到那个辅路上，然后一直走到那个活动现场。但是我的朋友他停车再回来的时候，他就没有进来成，他说那边全是警察，根本就不让进了。</text:p>
      <text:p text:style-name="P4">
<draw:frame draw:style-name="fr1" draw:name="Image118" text:anchor-type="as-char" svg:width="6.9236in" svg:height="4.61393in" draw:z-index="0">
<draw:image xlink:href="../Images/rfamandarin/2023-05-18T12-17-00-04-00/000001.png" xlink:type="simple" xlink:show="embed" xlink:actuate="onLoad" draw:mime-type="image/png"/>
</draw:frame>
2022年11月28日，北京亮马桥下的白纸抗议现场。（路透社）  <text:a xlink:type="simple" xlink:href="https://www.rfa.org/mandarin/yataibaodao/renquanfazhi/wy-05182023103404.html/2022-11-27t000000z_1631435872_rc2kux9rlger_rtrmadp_3_health-coronavirus-china.jpg" text:style-name="Internet_20_link" text:visited-style-name="Visited_20_Internet_20_Link">
</text:a>
</text:p>
      <text:p text:style-name="P4">
记者：那里这么大的地方，警察都能封锁得很严密吗？</text:p>
      <text:p text:style-name="P4">
施女士：当然。因为它不是一大片空场，它是从主路下辅路有几个路口，把那几个路口，包括城里边不走环路走胡同的那种，你把那几个路口都截住了，其实根本就进不去的。</text:p>
      <text:p text:style-name="P4">
记者：你去现场是表达声援吗？</text:p>
      <text:p text:style-name="P4">
施女士：在现场算是参与吧。</text:p>
      <text:p text:style-name="P4">
<text:span text:style-name="T4">
“和警察恨不得脸贴脸”</text:span>
</text:p>
      <text:p text:style-name="P4">
记者：我们知道他们当中有些人喊了政治性的口号，这样的行动你参加了吗？</text:p>
      <text:p text:style-name="P4">
施女士：我就一直冲着喊口号和演讲的地方走，就等于说走到了最中心，当时大家都把他们围成了几圈，我就往里边钻。那我也想拍照嘛，我想把这个录下来，所以我这一直往里钻，然后我一直举着手机，从我到达了现场，到我离开，一直都是在他们现场的（进行参与）。后来我从其他的视频渠道也看到了，那个现场中心的那些人物，其实我就在他们周边，就是在比较核心的地区。包括后来警察，就是大批警察来驱散的时候，其实我也是站在了最前面的，我的录像里也有，就是我前面就是警察，我就是在第一位，我的前面就是和警察恨不得脸贴脸。</text:p>
      <text:p text:style-name="P4">
记者：您在北京亮马桥的这段时间，您认识的人中有人被抓吗？</text:p>
      <text:p text:style-name="P4">
施女士：没有。因为我只是跟我那个朋友过去，实际上我也不知道有没有认识的人在里面，那时候也没有问，我身边见到的人都是陌生人。然后，我知道被抓的那些人也都是事后，是结束之后我才知道，在媒体上看到被抓的情况。</text:p>
      <text:p text:style-name="P4">
<draw:frame draw:style-name="fr1" draw:name="Image119" text:anchor-type="as-char" svg:width="6.9236in" svg:height="4.61393in" draw:z-index="0">
<draw:image xlink:href="../Images/rfamandarin/2023-05-18T12-17-00-04-00/000002.png" xlink:type="simple" xlink:show="embed" xlink:actuate="onLoad" draw:mime-type="image/png"/>
</draw:frame>
2022年11月28日，北京亮马桥下的白纸抗议现场。（路透社）  <text:a xlink:type="simple" xlink:href="https://www.rfa.org/mandarin/yataibaodao/renquanfazhi/wy-05182023103404.html/2022-11-27t000000z_1369051044_rc2kux929sfz_rtrmadp_3_health-coronavirus-china.jpg" text:style-name="Internet_20_link" text:visited-style-name="Visited_20_Internet_20_Link">
</text:a>
</text:p>
      <text:p text:style-name="P4">
记者：您能否解释一下您为什么要去参加这个行动，特别您是孩子的母亲，您觉得您为什么会有这种勇气去参加白纸运动。</text:p>
      <text:p text:style-name="P4">
施女士：我觉得怎么说呢，就是说这个白纸运动应该算是1989年六四学运以后，中国最大规模的反政府运动吧。在这期间很多很多年，政府换领导人，包括之后经济的发展，各种事件，但是中国都是在一个沉默的状态下。近几年，言论管制和这种政策施压太强烈了，太倒退了，这是一个政治层面的；还有一个就是疫情了，疫情这三年对人的肉体的管制，对人的精神的禁锢，我觉得都是在一个非常非常的、像高压锅里的那种感觉。就是我觉得这是一个非常非常让人激动的，也是非常难得的一个机会，是大家能够表现出身为一个人的最基本尊严的一个表现。我觉得这是一个自我实现或者自我疏解的一个机会吧。像四通桥写横幅的那位彭先生，他那种行动毕竟是太勇敢了，他就是一个孤胆英雄吧，像他那种行为，很少有人有这种勇气，就是置生死于不顾的那种情况下做的事情，我不能说我能达到那种境界，但是这种喊出口号跟他们站在一起表达自己的心愿，我觉得我必须得做到这一步。</text:p>
      <text:p text:style-name="P4">
<text:span text:style-name="T4">
“一定会改变什么的”</text:span>
</text:p>
      <text:p text:style-name="P4">
记者：所以，您觉得这么去做，去参加亮马桥的白纸运动，危险性并不是很高，是这样吗？</text:p>
      <text:p text:style-name="P4">
施女士：我觉得危险性是有的。因为我小的时候经历过“六四”，经历过六四的人都知道这个危险是突如其来的，危险不是在你的预测之中的，没有人预测我没有危险，没有人预测我肯定有危险，因为这个政府的行为或这个运动的发展走向，不是以你个人意志为转移的，也许到那个时候真的是非常过激。然后政府出来可能会就是有一些非常暴力的举措，这些都有可能。现场当时就有人跟我们说，警察马上就到了，然后大家做好准备，有可能他们会有那个催泪瓦斯，他们说这种可能性都是有的。我们当时也想，好吧，反正我们已经在这里了，那就无所谓了，看什么情况吧。</text:p>
      <text:p text:style-name="P4">
记者：当您站在这个白纸运动的行列中的时候，您觉得你们的这种行动能改变一些什么吗？</text:p>
      <text:p text:style-name="P4">
施女士：事实上是已经改变了。最基础的就是说封控结束了，对吧，但是我们也没有想到，最后就是戛然而止，突然就180度大转弯，那我觉得这个基本上就是白纸运动给政府施压之后的结果。还有一个改变，我觉得就是说在人心理上的改变。国家现在这么强权的一个状态，极权和强权的状态下，当你不说，我也不说，大家一片沉默的时候，其实任何人都心里没底，就是说也许这些人真的跟我想象的不一样，他的想法跟我不同，或者说他真的没有打算说，在需要他的时候他会站出来。这个时候大家都在揣测，因为中文环境下、中国内地的环境下是非常敏感的，非常非常敏感的。实际上就是在我们的微信圈子里面，就连亲朋好友说话都得很非常谨慎的情况下，不敢完全敞开自己的心扉、让别人看到你自己的意愿。但是，白纸运动非常好的一个结果是大家看到了，哦，原来有这么多的人其实跟自己是一样的，而且他们是有勇气，在需要他们的时候是能站出来的，然后你就不是非常的孤单。</text:p>
      <text:p text:style-name="P4">
<draw:frame draw:style-name="fr1" draw:name="Image120" text:anchor-type="as-char" svg:width="6.9236in" svg:height="4.61393in" draw:z-index="0">
<draw:image xlink:href="../Images/rfamandarin/2023-05-18T12-17-00-04-00/000003.png" xlink:type="simple" xlink:show="embed" xlink:actuate="onLoad" draw:mime-type="image/png"/>
</draw:frame>
2022年11月28日，北京亮马桥下的白纸抗议现场。（路透社）  <text:a xlink:type="simple" xlink:href="https://www.rfa.org/mandarin/yataibaodao/renquanfazhi/wy-05182023103404.html/2022-11-27t000000z_1994578084_rc2kux9jum8x_rtrmadp_3_health-coronavirus-china.jpg" text:style-name="Internet_20_link" text:visited-style-name="Visited_20_Internet_20_Link">
</text:a>
</text:p>
      <text:p text:style-name="P4">
记者：您这里说的是在运动之后有一些变化，包括政策的改变。我的问题是说你在参加的时候，你就觉得这场行动能够改变一些什么，是吧？</text:p>
      <text:p text:style-name="P4">
施女士：一定会改变什么的，因为这么多年都没有这种大型的示威运动和这种自发性那么强烈的情绪的爆发，它一定会是有作用的。而且它的规模那么广，就是很多城市不都爆发了吗？</text:p>
      <text:p text:style-name="P4">
<text:span text:style-name="T4">
为什么女性站在了前面？</text:span>
</text:p>
      <text:p text:style-name="P4">
记者：在这场运动中我们看到，女性、尤其是青年女性站在了前面，他们表现很突出，而且似乎被抓的人当中也是以女性居多，那你觉得为什么会是这样？</text:p>
      <text:p text:style-name="P4">
施女士：首先女性从情感上她比较感性吧，因为这个事情的爆发点就是新疆乌鲁木齐的火灾事件，包括之前还发生了大巴车事件，就那个期间全都是这种消息，就是人道主义灾难类似的这种消息。其实在这个过程中我觉得像女性就是情感上受的刺激应该是比男性更高，也是对女性，其实是这个过程只是比男性有一定的复杂程度的，而且她的压力的来源会比男性更加切身和复杂，包括工作、家庭、孩子和社会......</text:p>
      <text:p text:style-name="P4">
记者：您是一位母亲，您刚才说的这些也是您的切身体会，是吗？</text:p>
      <text:p text:style-name="P4">
施女士：对，首先我觉得女性的触角更敏锐、更广，因为涉及到家庭的孩子、父母，还要平衡工作和家庭，这些东西在封控的这个过程中其实是非常压抑的，困难程度也是男性不能想象的，忧虑也是男性不能想象的，而且在女性情感充沛的情况下，她的勇气我觉得可能比男性要强。男性想的会更多吧。</text:p>
      <text:p text:style-name="P4">
记者：从整个运动来讲，大家都说这个运动是去中心化的，但是我们注意到，它同时在全国很多大城市发生，你觉得这完全是自发的吗？</text:p>
      <text:p text:style-name="P4">
施女士：我觉得肯定是自发的。因为走上街头的人的来源是多方面的，不是像1989年六四学运的时候，开始是主要来自于青年学生的。白纸运动一上来就是个混合体，就是社会的方方面面的阶层，触发它的，或者说压倒骆驼的最后一根稻草，不就是不停的封控吗？这种看不到头的、不科学的清零政策的延续，那这种东西实际上它是渗透到每一个家庭细胞里的，不管你是工人家庭，还是一个什么教授家庭、医生家庭，你面对的那个政策是一样的，你的感受是一样的。所以，运动参加者的来源是方方面面的，他不是一个非常有组织的，在一个群体里面形成了一个核心观念，然后怎么怎么样，它是一个综合体走向这个街头。所以，我觉得总体上来讲是自发性的。</text:p>
      <text:p text:style-name="P4">
<draw:frame draw:style-name="fr1" draw:name="Image121" text:anchor-type="as-char" svg:width="6.9236in" svg:height="4.61393in" draw:z-index="0">
<draw:image xlink:href="../Images/rfamandarin/2023-05-18T12-17-00-04-00/000004.png" xlink:type="simple" xlink:show="embed" xlink:actuate="onLoad" draw:mime-type="image/png"/>
</draw:frame>
2022年11月28日，北京亮马桥下的白纸抗议现场。（路透社）  <text:a xlink:type="simple" xlink:href="https://www.rfa.org/mandarin/yataibaodao/renquanfazhi/wy-05182023103404.html/2022-11-27t000000z_532958416_rc2kux93i2hj_rtrmadp_3_health-coronavirus-china.jpg" text:style-name="Internet_20_link" text:visited-style-name="Visited_20_Internet_20_Link">
</text:a>
</text:p>
      <text:p text:style-name="P4">
记者：您提到这场运动涉及到社会各个阶层，现在运动已经过去有半年了，这半年中国也发生了很多大事，不只是白纸运动，还有富士康工人罢工等一些社会事件。那半年过去之后，你觉得这个社会当中，当时那种压抑着的不满和怒气现在的状况怎么样？</text:p>
      <text:p text:style-name="P4">
施女士：我现在本人是在国外，但是我也能体会到，我也能感受到国内的状况。我觉得，因为当时的封控是一种非人道的东西，它不是完全精神上的，它是一种肉体也受折磨的那种状态，人已经到了极限，就是当你把这个笼子打开以后，虽然是说这个笼子打开了，你从肉体上你会有一些自由的感觉，但是你精神的桎梏不还是没有变化吗？那我觉得，在肉体得到了稍微解放的情况下，人的压力会得到舒缓的，很多人他可以继续工作，他会有一点收入，有些人的经济状况会舒缓，核心那种不满可能会有舒缓。但是疫情之后你的政治气氛还是那样，管制还是那样，甚至更严。然后还有这种慢慢袭来的这种经济萎靡，就业市场急剧地恶化，这种种的压力，他心底里又是一种恐慌和不满。</text:p>
      <text:p text:style-name="P4">
“ <text:span text:style-name="T4">
还有很多的恐慌与不满”</text:span>
</text:p>
      <text:p text:style-name="P4">
记者：您个人是做小企业的，你也是来自一个有商业背景的家庭，从这个角度讲，你觉得目前中国的经济对于民营企业的环境，你觉得怎么样？</text:p>
      <text:p text:style-name="P4">
施女士：当然不是向好了。公司倒闭潮这么多，行行业业都没有听到身边的哪个朋友说做事情很顺的，都是非常的困难或者有些干脆就停滞了。移民的也很多，因为他们手里有些积蓄的话，可能看不到希望就移民了。</text:p>
      <text:p text:style-name="P4">
记者：您提到社会中还是有很多的不满，您觉得中国还有可能发生类似于白纸运动的行动吗？</text:p>
      <text:p text:style-name="P4">
施女士：这个要看，我觉得这要看这个社会对人挤压的烈度到底有多高？但是我觉得这个政府，这个共产党也很神奇，就是在施压到极限的时候，或者说是他脆弱到极限的时候，他不行的时候他总是会好像有一种什么魔力似的，他好像又没有真的倒下。我觉得，他的管制太严了，就是说他的精神管制实在太有手段了，而且从武力到文化，到所有的方面，他的管制细微到毛细血管里，包括这次疫情防控也是细微到社区呀，这种强制的管制能力确实是太强大了。我是觉得，其实压力足够大，老百姓对政府的不满也足够大，但是能不能演化成一个烈性的事件，或烈性的一个运动，我觉得这是一种平衡造成的。就是你的勇气有多大，规模有多大，然后政府的平衡和打压的力度有多大，我觉得现在除非有大规模的动员，我觉得对于那种比较轻微的运动的苗头，他都会非常强力地打压和及时发现，他有这个能力。</text:p>
      <text:p text:style-name="P4">
<draw:frame draw:style-name="fr1" draw:name="Image122" text:anchor-type="as-char" svg:width="6.9236in" svg:height="4.61393in" draw:z-index="0">
<draw:image xlink:href="../Images/rfamandarin/2023-05-18T12-17-00-04-00/000005.png" xlink:type="simple" xlink:show="embed" xlink:actuate="onLoad" draw:mime-type="image/png"/>
</draw:frame>
2022年11月28日，北京亮马桥下的白纸抗议现场。（路透社）  <text:a xlink:type="simple" xlink:href="https://www.rfa.org/mandarin/yataibaodao/renquanfazhi/wy-05182023103404.html/2022-11-27t000000z_1645946836_rc2kux9k68k1_rtrmadp_3_health-coronavirus-china.jpg" text:style-name="Internet_20_link" text:visited-style-name="Visited_20_Internet_20_Link">
</text:a>
</text:p>
      <text:p text:style-name="P4">
记者：但是从这次白纸运动的爆发来讲，它同时在全国多个城市爆发，有不少人认为这也体现出了这个体制的脆弱性，他好像也没有真正强大的办法去阻止这种大规模反抗的运动，你怎么看这个问题？</text:p>
      <text:p text:style-name="P4">
施女士：他当然有办法来镇压了。白纸运动的时候他没有用“六四”时候的极端手段，但是到了需要的时候、实在不得已的时候他会使用的，这就是前车之鉴嘛。绝对会的，如果使用那个，谁都会害怕，说实在的，那个真刀真枪的，开枪啊这种东西，他能不压制么，起码是在一段时间内会把它扑灭的，对吧。就当枪杆子在一个人手上的时候，他怎么就不能镇压呢，肯定能镇压。</text:p>
      <text:p text:style-name="P4">
记者：像您说的，枪杆子在他们手中，那么中国的老百姓除了进行像白纸运动这样的行动之外，您觉得还可以其他什么不和体制对抗的方式来推动国家的改变呢？</text:p>
      <text:p text:style-name="P4">
施女士：我觉得有很多方式啊，就是说，要根据你自己的，比如说你自己的认知的程度和你在社会上的位置。比如说有些人就是可以在写一些文章，我身边有些朋友还有勇气去转发了那种非常敏感的会立即被删除的文章，这就已经是非常有勇气的了。作为个体的话，我觉得只能是说在自己能力所及的范围内，稍微有一点勇气，把一些话，还有些文章能不能转发出去，给自己身边的一些人一些影响吧，不要永远就是事不关己，也不要说什么都不敢说。</text:p>
      <text:p text:style-name="P4">
记者：感谢您接受我们的采访。</text:p>
      <text:p text:style-name="P4">
记者：王允 编辑：梒青 网编：瑞哲</text:p>
      <text:p text:style-name="P4">
Source: <text:a xlink:type="simple" xlink:href="https://www.rfa.org/mandarin/yataibaodao/renquanfazhi/wy-05182023103404.html" text:style-name="Internet_20_link" text:visited-style-name="Visited_20_Internet_20_Link">
https://www.rfa.org/mandarin/yataibaodao/renquanfazhi/wy-05182023103404.html</text:a>
</text:p>
      <!--NEWS-->
      <text:h text:style-name="P10" text:outline-level="1">
<text:span text:style-name="T4">
美国将追究外交车队在尼日利亚遇袭肇事者责任</text:span>
</text:h>
      <text:p text:style-name="P4">
Author: 联合早报 (Person)</text:p>
      <text:p text:style-name="P4">
Publisher: 联合早报 (Organization)</text:p>
      <text:p text:style-name="P4">
Published Time: 2023-05-18T12:19</text:p>
      <text:p text:style-name="P4">
Modified Time: 2023-05-18T12:19</text:p>
      <text:p text:style-name="P4">
Description: 美国外交机构车队在尼日利亚遇袭致四人死亡。美国国务卿布林肯强烈谴责此次袭击事件，称将追究肇事者责任。布林肯星期三（5月17日）在声明中说，将与尼日利亚执法部门密切合作，寻求将肇事者...</text:p>
      <text:p text:style-name="P4">
Videos: []</text:p>
      <text:p text:style-name="P4">
Audios: []</text:p>
      <text:p text:style-name="P4">
Images: []</text:p>
      <text:p text:style-name="P4">
Type: NewsArticle</text:p>
      <text:p text:style-name="P4">
Breadcrumbs: ['即时', '国际']</text:p>
      <text:p text:style-name="P4">
Keywords: ['美国', '尼日利亚', '布林肯', '袭击', '武装分子']</text:p>
      <!--METADATA-->
      <text:p text:style-name="P4">
美国外交机构车队在尼日利亚遇袭致四人死亡。美国国务卿布林肯强烈谴责此次袭击事件，称将追究肇事者责任。</text:p>
      <text:p text:style-name="P4">
布林肯星期三（5月17日）在声明中说，将与尼日利亚执法部门密切合作，寻求将肇事者绳之以法。“我们还不知道袭击的动机，但我们目前没有看到有迹象表明袭击是专门针对总领馆。”</text:p>
      <text:p text:style-name="P4">
报道称，布林肯证实了尼日利亚警方的说法，称此次事件造成至少四人死亡。他还透露，事发当时，美外交机构车队正准备前往参观一个受美方资助，应对洪水的项目。</text:p>
      <text:p text:style-name="P4">
尼日利亚警方星期二（16日）证实，美国驻尼日利亚拉各斯总领馆一支车队当天在尼东南部遭到不明身份武装人员袭击，造成四人死亡、三人被绑架。阿南布拉州一名警方发言人在声明中说，袭击者在当地奥格巴鲁区一条公路上向美方车队开火，导致两名领馆当地雇员和两名负责车队安保的警察死亡，另有两名警察和一名车队司机被绑架。事发时没有美国公民在车队中。目前仍无组织或个人宣称对这起袭击事件负责。</text:p>
      <text:p text:style-name="P4">
此外，尼日利亚当局星期二说，有枪手前一天袭击了中北部的村庄，造成29人死亡，房屋被夷为平地。当地政府当即宣布实施24小时宵禁。</text:p>
      <text:p text:style-name="P4">
尼日利亚近来发生多起武装袭击事件。一些武装团体以安全措施不足的村庄为目标，杀害或绑架居民和旅行者以索取赎金。</text:p>
      <text:p text:style-name="P4">
Source: <text:a xlink:type="simple" xlink:href="https://www.zaobao.com.sg/realtime/world/story20230518-1395804" text:style-name="Internet_20_link" text:visited-style-name="Visited_20_Internet_20_Link">
https://www.zaobao.com.sg/realtime/world/story20230518-1395804</text:a>
</text:p>
      <!--NEWS-->
      <text:h text:style-name="P10" text:outline-level="1">
<text:span text:style-name="T4">
厄瓜多尔解散议会提前大选</text:span>
</text:h>
      <text:p text:style-name="P4">
Author: 联合早报 (Person)</text:p>
      <text:p text:style-name="P4">
Publisher: 联合早报 (Organization)</text:p>
      <text:p text:style-name="P4">
Published Time: 2023-05-18T12:29</text:p>
      <text:p text:style-name="P4">
Modified Time: 2023-05-18T13:31</text:p>
      <text:p text:style-name="P4">
Description: 南美国家厄瓜多尔总统拉索星期三（5月17日）上午宣布“鉴于严重的政治危机和国家动荡”，解散国民代表大会（议会），并提前举行大选。根据厄宪法，厄国家选举委员会将在七天之内宣布举行新的...</text:p>
      <text:p text:style-name="P4">
Videos: []</text:p>
      <text:p text:style-name="P4">
Audios: []</text:p>
      <text:p text:style-name="P4">
Images: []</text:p>
      <text:p text:style-name="P4">
Type: NewsArticle</text:p>
      <text:p text:style-name="P4">
Breadcrumbs: ['即时', '国际']</text:p>
      <text:p text:style-name="P4">
Keywords: ['厄瓜多尔', '大选']</text:p>
      <!--METADATA-->
      <text:p text:style-name="P4">
南美国家厄瓜多尔总统拉索星期三（5月17日）上午宣布“鉴于严重的政治危机和国家动荡”，解散国民代表大会（议会），并提前举行大选。</text:p>
      <text:p text:style-name="P4">
根据厄宪法，厄国家选举委员会将在七天之内宣布举行新的总统选举和国民代表大会选举的日期。本届任期内，拉索可以继续担任总统至多六个月。</text:p>
      <text:p text:style-name="P4">
此前一天，拉索抗议议会针对他的弹劾案，否认贪污指控。据悉，议会多数议员都指责拉索允许贪腐合约持续运行。</text:p>
      <text:p text:style-name="P4">
拉索2021年5月24日就任厄总统，任期本来到2025年5月。</text:p>
      <text:p text:style-name="P4">
Source: <text:a xlink:type="simple" xlink:href="https://www.zaobao.com.sg/realtime/world/story20230518-1395806" text:style-name="Internet_20_link" text:visited-style-name="Visited_20_Internet_20_Link">
https://www.zaobao.com.sg/realtime/world/story20230518-1395806</text:a>
</text:p>
      <!--NEWS-->
      <text:h text:style-name="P10" text:outline-level="1">
<text:span text:style-name="T4">
8岁移民女童拘留德州边境期间丧命 当局调查中</text:span>
</text:h>
      <text:p text:style-name="P4">
Publisher: 法新社</text:p>
      <text:p text:style-name="P4">
Published Time: 2023-05-18T12:32:07+00:00</text:p>
      <text:p text:style-name="P4">
Modified Time: 2023-05-18T12:20:03+00:00</text:p>
      <text:p text:style-name="P4">
Description: （法新社华盛顿18日电） 一位8岁的移民女童先前被美国当局拘留，但昨天在德州的拘留处所因医疗紧急状况送医不治，这起悲剧为美国南部边界企图非法越境人数大幅下降的消息蒙上阴影。</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3.617581in" draw:z-index="0">
<draw:image xlink:href="../Images/rficn/2023-05-18T12-32-07-00-00/000000.png" xlink:type="simple" xlink:show="embed" xlink:actuate="onLoad" draw:mime-type="image/png"/>
</draw:frame>
</text:p>
      <text:p text:style-name="P4">
这位女童死于邻近墨西哥湾（Gulf of Mexico）的美国德州边境城市哈林根（Harlingen）。</text:p>
      <text:p text:style-name="P4">
美国海关与边境保护局（US Customs and Border Protection）透过声明表示：「这名孩童与家人在哈林根站（HarlingenStation）被拘留时，她遇到了医疗紧急状况。」</text:p>
      <text:p text:style-name="P4">
声明指出，「紧急医疗服务单位接获通报后前往哈林根站，并把她送至当地医院，但在医院时被宣告不治」，已对女童死亡事件展开调查。</text:p>
      <text:p text:style-name="P4">
美国海关与边境保护局并未透露女童的身分或国籍。</text:p>
      <text:p text:style-name="P4">
另外，一名17岁的宏都拉斯少年在没有父母或监护人陪同的情况下入境美国，但上周他在佛罗里达州安全港（Safety Harbor）的一处移民收容处所死亡。</text:p>
      <text:p text:style-name="P4">
处理无证移民问题的新政策上周生效，似乎大幅减少入境美国的移民数。</text:p>
      <text:p text:style-name="P4">
国土安全部（Department of Homeland Security）助理部长努涅斯－内托（Blas Nunez-Neto）表示，美国边境巡逻队（United States BorderPatrol）统计显示，过去两天未经许可入境而被拘留和驱逐的人数，每天不到4000人。</text:p>
      <text:p text:style-name="P4">
努涅斯－内托告诉记者，相较之下，依据美国法典第42卷（Title 42 of the United StatesCode）而实施的移民限制政策到期前一周，每天约有1万100人未经许可试图越境。</text:p>
      <text:p text:style-name="P4">
现行以美国法典第8卷（Title 8）为基础的一系列新政策，将对不符资格的越境者进行严厉惩处，包括5年内禁止入境美国以及可能面临刑事指控。</text:p>
      <text:p text:style-name="P4">
这项新政策是为了减轻美国南部边境压力。过去一年内的大多数月份中，都有超过20万移民试图入境美国而被拘留或驱逐，为美国总统拜登（JoeBiden）带来了政治危机。</text:p>
      <text:p text:style-name="P4">
Source: <text:a xlink:type="simple" xlink:href="https://www.rfi.fr/cn/%E5%9B%BD%E9%99%85%E6%8A%A5%E9%81%93/20230518-8%E5%B2%81%E7%A7%BB%E6%B0%91%E5%A5%B3%E7%AB%A5%E6%8B%98%E7%95%99%E5%BE%B7%E5%B7%9E%E8%BE%B9%E5%A2%83%E6%9C%9F%E9%97%B4%E4%B8%A7%E5%91%BD-%E5%BD%93%E5%B1%80%E8%B0%83%E6%9F%A5%E4%B8%AD" text:style-name="Internet_20_link" text:visited-style-name="Visited_20_Internet_20_Link">
https://www.rfi.fr/cn/%E5%9B%BD%E9%99%85%E6%8A%A5%E9%81%93/20230518-8%E5%B2%81%E7%A7%BB%E6%B0%91%E5%A5%B3%E7%AB%A5%E6%8B%98%E7%95%99%E5%BE%B7%E5%B7%9E%E8%BE%B9%E5%A2%83%E6%9C%9F%E9%97%B4%E4%B8%A7%E5%91%BD-%E5%BD%93%E5%B1%80%E8%B0%83%E6%9F%A5%E4%B8%AD</text:a>
</text:p>
      <!--NEWS-->
      <text:h text:style-name="P10" text:outline-level="1">
<text:span text:style-name="T4">
中国恢复澳大利亚木材进口</text:span>
</text:h>
      <text:p text:style-name="P4">
Author: None (Language: zh)</text:p>
      <text:p text:style-name="P4">
Publisher: None</text:p>
      <text:p text:style-name="P4">
Time: 2023-05-18T12:46:00Z</text:p>
      <text:p text:style-name="P4">
Description: 在澳大利亚呼吁对新冠病毒起源进行独立调查后，中国政府对其实施木材进口禁令。该禁令从周四（5月18日）起取消，这是两国修复破损的双边关系的又一迹象。</text:p>
      <text:p text:style-name="P4">
Videos: []</text:p>
      <text:p text:style-name="P4">
Images: ["<text:a xlink:type="simple" xlink:href="https://static.dw.com/image/63763613_303.jpg" text:style-name="Internet_20_link" text:visited-style-name="Visited_20_Internet_20_Link">
63763613_303.jpg</text:a>
"]</text:p>
      <text:p text:style-name="P4">
Subject: 经济纵横</text:p>
      <text:p text:style-name="P4">
Subjects: ['澳大利亚', '岛屿主权争端', '专题报道：全景观看“习马会”', '葡萄酒', '中国', '中共十九大', '德中关系']</text:p>
      <text:p text:style-name="P4">
Keywords: ['中国', '澳大利亚', '木材进口', '新冠病毒', '起源调查', '中澳关系', '葡萄酒', '海鲜']</text:p>
      <text:p text:style-name="P4">
ID: 65669534</text:p>
      <!--METADATA-->
      <text:p text:style-name="P4">
<text:a xlink:type="simple" xlink:href="https://www.dw.com/zh/overlay/image/article/65669534/63763613" text:style-name="Internet_20_link" text:visited-style-name="Visited_20_Internet_20_Link">
 <draw:frame draw:style-name="fr1" draw:name="Image124" text:anchor-type="as-char" svg:width="6.9236in" svg:height="3.896998in" draw:z-index="0">
<draw:image xlink:href="../Images/dwzh/2023-05-18T12-46-00Z/63763613_303.jpg" xlink:type="simple" xlink:show="embed" xlink:actuate="onLoad" draw:mime-type="image/jpeg"/>
</draw:frame>
</text:a>
</text:p>
      <text:p text:style-name="P4">
澳大利亚总理阿尔巴尼斯同中国国家主席习近平在巴厘20国峰会期间会晤（2022.11）</text:p>
      <text:p text:style-name="P4">
（德国之声中文网）中国从周四（5月18日）起取消对澳大利亚木材两年多的禁令。这是两国修复破损的双边关系的又一迹象。</text:p>
      <text:p text:style-name="P4">
在澳大利亚呼吁对新冠病毒起源进行独立调查后，木材被列入2020年中国实施的官方和非官方贸易壁垒的澳大利亚出口清单。据估计，这份包括煤炭、葡萄酒、大麦、牛肉、海鲜、棉花和铜的禁止清单，每年使澳大利亚出口损失140亿美元。</text:p>
      <text:p text:style-name="P4">
不过，自一年前中左翼工党上台、结束澳大利亚9年的保守党执政以来， <text:a xlink:type="simple" xlink:href="https://www.dw.com/zh/zh/中澳關係升溫-澳總理稱願與習近平會面/a-65244199" text:style-name="Internet_20_link" text:visited-style-name="Visited_20_Internet_20_Link">
 </text:a>
 。 澳大利亚煤炭、棉花和铜对中国的出口最近已得到恢复。</text:p>
      <text:p text:style-name="P4">
中国驻澳大利亚大使肖千对记者表示，木材禁令已从周四取消，因为澳大利亚出口商已打消了中国对检疫的担忧。正式通知已于周三送达澳大利亚政府。"所以从今天开始，澳大利亚的木材将重返中国。"</text:p>
      <text:p text:style-name="P4">
澳大利亚贸易部长法雷尔（Don Farrell） <text:a xlink:type="simple" xlink:href="https://www.dw.com/zh/zh/澳大利亚贸易部长今起访华-恢复贸易是会谈重点/a-65591021" text:style-name="Internet_20_link" text:visited-style-name="Visited_20_Internet_20_Link">
 </text:a>
 ，旨在寻求取消贸易壁垒，尤其是对澳洲葡萄酒和大麦的贸易壁垒。</text:p>
      <text:p text:style-name="P4">
周四，澳大利亚外长黄英贤（PennyWong）欢迎恢复与中国的木材贸易。在禁令颁布之前，该项交易每年达到10亿美元。"我们对这一进展感到高兴。"黄英贤在访问马尼拉期间与菲律宾外长马纳洛（Enrique Manalo）举行的联合新闻发布会上说。"我们确实相信，消除这些贸易障碍对双方都有利。" <text:a xlink:type="simple" xlink:href="https://www.dw.com/zh/zh/澳外长在北京愿促两国明智地处理分歧/a-64178269" text:style-name="Internet_20_link" text:visited-style-name="Visited_20_Internet_20_Link">
</text:a>
</text:p>
      <text:p text:style-name="P4">
澳大利亚财政部长查默斯（JimChalmers）表示，中国取消木材禁令的决定是朝着中澳稳定经济关系的目标迈出的一步。"这对我们来说是一个至关重要的市场，我们希望稳定这种关系，欢迎在取消贸易限制方面取得任何进展。"查默斯告诉记者。</text:p>
      <text:p text:style-name="P4">
澳大利亚林产品及造纸行业协会也对中国的决定表示欢迎。该协会的首席执行官菲茨吉本（JoelFitzgibbon）在一份声明中说，"两年多前禁令生效时，给许多木材出口商和其他林业部门带来了巨大的动荡和不确定性，我们欢迎这项决定。"</text:p>
      <text:p text:style-name="P4">
中国是澳大利亚最大的贸易伙伴，去年双边贸易总额达2870亿美元。</text:p>
      <text:p text:style-name="P4">
4月，澳大利亚撤回就中国的大麦禁令向世界贸易组织提起申诉。作为回报，中国同意重新考虑对澳洲谷物征收80%关税的决定。 <text:a xlink:type="simple" xlink:href="https://www.dw.com/zh/zh/关系改善-中澳将谈判解决大麦争端/a-65277773" text:style-name="Internet_20_link" text:visited-style-name="Visited_20_Internet_20_Link">
</text:a>
</text:p>
      <text:p text:style-name="P4">
（美联社）</text:p>
      <text:p text:style-name="P4">
Source: <text:a xlink:type="simple" xlink:href="https://www.dw.com/zh/中国恢复澳大利亚木材进口/a-65669534" text:style-name="Internet_20_link" text:visited-style-name="Visited_20_Internet_20_Link">
https://www.dw.com/zh/中国恢复澳大利亚木材进口/a-65669534?maca=chi-rss-chi-all-1127-rdf</text:a>
</text:p>
      <!--NEWS-->
      <text:h text:style-name="P10" text:outline-level="1">
<text:span text:style-name="T4">
英国电信集团预计裁员 2030年之前砍逾5万人</text:span>
</text:h>
      <text:p text:style-name="P4">
Publisher: 法新社</text:p>
      <text:p text:style-name="P4">
Published Time: 2023-05-18T13:02:08+00:00</text:p>
      <text:p text:style-name="P4">
Modified Time: 2023-05-18T16:50:03+00:00</text:p>
      <text:p text:style-name="P4">
Description: （法新社伦敦18日电） 为削减营运成本，总部设在伦敦的电信服务商「英国电信集团」（BT Group Plc）今天宣布，将在2030年前裁员多达5万5000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617581in" draw:z-index="0">
<draw:image xlink:href="../Images/rficn/2023-05-18T13-02-08-00-00/000000.png" xlink:type="simple" xlink:show="embed" xlink:actuate="onLoad" draw:mime-type="image/png"/>
</draw:frame>
</text:p>
      <text:p text:style-name="P4">
英国电信集团目前雇用了13万名员工，其中包含3万名约聘人员。集团指出，2030年3月结束的财政年度之前，会将这个数字降至7万5000人至9万人之间。</text:p>
      <text:p text:style-name="P4">
通膨率飙升削弱了全球经济，使脸书（Facebook）母公司Meta在内的全球科技业纷纷于今年裁掉数以万计员工，英国电信集团今天也加入了裁员行列。</text:p>
      <text:p text:style-name="P4">
英国电信集团执行长扬森（PhilipJansen）表示，完成光纤布线、工作数位化、采用人工智慧（AI）和简化公司架构后，集团便能在2020年代末之前，靠着更少的员工和大幅降低的成本基础来运作。</text:p>
      <text:p text:style-name="P4">
这间公司在扬森的领导下正进行转型，不仅要建立全国光纤网路，也推出高速5G行动网路服务。</text:p>
      <text:p text:style-name="P4">
扬森说道，在光纤建设完成且关闭3G网路后，将会加速裁员进度。</text:p>
      <text:p text:style-name="P4">
扬森告诉记者：「这是滚动式的（裁员）计画，但会是5至7年的实施区间。」</text:p>
      <text:p text:style-name="P4">
英国电信集团今天也公布，截至3月的财政年度，净利润飙升50%至19亿英镑；税前利润较前一年下滑12%至17亿英镑，而营收下降了1%，来到207亿英镑。</text:p>
      <text:p text:style-name="P4">
Source: <text:a xlink:type="simple" xlink:href="https://www.rfi.fr/cn/%E8%B4%A2%E7%BB%8F%E5%BF%AB%E8%AE%AF/20230518-%E8%8B%B1%E5%9B%BD%E7%94%B5%E4%BF%A1%E9%9B%86%E5%9B%A2%E9%A2%84%E8%AE%A1%E8%A3%81%E5%91%98-2030%E5%B9%B4%E4%B9%8B%E5%89%8D%E7%A0%8D%E9%80%BE5%E4%B8%87%E4%BA%BA" text:style-name="Internet_20_link" text:visited-style-name="Visited_20_Internet_20_Link">
https://www.rfi.fr/cn/%E8%B4%A2%E7%BB%8F%E5%BF%AB%E8%AE%AF/20230518-%E8%8B%B1%E5%9B%BD%E7%94%B5%E4%BF%A1%E9%9B%86%E5%9B%A2%E9%A2%84%E8%AE%A1%E8%A3%81%E5%91%98-2030%E5%B9%B4%E4%B9%8B%E5%89%8D%E7%A0%8D%E9%80%BE5%E4%B8%87%E4%BA%BA</text:a>
</text:p>
      <!--NEWS-->
      <text:h text:style-name="P10" text:outline-level="1">
<text:span text:style-name="T4">
美国会听证聚焦中国 前官员：与中共经济分阶段战略性脱钩</text:span>
</text:h>
      <text:p text:style-name="P4">
Author: None</text:p>
      <text:p text:style-name="P4">
Publisher: Radio Free Asia (Organization)</text:p>
      <text:p text:style-name="P4">
Published Time: 2023-05-18T13:14:00-04:00</text:p>
      <text:p text:style-name="P4">
Modified Time: 2023-05-18T14:01:18-04:00</text:p>
      <text:p text:style-name="P4">
Description: None</text:p>
      <text:p text:style-name="P4">
Videos: []</text:p>
      <text:p text:style-name="P4">
Audios: ["<text:a xlink:type="simple" xlink:href="https://www.rfa.org/mandarin/yataibaodao/junshiwaijiao/jw-0518202312382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26" text:anchor-type="as-char" svg:width="6.9236in" svg:height="3.88615in" draw:z-index="0">
<draw:image xlink:href="../Images/rfamandarin/2023-05-18T13-14-00-04-00/000000.png" xlink:type="simple" xlink:show="embed" xlink:actuate="onLoad" draw:mime-type="image/png"/>
</draw:frame>
美国众议院美中战略竞争特设委员会主席、共和党籍众议员迈克·加拉格尔（MikeGallagher）开场直言，早在20年前，中国在美国的帮助下加入世贸组织并做出承诺。 <text:a xlink:type="simple" xlink:href="https://www.rfa.org/mandarin/yataibaodao/junshiwaijiao/jw-05182023123822.html/@@images/image" text:style-name="Internet_20_link" text:visited-style-name="Visited_20_Internet_20_Link">
</text:a>
听证会直播截图  <text:a xlink:type="simple" xlink:href="https://www.rfa.org/mandarin/yataibaodao/junshiwaijiao/jw-05182023123822.html/@@stream" text:style-name="Internet_20_link" text:visited-style-name="Visited_20_Internet_20_Link">
</text:a>
</text:p>
      <text:p text:style-name="P4">
美国众议院美中战略竞争特设委员会周三召开听证会，聚焦中国咄咄逼人的经济野心。有美国前官员表示，中共数十年来都在对美国发动经济战，美国需要调整对华经济政策，在经济上与中国分阶段战略性脱钩。</text:p>
      <text:p text:style-name="P4">
<text:a xlink:type="simple" xlink:href="https://www.rfa.org/mandarin/Xinwen/9-04012023160933.html" text:style-name="Internet_20_link" text:visited-style-name="Visited_20_Internet_20_Link">
 <text:span text:style-name="T4">
美政府发布报告：中国为其公司提供不公平竞争优势</text:span>
 </text:a>
  * <text:a xlink:type="simple" xlink:href="https://www.rfa.org/mandarin/Xinwen/st1-03012023022822.html" text:style-name="Internet_20_link" text:visited-style-name="Visited_20_Internet_20_Link">
 <text:span text:style-name="T4">
美众院“中国日” 外委会通过8部挺台抗中法案</text:span>
 </text:a>
 <text:a xlink:type="simple" xlink:href="https://www.rfa.org/mandarin/Xinwen/st1-03012023022822.html" text:style-name="Internet_20_link" text:visited-style-name="Visited_20_Internet_20_Link">
 <text:span text:style-name="T4">
金融委员会通过3项挺台法案</text:span>
 </text:a>
</text:p>
      <text:p text:style-name="P4">
5月17日晚，美国众议院美中战略竞争特设委员会（Select Committee on the Chinese CommunistParty）就中共的经济战举行听证，关注中国的经济野心。</text:p>
      <text:p text:style-name="P4">
该委员会主席、共和党籍众议员迈克·加拉格尔（MikeGallagher）开场直言，早在20年前，中国在美国的帮助下加入世贸组织并做出承诺。然而如今中共不仅没有兑现向世界的承诺，还利用美国的知识、技术和资本壮大自身，一旦时机成熟，中国就会寻求与美国脱钩。</text:p>
      <text:p text:style-name="P4">
加拉格尔说：“过去25年，两党都下了同样天真的赌注，以为强劲的经济往来将使中共走向政治自由化，但北京将我们典型的美国式乐观主义视为一个可以利用的机会，也将我们的条约和国际承诺视为‘你要遵守、但我不用遵守’的规则。”</text:p>
      <text:p text:style-name="P4">
该委员会成员、民主党籍众议员拉贾·克里希纳穆提（Raja Krishnamoorthi ）则表示，应对中国的经济野心是与中共战略竞争的核心。</text:p>
      <text:p text:style-name="P4">
“今天我们仍是世界上最大的经济体，中国排名第二，但他们的目标是成为第一。”他指出，美国需要制定一项在新兴技术领域击败中共的计划。他说，在44项关键新兴技术中，中国领先37项，包括5G、纳米级制造和商用无人机等。</text:p>
      <text:p text:style-name="P4">
<draw:frame draw:style-name="fr1" draw:name="Image127" text:anchor-type="as-char" svg:width="6.9236in" svg:height="3.872906in" draw:z-index="0">
<draw:image xlink:href="../Images/rfamandarin/2023-05-18T13-14-00-04-00/000001.png" xlink:type="simple" xlink:show="embed" xlink:actuate="onLoad" draw:mime-type="image/png"/>
</draw:frame>
 民主党籍众议员拉贾·克里希纳穆提（RajaKrishnamoorthi ）则表示，应对中国的经济野心是与中共战略竞争的核心。（听证会直播截图）  <text:a xlink:type="simple" xlink:href="https://www.rfa.org/mandarin/yataibaodao/junshiwaijiao/jw-05182023123822.html/capture.jpg" text:style-name="Internet_20_link" text:visited-style-name="Visited_20_Internet_20_Link">
</text:a>
</text:p>
      <text:p text:style-name="P4">
“中共在经济上正在迎头赶上，他们想走在我们前面。正如习近平主席所说，中共力求在综合国力和国际影响力上领先世界。”克里希纳穆提说：“如果我们想为美国人民创造公平的竞争环境，并在21世纪余下的时间里保持我们全球经济领导者的地位，我们需要保护自己免受中共不公平的竞争和贸易行为的侵害。”</text:p>
      <text:p text:style-name="P4">
曾在特朗普执政时期主导美中贸易协议谈判的前美国贸易代表罗伯特·莱特希泽（RobertLighthizer）告诉委员会，中国确实是美国“面对的最危险的威胁”，也是美国遇到的“最危险的对手”。</text:p>
      <text:p text:style-name="P4">
“中国的国家行动越来越具有侵略性、军国主义、敌对、极权主义并针对我们。中国认为它注定要成为世界上唯一的超级大国，而我们堵住了道路。”他说：“可以毫不夸张地说，中共几十年来一直在对美国发动经济战争，他们使用了经典重商主义及其他工具，他们的整个经济政策旨在成为其全球主导战略的一个组成部分。”</text:p>
      <text:p text:style-name="P4">
<draw:frame draw:style-name="fr1" draw:name="Image128" text:anchor-type="as-char" svg:width="6.9236in" svg:height="3.906644in" draw:z-index="0">
<draw:image xlink:href="../Images/rfamandarin/2023-05-18T13-14-00-04-00/000002.png" xlink:type="simple" xlink:show="embed" xlink:actuate="onLoad" draw:mime-type="image/png"/>
</draw:frame>
曾在特朗普执政时期主导美中贸易协议谈判的前美国贸易代表罗伯特·莱特希泽（RobertLighthizer）告诉委员会，中国确实是美国“面对的最危险的威胁”，也是美国遇到的“最危险的对手”。（听证会直播截图）  <text:a xlink:type="simple" xlink:href="https://www.rfa.org/mandarin/yataibaodao/junshiwaijiao/jw-05182023123822.html/capture-1.jpg" text:style-name="Internet_20_link" text:visited-style-name="Visited_20_Internet_20_Link">
</text:a>
</text:p>
      <text:p text:style-name="P4">
他指出，中国通过政策维持巨大的贸易顺差，操控人民币汇率，盗窃技术、加大政府补贴，还使用关税、不公平市场准入等手段阻止公平竞争。他呼吁美国政府应该提高对华关税，扩大出口管制并停止技术进口，限制中国在美投资并审查对华投资，在经济上分阶段与中国战略性脱钩。但他并不认同全面脱钩，他认为其“不切实际，还可能起到反效果。”</text:p>
      <text:p text:style-name="P4">
前美国国会美中经济与安全审查委员会（USCC）主席罗杰·罗宾逊（RogerRobinson）则表示，超过1亿美国人持有美国制裁的和其他中国公司不良行为者的股票和债券，而这些公司涉嫌使用强迫劳动、从事间谍活动，并为中国军方提供服务等。</text:p>
      <text:p text:style-name="P4">
罗宾逊建议，不符合标准的、由中共控制的公司应在180天内从美国的交易所退市或注销，并禁止全世界的美国人持有这些公司的证券、基金及其他投资产品。</text:p>
      <text:p text:style-name="P4">
“请记住，在专制的警察国家手中，金钱往往会杀人。我们必须现在就采取行动，以免为时已晚。”他告诉委员会：“如果第一枪在台湾海峡打响，我们国家数以百万计的投资者将面临重大的经济损失。”</text:p>
      <text:p text:style-name="P4">
<draw:frame draw:style-name="fr1" draw:name="Image129" text:anchor-type="as-char" svg:width="6.9236in" svg:height="3.898781in" draw:z-index="0">
<draw:image xlink:href="../Images/rfamandarin/2023-05-18T13-14-00-04-00/000003.png" xlink:type="simple" xlink:show="embed" xlink:actuate="onLoad" draw:mime-type="image/png"/>
</draw:frame>
前美国国会美中经济与安全审查委员会（USCC）主席罗杰·罗宾逊（RogerRobinson）建议，不符合标准的、由中共控制的公司应在180天内从美国的交易所退市或注销，并禁止全世界的美国人持有这些公司的证券、基金及其他投资产品。（听证会直播截图）<text:a xlink:type="simple" xlink:href="https://www.rfa.org/mandarin/yataibaodao/junshiwaijiao/jw-05182023123822.html/capture-2.jpg" text:style-name="Internet_20_link" text:visited-style-name="Visited_20_Internet_20_Link">
</text:a>
</text:p>
      <text:p text:style-name="P4">
前谷歌首席执行官埃里克·施密特（EricSchmidt）说，美中之间的技术竞争在所有领域的竞争中具有决定性作用，而人工智能是这场技术竞争的核心。他提到，虽然美国仍处于领先地位，但中国和世界正在努力迎头赶上，且中国已经在5G、电动汽车等领域取得优势。</text:p>
      <text:p text:style-name="P4">
他还呼吁美国修订外籍科学人才在美工作签证的签发标准（H1B），以吸引并留住更多全球顶尖的科学人才，为赢得与中共的科技竞争做好人才储备。</text:p>
      <text:p text:style-name="P4">
记者：经纬 责编：梒青 网编：瑞哲</text:p>
      <text:p text:style-name="P4">
Source: <text:a xlink:type="simple" xlink:href="https://www.rfa.org/mandarin/yataibaodao/junshiwaijiao/jw-05182023123822.html" text:style-name="Internet_20_link" text:visited-style-name="Visited_20_Internet_20_Link">
https://www.rfa.org/mandarin/yataibaodao/junshiwaijiao/jw-05182023123822.html</text:a>
</text:p>
      <!--NEWS-->
      <text:h text:style-name="P10" text:outline-level="1">
<text:span text:style-name="T4">
战争创伤心理 乌克兰男童想从军为亡父报仇</text:span>
</text:h>
      <text:p text:style-name="P4">
Publisher: 法新社</text:p>
      <text:p text:style-name="P4">
Published Time: 2023-05-18T13:32:08+00:00</text:p>
      <text:p text:style-name="P4">
Modified Time: 2023-05-18T13:05:02+00:00</text:p>
      <text:p text:style-name="P4">
Description: （法新社基辅18日电） 俄罗斯全面入侵乌克兰已经超过一年时间，战争已渗入乌克兰孩童的游戏和世界观当中，造成的影响恐会一辈子如影随形，例如有孩童因为父亲在这场战争丧命，便矢言从军为父报仇。</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5-18T13-32-08-00-00/000000.png" xlink:type="simple" xlink:show="embed" xlink:actuate="onLoad" draw:mime-type="image/png"/>
</draw:frame>
</text:p>
      <text:p text:style-name="P4">
一群乌克兰男孩们戴着二手头盔、手拿玩具枪，尽管他们的枪杀不了人，但他们在青翠田野上进行的战争游戏，对他们来说再真实不过。</text:p>
      <text:p text:style-name="P4">
现年10岁的穆达拉克（MaksymMudrak）身穿战斗服、戴着尺寸过大的破旧头盔，手拿一把塑胶玩具枪，他说：「我真的很喜欢打仗，我长大以后想成为一位真正的战争英雄。」</text:p>
      <text:p text:style-name="P4">
穆达拉克的家人说，穆达拉克的父亲没有在军队服役，他于战争初期外出替抵御俄军袭击的志愿军送物资时，在乌克兰首都基辅附近遇难。</text:p>
      <text:p text:style-name="P4">
男孩的72岁祖母瓦伦缇娜．穆达拉克（Valentyna Mudrak）说：「他父亲的死对他带来非常、非常大的影响，他经常想起父亲，跑去墓园那里哭。」</text:p>
      <text:p text:style-name="P4">
穆达拉克认为，成为军人是一种保存父亲记忆的方式，也清楚知道谁该为这场夺走他父亲的战争负责。他说：「我把俄国人视为自己的最大敌人。」</text:p>
      <text:p text:style-name="P4">
这场战争为乌克兰人带来极大的破坏和痛苦，对于孩童而言，这代表失去亲人、无法上学或无家可归，以及暴露在恐惧之中。</text:p>
      <text:p text:style-name="P4">
此外，联合国（UN）统计显示，自俄国入侵以来，已有超过500名孩童丧命。</text:p>
      <text:p text:style-name="P4">
心理学家格特斯伯格（KaterynaGoltsberg）表示，孩子们长期在战乱冲突的情况下玩战争游戏，这既是一种不良的影响，也是一种消化处理他们经历的方法。</text:p>
      <text:p text:style-name="P4">
虽然所有乌克兰孩童都在某种程度上受到战争影响，但这些经历是否会造成终生创伤仍是未知数。</text:p>
      <text:p text:style-name="P4">
格特斯伯格还说：「战争改变了我们。但我们必须了解还有另一种情况，像是创伤后压力的增长，当一个人能够挺过创伤事件…就会变得更坚强。」</text:p>
      <text:p text:style-name="P4">
Source: <text:a xlink:type="simple" xlink:href="https://www.rfi.fr/cn/%E5%9B%BD%E9%99%85%E6%8A%A5%E9%81%93/20230518-%E6%88%98%E4%BA%89%E5%88%9B%E4%BC%A4%E5%BF%83%E7%90%86-%E4%B9%8C%E5%85%8B%E5%85%B0%E7%94%B7%E7%AB%A5%E6%83%B3%E4%BB%8E%E5%86%9B%E4%B8%BA%E4%BA%A1%E7%88%B6%E6%8A%A5%E4%BB%87" text:style-name="Internet_20_link" text:visited-style-name="Visited_20_Internet_20_Link">
https://www.rfi.fr/cn/%E5%9B%BD%E9%99%85%E6%8A%A5%E9%81%93/20230518-%E6%88%98%E4%BA%89%E5%88%9B%E4%BC%A4%E5%BF%83%E7%90%86-%E4%B9%8C%E5%85%8B%E5%85%B0%E7%94%B7%E7%AB%A5%E6%83%B3%E4%BB%8E%E5%86%9B%E4%B8%BA%E4%BA%A1%E7%88%B6%E6%8A%A5%E4%BB%87</text:a>
</text:p>
      <!--NEWS-->
      <text:h text:style-name="P10" text:outline-level="1">
<text:span text:style-name="T4">
深度专题｜“蜜獾行动”揭密（下）：操作中国信息战的官商协作机制</text:span>
</text:h>
      <text:p text:style-name="P4">
Author: 编译：董喆</text:p>
      <text:p text:style-name="P4">
Publisher: Radio Free Asia (Organization)</text:p>
      <text:p text:style-name="P4">
Published Time: 2023-05-18T13:34:00-04:00</text:p>
      <text:p text:style-name="P4">
Modified Time: 2023-05-18T14:07:58-04:00</text:p>
      <text:p text:style-name="P4">
Description: 编译：董喆</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 "<text:a xlink:type="simple" xlink:href="000006.png" text:style-name="Internet_20_link" text:visited-style-name="Visited_20_Internet_20_Link">
000006.png</text:a>
"]</text:p>
      <!--METADATA-->
      <text:p text:style-name="P4">
<draw:frame draw:style-name="fr1" draw:name="Image131" text:anchor-type="as-char" svg:width="6.9236in" svg:height="3.629306in" draw:z-index="0">
<draw:image xlink:href="../Images/rfamandarin/2023-05-18T13-34-00-04-00/000000.png" xlink:type="simple" xlink:show="embed" xlink:actuate="onLoad" draw:mime-type="image/png"/>
</draw:frame>
 <text:a xlink:type="simple" xlink:href="https://www.rfa.org/mandarin/shishi-hecha/hc-05182023132518.html/@@images/image" text:style-name="Internet_20_link" text:visited-style-name="Visited_20_Internet_20_Link">
</text:a>
 RFA制图</text:p>
      <text:p text:style-name="P4">
<text:a xlink:type="simple" xlink:href="https://www.rfa.org/mandarin/shishi-hecha/hc-05102023174311.html" text:style-name="Internet_20_link" text:visited-style-name="Visited_20_Internet_20_Link">
 </text:a>
中提到，澳洲战略研究所（ASPI）揭露了中共利用垃圾邮件营造网络影响力，全力营造美国“网络霸权”的形象。</text:p>
      <text:p text:style-name="P4">
ASPI还分析了社交媒体上的协力帐号，发现盐城市公安局与蜜獾行动有着密切关联，并通过宣传贴文中的细节，进一步揭示了中国网络公司 <text:a xlink:type="simple" xlink:href="https://www.qianxin.com/" text:style-name="Internet_20_link" text:visited-style-name="Visited_20_Internet_20_Link">
</text:a>
 与其他中国政府机构的联系网络。</text:p>
      <text:p text:style-name="P4">
ASPI以多项证据表明，盘古实验室所属的奇安信公司可能通过提供宣传素材，支持中共的网络影响力营运。又作为蜜獾行动的一环，奇安信公司借此壮大自身在网络安全服务的影响力，将产品推广至一带一路国家。</text:p>
      <text:p text:style-name="P4">
<text:span text:style-name="T4">
盐城市公安局的神秘任务</text:span>
</text:p>
      <text:p text:style-name="P4">
ASPI收集散播“美国霸权病之一”文章的帐户，发现这些帐户的关系纽带与盐城市公安局相连，这些帐户有的头像就是警察或派出所的照片，这条与中国盐城市公安局紧密相关的联系网络，也指向中国的公安机构可能是中国宣传系统在美国和中国社交媒体平台上展开Spamouflage活动的关键行为者之一。</text:p>
      <text:p text:style-name="P4">
“讲好盐城警察故事，展示盐城平安形象。”2018年时任盐城市副市长、市公安局局长王巧全在 <text:a xlink:type="simple" xlink:href="https://www.yancheng.gov.cn/art/2018/6/8/art_94_1447409.html" text:style-name="Internet_20_link" text:visited-style-name="Visited_20_Internet_20_Link">
</text:a>
 这样说道。</text:p>
      <text:p text:style-name="P4">
ASPI解释，自2019年以来，中国各地的政法机关如一直遵循习近平的指示，全面提高引导公众舆论和传播宣传的能力。而盐城市公安局以警务宣传工作闻名，2018年6月，中国公安部以“首颗平安中国之珠缘何花落盐城？”为题举办研讨会，召集中国各地共200多名公安宣传部成员向盐城市学习。</text:p>
      <text:p text:style-name="P4">
中国的政法系统也以操控“网络评论员”而闻名。 2018年时任中央政法委员会秘书长陈一新 <text:a xlink:type="simple" xlink:href="https://www.voachinese.com/a/news-china-build-up-web-forces-20180906/4560222.html" text:style-name="Internet_20_link" text:visited-style-name="Visited_20_Internet_20_Link">
</text:a>
政法干部、警察和宣传员开设社交媒体帐号，“着力培育政法网红大V，研究网络斗争新战略、新战场、新战法”，影响线上舆论并操控热门话题。</text:p>
      <text:p text:style-name="P4">
<text:span text:style-name="T4">
中国政府机构如何隐身于Spamouflage背后</text:span>
</text:p>
      <text:p text:style-name="P4">
但ASPI也提到，公安局警察虽然有可能参与协调 Spamouflage宣传活动、生产内容和操作某些社群媒体帐号，但他们极不可能直接控制所有假帐号，因为大多数贴文主要是在工作时间发布的。</text:p>
      <text:p text:style-name="P4">
ASPI指出，当中国政府官员包括警察在内，以隐蔽的方式在中国社交平台发表评论时，他们通常会在工作时间之外发布。但这一波Spamouflage宣传活动皆是北京时间的“996期间”（上午9点上班，晚上9点下班，每周工作6天。）发布的。ASPI因此推测大多数社群媒体上的虚假帐号营运可能是外包给一组经过特别培训的网络评论员，他们受雇于中国网信办（CAC）的盐城办事处或者是商业公司。</text:p>
      <text:p text:style-name="P4">
ASPI通过 <text:a xlink:type="simple" xlink:href="https://web.archive.org/web/20221115214948/https:/www.bidcenter.com.cn/newscontent-118477922-4.html" text:style-name="Internet_20_link" text:visited-style-name="Visited_20_Internet_20_Link">
</text:a>
找到商业公司介入的最直接证据——盐城市公安局与北京智慧星光信息技术有限公司签订合约，提供在线舆情监测推送通知服务。</text:p>
      <text:p text:style-name="P4">
另外，ASPI以2021年的 <text:a xlink:type="simple" xlink:href="https://web.archive.org/web/20221202031801/https:/www.sohu.com/a/447895005_120178083" text:style-name="Internet_20_link" text:visited-style-name="Visited_20_Internet_20_Link">
</text:a>
证实盐城市聘用网络评论员，报道指出，盐城市委网信办组织开展2020年度全市互联网信息服务单位社会效益评价，网络评论员受邀其中。而 <text:a xlink:type="simple" xlink:href="https://web.archive.org/web/20230116050427/https:/www.sohu.com/a/449238029_120178083" text:style-name="Internet_20_link" text:visited-style-name="Visited_20_Internet_20_Link">
</text:a>
，时任盐城市网信办主任、盐城市宣传部副主任董光威坚持要求地方政府打造一个“网络铁军”，落实整改。</text:p>
      <text:p text:style-name="P4">
<draw:frame draw:style-name="fr1" draw:name="Image132" text:anchor-type="as-char" svg:width="6.9236in" svg:height="4.998839in" draw:z-index="0">
<draw:image xlink:href="../Images/rfamandarin/2023-05-18T13-34-00-04-00/000001.png" xlink:type="simple" xlink:show="embed" xlink:actuate="onLoad" draw:mime-type="image/png"/>
</draw:frame>
2021年时任盐城市网信办主任、盐城市宣传部副主任董光威。 （图／盐城市网信办）  <text:a xlink:type="simple" xlink:href="https://www.rfa.org/mandarin/shishi-hecha/hc-05182023132518.html/1-20215e7466424efb9e7d57ce5e027db24fe18fa64e3b4efb30019e7d57ce5e025ba350b390e8526f4e3b4efb846351495a013002-5716-9e7d57ce5e027db24fe18fa6.jpeg" text:style-name="Internet_20_link" text:visited-style-name="Visited_20_Internet_20_Link">
</text:a>
</text:p>
      <text:p text:style-name="P4">
而盐城市网信办早已和盐城市公安局紧密合作，两单位于2018年曾联合召开“全市网络舆论安全通气会”，会中明确表示要强化网络空间治理，为盐城市营造风清气正的网络环境。</text:p>
      <text:p text:style-name="P4">
<draw:frame draw:style-name="fr1" draw:name="Image133" text:anchor-type="as-char" svg:width="6.9236in" svg:height="4.604263in" draw:z-index="0">
<draw:image xlink:href="../Images/rfamandarin/2023-05-18T13-34-00-04-00/000002.png" xlink:type="simple" xlink:show="embed" xlink:actuate="onLoad" draw:mime-type="image/png"/>
</draw:frame>
盐城市网信办和盐城市公安局联合召开“全市网络舆论安全通气会”。 （ASPI报告图片）  <text:a xlink:type="simple" xlink:href="https://www.rfa.org/mandarin/shishi-hecha/hc-05182023132518.html/2-9e7d57ce5e027db24fe18fa6548c9e7d57ce5e02516c5b895c40806f540853ec958b300c51685e027db27d618f3f8ad65b895168901a6c236703300d3002-aspi5831544a57167247-1.png" text:style-name="Internet_20_link" text:visited-style-name="Visited_20_Internet_20_Link">
</text:a>
</text:p>
      <text:p text:style-name="P4">
确认盐城市网信办雇用评论员后，ASPI分析了Spamouflage网络中一个名为 <text:a xlink:type="simple" xlink:href="https://www.documentcloud.org/documents/23319046-xin-yuan-jie-yi-zhi-hu" text:style-name="Internet_20_link" text:visited-style-name="Visited_20_Internet_20_Link">
</text:a>
，认定此人极有可能就是网信办雇用的网络评论员。</text:p>
      <text:p text:style-name="P4">
ASPI指出，“新垣结衣”在2022年突然大量转发美国霸权病文章以前，曾收藏“情侣在一起旅行容易分手”的男性视角知乎帖子，以及另一篇“有哪些男性可能不知道的女性常识”，推测这个帐号很可能由一名年轻男性操作。</text:p>
      <text:p text:style-name="P4">
<draw:frame draw:style-name="fr1" draw:name="Image134" text:anchor-type="as-char" svg:width="6.9236in" svg:height="7.674909in" draw:z-index="0">
<draw:image xlink:href="../Images/rfamandarin/2023-05-18T13-34-00-04-00/000003.png" xlink:type="simple" xlink:show="embed" xlink:actuate="onLoad" draw:mime-type="image/png"/>
</draw:frame>
一个名为“新垣结衣”的知乎帐号在过往收藏许多男性视角的帖子。 （ASPI报告图片）  <text:a xlink:type="simple" xlink:href="https://www.rfa.org/mandarin/shishi-hecha/hc-05182023132518.html/3-4e00500b540d70ba300c65b057a37d508863300d768477e54e4e5e33865f5728904e5f80653685cf8a31591a75376027899689d276845e165b503002-aspi5831544a57167247-1.png" text:style-name="Internet_20_link" text:visited-style-name="Visited_20_Internet_20_Link">
</text:a>
</text:p>
      <text:p text:style-name="P4">
且通过“新垣结衣”IP位置以及他大量收藏有关高等教育自学考试（自考）的文章，ASPI推论“新垣结衣”可能是一名在盐城生活的兼职学生。而未有大学学历者，是无法成为政府公务员的，这也是ASPI推论此一风向操作并非由政府机构直接插手的缘由。</text:p>
      <text:p text:style-name="P4">
<text:span text:style-name="T4">
奇安信公司如何为蜜獾行动扩充舆论军火库？</text:span>
</text:p>
      <text:p text:style-name="P4">
除了盐城市公安局，这整场舆论战中的武器，是由奇安信公司旗下 <text:a xlink:type="simple" xlink:href="https://www.pangulab.cn/" text:style-name="Internet_20_link" text:visited-style-name="Visited_20_Internet_20_Link">
 </text:a>
 推出的网络安全报告。</text:p>
      <text:p text:style-name="P4">
2017年12月，当时中国网络安全公司奇安信仍以“360企业安全集团”名义经营业务，在中国“网络空间安全军民融合创新中心”启动仪式上，董事长齐向东指出，“网络恐怖袭击、网络经济犯罪、网络舆论乱局成为全球公害。网络安全事关国家安全、政权巩固、社会稳定和战争胜败。”</text:p>
      <text:p text:style-name="P4">
当时齐向东还是全国工商联大数据运维（网络安全）委员会成员，该组织在统战部辖下。全国工商联党组副书记樊友山称赞，该委员会在控制中共公众舆论和帮助中国成为“网络强国”方面做得很好。</text:p>
      <text:p text:style-name="P4">
ASPI认为，这些言论强烈表明奇安信在齐向东的领导下，有意通过操纵网络舆论来追求中共的目标。</text:p>
      <text:p text:style-name="P4">
奇安信公司过去被称为360企业安全集团，是360集团的子公司，2019年奇安信与360集团正式分家，2020年以奇安信之名在上海证交所挂牌上市。</text:p>
      <text:p text:style-name="P4">
奇安信仍被称作360企业安全集团时，与盐城市公安局签订了一项战略合作协议，还共同推出了两个新的合作中心“大数据协同安全技术国家实验室涉网犯罪预防与打击合作中心”和“网络违法犯罪预防与打击国际合作研究中心”。。2020年，奇安信为江苏省政府提供了防火墙系统，其中包括盐城市。</text:p>
      <text:p text:style-name="P4">
奇安信与盐城市公安局除了台面上的合作往来，ASPI也通过一些间接证据，推断奇安信与这起Spamouflage有密切关联。</text:p>
      <text:p text:style-name="P4">
<draw:frame draw:style-name="fr1" draw:name="Image135" text:anchor-type="as-char" svg:width="6.9236in" svg:height="3.421073in" draw:z-index="0">
<draw:image xlink:href="../Images/rfamandarin/2023-05-18T13-34-00-04-00/000004.png" xlink:type="simple" xlink:show="embed" xlink:actuate="onLoad" draw:mime-type="image/png"/>
</draw:frame>
ASPI点出奇安信与中国政府策略合作的同时，也与Spamouflage网络有密切关联。 （ASPI报告图片）  <text:a xlink:type="simple" xlink:href="https://www.rfa.org/mandarin/shishi-hecha/hc-05182023132518.html/4-aspi9ede51fa59475b894fe182074e2d570b653f5e9c7b56756554084f5c7684540c6642-4e5f8207spamouflage7db28def67095bc6520795dc806f3002-aspi5831544a57167247-1.png" text:style-name="Internet_20_link" text:visited-style-name="Visited_20_Internet_20_Link">
</text:a>
</text:p>
      <text:p text:style-name="P4">
有些Spamouflage帐号的图片贴文中使用了360公司的标志，暗示中国网络安全公司正在捍卫自己，以抵御NSA的网络攻击。ASPI指出，Spamouflage网络以前从未在宣传材料中使用过中国企业标志，目前尚不清楚动机，但可能是为了推广中国的网络安全公司。</text:p>
      <text:p text:style-name="P4">
<draw:frame draw:style-name="fr1" draw:name="Image136" text:anchor-type="as-char" svg:width="6.9236in" svg:height="5.938005in" draw:z-index="0">
<draw:image xlink:href="../Images/rfamandarin/2023-05-18T13-34-00-04-00/000005.png" xlink:type="simple" xlink:show="embed" xlink:actuate="onLoad" draw:mime-type="image/png"/>
</draw:frame>
 图中黄绿色标志即是360企业安全集团的商标。（ASPI报告图片）  <text:a xlink:type="simple" xlink:href="https://www.rfa.org/mandarin/shishi-hecha/hc-05182023132518.html/5-57164e2d9ec37da082726a198a8c5373662f3604f01696d5b89516896c65718768455466a193002-aspi5831544a57167247.png" text:style-name="Internet_20_link" text:visited-style-name="Visited_20_Internet_20_Link">
 </text:a>
</text:p>
      <text:p text:style-name="P4">
<text:span text:style-name="T4">
奇安信参与蜜獾行动的目的为何？</text:span>
</text:p>
      <text:p text:style-name="P4">
ASPI认为，奇安信和其他中国企业一样，商业活动经常与中共的外交政策利益保持一致。根据奇安信现任总裁吴云坤表示，奇安信将网络安全服务出口到一带一路国家，用以保护中国公司如华为或中国电子信息产业集团。</text:p>
      <text:p text:style-name="P4">
2019年，奇安信董事长齐向东和印尼AG集团（Artha Graha Network）主席郭说锋（TomyWinata）在一带一路国际合作高峰论坛上签署了一项协议，将建立一个网络威胁感知基础设施平台。</text:p>
      <text:p text:style-name="P4">
郭说锋是印尼华人富商，与中国政商关系密切。 <text:a xlink:type="simple" xlink:href="https://www.latimes.com/archives/la-xpm-2000-feb-06-mn-61708-story.html" text:style-name="Internet_20_link" text:visited-style-name="Visited_20_Internet_20_Link">
 </text:a>
 郭说锋协助中国军事情报部门，以非法渠道将资金通过崔亚琳（CharlieTrie）向美国民主党候选人捐款，这成为1996年美国竞选财务丑闻的一环。</text:p>
      <text:p text:style-name="P4">
ASPI也指出，郭说锋是中国航天国际控股公司的高管刘超英的商业伙伴，而刘超英曾任解放军总参谋部情报部五局上校副局长。</text:p>
      <text:p text:style-name="P4">
据奇安信称，与AG集团合作是中国推出的第一个大型海外网络安全基础设施项目。 ASPI分析，中共可能会将该协议视为与印尼政治和军事精英建立更紧密关系的机会。</text:p>
      <text:p text:style-name="P4">
此外，ASPI也指出，奇安信是中国技术外交的关键角色。2022年奇安信旗下的盘古实验室发表美国国安局APT攻击报告的一个月后，奇安信邀请来自18个中东与非洲国家的20名军事武官，展示奇安信全套的网络安全产品。ASPI认为，奇安信发布这份报告，目的是要说服一带一路国家的军事与政治精英，中国网络安全公司有能力监测美国的网络操作。</text:p>
      <text:p text:style-name="P4">
<draw:frame draw:style-name="fr1" draw:name="Image137" text:anchor-type="as-char" svg:width="6.9236in" svg:height="4.615733in" draw:z-index="0">
<draw:image xlink:href="../Images/rfamandarin/2023-05-18T13-34-00-04-00/000006.png" xlink:type="simple" xlink:show="embed" xlink:actuate="onLoad" draw:mime-type="image/png"/>
</draw:frame>
奇安信邀请来自18个中东与非洲国家的20名军事武官，展示全套网络安全产品。 （图／奇安信公司）  <text:a xlink:type="simple" xlink:href="https://www.rfa.org/mandarin/shishi-hecha/hc-05182023132518.html/6-59475b894fe190808acb4f8681ea18500b4e2d67718207975e6d32570b5bb6768420540d8ecd4e8b6b665b98-5c55793a516859577db28def5b895168752254c13002-5716-59475b894fe1516c53f8.jpg" text:style-name="Internet_20_link" text:visited-style-name="Visited_20_Internet_20_Link">
</text:a>
</text:p>
      <text:p text:style-name="P4">
<text:span text:style-name="T4">
中国宣传行动的官商协作</text:span>
</text:p>
      <text:p text:style-name="P4">
中国共产党的网络影响力营运仍是塑造全球公众舆论和增强中国“国际话语力”战略的一部分，但ASPI认为，中国共产党暗中影响国际公众舆论的策略与工具，和几年前相比有了很大变化。</text:p>
      <text:p text:style-name="P4">
ASPI指出，这些行动推动公众舆论朝向对中共更有利的立场，甚至干预其他国家的政治决策过程，这些行动通过运用中国本土网络安全公司的新兴技术，为中共在西方社交平台的秘密行动赋予了新的能力。</text:p>
      <text:p text:style-name="P4">
<text:span text:style-name="T4">
亚洲事实查核实验室对本研究的翻译负全部责任。</text:span>
 <text:a xlink:type="simple" xlink:href="https://www.aspi.org.au/report/gaming-public-opinion" text:style-name="Internet_20_link" text:visited-style-name="Visited_20_Internet_20_Link">
 <text:span text:style-name="T4">
该报告的英文原版</text:span>
</text:a>
<text:span text:style-name="T4">
可以在澳大利亚战略政策研究所的网站上找到。</text:span>
</text:p>
      <text:p text:style-name="P4">
_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text:a xlink:type="simple" xlink:href="http://afcl@rfa.org" text:style-name="Internet_20_link" text:visited-style-name="Visited_20_Internet_20_Link">
</text:a>
 寄给亚洲事实查核实验室，由我们为您查证核实。 _</text:p>
      <text:p text:style-name="P4">
Source: <text:a xlink:type="simple" xlink:href="https://www.rfa.org/mandarin/shishi-hecha/hc-05182023132518.html" text:style-name="Internet_20_link" text:visited-style-name="Visited_20_Internet_20_Link">
https://www.rfa.org/mandarin/shishi-hecha/hc-05182023132518.html</text:a>
</text:p>
      <!--NEWS-->
      <text:h text:style-name="P10" text:outline-level="1">
<text:span text:style-name="T4">
马国柔佛大臣提议 增新山往返狮城火车车厢及趟次</text:span>
</text:h>
      <text:p text:style-name="P4">
Author: 联合早报 (Person)</text:p>
      <text:p text:style-name="P4">
Publisher: 联合早报 (Organization)</text:p>
      <text:p text:style-name="P4">
Published Time: 2023-05-18T13:41</text:p>
      <text:p text:style-name="P4">
Modified Time: 2023-05-18T13:41</text:p>
      <text:p text:style-name="P4">
Description: 马来西亚柔佛州务大臣翁哈菲兹向马来亚铁道公司提议，增加新山往返新加坡的短程火车车厢及趟次，以应付高峰时段载客量。据《东方日报》报道，翁哈菲兹星期四（5月18日）上午透过脸书贴文透露...</text:p>
      <text:p text:style-name="P4">
Videos: []</text:p>
      <text:p text:style-name="P4">
Audios: []</text:p>
      <text:p text:style-name="P4">
Images: []</text:p>
      <text:p text:style-name="P4">
Type: NewsArticle</text:p>
      <text:p text:style-name="P4">
Breadcrumbs: ['即时', '国际']</text:p>
      <text:p text:style-name="P4">
Keywords: ['马来西亚', '新山', '火车', '新山关卡']</text:p>
      <!--METADATA-->
      <text:p text:style-name="P4">
马来西亚柔佛州务大臣翁哈菲兹向马来亚铁道公司提议，增加新山往返新加坡的短程火车车厢及趟次，以应付高峰时段载客量。</text:p>
      <text:p text:style-name="P4">
据《东方日报》报道，翁哈菲兹星期四（5月18日）上午透过脸书贴文透露，他已经向马来亚铁道公司提出增加地不佬短程火车（ShuttleTebrau）车厢建议，这是为了增加载客量，尤其是高峰时段。</text:p>
      <text:p text:style-name="P4">
他也建议，铁道公司同样在高峰时段增加火车趟次。</text:p>
      <text:p text:style-name="P4">
翁哈菲兹近来频频展开突击巡查，以解决通关问题，包括新山关卡通关拥堵、开放新山中央车站停车场供越堤族停放摩托车。</text:p>
      <text:p text:style-name="P4">
Source: <text:a xlink:type="simple" xlink:href="https://www.zaobao.com.sg/realtime/world/story20230518-1395813" text:style-name="Internet_20_link" text:visited-style-name="Visited_20_Internet_20_Link">
https://www.zaobao.com.sg/realtime/world/story20230518-1395813</text:a>
</text:p>
      <!--NEWS-->
      <text:h text:style-name="P10" text:outline-level="1">
<text:span text:style-name="T4">
专栏 | 军事无禁区：多条战线－中国犯台的战略困境</text:span>
</text:h>
      <text:p text:style-name="P4">
Author: None</text:p>
      <text:p text:style-name="P4">
Publisher: Radio Free Asia (Organization)</text:p>
      <text:p text:style-name="P4">
Published Time: 2023-05-18T13:48:00-04:00</text:p>
      <text:p text:style-name="P4">
Modified Time: 2023-05-18T13:50:55-04:00</text:p>
      <text:p text:style-name="P4">
Description: None</text:p>
      <text:p text:style-name="P4">
Videos: []</text:p>
      <text:p text:style-name="P4">
Audios: ["<text:a xlink:type="simple" xlink:href="https://www.rfa.org/mandarin/zhuanlan/junshiwujinqu/mil-0518202312160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38" text:anchor-type="as-char" svg:width="6.9236in" svg:height="4.567343in" draw:z-index="0">
<draw:image xlink:href="../Images/rfamandarin/2023-05-18T13-48-00-04-00/000000.png" xlink:type="simple" xlink:show="embed" xlink:actuate="onLoad" draw:mime-type="image/png"/>
</draw:frame>
中共频恫吓武统台湾。大陆不少网民说不想打仗，也不会让孩子去。 <text:a xlink:type="simple" xlink:href="https://www.rfa.org/mandarin/zhuanlan/junshiwujinqu/mil-05182023121606.html/@@images/image" text:style-name="Internet_20_link" text:visited-style-name="Visited_20_Internet_20_Link">
</text:a>
路透社资料图片  <text:a xlink:type="simple" xlink:href="https://www.rfa.org/mandarin/zhuanlan/junshiwujinqu/mil-05182023121606.html/@@stream" text:style-name="Internet_20_link" text:visited-style-name="Visited_20_Internet_20_Link">
</text:a>
</text:p>
      <text:p text:style-name="P4">
听众朋友们，大家好。您现在收听的是自由亚洲电台的「军事无禁区」栏目。我是栏目主持人亓乐义。今天谈台海形势。</text:p>
      <text:p text:style-name="P4">
最近台海形势在中国互联网引起热议，叫嚣武统台湾的声浪开始受到质疑，被认为不切实际，甚至危险。在严格的审查制度下，这些言论不但未被删除，还一直保留在互联网上。这不禁让人联想，或许是北京当局默许，让它在互联网传播发酵，藉此平息叫嚣武统台湾带来的紧张氛围和穷兵黩武的形象。</text:p>
      <text:p text:style-name="P4">
<text:span text:style-name="T4">
多条战线包围圈</text:span>
</text:p>
      <text:p text:style-name="P4">
《日经亚洲》（Nikkei Asia）前中国分社社长中泽克二（KatsujiNakazawa）5月11日分析指出，目前一些匿名撰写彻底否定中国”战狼外交”的文章在各大网站转载，这些文章强调中国可能陷入被包围的”四条战线”之中。另一种看法使越来越多人相信，那些高喊武统台湾的人愚蠢至极。</text:p>
      <text:p text:style-name="P4">
四条战线中的第1条战线是在台湾海峡和周边地区，中国军队将面对美国、日本和台湾军队。第2条战线在朝鲜半岛，中国军队将与美国和韩国军队对峙。第3条战线在南海与南太平洋，中国军队将面对美国和澳大利亚军队，如果美方控制马六甲海峡并在南海反击中国，北京将看到中国的能源供应被中断，无法维持经济发展。在南太平洋，澳大利亚军队掌握地缘关键。第4条战线在中印边境，2020年中国和印度两军发生45年来首次冲突和伤亡，至今仍在僵持。</text:p>
      <text:p text:style-name="P4">
去年3月，中国外交部长王毅在两会记者会上阐述中国的战略处境，正被以美国为首的”印太战略”包围。他说，美国在亚太地区排出“五四三二”阵势，包括强化“五眼联盟”（美国、英国、加拿大、澳大利亚、新西兰），推动“四边机制”（美国、日本、印度、澳大利亚，Quad）、建立”三边安全伙伴关系”（美国、英国、澳大利亚，AUKUS），以及美国收紧与亚太国家的双边军事同盟。</text:p>
      <text:p text:style-name="P4">
王毅还说，“印太战略”的真正目的是企图搞印太版的“北约”（NATO）。言下之意，就是遏制和围堵中国，就像北约围堵俄罗斯。</text:p>
      <text:p text:style-name="P4">
实际上，五眼联盟、四边机制及三边安全伙伴关系，都不包含军事义务。美国与日本、韩国、菲律宾以及澳大利亚的双边军事同盟也与北约的共同防御原则不同。但中国认定，这些多边安全机制全部针对中国，也涵盖”四条战线”中的相关国家。这些国家有一个共同交集，不论双边或多边都强调维护台海和平稳定的重要性。</text:p>
      <text:p text:style-name="P4">
<draw:frame draw:style-name="fr1" draw:name="Image139" text:anchor-type="as-char" svg:width="6.9236in" svg:height="3.890023in" draw:z-index="0">
<draw:image xlink:href="../Images/rfamandarin/2023-05-18T13-48-00-04-00/000001.png" xlink:type="simple" xlink:show="embed" xlink:actuate="onLoad" draw:mime-type="image/png"/>
</draw:frame>
 习近平犯台将陷入多方卷入困境。（路透社图片）  <text:a xlink:type="simple" xlink:href="https://www.rfa.org/mandarin/zhuanlan/junshiwujinqu/mil-05182023121606.html/image.png" text:style-name="Internet_20_link" text:visited-style-name="Visited_20_Internet_20_Link">
</text:a>
</text:p>
      <text:p text:style-name="P4">
<text:span text:style-name="T4">
牵一发而动全身</text:span>
</text:p>
      <text:p text:style-name="P4">
可以说，”四条战线”中的台海战线是中国战略核心利益所在。对中国而言，其他战线或可区隔对待，唯有台海战线涉及所谓主权与领土完整，地缘上牵一发而动全身，事关中国的生存与发展全局。</text:p>
      <text:p text:style-name="P4">
中国军方出版的《战略学》形容台湾，是东海至南海、东北亚至东南亚、太平洋西部至中东及欧亚海上航线的必经之地；位于中国沿海岛屿中枢，控制西太平洋海上航道要冲，是中国跨越西太平洋第一岛链走向太平洋的战略突破点，集攻防于一体的中国战略要地和海防屏障。</text:p>
      <text:p text:style-name="P4">
如果台湾从中国分裂出去，中国将丧失海上战略防御纵深，海上门户洞开，大片海洋国土和海洋资源将落入他人之手。中国对外开放和经济发展命脉所系的对外贸易与对外交通线，将全程处于敌对势力的监控和威胁之下，中国将永远被封闭在西太平洋第一岛链以西。由此，中国的国家安全不仅受到严重威胁，民族复兴不可或缺的战略空间也将遭到扼杀。</text:p>
      <text:p text:style-name="P4">
反之，中国若占有台湾，整个亚太地缘战略格局随之改观。其他3条战线对中国将不构成重大威胁。</text:p>
      <text:p text:style-name="P4">
解放军出版的《战略学》指出，中国未来可能面临的战争，以维护祖国统一、捍卫国家领土主权和海洋权益为主。不论在哪个战略方向，都涉及复杂的国际背景，可能出现多种力量联手对付中国的局面。特别是维护祖国统一，以及在海洋方向捍卫领土主权与权益的战争，将在一个异常复杂的国际大背景下进行，出现”多方卷入”的可能性。</text:p>
      <text:p text:style-name="P4">
在此前提下，解放军应把战争筹划的准备基点，放在能够应对多国联手对付中国的挑战之上。同时充分运用中国大国优势，从政治、外交、经济等领域创造有利的战略态势，尽可能降低外部势力联手对付中国的战略风险，避免引发连锁反应，陷入多线作战，把握战略重心。在同一时段内，只能有一个主要作战方向。因此，可以这样理解，一旦出现多条战线，台海地区是主要作战方向，其他是次要作战方向，战争资源也按主次之别进行分配。</text:p>
      <text:p text:style-name="P4">
<text:span text:style-name="T4">
战争行动性质类型</text:span>
</text:p>
      <text:p text:style-name="P4">
解放军国防大学的著作指出，战争行动按性质分三种类型：预防性军事行动、应急性（或控制性）军事行动、决战性（或决定性）军事行动。</text:p>
      <text:p text:style-name="P4">
所谓预防性军事行动，是在即将出现或已经发生战争危机的战略方向上，中国为预防事态朝不利方向发展，避免危机加剧、态势恶化而实施的军事威慑行动或作战行动。其性质一般为重大的非战争军事行动和小规模、低强度作战行动。包括实兵演习、边境警戒、紧急战备，或设置禁飞区和禁航区、实施特种作战和小规模联合作战等。1996年台海导弹危机是著名案例，军演时间长、强度大，本质是预防性的，遏止台湾走向”台独”。</text:p>
      <text:p text:style-name="P4">
有关应急性（或控制性）军事行动，是在战争危机已经出现或正在继续扩大的战略方向上，中国为恢复和稳定局势，控制并改善当面态势而进行的作战。其性质一般为中等规模和中低强度的作战行动。包括区域封锁、导弹突袭、空中突袭、岛礁攻防、边境反击等。如1962年中印（印度）边境战争、1969年中苏珍宝岛武装冲突、1979年中越战争，以及1974年中越西沙海战和1988年中越南沙海战等，中国统称为边境自卫反击战或海上自卫反击战，作战时间短、强度低，本质是控制性的，避免战争事态升级。</text:p>
      <text:p text:style-name="P4">
在决战性（或决定性）军事行动方面，是在出现严重危及国家安全战争威胁的主要战略方向上，中国为维护国家根本利益而进行的作战。其性质一般为次于全面战争，或大中规模的作战行动，带有决战性质，类似于1950年代初期的朝鲜战争（中国称抗美援朝战争），前后打了3年。本质是决战性的，遏止美军压至鸭绿江边，危及整个东北乃至全国的安全与稳定。</text:p>
      <text:p text:style-name="P4">
朝鲜战争期间，中国面对两个作战方向。一个在中国东北边境，直接面向美军压境；另一个在东南沿海，面对想要反攻大陆的国民党蒋介石军队。毛泽东最后决定战略重心北移，以东北为主要作战方向，集中力量迎战美军，拒敌于国门之外；东南方向转为次要作战方向，搁置攻台行动，由此转入防御态势。今日战略环境已然改变，东南沿海成为所有战略方向的重心。</text:p>
      <text:p text:style-name="P4">
按历史经验和战争行动的性质类型来看，今后中国若同时面对多条战线会如何应对呢？</text:p>
      <text:p text:style-name="P4">
<text:span text:style-name="T4">
对台决战性战争概率很低</text:span>
</text:p>
      <text:p text:style-name="P4">
一个合理的推论是，一旦出现多条战线在危机的萌发阶段，中国将极尽可能开展预防性军事行动，以军事威慑为主要手段，避免危机加剧、态势恶化。若威慑不成，改采应急性（或控制性）军事行动，管控局面，防止战争事态升级。</text:p>
      <text:p text:style-name="P4">
凡是能通过军事威慑解决问题，就不诉诸于武力；能够以小战解决问题，就不向中等规模战争或大战发展。20年前，解放军提出一项关于战争的战略指导，强调做好同时在两个战略方向上执行作战任务的准备：在主要战略方向上实施决定性作战的同时，在另一个次要战略方向上进行预防性或应急性与控制性的战略行动和作战。</text:p>
      <text:p text:style-name="P4">
时至今日，解放军的重要著作提出中国可能面对多个战略方向的多条战线，可能面临多个对手联合对付中国的局面，形势比20年前更为复杂，在统一台湾的问题上更是如此。台海战线牵一发而动全身。</text:p>
      <text:p text:style-name="P4">
对于战争行动的性质，从预防性、应急性（或控制性）到决战性（或决定性）的3种类型，依然适用于今日。可以说，台海战线在北京高层眼中是唯一可能发动决战性战争的地区，其他战线都会限制在预防性和应急性与控制性军事行动的范围之内。</text:p>
      <text:p text:style-name="P4">
不过也应该看到，10年之内中国对台发动决战性战争的概率很低，低到几乎不会发生。因为中国对台或对美介入台海的战略威慑方式有很多，除了多次动用联合军演，还可运用类似封锁和强制隔离的限制性军事行动，以及对台特定目标实施小规模的警示性军事打击，有相对宽广的慑战空间可以利用。</text:p>
      <text:p text:style-name="P4">
看不出有任何迹象显示，北京会舍弃更多灰色地带战术而直接一步到位，选择代价和风险最高的决战性战争武统台湾。</text:p>
      <text:p text:style-name="P4">
撰稿人/亓乐义</text:p>
      <text:p text:style-name="P4">
(本节目主持人为长期关注两岸和印太军事安全事务的军事评论员，文章代表评论员个人观点及立场)</text:p>
      <text:p text:style-name="P4">
Source: <text:a xlink:type="simple" xlink:href="https://www.rfa.org/mandarin/zhuanlan/junshiwujinqu/mil-05182023121606.html" text:style-name="Internet_20_link" text:visited-style-name="Visited_20_Internet_20_Link">
https://www.rfa.org/mandarin/zhuanlan/junshiwujinqu/mil-05182023121606.html</text:a>
</text:p>
      <!--NEWS-->
      <text:h text:style-name="P10" text:outline-level="1">
<text:span text:style-name="T4">
美国德州通过法案  禁止对未成年人实施变性手术</text:span>
</text:h>
      <text:p text:style-name="P4">
Publisher: 法新社</text:p>
      <text:p text:style-name="P4">
Published Time: 2023-05-18T14:02:07+00:00</text:p>
      <text:p text:style-name="P4">
Modified Time: 2023-05-18T13:50:03+00:00</text:p>
      <text:p text:style-name="P4">
Description: （法新社休士顿17日电） 美国德州由共和党主导的州议会今天通过一项法案，禁止对未成年人进行变性手术。德州将是美国国内迄今出现这项禁令州中最大的州。</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3.617581in" draw:z-index="0">
<draw:image xlink:href="../Images/rficn/2023-05-18T14-02-07-00-00/000000.png" xlink:type="simple" xlink:show="embed" xlink:actuate="onLoad" draw:mime-type="image/png"/>
</draw:frame>
</text:p>
      <text:p text:style-name="P4">
德州州长艾波特（Greg Abbott）是一名共和党人，他先前已下令调查所有允许儿童进行性别转换手术的家庭，预料他将签署这项法案成为正式的法律。</text:p>
      <text:p text:style-name="P4">
同为共和党人的佛罗里达州州长迪尚特（Ron DeSantis）今天稍早才签署州议会5月初通过的法案，禁止对未成年人进行变性手术，艾波特亦步亦趋。</text:p>
      <text:p text:style-name="P4">
德州及佛州分别是美国人口数第2及第3多的州。</text:p>
      <text:p text:style-name="P4">
预计即将正式宣布角逐美国总统大选的迪尚特还签署一项法案，禁止变性人在公共设施中，使用与其生理性别不同的厕所及更衣室。</text:p>
      <text:p text:style-name="P4">
这项SB14法案今天在德州州众议院通过，很快便获州参议院确认。这项法案禁止医疗从业人员替任何未满18岁者开立荷尔蒙阻断剂或施行变性手术。</text:p>
      <text:p text:style-name="P4">
至于已接受荷尔蒙阻断剂或相关疗法的未成年人，虽然被这项法案列为例外案例，但要求他们「应在一段时间内以安全和医学上适当的方式戒掉这些处方药物」。</text:p>
      <text:p text:style-name="P4">
除了佛州，还有另外将近12个由共和党主导的州，也在近几个月通过类似禁令，跨性别者权利成为美国文化论战中的主要战线。</text:p>
      <text:p text:style-name="P4">
民主党领袖们谴责这种侵犯美国公民自由的行为，而抗议者则经常走上州议会大厦谴责共和党的作为。</text:p>
      <text:p text:style-name="P4">
Source: <text:a xlink:type="simple" xlink:href="https://www.rfi.fr/cn/%E5%9B%BD%E9%99%85%E6%8A%A5%E9%81%93/20230518-%E7%BE%8E%E5%9B%BD%E5%BE%B7%E5%B7%9E%E9%80%9A%E8%BF%87%E6%B3%95%E6%A1%88-%E7%A6%81%E6%AD%A2%E5%AF%B9%E6%9C%AA%E6%88%90%E5%B9%B4%E4%BA%BA%E5%AE%9E%E6%96%BD%E5%8F%98%E6%80%A7%E6%89%8B%E6%9C%AF" text:style-name="Internet_20_link" text:visited-style-name="Visited_20_Internet_20_Link">
https://www.rfi.fr/cn/%E5%9B%BD%E9%99%85%E6%8A%A5%E9%81%93/20230518-%E7%BE%8E%E5%9B%BD%E5%BE%B7%E5%B7%9E%E9%80%9A%E8%BF%87%E6%B3%95%E6%A1%88-%E7%A6%81%E6%AD%A2%E5%AF%B9%E6%9C%AA%E6%88%90%E5%B9%B4%E4%BA%BA%E5%AE%9E%E6%96%BD%E5%8F%98%E6%80%A7%E6%89%8B%E6%9C%AF</text:a>
</text:p>
      <!--NEWS-->
      <text:h text:style-name="P10" text:outline-level="1">
<text:span text:style-name="T4">
白宫：布林肯将代替拜登出访巴布亚纽几内亚</text:span>
</text:h>
      <text:p text:style-name="P4">
Publisher: 法新社</text:p>
      <text:p text:style-name="P4">
Published Time: 2023-05-18T14:02:08+00:00</text:p>
      <text:p text:style-name="P4">
Modified Time: 2023-05-18T13:50:02+00:00</text:p>
      <text:p text:style-name="P4">
Description: （法新社广岛18日电） 白宫今天宣布，美国国务卿布林肯将代替总统拜登，于下周出访巴布亚纽几内亚。拜登日前因美国债务危机，宣布取消访问巴布亚纽几内亚的计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3.617581in" draw:z-index="0">
<draw:image xlink:href="../Images/rficn/2023-05-18T14-02-08-00-00/000000.png" xlink:type="simple" xlink:show="embed" xlink:actuate="onLoad" draw:mime-type="image/png"/>
</draw:frame>
</text:p>
      <text:p text:style-name="P4">
拜登在前往日本参加七大工业国集团（G7）峰会途中，在空军一号上致电巴纽总理马拉普（JamesMarape），亲自说明自己必须在21日赶回华府，重新加入提高政府债务上限协商，以避免灾难性违约。</text:p>
      <text:p text:style-name="P4">
白宫发布声明表示：「总统强调美国持续致力强化与太平洋岛国的伙伴关系，并表示国务卿布林肯（Antony Blinken）将代表他出席在莫士比港（PortMoresby，巴纽首都）举行的美国-太平洋岛国论坛（US-Pacific Islands Forum）会议。」</text:p>
      <text:p text:style-name="P4">
Source: <text:a xlink:type="simple" xlink:href="https://www.rfi.fr/cn/%E5%9B%BD%E9%99%85%E6%8A%A5%E9%81%93/20230518-%E7%99%BD%E5%AE%AB-%E5%B8%83%E6%9E%97%E8%82%AF%E5%B0%86%E4%BB%A3%E6%9B%BF%E6%8B%9C%E7%99%BB%E5%87%BA%E8%AE%BF%E5%B7%B4%E5%B8%83%E4%BA%9A%E7%BA%BD%E5%87%A0%E5%86%85%E4%BA%9A" text:style-name="Internet_20_link" text:visited-style-name="Visited_20_Internet_20_Link">
https://www.rfi.fr/cn/%E5%9B%BD%E9%99%85%E6%8A%A5%E9%81%93/20230518-%E7%99%BD%E5%AE%AB-%E5%B8%83%E6%9E%97%E8%82%AF%E5%B0%86%E4%BB%A3%E6%9B%BF%E6%8B%9C%E7%99%BB%E5%87%BA%E8%AE%BF%E5%B7%B4%E5%B8%83%E4%BA%9A%E7%BA%BD%E5%87%A0%E5%86%85%E4%BA%9A</text:a>
</text:p>
      <!--NEWS-->
      <text:h text:style-name="P10" text:outline-level="1">
<text:span text:style-name="T4">
中欧智库专家谈“多极化世界”中的国际关系</text:span>
</text:h>
      <text:p text:style-name="P4">
Author: None (Language: zh)</text:p>
      <text:p text:style-name="P4">
Publisher: None</text:p>
      <text:p text:style-name="P4">
Time: 2023-05-18T14:04:00Z</text:p>
      <text:p text:style-name="P4">
Description: 日前到柏林参加一场全球智库峰会的中国国际关系专家团呼吁全球关系需更加“包容”，表示西方与中国应“同舟共济”，然而一些与会的西方专家仍对中国实际的开放度表达出疑虑。</text:p>
      <text:p text:style-name="P4">
Videos: []</text:p>
      <text:p text:style-name="P4">
Images: ["<text:a xlink:type="simple" xlink:href="https://static.dw.com/image/17867988_303.jpg" text:style-name="Internet_20_link" text:visited-style-name="Visited_20_Internet_20_Link">
17867988_303.jpg</text:a>
", "<text:a xlink:type="simple" xlink:href="https://static.dw.com/image/62238410_401.jpg" text:style-name="Internet_20_link" text:visited-style-name="Visited_20_Internet_20_Link">
62238410_401.jpg</text:a>
", "<text:a xlink:type="simple" xlink:href="https://static.dw.com/image/65626447_401.jpg" text:style-name="Internet_20_link" text:visited-style-name="Visited_20_Internet_20_Link">
65626447_401.jpg</text:a>
"]</text:p>
      <text:p text:style-name="P4">
Subject: 时政风云</text:p>
      <text:p text:style-name="P4">
Subjects: []</text:p>
      <text:p text:style-name="P4">
Keywords: ['柏林墙', '专题报道：习近平访美', '柏林', '柏林时装周', '南希·佩洛西']</text:p>
      <text:p text:style-name="P4">
ID: 65669846</text:p>
      <!--METADATA-->
      <text:p text:style-name="P4">
<text:a xlink:type="simple" xlink:href="https://www.dw.com/zh/overlay/image/article/65669846/17867988" text:style-name="Internet_20_link" text:visited-style-name="Visited_20_Internet_20_Link">
 <draw:frame draw:style-name="fr1" draw:name="Image142" text:anchor-type="as-char" svg:width="6.9236in" svg:height="3.896998in" draw:z-index="0">
<draw:image xlink:href="../Images/dwzh/2023-05-18T14-04-00Z/17867988_303.jpg" xlink:type="simple" xlink:show="embed" xlink:actuate="onLoad" draw:mime-type="image/jpeg"/>
</draw:frame>
</text:a>
</text:p>
      <text:p text:style-name="P4">
“全球解决方案” 峰会举办地：柏林欧洲管理与技术学院</text:p>
      <text:p text:style-name="P4">
（德国之声中文网）2023年5月15日-16日，一年一度的全球解决方案峰会（Global Solutions Summit2023）在德国柏林举行。来自全球的智库专家们针对全球多边关系、环境保护、数字化建设、经济、社会福利和可持续发展等多项议题进行了讨论。</text:p>
      <text:p text:style-name="P4">
在5月16日的两场“中国与西方关系”的对谈（China-WestDialogue）上，中方与欧美学者们交流活跃。双方力图强调中国与西方应深入交流和开放心态，并基本避开了与中美博弈有直接关系的话题。</text:p>
      <text:p text:style-name="P4">
上海国际问题研究所所长兼市政协委员陈东晓是本次峰会上中方最受瞩目的专家。2022年6月，他曾在国内发表署名文章《俄乌冲突对中美关系的严重影响》。该文中，陈称中方认为拜登政府涉嫌利用<text:a xlink:type="simple" xlink:href="https://www.dw.com/zh/zh/俄罗斯入侵乌克兰/t-60868685" text:style-name="Internet_20_link" text:visited-style-name="Visited_20_Internet_20_Link">
 </text:a>
煽动“恐俄恐中”的对立情绪，并在其西方盟友间不懈余力地塑造“遏制中国”和“拖垮俄国”的“双遏制”国际环境。</text:p>
      <text:h text:style-name="P12" text:outline-level="3">
<text:span text:style-name="T4">
“中国绝不是反对西方的”</text:span>
</text:h>
      <text:p text:style-name="P4">
来自布鲁金斯研究院（Brookings Institution）的全球经济与发展项目高级研究员科林. 布拉德福德 (Colin Bradford)是中西对谈的主持人。他在开场表示，在这样一个“冷峻的时刻”（SolemnMoment），欧洲应在美国和中国之前起一个平衡作用，而且“没人想在这样一个两极的情况里选边站”。这得到在座的中欧专家的积极回应，称“错误的两极思维”对国际社会没有任何好处，并将讨论的共识定于重建交流和促进协作之上。</text:p>
      <text:p text:style-name="P4">
<draw:frame draw:style-name="fr1" draw:name="Image143" text:anchor-type="as-char" svg:width="6.9236in" svg:height="3.896998in" draw:z-index="0">
<draw:image xlink:href="../Images/dwzh/2023-05-18T14-04-00Z/62238410_401.jpg" xlink:type="simple" xlink:show="embed" xlink:actuate="onLoad" draw:mime-type="image/jpeg"/>
</draw:frame>
</text:p>
      <text:p text:style-name="P4">
“欧洲应在美国和中国之前起一个平衡作用”</text:p>
      <text:p text:style-name="P4">
陈东晓认为，中国面对国际问题始终秉承着居于“黄金中间地带”（GoldenMiddle）的中庸态度。他最为关切的两个问题是：一，在目前多元的世界局势中，许多复杂的现实在近年来被过度简化了；第二，中国和西方的交流还远远不够。同时，他也提出西方与中国在面对分歧（Differences）时应有让步。然而具体需要“让步”与合作的是什么？以及如何在如气候等议题上达成合作？中西对谈的专家们并未就此展开。</text:p>
      <text:p text:style-name="P4">
“习近平新时代中国特色社会主义思想研究院”副院长、中国人民大学欧洲研究中心主任王义桅强调全球解决方案必须落地到不同的语境（From Global toLocal）下，比如对抗新冠，中国既使用疫苗，也使用传统中医；但“中国绝不是反对西方的”，西方对中国有太多误解，双方必须互相理解，“因为我们有着共同的未来”，王义桅说。</text:p>
      <text:h text:style-name="P12" text:outline-level="3">
<text:span text:style-name="T4">
在“价值”上求同</text:span>
</text:h>
      <text:p text:style-name="P4">
“共同的价值”（SharedValues）是陈东晓主张的重点之一，他称各国应重新建立共识，比如科技发展等，因为当前的是世界是一个多极化（Multipolar），并高度联结和相互依存的（hypoconnectedand interdependent）世界。即使存在意识形态上的冲突，各国仍不应高估“价值差异”的权重。</text:p>
      <text:p text:style-name="P4">
耶鲁大学法学院的高级研究员苏姗.桑顿（SusanThornton）赞同道，各国应以谦逊的态度讨论彼此的异同，而不是指责谁对谁错，“中国和世界各国面对着许多相似的问题，我们应该专注在这些共同点上，而不是在差异。”</text:p>
      <text:h text:style-name="P12" text:outline-level="3">
<text:span text:style-name="T4">
在“组织和意识形态”上存异</text:span>
</text:h>
      <text:p text:style-name="P4">
陈东晓和中国与全球化研究中心（CCG）主席王辉耀均多次提及德国总理肖尔茨强调的，当前 <text:a xlink:type="simple" xlink:href="https://www.dw.com/zh/zh/肖尔茨欧盟不应成为美中之外的第三强权/a-65564276" text:style-name="Internet_20_link" text:visited-style-name="Visited_20_Internet_20_Link">
</text:a>
的概念。陈东晓借此强调，在现代化中，中国一直认为保证政府的可靠性、有效的市场和有活力的社会（Accoutabe government, Effectivemarket and Dynamic society）才是最重要的。</text:p>
      <text:p text:style-name="P4">
<draw:frame draw:style-name="fr1" draw:name="Image144" text:anchor-type="as-char" svg:width="6.9236in" svg:height="3.896998in" draw:z-index="0">
<draw:image xlink:href="../Images/dwzh/2023-05-18T14-04-00Z/65626447_401.jpg" xlink:type="simple" xlink:show="embed" xlink:actuate="onLoad" draw:mime-type="image/jpeg"/>
</draw:frame>
</text:p>
      <text:p text:style-name="P4">
德国总理肖尔茨去年也出席了峰会</text:p>
      <text:p text:style-name="P4">
有关意识形态，王辉耀表示国际社会不应只是讨论“专制与民主”（Autocracy andDemocracy）的差异，而应在相互间找到平衡，他说：“西方需要中国，中国也需要西方” 。</text:p>
      <text:h text:style-name="P12" text:outline-level="3">
<text:span text:style-name="T4">
先信任还是先包容？</text:span>
</text:h>
      <text:p text:style-name="P4">
在本届全球解决方案峰会的最后，陈东晓提出主张的国际关系核心是“包容”。然而在中西对谈上，专家们除了表达增进彼此了解的急切盼望之外，并没能就需要解决的具体事项和方法展开讨论。一些广受关注的地缘政治和民生等议题仅被稍加提及。</text:p>
      <text:p text:style-name="P4">
在第二场中西关系的封闭对谈中，曾编写“中国北约研究”丛书（十卷本）的王义桅提出“解除风险”（derisk）这个概念被错用了。他声称， <text:a xlink:type="simple" xlink:href="https://www.dw.com/zh/zh/德语媒体脱钩与去风险/a-65647188" text:style-name="Internet_20_link" text:visited-style-name="Visited_20_Internet_20_Link">
</text:a>
（decouple）；同时，各国应从俄乌战争中学到的经验，不是什么关于俄罗斯的问题，而是欧洲的安全架构问题。</text:p>
      <text:p text:style-name="P4">
另外个别专家则主张不应让地缘政治主导中西关系。来自德国柯尔柏基金会（Körber Stiftung）的研究员乔纳森. 莱尔（JonathanLehrer）提出异议称，放眼目前俄乌战争带来的各种政治与战地国人民的生存危机，地缘政治是所有问题的关键，我们很难不被其主导。</text:p>
      <text:p text:style-name="P4">
多位智库专家们，如法国伊夫里亚洲研究中心（Institut français des relationsinternationales）的高级研究员弗朗索瓦兹. 尼古拉（Françoise Nicolas）表示各国的“战略性自主权”（StrategicAutonomy）在处理国际关系时非常重要。</text:p>
      <text:p text:style-name="P4">
美国田纳西州立大学的历史教授凯莎.布朗（KeishaBrown）是唯一一位提出中西关系中“人本角度”的专家。她称，在目前的所谓“两极化”分歧中，中美两国人民遭到的影响常常被模糊了，尤其在新冠爆发之后，中美人民的关系因两国博弈的形势遭到重创。布朗提出应该将人民的日常生活和交流与政治分歧区分开来，保证留学和非营利组织的活动等其他个体层面的交流正常运行。</text:p>
      <text:p text:style-name="P4">
此外，中国与西方之间的信任问题也被短暂提及。雅克布.亨辛（JakobHensing），柏林全球公共政策研究所（GPPi）的研究员质疑道：“如果说我们更了解中国后就不会感到威胁，但问题是目前中国的很多事情，我们根本没有途径去了解”。德国马歇尔基金会（GermanMarshall Fund of the United States）的专家玛瑞克. 奥尔贝格（MareikeOhlberg）以自己的经历为例说，她现在已无法再进入中国了。</text:p>
      <text:p text:style-name="P4">
Source: <text:a xlink:type="simple" xlink:href="https://www.dw.com/zh/中欧智库专家谈-多极化世界-中的国际关系/a-65669846" text:style-name="Internet_20_link" text:visited-style-name="Visited_20_Internet_20_Link">
https://www.dw.com/zh/中欧智库专家谈-多极化世界-中的国际关系/a-65669846?maca=chi-rss-chi-all-1127-rdf</text:a>
</text:p>
      <!--NEWS-->
      <text:h text:style-name="P10" text:outline-level="1">
<text:span text:style-name="T4">
展示团结！欧洲委员会将建立乌克兰损失登记册</text:span>
</text:h>
      <text:p text:style-name="P4">
Author: None (Language: zh)</text:p>
      <text:p text:style-name="P4">
Publisher: None</text:p>
      <text:p text:style-name="P4">
Time: 2023-05-18T14:06:00Z</text:p>
      <text:p text:style-name="P4">
Description: 欧洲委员会希望在18年以来的首次峰会上向乌克兰展示团结，决定建立一个记录俄罗斯侵略造成伤害的损失登记册，作为国际赔偿机制第一步。欧洲委员会目前有46个成员国，其中包括乌克兰；俄罗斯在2022年发动侵略战争后被排除在外。</text:p>
      <text:p text:style-name="P4">
Videos: []</text:p>
      <text:p text:style-name="P4">
Images: ["<text:a xlink:type="simple" xlink:href="https://static.dw.com/image/65650274_303.jpg" text:style-name="Internet_20_link" text:visited-style-name="Visited_20_Internet_20_Link">
65650274_303.jpg</text:a>
", "<text:a xlink:type="simple" xlink:href="https://static.dw.com/image/65650327_401.jpg" text:style-name="Internet_20_link" text:visited-style-name="Visited_20_Internet_20_Link">
65650327_401.jpg</text:a>
", "<text:a xlink:type="simple" xlink:href="https://static.dw.com/image/65650242_401.jpg" text:style-name="Internet_20_link" text:visited-style-name="Visited_20_Internet_20_Link">
65650242_401.jpg</text:a>
"]</text:p>
      <text:p text:style-name="P4">
Subject: 时政风云</text:p>
      <text:p text:style-name="P4">
Subjects: ['希腊债务危机', '欧债危机', '俄罗斯', '欧盟', '乌克兰', '刘晓波', '诺贝尔奖', '欧洲难民危机', '移民难民', '欧洲']</text:p>
      <text:p text:style-name="P4">
Keywords: ['欧洲委员会', '乌克兰损失登记册', '俄罗斯', '乌克兰', '战争损失', '欧盟', '民主', '人权', '法制', '战争赔偿', '战争']</text:p>
      <text:p text:style-name="P4">
ID: 65670305</text:p>
      <!--METADATA-->
      <text:p text:style-name="P4">
<text:a xlink:type="simple" xlink:href="https://www.dw.com/zh/overlay/image/article/65670305/65650274" text:style-name="Internet_20_link" text:visited-style-name="Visited_20_Internet_20_Link">
 <draw:frame draw:style-name="fr1" draw:name="Image145" text:anchor-type="as-char" svg:width="6.9236in" svg:height="3.896998in" draw:z-index="0">
<draw:image xlink:href="../Images/dwzh/2023-05-18T14-06-00Z/65650274_303.jpg" xlink:type="simple" xlink:show="embed" xlink:actuate="onLoad" draw:mime-type="image/jpeg"/>
</draw:frame>
</text:a>
</text:p>
      <text:p text:style-name="P4">
欧洲委员会5月16至17日在冰岛首都雷克雅未克举行峰会。图为5月16日乌克兰总统泽连斯基在开幕式上通过视讯发表讲话</text:p>
      <text:p text:style-name="P4">
（德国之声中文网）在冰岛首都雷克雅未克，欧洲委员会5月16至17日举行了峰会。这是该组织18年以来的首次峰会。 <text:a xlink:type="simple" xlink:href="https://www.coe.int/de/web/portal/-/heads-of-state-and-government-agree-to-strengthen-council-of-europe-ensure-accountability-for-russia-s-war-of-aggression-against-ukraine-and-support-victims" text:style-name="Internet_20_link" text:visited-style-name="Visited_20_Internet_20_Link">
</text:a>
，决定建立一份关于乌克兰战争损失的登记册，并发表宣言，呼吁俄罗斯送回所有被非法转移、带走的乌克兰儿童。</text:p>
      <text:p text:style-name="P4">
在欧洲委员会的46个成员国中，并非所有国家都加入了损失登记册机制。绝对多数成员国同意现在加入或者有意加入损失登记册。塞尔维亚、匈牙利、土耳其等国则暂不加入。</text:p>
      <text:p text:style-name="P4">
另外据德新社报道，不属于欧洲委员会成员国的加拿大、日本和美国也将参加，同时欧盟也会参与。</text:p>
      <text:h text:style-name="P12" text:outline-level="3">
<text:span text:style-name="T4">
<text:span text:style-name="T4">
旨在保护欧洲民主、人权与法制的欧洲委员会</text:span>
</text:span>
</text:h>
      <text:p text:style-name="P4">
欧洲委员会成立于1949年，旨在保护欧洲的民主、人权与法制。其机制包括总部在法国斯特拉斯堡的欧洲人权法院，其判决对各成员国有约束力。</text:p>
      <text:p text:style-name="P4">
路透社报道指出，欧洲委员会将自己视为欧洲价值观和人权的守护者，其关于平等权利、难民等问题的公约构成了欧洲价值观的法律基础。</text:p>
      <text:p text:style-name="P4">
欧洲委员会是独立于欧盟存在的国家组织，其成员国比欧盟要多，目前为46个，包含几乎所有欧洲国家（目前欧盟成员国数量为27个）。</text:p>
      <text:p text:style-name="P4">
乌克兰自1995年以来一直是欧洲委员会的成员。</text:p>
      <text:p text:style-name="P4">
俄罗斯在入侵乌克兰后被欧洲委员会排除在外。白俄罗斯则被暂停成员国资格，仅以观察员身份出席峰会。</text:p>
      <text:p text:style-name="P4">
<draw:frame draw:style-name="fr1" draw:name="Image146" text:anchor-type="as-char" svg:width="6.9236in" svg:height="3.896998in" draw:z-index="0">
<draw:image xlink:href="../Images/dwzh/2023-05-18T14-06-00Z/65650327_401.jpg" xlink:type="simple" xlink:show="embed" xlink:actuate="onLoad" draw:mime-type="image/jpeg"/>
</draw:frame>
</text:p>
      <text:p text:style-name="P4">
图为5月16日的雷克雅未克峰会。欧洲委员会成立于1949年，旨在保护欧洲的民主、人权与法制。欧洲委员会独立于欧盟存在</text:p>
      <text:h text:style-name="P12" text:outline-level="3">
<text:span text:style-name="T4">
<text:span text:style-name="T4">
“历史性的决定”</text:span>
</text:span>
</text:h>
      <text:p text:style-name="P4">
乌克兰损失登记册旨在记录被俄罗斯袭击的乌克兰境内的破坏情况，收集乌克兰所遭受的所有损害、损失的信息和证据， <text:a xlink:type="simple" xlink:href="https://www.dw.com/zh/zh/欧盟想迫使俄罗斯为乌克兰战后重建买单/a-63956193" text:style-name="Internet_20_link" text:visited-style-name="Visited_20_Internet_20_Link">
</text:a>
。该登记册被认为是在可能向乌克兰支付赔偿金的道路上迈出的第一步。</text:p>
      <text:p text:style-name="P4">
损失登记处将设在荷兰海牙，并在乌克兰设分支机构。目前设立的期限为三年。欧洲委员会的所有成员和观察员将能够参加登记册，其他要求参加、申请通过的国家也可以。这些国家预计将缴费以资助该登记册。</text:p>
      <text:p text:style-name="P4">
欧洲委员会秘书长布里奇（Marija Pejcinovic Buric）将登记册的决定描述为“历史性”。</text:p>
      <text:p text:style-name="P4">
乌克兰总统泽连斯基在周三（5月17日）晚间视讯讲话中对这一立场表示欢迎。他说，欧洲为了一个诚实的和平计划而如此团结，这很重要。</text:p>
      <text:p text:style-name="P4">
<draw:frame draw:style-name="fr1" draw:name="Image147" text:anchor-type="as-char" svg:width="6.9236in" svg:height="3.896998in" draw:z-index="0">
<draw:image xlink:href="../Images/dwzh/2023-05-18T14-06-00Z/65650242_401.jpg" xlink:type="simple" xlink:show="embed" xlink:actuate="onLoad" draw:mime-type="image/jpeg"/>
</draw:frame>
</text:p>
      <text:p text:style-name="P4">
图为德国总理肖尔茨在雷克雅未克峰会上。他在参加完该峰会后，随即赶往日本、参加在那里举行的G7峰会</text:p>
      <text:h text:style-name="P12" text:outline-level="3">
<text:span text:style-name="T4">
<text:span text:style-name="T4">
德国额外捐款1000万欧元</text:span>
</text:span>
</text:h>
      <text:p text:style-name="P4">
这是欧洲委员会70多年历史中的第四次峰会。30多位国家元首和政府首脑参加了会议。其中就包括德国总理肖尔茨、法国总统马克龙和英国首相苏纳克。对俄罗斯相对友好的国家和政府首脑，例如，塞尔维亚总统武契奇和匈牙利总理欧尔班，则没有来到冰岛。</text:p>
      <text:p text:style-name="P4">
欧洲委员会虽然历史悠久，成员较多，但是近年来在欧盟的阴影下逐渐失去了影响力。鉴于俄罗斯的侵略战争，此次峰会着眼于再次提高各界对该组织重要性的认识。</text:p>
      <text:p text:style-name="P4">
在雷克雅未克，德国总理肖尔茨宣布，德国在对欧洲委员会的4400万欧元义务款项之外将再额外捐款1000万欧元。</text:p>
      <text:p text:style-name="P4">
（德新社，路透社，欧洲委员会网站）</text:p>
      <text:p text:style-name="P4">
Source: <text:a xlink:type="simple" xlink:href="https://www.dw.com/zh/展示团结！欧洲委员会将建立乌克兰损失登记册/a-65670305" text:style-name="Internet_20_link" text:visited-style-name="Visited_20_Internet_20_Link">
https://www.dw.com/zh/展示团结！欧洲委员会将建立乌克兰损失登记册/a-65670305?maca=chi-rss-chi-all-1127-rdf</text:a>
</text:p>
      <!--NEWS-->
      <text:h text:style-name="P10" text:outline-level="1">
<text:span text:style-name="T4">
苏纳克政府拒关孔子学院   英国调整对华战略？</text:span>
</text:h>
      <text:p text:style-name="P4">
Author: None</text:p>
      <text:p text:style-name="P4">
Publisher: Radio Free Asia (Organization)</text:p>
      <text:p text:style-name="P4">
Published Time: 2023-05-18T14:20:00-04:00</text:p>
      <text:p text:style-name="P4">
Modified Time: 2023-05-18T15:37:15-04:00</text:p>
      <text:p text:style-name="P4">
Description: None</text:p>
      <text:p text:style-name="P4">
Videos: []</text:p>
      <text:p text:style-name="P4">
Audios: ["<text:a xlink:type="simple" xlink:href="https://www.rfa.org/mandarin/yataibaodao/junshiwaijiao/al-0518202312552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48" text:anchor-type="as-char" svg:width="6.9236in" svg:height="4.57851in" draw:z-index="0">
<draw:image xlink:href="../Images/rfamandarin/2023-05-18T14-20-00-04-00/000000.png" xlink:type="simple" xlink:show="embed" xlink:actuate="onLoad" draw:mime-type="image/png"/>
</draw:frame>
 英国名校兰卡斯特大学的孔子学院 <text:a xlink:type="simple" xlink:href="https://www.rfa.org/mandarin/yataibaodao/junshiwaijiao/al-05182023125525.html/@@images/image" text:style-name="Internet_20_link" text:visited-style-name="Visited_20_Internet_20_Link">
</text:a>
华南理工大学网截图  <text:a xlink:type="simple" xlink:href="https://www.rfa.org/mandarin/yataibaodao/junshiwaijiao/al-05182023125525.html/@@stream" text:style-name="Internet_20_link" text:visited-style-name="Visited_20_Internet_20_Link">
</text:a>
</text:p>
      <text:p text:style-name="P4">
中国在海外设立的孔子学院近年屡被质疑为中共"大外宣"工具，并被多国关闭。然而英国首相苏纳克（RishiSunak）却宣布，其政府不会关闭境内三十家孔子学院。这违背了他去年七月作出的选举承诺，被英国议员及传媒炮轰。唐宁街的这个决定，背后有何考量？</text:p>
      <text:p text:style-name="P4">
<text:a xlink:type="simple" xlink:href="https://www.rfa.org/mandarin/Xinwen/2-04252023105303.html" text:style-name="Internet_20_link" text:visited-style-name="Visited_20_Internet_20_Link">
 <text:span text:style-name="T4">
英国预计将停止资助中国普通话教学机构</text:span>
 </text:a>
  * <text:a xlink:type="simple" xlink:href="https://www.rfa.org/mandarin/Xinwen/6-03012023131439.html" text:style-name="Internet_20_link" text:visited-style-name="Visited_20_Internet_20_Link">
 <text:span text:style-name="T4">
孔子学院藏安全隐忧 英国大学期待与台湾合作</text:span>
 </text:a>
  * <text:a xlink:type="simple" xlink:href="https://www.rfa.org/mandarin/yataibaodao/gangtai/al-06132022121724.html" text:style-name="Internet_20_link" text:visited-style-name="Visited_20_Internet_20_Link">
 <text:span text:style-name="T4">
英国政府修法针对孔子学院 捍卫言论和学术自由</text:span>
 </text:a>
</text:p>
      <text:p text:style-name="P4">
面对各方追问施压，唐宁街首相府周三（17日）终于承认，他们将撤销对境内三十家孔子学院的政府资助，但不会彻底关闭，并形容禁绝孔子学院的做法“并不相称”。首相府发言人表示，留意到外界忧虑孔子学院干预高等教育界，会定期评估风险，确保孔子学院在英国法律下公开透明地运作，持守开放和自由言论的英国价值。</text:p>
      <text:p text:style-name="P4">
<text:span text:style-name="T4">
不到一年 苏纳克两度"急转弯"</text:span>
</text:p>
      <text:p text:style-name="P4">
英国首相苏纳克（Rishi Sunak）去年七月和特拉斯（LizTruss）争夺执政的保守党党魁之位时，曾把中国定义为“英国与世界经济和国家安全的最大长期威胁”，又批评北京借孔子学院扩张软实力、渗透英国大学，扬言上任后会全面关闭。不过他上任后却两度背弃选举承诺，不单未在最新的国防外交评估中把中国定为“威胁”，更在孔子学院的存留问题上“急转弯”。</text:p>
      <text:p text:style-name="P4">
对华强硬的保守党前党魁、下议员史密斯（Iain Duncan Smith）坦言对此感到失望，批评苏纳克的对华政策“从根本上是错误”的：“这很荒谬，孔子学院和语言完全没有关系。事实是，它们是用来监控特定中国学生，特别是香港学生，跟踪他们、监视他们，并向中国反馈。这情况存在已久，政府却不采取行动。现在英国至少有4个中国非法警察站，所有政府都在采取针对行动，荷兰和美国都在严厉打击，但我们却没有行动。”</text:p>
      <text:p text:style-name="P4">
英国前首相特拉斯周三（17日）在台北的演说中，敦促其继任者苏纳克把中国列为“威胁”，并立即关闭英国孔子学院，由英国港人及台湾人成立的机构取而代之。</text:p>
      <text:p text:style-name="P4">
<draw:frame draw:style-name="fr1" draw:name="Image149" text:anchor-type="as-char" svg:width="6.9236in" svg:height="4.61393in" draw:z-index="0">
<draw:image xlink:href="../Images/rfamandarin/2023-05-18T14-20-00-04-00/000001.png" xlink:type="simple" xlink:show="embed" xlink:actuate="onLoad" draw:mime-type="image/png"/>
</draw:frame>
 英国首相苏纳克（RishiSunak）宣布，其政府不会关闭境内三十家孔子学院。（美联社图片）  <text:a xlink:type="simple" xlink:href="https://www.rfa.org/mandarin/yataibaodao/junshiwaijiao/al-05182023125525.html/ap23136579614321.jpg" text:style-name="Internet_20_link" text:visited-style-name="Visited_20_Internet_20_Link">
</text:a>
</text:p>
      <text:p text:style-name="P4">
<text:span text:style-name="T4">
在英港人和台湾人能否取代孔子学院？</text:span>
</text:p>
      <text:p text:style-name="P4">
一直关注孔子学院议题的“香港监察”（Hong Kong Watch）政策及倡议总监古德曼（SamGoodman）向本台分析，单靠台湾人和港人来承接孔子学院在英国的中文教育及教师培训工作并不现实：“这里有一个实际问题，就是没有孔子学院以后，我们要如何培训一整代中文老师？要和专制政权打交道，我们就迫切需要中文老师。所以我认为，这里还有一个实际的需求问题。”</text:p>
      <text:p text:style-name="P4">
早前有报道披露，英国外交部平均每年只有十四名职员接受培训，以能流利使用中文。古德曼认为，保留孔子学院有其利弊，好处是能让更多英国人学会中文，分析和研究来自中国的原始资料，以助英国更好地理解中国的经济、外交和安全问题；然而孔子学院由中共直接控制、师资由中方筛选，在各国传播中共意识形态，早已超出普通语言学校的作用。</text:p>
      <text:p text:style-name="P4">
他认为，英国政府要保留孔子学院就必须建立健全机制，确保其老师不是由中国指派，并监察其教学内容，避免渗入中共版本的历史和大外宣。</text:p>
      <text:p text:style-name="P4">
<text:span text:style-name="T4">
拒关孔子学院背后：英国盼和北京重新接触</text:span>
</text:p>
      <text:p text:style-name="P4">
而近日英国外相克莱弗利（James Cleverly）在针对中国的演说中强调，英国将和中国进行"强而有力和具建设性"的接触，有望在今年访华。</text:p>
      <text:p text:style-name="P4">
古德曼认为，英国政府拒关孔子学院，除了出于中文教育考量以及担心在中国的英国文化协会遭到报复外，不能忽略的大背景是英国政府正全面调整对华政策，希望和中国重新接触，因而处处小心翼翼，不想惹中国不高兴。</text:p>
      <text:p text:style-name="P4">
<text:span text:style-name="T4">
孔子学院是什么？</text:span>
</text:p>
      <text:p text:style-name="P4">
孔子学院由“中国国际中文教育基金会”管理，背后是中国教育部辖下的“国家汉语国际推广领导小组办公室”。中国官方宣称，孔子学院是为增进世界人民对中国语言和文化的了解，发展中国与外国的友好关系。不过，近年不少国家开始警惕中共利用孔子学院进行渗透，相继关闭境内孔子学院，而全英国却仍有三十家。</text:p>
      <text:p text:style-name="P4">
英国国会“中国研究小组”（China ResearchGroup）去年发表报告指出，英国政府过去十年投放两千八百万英镑用于中文教育，大部分都进入孔子学院的口袋。然而有中国和香港学生表示，大学校园的孔子学院使他们感觉到被监控，因此会自我审查言论。报告还引述孔子学院教师的话表示，他们被警告不要提及台湾和西藏等政治问题。而英国智库“亨利·杰克逊协会”（Henry JacksonSociety）的研究也显示，英国孔子学院的中国员工招聘程序都在中国国内进行，并审查求职者的政治取向及种族背景。</text:p>
      <text:p text:style-name="P4">
记者：吕熙 责编：何平 网编：洪伟</text:p>
      <text:p text:style-name="P4">
Source: <text:a xlink:type="simple" xlink:href="https://www.rfa.org/mandarin/yataibaodao/junshiwaijiao/al-05182023125525.html" text:style-name="Internet_20_link" text:visited-style-name="Visited_20_Internet_20_Link">
https://www.rfa.org/mandarin/yataibaodao/junshiwaijiao/al-05182023125525.html</text:a>
</text:p>
      <!--NEWS-->
      <text:h text:style-name="P10" text:outline-level="1">
<text:span text:style-name="T4">
世维会呼吁中亚政府替维吾尔人发声</text:span>
</text:h>
      <text:p text:style-name="P4">
Author: None</text:p>
      <text:p text:style-name="P4">
Publisher: Radio Free Asia (Organization)</text:p>
      <text:p text:style-name="P4">
Published Time: 2023-05-18T14:28:14-04:00</text:p>
      <text:p text:style-name="P4">
Modified Time: 2023-05-18T14:28: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3.897317in" draw:z-index="0">
<draw:image xlink:href="../Images/rfamandarin/2023-05-18T14-28-14-04-00/000000.png" xlink:type="simple" xlink:show="embed" xlink:actuate="onLoad" draw:mime-type="image/png"/>
</draw:frame>
 穆斯林在新疆喀什清真寺祈祷时也有警察站岗法新社资料图</text:p>
      <text:p text:style-name="P4">
中国-中亚峰会于5月18至19日举行，世界维吾尔代表大会（The World UyghurCongress）在17日发布声明，强烈谴责中国与中亚国家经贸关系优先，这让中国得以洗白对维吾尔人持续进行的种族灭绝，来维系自身在中亚地区的利益扩张，巩固中国的影响力。中国对维吾尔人侵略性的迫害，仍在和中亚国家一邻之隔的维吾尔人所在区域上演，而维吾尔人和中亚各国在种族上、文化上及宗教上有著血缘关系。</text:p>
      <text:p text:style-name="P4">
声明表示，中国政府关于“反恐”的宣传叙事，将合法形式的宗教行为定为犯罪，导致数百万维吾尔人、哈萨克人、乌兹别克人、吉尔吉斯人和塔吉克人被任意拘留在集中营，并使他们遭受系统的酷刑，强奸和强迫劳动。</text:p>
      <text:p text:style-name="P4">
声明举例，尽管哈萨克族在新疆是中国政府实施种族灭绝的第二大族群，但哈萨克斯坦政府上个月才表示“为建设中国-中亚命运共同体做出贡献”。此外，世维会指出，哈萨克斯坦政府拒绝向寻求庇护的维吾尔人发放护照，使这些维吾尔人面临迫在眉睫的危险，并可能面临被强行遣返中国。</text:p>
      <text:p text:style-name="P4">
世维会主席多里坤‧艾沙（DolkunIsa）在声明中说：“中亚各国政府纵容中国政府对维吾尔人及其他突厥人的残酷对待和威吓，这些邻国未能履行承诺，未能将维吾尔人、哈萨克人、乌兹别克人、吉尔吉斯人和塔吉克人从针对他们的持续种族灭绝中拯救出来。”</text:p>
      <text:p text:style-name="P4">
责编：陈品洁</text:p>
      <text:p text:style-name="P4">
Source: <text:a xlink:type="simple" xlink:href="https://www.rfa.org/mandarin/Xinwen/4-05182023142404.html" text:style-name="Internet_20_link" text:visited-style-name="Visited_20_Internet_20_Link">
https://www.rfa.org/mandarin/Xinwen/4-05182023142404.html</text:a>
</text:p>
      <!--NEWS-->
      <text:h text:style-name="P10" text:outline-level="1">
<text:span text:style-name="T4">
世界14顶峰还差2座 84岁登山家挑战第13座失利</text:span>
</text:h>
      <text:p text:style-name="P4">
Publisher: 法新社</text:p>
      <text:p text:style-name="P4">
Published Time: 2023-05-18T14:32:08+00:00</text:p>
      <text:p text:style-name="P4">
Modified Time: 2023-05-18T14:20:03+00:00</text:p>
      <text:p text:style-name="P4">
Description: (法新社加德满都18日电） 84岁西班牙登山家方坦挑战完登「世界14顶峰」，日前攀登个人第13座时腿部骨折而被迫下撤基地营，已获后送尼泊尔首都加德满都医院接受治疗。</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617581in" draw:z-index="0">
<draw:image xlink:href="../Images/rficn/2023-05-18T14-32-08-00-00/000000.png" xlink:type="simple" xlink:show="embed" xlink:actuate="onLoad" draw:mime-type="image/png"/>
</draw:frame>
</text:p>
      <text:p text:style-name="P4">
方坦（Carlos SoriaFontan）希望创下完登「世界14顶峰」最年长者纪录。他已经完成12座，只差最后两座。所谓「世界14顶峰」意指地球上海拔8000公尺以上的14座高山。</text:p>
      <text:p text:style-name="P4">
方坦之前13度挑战他的第13座目标－8167公尺高的刀拉吉利峰（Dhaulagiri）－都未竟全功。这次又在距离山顶高度不到700公尺处止步。</text:p>
      <text:p text:style-name="P4">
向导服务公司「七峰跋涉」（Seven Summit Treks ）的古拉干（ThaneshworGuragain）告诉法新社：「他在海拔超过7500公尺附近发生意外，腿部受伤。」</text:p>
      <text:p text:style-name="P4">
「他昨天被带到2号营，今天空运后送到加德满都。」</text:p>
      <text:p text:style-name="P4">
他昨天的脸书贴文表示，团队中一名尼泊尔向导跌倒，这个意外导致方坦腿部骨折。</text:p>
      <text:p text:style-name="P4">
今天的贴文证实方坦已回到尼泊尔首都接受治疗，并且「谢谢大家的支持」。</text:p>
      <text:p text:style-name="P4">
他没透露是否打算进行第15次挑战。</text:p>
      <text:p text:style-name="P4">
方坦在过了50岁生日后不久挑战他的首座海拔8000公尺以上高山－巴基斯坦境内的南加巴背峰（NangaParbat）；72岁以前完登第10座，并在77岁以前完成12座。</text:p>
      <text:p text:style-name="P4">
世界前10座最高峰有8座位于尼泊尔境内，每到春天温暖且风力堪称平静时节，总有数以百计登山家前往探险。</text:p>
      <text:p text:style-name="P4">
当局今年登山季已核发超过1000张攀登许可证，其中包括申请攀升刀拉吉利峰的37张许可证。</text:p>
      <text:p text:style-name="P4">
尼泊尔山岳攀登季节从3月到5月，之后气候变差，待在山区并不安全。</text:p>
      <text:p text:style-name="P4">
Source: <text:a xlink:type="simple" xlink:href="https://www.rfi.fr/cn/%E5%9B%BD%E9%99%85%E6%8A%A5%E9%81%93/20230518-%E4%B8%96%E7%95%8C14%E9%A1%B6%E5%B3%B0%E8%BF%98%E5%B7%AE2%E5%BA%A7-84%E5%B2%81%E7%99%BB%E5%B1%B1%E5%AE%B6%E6%8C%91%E6%88%98%E7%AC%AC13%E5%BA%A7%E5%A4%B1%E5%88%A9" text:style-name="Internet_20_link" text:visited-style-name="Visited_20_Internet_20_Link">
https://www.rfi.fr/cn/%E5%9B%BD%E9%99%85%E6%8A%A5%E9%81%93/20230518-%E4%B8%96%E7%95%8C14%E9%A1%B6%E5%B3%B0%E8%BF%98%E5%B7%AE2%E5%BA%A7-84%E5%B2%81%E7%99%BB%E5%B1%B1%E5%AE%B6%E6%8C%91%E6%88%98%E7%AC%AC13%E5%BA%A7%E5%A4%B1%E5%88%A9</text:a>
</text:p>
      <!--NEWS-->
      <text:h text:style-name="P10" text:outline-level="1">
<text:span text:style-name="T4">
哈萨克斯坦否认违反西方对俄制裁</text:span>
</text:h>
      <text:p text:style-name="P4">
Author: None (Language: zh)</text:p>
      <text:p text:style-name="P4">
Publisher: None</text:p>
      <text:p text:style-name="P4">
Time: 2023-05-18T14:34:00Z</text:p>
      <text:p text:style-name="P4">
Description: 对于被指责规避制裁，哈萨克斯坦参议院议长指出该国「没有违反西方的制裁」。不过进出口数据却显示，尽管西欧对俄出口大幅下降，但西欧对中亚和高加索地区的出口上升，且这些国家对俄出口也增加了。</text:p>
      <text:p text:style-name="P4">
Videos: []</text:p>
      <text:p text:style-name="P4">
Images: ["<text:a xlink:type="simple" xlink:href="https://static.dw.com/image/65649478_303.jpg" text:style-name="Internet_20_link" text:visited-style-name="Visited_20_Internet_20_Link">
65649478_303.jpg</text:a>
", "<text:a xlink:type="simple" xlink:href="https://static.dw.com/image/17179054_303.jpg" text:style-name="Internet_20_link" text:visited-style-name="Visited_20_Internet_20_Link">
17179054_303.jpg</text:a>
", "<text:a xlink:type="simple" xlink:href="https://static.dw.com/image/37291168_303.jpg" text:style-name="Internet_20_link" text:visited-style-name="Visited_20_Internet_20_Link">
37291168_303.jpg</text:a>
", "<text:a xlink:type="simple" xlink:href="https://static.dw.com/image/49136316_303.jpg" text:style-name="Internet_20_link" text:visited-style-name="Visited_20_Internet_20_Link">
49136316_303.jpg</text:a>
", "<text:a xlink:type="simple" xlink:href="https://static.dw.com/image/59026203_303.jpg" text:style-name="Internet_20_link" text:visited-style-name="Visited_20_Internet_20_Link">
59026203_303.jpg</text:a>
", "<text:a xlink:type="simple" xlink:href="https://static.dw.com/image/39066286_303.jpg" text:style-name="Internet_20_link" text:visited-style-name="Visited_20_Internet_20_Link">
39066286_303.jpg</text:a>
", "<text:a xlink:type="simple" xlink:href="https://static.dw.com/image/56072233_303.jpg" text:style-name="Internet_20_link" text:visited-style-name="Visited_20_Internet_20_Link">
56072233_303.jpg</text:a>
", "<text:a xlink:type="simple" xlink:href="https://static.dw.com/image/18314674_303.jpg" text:style-name="Internet_20_link" text:visited-style-name="Visited_20_Internet_20_Link">
18314674_303.jpg</text:a>
"]</text:p>
      <text:p text:style-name="P4">
Subject: 经济纵横</text:p>
      <text:p text:style-name="P4">
Subjects: ['希腊债务危机', '欧债危机', '俄罗斯', '欧盟', '乌克兰', '诺贝尔奖', '欧洲难民危机', '欧洲', '普京', '俄罗斯入侵乌克兰']</text:p>
      <text:p text:style-name="P4">
Keywords: ['哈萨克斯坦', '俄罗斯', '苏联', '军用物资', '制裁', '芯片', '欧洲复兴开发银行', '欧盟']</text:p>
      <text:p text:style-name="P4">
ID: 65670504</text:p>
      <!--METADATA-->
      <text:p text:style-name="P4">
<text:a xlink:type="simple" xlink:href="https://www.dw.com/zh/overlay/image/article/65670504/65649478" text:style-name="Internet_20_link" text:visited-style-name="Visited_20_Internet_20_Link">
 <draw:frame draw:style-name="fr1" draw:name="Image152" text:anchor-type="as-char" svg:width="6.9236in" svg:height="3.896998in" draw:z-index="0">
<draw:image xlink:href="../Images/dwzh/2023-05-18T14-34-00Z/65649478_303.jpg" xlink:type="simple" xlink:show="embed" xlink:actuate="onLoad" draw:mime-type="image/jpeg"/>
</draw:frame>
</text:a>
</text:p>
      <text:p text:style-name="P4">
在俄罗斯与哈萨克斯坦边境的货车队伍</text:p>
      <text:p text:style-name="P4">
（德国之声中文网）尽管哈萨克斯坦向俄罗斯转口可用于军事用途的货物急剧增加，但该国官方周四（5月18日）否认它违反了西方的制裁。欧洲和美国官员此前指责这个中亚最大经济体成为莫斯科获取货物的渠道，西方国家认为，这违反了<text:a xlink:type="simple" xlink:href="https://www.dw.com/zh/zh/西方对俄制裁-到底谁蒙受了更大损失/a-62648994" text:style-name="Internet_20_link" text:visited-style-name="Visited_20_Internet_20_Link">
 </text:a>
 。</text:p>
      <text:p text:style-name="P4">
哈萨克斯坦官媒哈萨克国际通讯社（Kazinform）援引该国参议院议长阿什姆巴耶夫（MaulenAshimbayev）的话称：「我们不允许我们的领土或企业逃避对俄罗斯实施的制裁。」参议院议长在该国政坛重要性仅次于总统，阿什姆巴耶夫强调：「我们没有违反西方的制裁」。</text:p>
      <text:p text:style-name="P4">
部分前苏联国家以及中国、土耳其和阿联酋被怀疑帮助俄罗斯获得因受到西方制裁而不能直接进口的货物。这些国家的公司会在进口货物后再将其出口到俄罗斯。甚至一些常见的科技产品如冰箱、打印机和计算器等，其芯片也会被取出并用于武器。</text:p>
      <text:h text:style-name="P12" text:outline-level="3">
<text:span text:style-name="T4">
西方對俄羅斯的制裁究竟有沒有用？</text:span>
</text:h>
      <text:h text:style-name="P12" text:outline-level="3">
<text:span text:style-name="T4">
中亚、高加索地区对俄出口上升</text:span>
</text:h>
      <text:p text:style-name="P4">
欧洲复兴开发银行（EBRD）的首席经济学家亚沃尔奇克（BeataJavorcik）本周早些时候说，该银行已经观察到：西欧对俄罗斯的出口被转移到前苏联国家。她告诉法新社：「如果你看一下西欧对俄罗斯的出口，它们下降了大约60%。你还能看到西欧对中亚和高加索地区的出口突然上升，并且这些国家向俄罗斯市场的出口增加了。」她补充说，这些增长在完全或部分受制裁的商品中尤为明显。</text:p>
      <text:p text:style-name="P4">
哈萨克斯坦是俄罗斯密切的经济和军事盟友，与俄罗斯有7500公里的共同边界。西方国家在考虑进一步收紧对俄罗斯的制裁时，也须将如何避免对哈萨克斯坦等国产生次生影响列入考量，以免将这些国家推向莫斯科的怀抱。</text:p>
      <text:p text:style-name="P4">
本月初，欧盟委员会通过了第11轮对俄制裁方案，并首次将亚美尼亚、中国、伊朗、叙利亚、阿联酋和乌兹别克斯坦的公司包括在内，以打击规避制裁的行为。</text:p>
      <ul>
        <li>
          <draw:frame draw:style-name="fr1" draw:name="Image153" text:anchor-type="as-char" svg:width="6.9236in" svg:height="3.896998in" draw:z-index="0">
            <draw:image xlink:href="../Images/dwzh/2023-05-18T14-34-00Z/17179054_303.jpg" xlink:type="simple" xlink:show="embed" xlink:actuate="onLoad" draw:mime-type="image/jpeg"/>
          </draw:frame>
        </li>
      </ul>
      <h5>
欧美对俄罗斯有哪些制裁工具？</h5>
      <text:h text:style-name="P12" text:outline-level="3">
<text:span text:style-name="T4">
SWIFT银行交易系统</text:span>
</text:h>
      <text:p text:style-name="P4">
切断俄罗斯与SWIFT金融转账系统的联系，将是欧美对俄所能采取的最强硬的金融制裁步骤之一。总部位于比利时的SWIFT（环球银行金融电信协会）与万余家银行联网，全球半数主要的跨境转帐都通过其传递数据。若与之脱钩，俄罗斯的国际金融交易，包括占该国总收入40%以上的油气出口收益将被切断，其经济会立即受到长期的影响。美国以往曾说服SWIFT对伊朗实施过这一制裁。但这一制裁也会对美国及其盟友的经济造成伤害。</text:p>
      <ul>
        <li>
          <draw:frame draw:style-name="fr1" draw:name="Image154" text:anchor-type="as-char" svg:width="6.9236in" svg:height="3.896998in" draw:z-index="0">
            <draw:image xlink:href="../Images/dwzh/2023-05-18T14-34-00Z/37291168_303.jpg" xlink:type="simple" xlink:show="embed" xlink:actuate="onLoad" draw:mime-type="image/jpeg"/>
          </draw:frame>
        </li>
      </ul>
      <h5>
欧美对俄罗斯有哪些制裁工具？</h5>
      <text:h text:style-name="P12" text:outline-level="3">
<text:span text:style-name="T4">
曾错过时机？</text:span>
</text:h>
      <text:p text:style-name="P4">
2014年俄罗斯出兵吞并克里米亚半岛时(图)，美国及其欧洲盟国曾考虑过动用SWIFT这一制裁工具。俄罗斯当时称，如果被逐出该金融交易系统，将视之为对俄宣战。西方国家随后搁置了这一方案，后来被批评反应过于软弱。俄罗斯此后曾试图建立自己的跨境金融交易系统，但成果有限。</text:p>
      <ul>
        <li>
          <draw:frame draw:style-name="fr1" draw:name="Image155" text:anchor-type="as-char" svg:width="6.9236in" svg:height="3.896998in" draw:z-index="0">
            <draw:image xlink:href="../Images/dwzh/2023-05-18T14-34-00Z/49136316_303.jpg" xlink:type="simple" xlink:show="embed" xlink:actuate="onLoad" draw:mime-type="image/jpeg"/>
          </draw:frame>
        </li>
      </ul>
      <h5>
欧美对俄罗斯有哪些制裁工具？</h5>
      <text:h text:style-name="P12" text:outline-level="3">
<text:span text:style-name="T4">
冻结美元结算</text:span>
</text:h>
      <text:p text:style-name="P4">
美国本身就掌握着对抗普京最有力的金融武器之一——断绝俄罗斯获取美元的途径。所有以美元进行的交易最终都通过美联储或美国金融机构进行结算。就是说外国银行必须通过美国金融系统完成美元交易。美国曾对违反对伊朗、苏丹等国制裁的金融机构进行处罚、禁止其美元结算。与其它金融手段不同的是，美国可单独祭出这一制裁。拜登曾暗示这是制裁俄罗斯的选项之一。无法以美元结算，俄罗斯的企业和个人进行最常规的交易时都会受到阻碍，比如发工资或买东西。</text:p>
      <ul>
        <li>
          <draw:frame draw:style-name="fr1" draw:name="Image156" text:anchor-type="as-char" svg:width="6.9236in" svg:height="3.896998in" draw:z-index="0">
            <draw:image xlink:href="../Images/dwzh/2023-05-18T14-34-00Z/59026203_303.jpg" xlink:type="simple" xlink:show="embed" xlink:actuate="onLoad" draw:mime-type="image/jpeg"/>
          </draw:frame>
        </li>
      </ul>
      <h5>
欧美对俄罗斯有哪些制裁工具？</h5>
      <text:h text:style-name="P12" text:outline-level="3">
<text:span text:style-name="T4">
出口禁令</text:span>
</text:h>
      <text:p text:style-name="P4">
白宫还证实在考虑实施出口管制，阻止俄罗斯获取用于飞机和智能手机的高科技产品，以及其它现代化设备所需的软件和电子装备。因为美国的软件、技术和设备在全球占据主导地位，这意味着俄罗斯获得集成电路和含有集成电路的产品的可能将受到严重限制。这可能涉及飞机航空电子设备、机床、智能手机、游戏机、平板电脑和电视，甚至国防工业。受到美国出口禁令制裁的国家包括古巴、伊朗、朝鲜和叙利亚。</text:p>
      <ul>
        <li>
          <draw:frame draw:style-name="fr1" draw:name="Image157" text:anchor-type="as-char" svg:width="6.9236in" svg:height="3.896998in" draw:z-index="0">
            <draw:image xlink:href="../Images/dwzh/2023-05-18T14-34-00Z/39066286_303.jpg" xlink:type="simple" xlink:show="embed" xlink:actuate="onLoad" draw:mime-type="image/jpeg"/>
          </draw:frame>
        </li>
      </ul>
      <h5>
欧美对俄罗斯有哪些制裁工具？</h5>
      <text:h text:style-name="P12" text:outline-level="3">
<text:span text:style-name="T4">
禁购国债</text:span>
</text:h>
      <text:p text:style-name="P4">
去年，拜登政府已经禁止美国金融机构直接向国有机构购买俄罗斯政府债券，以限制俄罗斯的借贷能力。但这一措施并不针对二级市场，因此有可能成为制裁的下一步。</text:p>
      <ul>
        <li>
          <draw:frame draw:style-name="fr1" draw:name="Image158" text:anchor-type="as-char" svg:width="6.9236in" svg:height="3.896998in" draw:z-index="0">
            <draw:image xlink:href="../Images/dwzh/2023-05-18T14-34-00Z/56072233_303.jpg" xlink:type="simple" xlink:show="embed" xlink:actuate="onLoad" draw:mime-type="image/jpeg"/>
          </draw:frame>
        </li>
      </ul>
      <h5>
欧美对俄罗斯有哪些制裁工具？</h5>
      <text:h text:style-name="P12" text:outline-level="3">
<text:span text:style-name="T4">
北溪二号输气管道</text:span>
</text:h>
      <text:p text:style-name="P4">
美国多年来一直反对从俄罗斯向德国输送天然气的北溪二号线工程，认为这有助于俄罗斯利用对天然气供应的控制权来达到其在欧洲的政治目的。共和党人希望立即制裁管道的运营方，民主党人则主张在俄罗斯入侵乌克兰的情况下出手。为避免与盟友德国冲突，拜登政府上台后暂停了前任政府的制裁。德国则表示，若俄罗斯入侵乌克兰，北溪二号的运营前景将被“放到桌面上”讨论。</text:p>
      <ul>
        <li>
          <draw:frame draw:style-name="fr1" draw:name="Image159" text:anchor-type="as-char" svg:width="6.9236in" svg:height="3.896998in" draw:z-index="0">
            <draw:image xlink:href="../Images/dwzh/2023-05-18T14-34-00Z/18314674_303.jpg" xlink:type="simple" xlink:show="embed" xlink:actuate="onLoad" draw:mime-type="image/jpeg"/>
          </draw:frame>
        </li>
      </ul>
      <h5>
欧美对俄罗斯有哪些制裁工具？</h5>
      <text:h text:style-name="P12" text:outline-level="3">
<text:span text:style-name="T4">
普京女友？朋友圈？</text:span>
</text:h>
      <text:p text:style-name="P4">
美国惯用的一种制裁手法是制裁相关领导人、亲信圈子成员、他们的家人以及军队和文职官员。普京及其亲信和家人、俄罗斯的银行和有权势的财阀富豪都有可能遇到这一命运。共和党议员提出的一项法案，主张于俄罗斯对乌克兰采取进一步军事行动之前就实施制裁。这些众议员还敦促考虑针对俄罗斯上层人士的制裁，包括普京的家人，以及一名据称与普京有绯闻的女性——2004年奥运体操金牌得主军阿丽娜·卡巴耶娃（AlinaKabaeva）。</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法新社）</text:p>
      <text:p text:style-name="P4">
Source: <text:a xlink:type="simple" xlink:href="https://www.dw.com/zh/哈萨克斯坦否认违反西方对俄制裁/a-65670504" text:style-name="Internet_20_link" text:visited-style-name="Visited_20_Internet_20_Link">
https://www.dw.com/zh/哈萨克斯坦否认违反西方对俄制裁/a-65670504?maca=chi-rss-chi-all-1127-rdf</text:a>
</text:p>
      <!--NEWS-->
      <text:h text:style-name="P10" text:outline-level="1">
<text:span text:style-name="T4">
联合国人权专家：缅甸军方进口十亿美元武器　多来自俄罗斯</text:span>
</text:h>
      <text:p text:style-name="P4">
Author: None</text:p>
      <text:p text:style-name="P4">
Publisher: Radio Free Asia (Organization)</text:p>
      <text:p text:style-name="P4">
Published Time: 2023-05-18T14:44:00-04:00</text:p>
      <text:p text:style-name="P4">
Modified Time: 2023-05-18T14:54: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4.612011in" draw:z-index="0">
<draw:image xlink:href="../Images/rfamandarin/2023-05-18T14-44-00-04-00/000000.png" xlink:type="simple" xlink:show="embed" xlink:actuate="onLoad" draw:mime-type="image/png"/>
</draw:frame>
 手持缅甸国旗的游行民众 <text:a xlink:type="simple" xlink:href="https://www.rfa.org/mandarin/Xinwen/5-05182023142852.html/@@images/image" text:style-name="Internet_20_link" text:visited-style-name="Visited_20_Internet_20_Link">
</text:a>
Military True News Information Team via AP</text:p>
      <text:p text:style-name="P4">
联合国缅甸人权状况特别报告员安德鲁斯（TomAndrews）5月17日发布报告指，自缅甸军方2021年2月推翻民选政府以来，至少进口了价值10亿美元的武器和武器材料，其中俄罗斯与中国是缅甸的主要武器供应商。</text:p>
      <text:p text:style-name="P4">
这份报告是迄今为止对政变后向缅甸军方转让武器的最详细研究，确定了参与这些交易的主要网络和公司、已知的武器转移价值以及这些网络运作区域，包括俄罗斯、中国、新加坡、泰国和印度。安德鲁斯表示，现在已经掌握武器方的信息，以及他们在哪些区域开展业务，会员国现在需要加紧努力，阻止这些武器的流动。</text:p>
      <text:p text:style-name="P4">
安德鲁斯指出，俄罗斯和中国仍然是缅甸军方先进武器系统的主要供应商，自该国政变以来分别在其交易额中占到4亿多美元和2.6亿美元，其中大部分贸易来自国有实体。排名第三的新加坡则是多达2.5亿美元。</text:p>
      <text:p text:style-name="P4">
责编：陈品洁</text:p>
      <text:p text:style-name="P4">
Source: <text:a xlink:type="simple" xlink:href="https://www.rfa.org/mandarin/Xinwen/5-05182023142852.html" text:style-name="Internet_20_link" text:visited-style-name="Visited_20_Internet_20_Link">
https://www.rfa.org/mandarin/Xinwen/5-05182023142852.html</text:a>
</text:p>
      <!--NEWS-->
      <text:h text:style-name="P10" text:outline-level="1">
<text:span text:style-name="T4">
结婚必须要有房？三分之二年轻人说"对"</text:span>
</text:h>
      <text:p text:style-name="P4">
Author: None</text:p>
      <text:p text:style-name="P4">
Publisher: Radio Free Asia (Organization)</text:p>
      <text:p text:style-name="P4">
Published Time: 2023-05-18T14:53:56-04:00</text:p>
      <text:p text:style-name="P4">
Modified Time: 2023-05-18T14:53: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4.556175in" draw:z-index="0">
<draw:image xlink:href="../Images/rfamandarin/2023-05-18T14-53-56-04-00/000000.png" xlink:type="simple" xlink:show="embed" xlink:actuate="onLoad" draw:mime-type="image/png"/>
</draw:frame>
 领取结婚证的一对中国夫妇 <text:a xlink:type="simple" xlink:href="https://www.rfa.org/mandarin/Xinwen/6-05182023144646.html/@@images/image" text:style-name="Internet_20_link" text:visited-style-name="Visited_20_Internet_20_Link">
</text:a>
法新社资料图</text:p>
      <text:p text:style-name="P4">
根据《中国青年报》旗下的社会调查中心联合问卷调查，35岁以下的青年男女中，有67.1%的受访者表示结婚需要有自有住房，同时，居住在一线城市、女性、已有自住房的受访群体，认为应该有房的比例更高。</text:p>
      <text:p text:style-name="P4">
根据调查结果，已有自住房的受访者最支持成家必须要有自己的房屋，占78.4%；一线城市的受访者对此认可比例最高，为73.0%，其次是二线城市受访者，占67.7%；不同年龄中，18-25岁的受访者有70.4%认为成家必须要有自己住房的比例最高，其次是30-35岁的受访者，占69.8%。</text:p>
      <text:p text:style-name="P4">
此外，有67.7%的受访女性坚持成家时要有房子的比例略高于受访男性，在认为没有必要拥有自住房的比例上，受访男性的比例较女性高。两组数据对比可以看出，女性更加在意成家时是否有自住房。</text:p>
      <text:p text:style-name="P4">
78.5%的受访中国青年认为有自己的房子才有安全感、归属感，53.9%人认为买房子更能提升居住和生活素质，还有22.9%人认为结婚有房子是传统习俗。</text:p>
      <text:p text:style-name="P4">
责编：陈品洁</text:p>
      <text:p text:style-name="P4">
Source: <text:a xlink:type="simple" xlink:href="https://www.rfa.org/mandarin/Xinwen/6-05182023144646.html" text:style-name="Internet_20_link" text:visited-style-name="Visited_20_Internet_20_Link">
https://www.rfa.org/mandarin/Xinwen/6-05182023144646.html</text:a>
</text:p>
      <!--NEWS-->
      <text:h text:style-name="P10" text:outline-level="1">
<text:span text:style-name="T4">
铁达尼号3D影像首公开 深海测绘盼解谜团</text:span>
</text:h>
      <text:p text:style-name="P4">
Publisher: 法新社</text:p>
      <text:p text:style-name="P4">
Published Time: 2023-05-18T15:02:08+00:00</text:p>
      <text:p text:style-name="P4">
Modified Time: 2023-05-18T14:35:02+00:00</text:p>
      <text:p text:style-name="P4">
Description: （法新社伦敦17日电） 全球最知名沉船「铁达尼号」静静躺在3800公尺深的大西洋底，迄今已有111年。如今利用深海测绘技术制成的全船3D图像终于问世，料将有助厘清1912年重大船难事发经过。</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3.617581in" draw:z-index="0">
<draw:image xlink:href="../Images/rficn/2023-05-18T15-02-08-00-00/000000.png" xlink:type="simple" xlink:show="embed" xlink:actuate="onLoad" draw:mime-type="image/png"/>
</draw:frame>
</text:p>
      <text:p text:style-name="P4">
从英国南安普敦（Southampton）首航的铁达尼号（Titanic）原定开往美国纽约，途中却疑似撞上冰山，造成逾1500人罹难。</text:p>
      <text:p text:style-name="P4">
铁达尼号专家史蒂芬生（Parks Stephenson）说：「目前仍有诸多跟这艘船相关的问题、一些基本问题，仍待解答。」</text:p>
      <text:p text:style-name="P4">
他表示，3D影像是「将铁达尼号的故事导向实证基础研究、而非推测的重要第一步」。</text:p>
      <text:p text:style-name="P4">
最新的扫瞄影像补捉到完整残骸，揭露铁达尼号全貌。残骸可分成两个部分，船头和船尾相隔约800公尺。破损船身周围遍布许多碎片。</text:p>
      <text:p text:style-name="P4">
深海测绘公司麦哲伦公司（Magellan Ltd.）于2022年夏季开始进行这项扫瞄工作，并由大西洋制作（AtlanticProductions）将相关计画拍摄成纪录片。</text:p>
      <text:p text:style-name="P4">
搭乘专门船只的一个团队遥控潜水艇，耗费逾200小时测量残骸的长度和宽度，并从各个角度拍摄70多万张照片，以重建铁达尼号的完整3D影像。</text:p>
      <text:p text:style-name="P4">
麦哲伦公司的塞佛特（Gerhard Seiffert）负责领导这项计画。他说，这是他参与过最大的水下扫描计画。</text:p>
      <text:p text:style-name="P4">
他解释：「铁达尼号的深度接近4000公尺，意味这将构成重大挑战，现场会有海流，而且我们不可以碰触任何残骸，以免造成破坏。」</text:p>
      <text:p text:style-name="P4">
「另一项挑战是，每一平方公分都要测绘，包括平淡无奇的部分，例如碎片区的泥土，但我们需要这些，来填补所有值得关注部分之间的空白。」</text:p>
      <text:p text:style-name="P4">
这项扫瞄工作不仅可将船身规模呈现出来，也让人发现微小细节，例如其中一个推进器螺旋桨上的序号。</text:p>
      <text:p text:style-name="P4">
严重锈蚀的船头，即使沉入海底上百年，仍可以立即辨识出来。甲板上有个大洞，让人得以瞥见邮轮本来的主楼梯已经不复存在。</text:p>
      <text:p text:style-name="P4">
不过，船尾经变成一堆凌乱的金属，这个部分在船沉入海底时坍塌。</text:p>
      <text:p text:style-name="P4">
周围的碎片区则物件四散，包括来自船上的华丽金属制品、雕像，以及还没开过的香槟酒瓶，还可看到诸如数十双鞋子等个人物品。</text:p>
      <text:p text:style-name="P4">
研究铁达尼号多年的史蒂芬生表示，第一次看到3D影像时，让他又惊又喜。</text:p>
      <text:p text:style-name="P4">
「这呈现出绝对无法从潜水艇上看到的沉船景像，而且可以看到整艘船，既有细节也有远景。而且沉船的真实状态现在就呈现在你眼前。」</text:p>
      <text:p text:style-name="P4">
他表示，针对扫瞄内容的研究，或许可以对1912年决定铁达尼号命运的那个夜晚提供新的理解。</text:p>
      <text:p text:style-name="P4">
「我们真的不了解撞击冰山的实际情况，甚至不知道铁达尼号是否像所有电影演的那样，在右舷发生碰撞，它也可能是在冰山上搁浅。」</text:p>
      <text:p text:style-name="P4">
Source: <text:a xlink:type="simple" xlink:href="https://www.rfi.fr/cn/%E5%9B%BD%E9%99%85%E6%8A%A5%E9%81%93/20230518-%E9%93%81%E8%BE%BE%E5%B0%BC%E5%8F%B73d%E5%BD%B1%E5%83%8F%E9%A6%96%E5%85%AC%E5%BC%80-%E6%B7%B1%E6%B5%B7%E6%B5%8B%E7%BB%98%E7%9B%BC%E8%A7%A3%E8%B0%9C%E5%9B%A2" text:style-name="Internet_20_link" text:visited-style-name="Visited_20_Internet_20_Link">
https://www.rfi.fr/cn/%E5%9B%BD%E9%99%85%E6%8A%A5%E9%81%93/20230518-%E9%93%81%E8%BE%BE%E5%B0%BC%E5%8F%B73d%E5%BD%B1%E5%83%8F%E9%A6%96%E5%85%AC%E5%BC%80-%E6%B7%B1%E6%B5%B7%E6%B5%8B%E7%BB%98%E7%9B%BC%E8%A7%A3%E8%B0%9C%E5%9B%A2</text:a>
</text:p>
      <!--NEWS-->
      <text:h text:style-name="P10" text:outline-level="1">
<text:span text:style-name="T4">
德语媒体：“北京可能在2025年1月的月圆之夜攻台”</text:span>
</text:h>
      <text:p text:style-name="P4">
Author: None (Language: zh)</text:p>
      <text:p text:style-name="P4">
Publisher: None</text:p>
      <text:p text:style-name="P4">
Time: 2023-05-18T15:05:00Z</text:p>
      <text:p text:style-name="P4">
Description: 慕尼黑联邦国防大学情报与安全研究中心(CISS) 的一位专家在接受《慕尼黑信使报》采访时表示，如果北京领导人真的决定军事攻击台湾，那么2025年1月将会是一个可能的时间窗口。《世界报》报道说，立陶宛与北京拉开距离，转而亲近台湾让其在经济上受益。</text:p>
      <text:p text:style-name="P4">
Videos: []</text:p>
      <text:p text:style-name="P4">
Images: ["<text:a xlink:type="simple" xlink:href="https://static.dw.com/image/65275800_303.jpg" text:style-name="Internet_20_link" text:visited-style-name="Visited_20_Internet_20_Link">
65275800_303.jpg</text:a>
", "<text:a xlink:type="simple" xlink:href="https://static.dw.com/image/59893012_401.jpg" text:style-name="Internet_20_link" text:visited-style-name="Visited_20_Internet_20_Link">
59893012_401.jpg</text:a>
"]</text:p>
      <text:p text:style-name="P4">
Subject: 评论分析</text:p>
      <text:p text:style-name="P4">
Subjects: ['奥巴马', '欧债危机', '欧盟', '岛屿主权争端', '马英九', '专题报道：全景观看“习马会”', '专题报道：2016年台湾大选', '德国', '中国', '台湾']</text:p>
      <text:p text:style-name="P4">
Keywords: ['台湾', '美国', '中国', '犯台', '攻打台湾', '2025年1月', '美国大选', '台湾大选', '施美白', 'May-Britt Stumbaum', '德国', '立陶宛']</text:p>
      <text:p text:style-name="P4">
ID: 65670936</text:p>
      <!--METADATA-->
      <text:p text:style-name="P4">
<text:a xlink:type="simple" xlink:href="https://www.dw.com/zh/overlay/image/article/65670936/65275800" text:style-name="Internet_20_link" text:visited-style-name="Visited_20_Internet_20_Link">
 <draw:frame draw:style-name="fr1" draw:name="Image163" text:anchor-type="as-char" svg:width="6.9236in" svg:height="3.896998in" draw:z-index="0">
<draw:image xlink:href="../Images/dwzh/2023-05-18T15-05-00Z/65275800_303.jpg" xlink:type="simple" xlink:show="embed" xlink:actuate="onLoad" draw:mime-type="image/jpeg"/>
</draw:frame>
</text:a>
</text:p>
      <text:p text:style-name="P4">
4月9日，中国解放军东部战区司令部在台湾岛周围进行战备巡逻和军事演习，歼-15战斗机从山东航空母舰上起飞</text:p>
      <text:p text:style-name="P4">
（德国之声中文网）北京是否会攻打台湾，如果真的决定军事攻击，又会是在什么时候？慕尼黑联邦国防大学情报与安全研究中心(CISS) 学者施美白（May-Britt Stumbaum）在接受《慕尼黑信使报》采访时预测，北京可能在2025年1月攻打台湾，而美国将会干预。</text:p>
      <text:p text:style-name="P4">
施美白（May-BrittStumbaum）认为，今后两年对台湾至关重要，中国领导人首先希望等待明年1月的台湾总统选举，并希望亲北京的国民党能够获胜。"中国将加强威慑，直到台湾人最终说：与其冒着战争的风险，不如将自己置于北京的控制之下"，她说。为此，北京方面将通过散布虚假信息、渗透等方式从内部侵蚀台湾的制度。</text:p>
      <text:p text:style-name="P4">
此外，施美白认为，2025年初的美国大选也将会产生重大影响。"近年来，我们一再看到，在这种情况下，美国往往在几个月内几乎没有行动能力。许多高层人士在权力交接前几个月就离开了，高层行政职位和大使职位会空缺很长时间。美国2025年初可能会非常虚弱，而习近平会利用这一点。"</text:p>
      <text:p text:style-name="P4">
施美白预测，中国可能在2025年1月攻打台湾。她向《慕尼黑信使报》表示，"如果中国真的决定军事攻击台湾，那么，2025年1月提供了一个合适的入侵机会。不仅是因为美国大选后的阵痛，还因为在冬季最容易渡过台湾海峡，那时海面比较平静。此外，2025年的中国春节在1月，数以亿计的人将在全国各地旅行，卫星几乎无法发现大规模的军队调遣。那时，中国只需要一个月圆之夜和好天气。"</text:p>
      <text:p text:style-name="P4">
施美白认为，如果北京方面军事攻击台湾，那么会派出大量兵力，首先试图占领战略要地，特别是政府所在地和关键基础设施控制中心。中国也会接受非常高昂的血的代价。她说，"在中国，人们已经习惯于做出巨大的牺牲。在北京取消新冠措施后，估计有160万人在4周内死亡。入侵台湾的经济后果也将是巨大的。美国估计，由于制裁，中国的GDP将暴跌9%。但即使这样的后果也会被接受。"</text:p>
      <text:p text:style-name="P4">
施美白预测，如果中国攻打台湾，美国将出手干预。"如果中国控制了台湾，中国的潜艇可以从（台湾东部）不被发现地潜入海底，在旧金山附近再重新浮出水面。这就是美国人要进行干预的原因。他们想防止第二个珍珠港。不让台湾落入中华人民共和国手中，符合美国人自己的战略利益。"</text:p>
      <text:h text:style-name="P12" text:outline-level="3">
<text:span text:style-name="T4">
立陶宛亲台立场令其经济上受益</text:span>
</text:h>
      <text:p text:style-name="P4">
世界报发表文章认为，波罗的海小国立陶宛展示了如何成功地与北京保持距离。</text:p>
      <text:p text:style-name="P4">
<draw:frame draw:style-name="fr1" draw:name="Image164" text:anchor-type="as-char" svg:width="6.9236in" svg:height="3.896998in" draw:z-index="0">
<draw:image xlink:href="../Images/dwzh/2023-05-18T15-05-00Z/59893012_401.jpg" xlink:type="simple" xlink:show="embed" xlink:actuate="onLoad" draw:mime-type="image/jpeg"/>
</draw:frame>
</text:p>
      <text:p text:style-name="P4">
2021年11月，台湾驻立陶宛代表处正式开始运作</text:p>
      <text:p text:style-name="P4">
文章写道，立陶宛政府允许台湾在首都维尔纽斯开设一个真正的外交代表机构，北京怒而降低了与立陶宛的外交关系，并施加经济压力。"然而现如今，很明显，立陶宛的亲台立场可能取得了经济上的胜利。因为在北京的强烈反应之后，台湾政府希望尽其所能，确保这个波罗的海国家不会因为其立场而遭受任何经济损失。去年，台北政府拨出2亿美元用于在立陶宛投资。风投公司Taiwania虽然可以在整个中东欧地区投资，但到目前为止，这笔钱主要流向了立陶宛的初创企业......此外，台北政府设立了一个10亿美元的融资资金，立陶宛和台湾公司的联合经济项目可以从该资金中获得廉价贷款。"</text:p>
      <text:p text:style-name="P4">
文章指出，最重要的是知识的转让。通过与台湾公司的合作， <text:a xlink:type="simple" xlink:href="https://www.dw.com/zh/zh/台湾投资立陶宛逾1000万欧元启动芯片生产/a-63671292" text:style-name="Internet_20_link" text:visited-style-name="Visited_20_Internet_20_Link">
</text:a>
 ，并发展激光技术。</text:p>
      <text:p text:style-name="P4">
<text:span text:style-name="T5">
摘编自其他媒体的内容，不代表德国之声的立场或观点。</text:span>
</text:p>
      <text:p text:style-name="P4">
Source: <text:a xlink:type="simple" xlink:href="https://www.dw.com/zh/德语媒体：-北京可能在2025年1月的月圆之夜攻台/a-65670936" text:style-name="Internet_20_link" text:visited-style-name="Visited_20_Internet_20_Link">
https://www.dw.com/zh/德语媒体：-北京可能在2025年1月的月圆之夜攻台/a-65670936?maca=chi-rss-chi-all-1127-rdf</text:a>
</text:p>
      <!--NEWS-->
      <text:h text:style-name="P10" text:outline-level="1">
<text:span text:style-name="T4">
泰国前进党有信心争取更多支持组建政府</text:span>
</text:h>
      <text:p text:style-name="P4">
Author: 联合早报 (Person)</text:p>
      <text:p text:style-name="P4">
Publisher: 联合早报 (Organization)</text:p>
      <text:p text:style-name="P4">
Published Time: 2023-05-18T15:06</text:p>
      <text:p text:style-name="P4">
Modified Time: 2023-05-18T16:16</text:p>
      <text:p text:style-name="P4">
Description: 泰国前进党党魁、首相候选人披塔说，有信心争取更多支持，组建一个稳定和平衡的政府。路透社报道，披塔星期四（5月18日）代表八个政党联盟在记者会上说，他们的团队正在争取支持，确保联盟能...</text:p>
      <text:p text:style-name="P4">
Videos: []</text:p>
      <text:p text:style-name="P4">
Audios: []</text:p>
      <text:p text:style-name="P4">
Images: []</text:p>
      <text:p text:style-name="P4">
Type: NewsArticle</text:p>
      <text:p text:style-name="P4">
Breadcrumbs: ['即时', '国际']</text:p>
      <text:p text:style-name="P4">
Keywords: ['泰国', '泰国大选', '前进党', '为泰党', '披塔']</text:p>
      <!--METADATA-->
      <text:p text:style-name="P4">
泰国前进党党魁、首相候选人披塔说，有信心争取更多支持，组建一个稳定和平衡的政府。</text:p>
      <text:p text:style-name="P4">
路透社报道，披塔星期四（5月18日）代表八个政党联盟在记者会上说，他们的团队正在争取支持，确保联盟能够获得足够席位来执政。这一联盟拥有500个下议院席位中约313个席位。</text:p>
      <text:p text:style-name="P4">
披塔说，联盟已设立委员会和谈判团队，“来了解我还需要什么及所需要的席位，以确保执政时保持稳定和不失去平失衡”。他称：“我的执政联盟正在形成，直到我成为首相的那一天，我们有一个非常清晰的路线图。”</text:p>
      <text:p text:style-name="P4">
前进党星期三（17日）与拿下第二多议席的为泰党，以及泰国民族党（Prachachat）、泰建泰党（Thai Sang Thai）、泰国自由党（SeriRuam Thai）和泰国人民自由党（Pen Thai）会面。</text:p>
      <text:p text:style-name="P4">
披塔和他的盟友星期四说，他们获得选民的委托，要结束泰国近十年来由军队支持的保守派统治。这一联盟增加了两名成员和三个席位。</text:p>
      <text:p text:style-name="P4">
然而，若前进党想要把党魁披塔推上首相宝座，须获得上下两院750席的过半数支持，即376张支持票。他们面临的挑战是赢得上议院250名成员的选票；上议院在2014年政变后由军政府任命，一般倾向军队支持的政党。</text:p>
      <text:p text:style-name="P4">
Source: <text:a xlink:type="simple" xlink:href="https://www.zaobao.com.sg/realtime/world/story20230518-1395916" text:style-name="Internet_20_link" text:visited-style-name="Visited_20_Internet_20_Link">
https://www.zaobao.com.sg/realtime/world/story20230518-1395916</text:a>
</text:p>
      <!--NEWS-->
      <text:h text:style-name="P10" text:outline-level="1">
<text:span text:style-name="T4">
班禅喇嘛被失踪二十八年  加拿大藏人呼吁真相</text:span>
</text:h>
      <text:p text:style-name="P4">
Author: None</text:p>
      <text:p text:style-name="P4">
Publisher: Radio Free Asia (Organization)</text:p>
      <text:p text:style-name="P4">
Published Time: 2023-05-18T15:21:00-04:00</text:p>
      <text:p text:style-name="P4">
Modified Time: 2023-05-18T15:22:26-04:00</text:p>
      <text:p text:style-name="P4">
Description: None</text:p>
      <text:p text:style-name="P4">
Videos: []</text:p>
      <text:p text:style-name="P4">
Audios: ["<text:a xlink:type="simple" xlink:href="https://www.rfa.org/mandarin/yataibaodao/shaoshuminzu/lf-0518202311571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65" text:anchor-type="as-char" svg:width="6.9236in" svg:height="4.020155in" draw:z-index="0">
<draw:image xlink:href="../Images/rfamandarin/2023-05-18T15-21-00-04-00/000000.png" xlink:type="simple" xlink:show="embed" xlink:actuate="onLoad" draw:mime-type="image/png"/>
</draw:frame>
加拿大藏人在中国驻多伦多领事馆前集会，呼吁中国政府公布真相，还被失踪的班禅喇嘛自由。 <text:a xlink:type="simple" xlink:href="https://www.rfa.org/mandarin/yataibaodao/shaoshuminzu/lf-05182023115713.html/@@images/image" text:style-name="Internet_20_link" text:visited-style-name="Visited_20_Internet_20_Link">
</text:a>
桑尼·索南提供  <text:a xlink:type="simple" xlink:href="https://www.rfa.org/mandarin/yataibaodao/shaoshuminzu/lf-05182023115713.html/@@stream" text:style-name="Internet_20_link" text:visited-style-name="Visited_20_Internet_20_Link">
</text:a>
</text:p>
      <text:p text:style-name="P4">
本周三是西藏班禅喇嘛转世灵童遭中国政府强制失踪的二十八周年纪念日。旅居加拿大的藏人当天举行集会，敦促中国当局说明真相并呼吁国际社会关注西藏的人权问题。</text:p>
      <ul>
        <li>
<text:span text:style-name="T4">
<text:a xlink:type="simple" xlink:href="https://www.rfa.org/mandarin/yataibaodao/shaoshuminzu/lf-02142023082931.html" text:style-name="Internet_20_link" text:visited-style-name="Visited_20_Internet_20_Link">
 </text:a>
 </text:span>
  * <text:span text:style-name="T4">
<text:a xlink:type="simple" xlink:href="https://www.rfa.org/mandarin/yataibaodao/shaoshuminzu/lf-05102022130145.html" text:style-name="Internet_20_link" text:visited-style-name="Visited_20_Internet_20_Link">
 </text:a>
 </text:span>
  * <text:a xlink:type="simple" xlink:href="https://www.rfa.org/mandarin/yataibaodao/shaoshuminzu/lf-06062022133651.html" text:style-name="Internet_20_link" text:visited-style-name="Visited_20_Internet_20_Link">
 <text:span text:style-name="T4">
NBA球星坎特访加拿大西藏社区 藏人热情感谢</text:span>
 </text:a>
</li>
      </ul>
      <text:p text:style-name="P4">
根敦确吉尼玛（Gedhun ChoekyiNyima）于1995年5月17日在中国被失踪。就在失踪前三天，根敦确吉尼玛被确认是班禅喇嘛的转世灵童，成为藏传佛教中仅次于达赖喇嘛的地位第二高的宗教领袖。</text:p>
      <text:p text:style-name="P4">
西藏青年会多伦多分会和安大略西藏妇女协会于当地时间17日下午5点在中国驻多伦多领事馆前举行集会抗议。三十多名藏人在现场拿着班禅喇嘛的照片，挥舞西藏旗帜，要求中国政府给一个说法。</text:p>
      <text:p text:style-name="P4">
西藏青年会多伦多分会主席桑尼·索南（SunnySonam）说，如果班禅喇嘛还在世，现在应该是34岁了，28年来没有人知道当年他失踪的真相和如今的情况，在联合国要求下，北京曾有一次提过他已经大学毕业了，有了工作等。但这是官方的说法，公众需要真相：“他们没有给出任何真实的影片或照片，他们只是散播谣言。到现在，我们只有班禅喇嘛一张小时候的照片，没有人知道他究竟现在怎么样了，他家人怎么样了。”</text:p>
      <text:p text:style-name="P4">
与此同时，西藏青年会在印度总部也发起为期一个月的“西藏事务游行”，参与者从4月29日至5月23日，徒步从印度锡金走到阿萨姆邦。</text:p>
      <text:p text:style-name="P4">
<draw:frame draw:style-name="fr1" draw:name="Image166" text:anchor-type="as-char" svg:width="6.9236in" svg:height="3.894525in" draw:z-index="0">
<draw:image xlink:href="../Images/rfamandarin/2023-05-18T15-21-00-04-00/000001.png" xlink:type="simple" xlink:show="embed" xlink:actuate="onLoad" draw:mime-type="image/png"/>
</draw:frame>
西藏青年会在印度举行为期近一个月的徒步活动，呼吁世界关注西藏，敦促世界领导人采取行动，反对中国对西藏人民的迫害。 (西藏青年会脸书照片)  <text:a xlink:type="simple" xlink:href="https://www.rfa.org/mandarin/yataibaodao/shaoshuminzu/lf-05182023115713.html/tibet-2.jpg" text:style-name="Internet_20_link" text:visited-style-name="Visited_20_Internet_20_Link">
</text:a>
</text:p>
      <text:p text:style-name="P4">
青年会主席贡布顿珠(Gonpo Dhundup)在印度接受记者越洋电话访问中提到，1959年5月23日，西藏代表在恐吓下被迫签署《十七点协议》，解放军随后又对西藏人民实施暴行。游行选在5月23日结束，以凸显西藏困境。</text:p>
      <text:p text:style-name="P4">
他说，87名参与者，最年长70岁、最年轻24岁，大家徒步超过700公里，只有一个想法：希望世人关注西藏：“西藏议题不只是藏人该关注的，是与国际安全有关系，不仅是地缘政治上的安全，也是生态环境上的安全，世界公民都应该要关注。”</text:p>
      <text:p text:style-name="P4">
<draw:frame draw:style-name="fr1" draw:name="Image167" text:anchor-type="as-char" svg:width="6.9236in" svg:height="3.894525in" draw:z-index="0">
<draw:image xlink:href="../Images/rfamandarin/2023-05-18T15-21-00-04-00/000002.png" xlink:type="simple" xlink:show="embed" xlink:actuate="onLoad" draw:mime-type="image/png"/>
</draw:frame>
藏人在印度展开逾700公里的徒步活动，沿路向民众说明西藏情况，特别希望年轻孩子能认识西藏历史和问题。 (西藏青年会脸书照片)  <text:a xlink:type="simple" xlink:href="https://www.rfa.org/mandarin/yataibaodao/shaoshuminzu/lf-05182023115713.html/tibet-3.jpg" text:style-name="Internet_20_link" text:visited-style-name="Visited_20_Internet_20_Link">
</text:a>
</text:p>
      <text:p text:style-name="P4">
他说，这次游行有三大诉求：第一，敦促今年九月在印度举行二十国集团峰会(G20)时，印度总理莫迪（Shri Narendra ModiJi）和世界领导人能向中国国家主席习近平提出中藏问题；第二，中国须立即关闭迫害西藏人的寄宿学校和停止收集DNA等作法；第三，寻求国际社会对解决中藏问题的支持。</text:p>
      <text:p text:style-name="P4">
记者： 柳飞 责编：何平 网编：洪伟</text:p>
      <text:p text:style-name="P4">
Source: <text:a xlink:type="simple" xlink:href="https://www.rfa.org/mandarin/yataibaodao/shaoshuminzu/lf-05182023115713.html" text:style-name="Internet_20_link" text:visited-style-name="Visited_20_Internet_20_Link">
https://www.rfa.org/mandarin/yataibaodao/shaoshuminzu/lf-05182023115713.html</text:a>
</text:p>
      <!--NEWS-->
      <text:h text:style-name="P10" text:outline-level="1">
<text:span text:style-name="T4">
欧洲多国表态不会向乌克兰提供战斗机</text:span>
</text:h>
      <text:p text:style-name="P4">
Author: 联合早报 (Person)</text:p>
      <text:p text:style-name="P4">
Publisher: 联合早报 (Organization)</text:p>
      <text:p text:style-name="P4">
Published Time: 2023-05-18T15:24</text:p>
      <text:p text:style-name="P4">
Modified Time: 2023-05-18T15:24</text:p>
      <text:p text:style-name="P4">
Description: 英国国防部长华莱士星期三（5月17日）在访问德国柏林期间否认了有关英国正在努力为乌克兰配备战斗机的报道。华莱士说，英国不会向乌克兰提供战斗机，“我们能做的就是提供训练和支持”。按照...</text:p>
      <text:p text:style-name="P4">
Videos: []</text:p>
      <text:p text:style-name="P4">
Audios: []</text:p>
      <text:p text:style-name="P4">
Images: []</text:p>
      <text:p text:style-name="P4">
Type: NewsArticle</text:p>
      <text:p text:style-name="P4">
Breadcrumbs: ['即时', '国际']</text:p>
      <text:p text:style-name="P4">
Keywords: ['乌克兰', '战斗机', '俄乌战争', 'F-16战机']</text:p>
      <!--METADATA-->
      <text:p text:style-name="P4">
英国国防部长华莱士星期三（5月17日）在访问德国柏林期间否认了有关英国正在努力为乌克兰配备战斗机的报道。</text:p>
      <text:p text:style-name="P4">
华莱士说，英国不会向乌克兰提供战斗机，“我们能做的就是提供训练和支持”。按照华莱士的说法，相关培训目的是让乌克兰飞行员未来拥有驾驶西方战斗机的能力。</text:p>
      <text:p text:style-name="P4">
德国国防部长皮斯托留斯当天在与华莱士的会晤后，同样证实德国联邦国防军不会向乌运送战斗机。他在联合记者会上说，德国不能在这一问题上“发挥积极的作用”，而且“这并非柏林将决定的问题”。皮斯托留斯指出，联邦国防军既没有相关储备，也没有相关能力。</text:p>
      <text:p text:style-name="P4">
皮斯托留斯会见华莱士时，双方重点就对乌军事支持的协调、双边合作以及未来在非洲的投入交换了意见。</text:p>
      <text:h text:style-name="P13" text:outline-level="4">
<text:span text:style-name="T4">
波兰无法向乌克兰提供F-16战斗机</text:span>
</text:h>
      <text:p text:style-name="P4">
同一天，正在冰岛参加欧洲委员会国家元首和政府首脑会议的波兰总统杜达说，由于缺乏足够数量的先进战斗机，波兰无法向乌克兰提供F-16战斗机，但将继续为其提供其他军事支持。</text:p>
      <text:p text:style-name="P4">
杜达在受访时说，“波兰拥有的F-16战斗机数量不足以提供给乌克兰”。同时他强调，波兰已准备好培训乌克兰飞行员。</text:p>
      <text:p text:style-name="P4">
据波兰通讯社报道，目前波兰约有48架F-16战斗机，但并非所有战机都能随时投入战斗。目前，波兰已经向乌克兰转让了八架米格-29战斗机，并准备再捐赠六架。</text:p>
      <text:p text:style-name="P4">
三天前，乌克兰国防部长顾问萨克说，希望获得40至50架F-16战机，组成三至四个中队保卫领空免受轰炸。</text:p>
      <text:p text:style-name="P4">
Source: <text:a xlink:type="simple" xlink:href="https://www.zaobao.com.sg/realtime/world/story20230518-1395921" text:style-name="Internet_20_link" text:visited-style-name="Visited_20_Internet_20_Link">
https://www.zaobao.com.sg/realtime/world/story20230518-1395921</text:a>
</text:p>
      <!--NEWS-->
      <text:h text:style-name="P10" text:outline-level="1">
<text:span text:style-name="T4">
拜登抵达日本出席七国集团峰会</text:span>
</text:h>
      <text:p text:style-name="P4">
Author: 联合早报 (Person)</text:p>
      <text:p text:style-name="P4">
Publisher: 联合早报 (Organization)</text:p>
      <text:p text:style-name="P4">
Published Time: 2023-05-18T15:30</text:p>
      <text:p text:style-name="P4">
Modified Time: 2023-05-18T15:50</text:p>
      <text:p text:style-name="P4">
Description: 美国总统拜登星期四（5月18日）抵达日本出席在广岛举行的七国集团（G7）峰会。法新社报道，美国空军一号在广岛以南的美国海军陆战队岩国基地着陆，七国集团领导人将在那里开会至星期天（2...</text:p>
      <text:p text:style-name="P4">
Videos: []</text:p>
      <text:p text:style-name="P4">
Audios: []</text:p>
      <text:p text:style-name="P4">
Images: []</text:p>
      <text:p text:style-name="P4">
Type: NewsArticle</text:p>
      <text:p text:style-name="P4">
Breadcrumbs: ['即时', '国际']</text:p>
      <text:p text:style-name="P4">
Keywords: ['七国集团', '拜登', '广岛']</text:p>
      <!--METADATA-->
      <text:p text:style-name="P4">
美国总统拜登星期四（5月18日）抵达日本出席在广岛举行的七国集团（G7）峰会。</text:p>
      <text:p text:style-name="P4">
法新社报道，美国空军一号在广岛以南的美国海军陆战队岩国基地着陆，七国集团领导人将在那里开会至星期天（21日）。 <text:a xlink:type="simple" xlink:href="https://www.zaobao.com/realtime/world/story20230517-1395431" text:style-name="Internet_20_link" text:visited-style-name="Visited_20_Internet_20_Link">
</text:a>
，取消续程前往巴布亚新几内亚和澳大利亚访问的计划，以处理债务上限危机。</text:p>
      <text:p text:style-name="P4">
Source: <text:a xlink:type="simple" xlink:href="https://www.zaobao.com.sg/realtime/world/story20230518-1395923" text:style-name="Internet_20_link" text:visited-style-name="Visited_20_Internet_20_Link">
https://www.zaobao.com.sg/realtime/world/story20230518-1395923</text:a>
</text:p>
      <!--NEWS-->
      <text:h text:style-name="P10" text:outline-level="1">
<text:span text:style-name="T4">
谢阳时隔十月终见代理律师  吴淦刑满获释</text:span>
</text:h>
      <text:p text:style-name="P4">
Author: None</text:p>
      <text:p text:style-name="P4">
Publisher: Radio Free Asia (Organization)</text:p>
      <text:p text:style-name="P4">
Published Time: 2023-05-18T15:47:00-04:00</text:p>
      <text:p text:style-name="P4">
Modified Time: 2023-05-18T17:43:36-04:00</text:p>
      <text:p text:style-name="P4">
Description: None</text:p>
      <text:p text:style-name="P4">
Videos: []</text:p>
      <text:p text:style-name="P4">
Audios: ["<text:a xlink:type="simple" xlink:href="https://www.rfa.org/mandarin/yataibaodao/renquanfazhi/tj-0518202312421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68" text:anchor-type="as-char" svg:width="6.9236in" svg:height="3.88615in" draw:z-index="0">
<draw:image xlink:href="../Images/rfamandarin/2023-05-18T15-47-00-04-00/000000.png" xlink:type="simple" xlink:show="embed" xlink:actuate="onLoad" draw:mime-type="image/png"/>
</draw:frame>
 中国维权律师谢阳 <text:a xlink:type="simple" xlink:href="https://www.rfa.org/mandarin/yataibaodao/renquanfazhi/tj-05182023124210.html/@@images/image" text:style-name="Internet_20_link" text:visited-style-name="Visited_20_Internet_20_Link">
</text:a>
推特图片  <text:a xlink:type="simple" xlink:href="https://www.rfa.org/mandarin/yataibaodao/renquanfazhi/tj-05182023124210.html/@@stream" text:style-name="Internet_20_link" text:visited-style-name="Visited_20_Internet_20_Link">
</text:a>
</text:p>
      <text:p text:style-name="P4">
在"709大抓捕"中被关押的人权律师谢阳遭秘密羁押十个月后终于在本周三与代理律师见面，而另一位在"709大抓捕"中被重判八年的维权人士吴淦则于周四刑满出狱。</text:p>
      <ul>
        <li>
<text:span text:style-name="T4">
<text:a xlink:type="simple" xlink:href="https://www.rfa.org/mandarin/Xinwen/6-05312022125101.html" text:style-name="Internet_20_link" text:visited-style-name="Visited_20_Internet_20_Link">
 </text:a>
 </text:span>
  * <text:span text:style-name="T4">
<text:a xlink:type="simple" xlink:href="https://www.rfa.org/mandarin/yataibaodao/renquanfazhi/gf-02222022063911.html" text:style-name="Internet_20_link" text:visited-style-name="Visited_20_Internet_20_Link">
 </text:a>
 </text:span>
  * <text:a xlink:type="simple" xlink:href="https://www.rfa.org/mandarin/Xinwen/2-02212022092512.html" text:style-name="Internet_20_link" text:visited-style-name="Visited_20_Internet_20_Link">
 <text:span text:style-name="T4">
湖南人权律师谢阳被以涉嫌“煽动颠覆国家政权罪”正式逮捕</text:span>
 </text:a>
  * <text:span text:style-name="T4">
<text:a xlink:type="simple" xlink:href="https://www.rfa.org/mandarin/yataibaodao/renquanfazhi/yf2-06282015104228.html" text:style-name="Internet_20_link" text:visited-style-name="Visited_20_Internet_20_Link">
 </text:a>
 </text:span>
</li>
      </ul>
      <text:p text:style-name="P4">
中国维权律师谢阳因涉入709案，被长沙警方在2022年初以“煽动颠覆国家政权”羁押。据维权网报道，本周三，谢阳终于在时隔十个月后与代理律师会面，谢阳表示，他在狱中受尽折磨，被殴打、不让他买东西、也不允许别人给他食物。</text:p>
      <text:p text:style-name="P4">
<draw:frame draw:style-name="fr1" draw:name="Image169" text:anchor-type="as-char" svg:width="6.9236in" svg:height="3.895916in" draw:z-index="0">
<draw:image xlink:href="../Images/rfamandarin/2023-05-18T15-47-00-04-00/000001.png" xlink:type="simple" xlink:show="embed" xlink:actuate="onLoad" draw:mime-type="image/png"/>
</draw:frame>
 资料照：中国维权律师谢阳（谢阳独家提供）  <text:a xlink:type="simple" xlink:href="https://www.rfa.org/mandarin/yataibaodao/renquanfazhi/tj-05182023124210.html/image.jpg" text:style-name="Internet_20_link" text:visited-style-name="Visited_20_Internet_20_Link">
</text:a>
</text:p>
      <text:p text:style-name="P4">
<text:span text:style-name="T4">
谢阳前妻：要求立即无罪释放谢阳</text:span>
</text:p>
      <text:p text:style-name="P4">
谢阳的前妻陈桂秋在接受本台采访时表示，中国当局不该非法羁押谢阳，她呼吁中国当局立即将他释放：“而且他在被羁押期间，长时间不让律师会见，同时遭受各种酷刑，还戴工字链、不让他买东西、不让别人跟他说话，这都是惨无人道的作法。我十分气愤。”</text:p>
      <text:p text:style-name="P4">
陈桂秋感谢外界对于谢阳案的关注。同时，她也表达对中国当局非法治理的不满：“首先是感谢外界关注他的朋友们，为他呼吁。对中国政府我是非常气愤的，我希望他们尽快把谢阳无罪释放，他根本没做什么事啊，就这么把一个律师从去年的1月11日关押在看守所，一直到现在一年多了，这就是无法（律）了，对于谢阳的这个案件就已经是没有任何规则、法律。”</text:p>
      <text:p text:style-name="P4">
人权律师吴绍平告诉本台记者，谢阳的代理律师怕影响到日后庭审，不愿意接受外界采访：“谢阳的律师目前不想让外界知道（他的身份），因为对他后面的办案会产生影响。大家都清楚，中共现在是越来越蛮横、完全不讲法，所以律师现在也不方便向外界公布他的姓名。”</text:p>
      <text:p text:style-name="P4">
有知情人士透露，谢阳案很可能将在6月19日至24日之间于长沙市中级人民法院开庭。据谢阳的起诉书上显示，谢阳因为使用境外社群平台、接受美国之音、德国之声等外媒采访，散布颠覆国家政权的言论而被起诉。基于安全考量，知情人士不愿透露个人信息。</text:p>
      <text:p text:style-name="P4">
<draw:frame draw:style-name="fr1" draw:name="Image170" text:anchor-type="as-char" svg:width="6.9236in" svg:height="3.89928in" draw:z-index="0">
<draw:image xlink:href="../Images/rfamandarin/2023-05-18T15-47-00-04-00/000002.png" xlink:type="simple" xlink:show="embed" xlink:actuate="onLoad" draw:mime-type="image/png"/>
</draw:frame>
 被重判八年的中国维权人士吴淦（维权人士提供)  <text:a xlink:type="simple" xlink:href="https://www.rfa.org/mandarin/yataibaodao/renquanfazhi/tj-05182023124210.html/image-1.jpg" text:style-name="Internet_20_link" text:visited-style-name="Visited_20_Internet_20_Link">
</text:a>
</text:p>
      <text:p text:style-name="P4">
<text:span text:style-name="T4">
维权人士吴淦重判八年刑满出狱</text:span>
</text:p>
      <text:p text:style-name="P4">
与此同时，在“709大抓捕”中，遭中国当局以“煽动颠覆国家政权罪”重判八年的维权人士吴淦在本周四刑满出狱。</text:p>
      <text:p text:style-name="P4">
吴淦的父亲徐孝顺在接受本台采访时表示，吴淦出狱后已经回到厦门家中，并接受妻子照顾：“他说他现在回到厦门了，叫我不要去看他，因为我两腿不方便。他对我说他（状况）还好，有的话也许不敢说，也许现实情况（真的）都很好。”</text:p>
      <text:p text:style-name="P4">
<text:span text:style-name="T4">
吴淦父亲：家附近被派出所监控</text:span>
</text:p>
      <text:p text:style-name="P4">
徐孝顺表示，由于吴淦出狱，他的老家门口已经遭警方布置监控、设立岗哨、并增加巡逻：“他虽然不敢在我家里面装监控，（但在）到我家里的路他都装了探头。探头都会录下来，派出所就拿给我看，（跟我说）这个都可以录下来。我就跟他说，我是好人、没有犯法，你不要这样盯着我。”</text:p>
      <text:p text:style-name="P4">
吴淦长年以网名“屠夫”以及“超级低俗屠夫”为中国的人权议题发声，他曾高度关注“云南昆明小学生卖淫案”、“江西乐平死刑冤案”、“庆安火车站枪击事件”等案件，却也因此被中国当局长期骚扰、打击。最终，吴淦在2016年受天津警方关押，并在2017年12月被天津巿第二中级法院以“煽颠罪”判刑8年。</text:p>
      <text:p text:style-name="P4">
据维权网信息指出，吴淦在服刑的过程中遭酷刑折磨，还被强迫住院接受“虐待式治疗”（例如接受各种不明检查、强迫服用不明药物等），因此他还曾透过代理律师发表四不声名，表明绝不会自杀、认罪、上官媒悔罪和接受官派律师。</text:p>
      <text:p text:style-name="P4">
记者：唐缘媛 责编：梒青 网编：洪伟</text:p>
      <text:p text:style-name="P4">
Source: <text:a xlink:type="simple" xlink:href="https://www.rfa.org/mandarin/yataibaodao/renquanfazhi/tj-05182023124210.html" text:style-name="Internet_20_link" text:visited-style-name="Visited_20_Internet_20_Link">
https://www.rfa.org/mandarin/yataibaodao/renquanfazhi/tj-05182023124210.html</text:a>
</text:p>
      <!--NEWS-->
      <text:h text:style-name="P10" text:outline-level="1">
<text:span text:style-name="T4">
意大利北部暴雨成灾11人遇难</text:span>
</text:h>
      <text:p text:style-name="P4">
Author: 联合早报 (Person)</text:p>
      <text:p text:style-name="P4">
Publisher: 联合早报 (Organization)</text:p>
      <text:p text:style-name="P4">
Published Time: 2023-05-18T15:53</text:p>
      <text:p text:style-name="P4">
Modified Time: 2023-05-18T22:45</text:p>
      <text:p text:style-name="P4">
Description: 意大利北部艾米利亚—罗马涅区近日暴雨成灾，引发洪水和泥石流。截至星期四（5月18日）已有11人死亡。当局星期三（17日）报九人遇难，数以万计的居民等待疏散，并警告更糟糕的情况可能尚...</text:p>
      <text:p text:style-name="P4">
Videos: []</text:p>
      <text:p text:style-name="P4">
Audios: []</text:p>
      <text:p text:style-name="P4">
Images: []</text:p>
      <text:p text:style-name="P4">
Type: NewsArticle</text:p>
      <text:p text:style-name="P4">
Breadcrumbs: ['即时', '国际']</text:p>
      <text:p text:style-name="P4">
Keywords: ['意大利', '暴雨', '天气', '洪灾']</text:p>
      <!--METADATA-->
      <text:p text:style-name="P4">
意大利北部艾米利亚—罗马涅区近日暴雨成灾，引发洪水和泥石流。截至星期四（5月18日）已有11人死亡。</text:p>
      <text:p text:style-name="P4">
当局星期三（17日）报九人遇难，数以万计的居民等待疏散，并警告更糟糕的情况可能尚未到来。</text:p>
      <text:p text:style-name="P4">
同日世界一级方程式赛车（F1）官方也宣布，由于当地的严重洪灾，原定于本周末进行的F1伊莫拉场地赛车大奖赛将取消。</text:p>
      <text:p text:style-name="P4">
灾区部分地方降雨量在短短36小时内就达到年平均降雨量的一半。暴雨导致灾区14条河流决堤，洪水涌入城镇，淹没农田。以早期基督教遗址闻名的亚得里亚海沿岸城市拉韦纳严重受灾，当地政府称大约1万4000人必须尽快撤离。</text:p>
      <text:p text:style-name="P4">
官方指洪水侵袭了37个城镇和社区，并导致约120宗泥石流事故。博洛尼亚市附近至少有一座桥梁倒塌，一些道路被洪水冲毁，多条铁路服务暂停。官员说，虽然雨势正在减弱，但河流水位仍在上涨。</text:p>
      <text:p text:style-name="P4">
意大利当局说，内阁23日开会商议救济措施时，将考虑向灾区拨款2000万欧元（约2909万新元）。</text:p>
      <text:p text:style-name="P4">
这是艾米利亚—罗马涅区本月第二次遭到恶劣天气侵袭；5月初当地至少有两人在暴风雨中丧生。气象学家说，此前这一地区连续几个月的干旱使土地干涸，降低了吸水能力，加剧了洪水造成的冲击。</text:p>
      <text:p text:style-name="P4">
Source: <text:a xlink:type="simple" xlink:href="https://www.zaobao.com.sg/realtime/world/story20230518-1395928" text:style-name="Internet_20_link" text:visited-style-name="Visited_20_Internet_20_Link">
https://www.zaobao.com.sg/realtime/world/story20230518-1395928</text:a>
</text:p>
      <!--NEWS-->
      <text:h text:style-name="P10" text:outline-level="1">
<text:span text:style-name="T4">
呼吁与中国战略脱钩 前美贸易代表：中共数十年来都在对美国发动经济战</text:span>
</text:h>
      <text:p text:style-name="P4">
Author: chinese@voanews.com (李逸华)</text:p>
      <text:p text:style-name="P4">
Publisher: 美国之音中文网 (Type: NewsMediaOrganization)</text:p>
      <text:p text:style-name="P4">
Published Time: 2023-05-18T15:53:51+08:00</text:p>
      <text:p text:style-name="P4">
Modified Time: 2023-05-18 07:53:51Z</text:p>
      <text:p text:style-name="P4">
Description: 前美国贸易代表罗伯特·莱特希泽（Robert Lighthizer）对国会表示，中共当局数十年来都在对美国发动经济战争，他呼吁美国政府应该在经济上与中国战略性脱钩。与此同时，国会两党议员一致认为，华盛顿需要调整对北京的经济政策，这个改变必须是现在。</text:p>
      <text:p text:style-name="P4">
Videos: []</text:p>
      <text:p text:style-name="P4">
Images: []</text:p>
      <text:p text:style-name="P4">
Categories: ['国会报道', '美国', '经济·金融·贸易', '美中关系']</text:p>
      <text:p text:style-name="P4">
Type: None</text:p>
      <!--METADATA-->
      <text:p text:style-name="P4">
NoneNone</text:p>
      <text:p text:style-name="P4">
Source: <text:a xlink:type="simple" xlink:href="https://www.voachinese.com/a/us-house-hearing-fomer-trade-official-lighthizer-china-strategic-decoupling-20230517/7098497.html" text:style-name="Internet_20_link" text:visited-style-name="Visited_20_Internet_20_Link">
https://www.voachinese.com/a/us-house-hearing-fomer-trade-official-lighthizer-china-strategic-decoupling-20230517/7098497.html</text:a>
</text:p>
      <!--NEWS-->
      <text:h text:style-name="P10" text:outline-level="1">
<text:span text:style-name="T4">
专栏 | 中国透视：风雨飘摇 强敌环绕——广岛G7峰会前夕的中国内外情势</text:span>
</text:h>
      <text:p text:style-name="P4">
Author: None</text:p>
      <text:p text:style-name="P4">
Publisher: Radio Free Asia (Organization)</text:p>
      <text:p text:style-name="P4">
Published Time: 2023-05-18T15:59:00-04:00</text:p>
      <text:p text:style-name="P4">
Modified Time: 2023-05-18T17:39:11-04:00</text:p>
      <text:p text:style-name="P4">
Description: None</text:p>
      <text:p text:style-name="P4">
Videos: []</text:p>
      <text:p text:style-name="P4">
Audios: ["<text:a xlink:type="simple" xlink:href="https://www.rfa.org/mandarin/zhuanlan/zhongguotoushi/panel-051820231525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4.612011in" draw:z-index="0">
<draw:image xlink:href="../Images/rfamandarin/2023-05-18T15-59-00-04-00/000000.png" xlink:type="simple" xlink:show="embed" xlink:actuate="onLoad" draw:mime-type="image/png"/>
</draw:frame>
七国集团首脑峰会将于2023年5月19日起在日本举行，图为G7广岛峰会标志。 法新社图片  <text:a xlink:type="simple" xlink:href="https://www.rfa.org/mandarin/zhuanlan/zhongguotoushi/panel-05182023152545.html/@@stream" text:style-name="Internet_20_link" text:visited-style-name="Visited_20_Internet_20_Link">
</text:a>
</text:p>
      <text:p text:style-name="P4">
主持人：陈奎德</text:p>
      <text:p text:style-name="P4">
座谈人：李恒青先生，经济学家与政治评论家</text:p>
      <text:p text:style-name="P4">
2023年5月19日到21日，包括美国、法国、德国、英国、加拿大、意大利和欧盟在内的主要发达国家领导人，在日本广岛举行G7峰会，作为东道主的日本首相岸田文雄(Fumio Kishida)还邀请了韩国、澳大利亚、巴西、科摩罗、库克群岛、印度、印度尼西亚、乌克兰和越南等国领导人出席这次峰会。这是全球最重要国家力量的济济一堂的首脑会议。</text:p>
      <text:p text:style-name="P4">
近在咫尺的全球第二大经济体中国未获邀请，显然因为它正是此次G7峰会针对的目标。</text:p>
      <text:p text:style-name="P4">
值此G7峰会前夕，中国与俄国正处于内外交困的风雨飘摇情势之中。</text:p>
      <text:p text:style-name="P4">
<text:span text:style-name="T4">
一、背景</text:span>
</text:p>
      <text:p text:style-name="P4">
1）俄乌战争正在向有利于乌克兰的方向大步迈进</text:p>
      <text:p text:style-name="P4">
泽连斯基总统近日出访意法德英欧洲四强国，在军援和外交上获得圆满成功。欧洲四国-北约坚决支持乌克兰四点和谈条件： <text:span text:style-name="T4">
撤军， 领土主权完整，赔偿， 审判</text:span>
；从而关闭了绥靖大门，消除了前不久马克龙访华带来的短暂风波。泽连斯基公开宣称：乌克兰将在 <text:span text:style-name="T4">
今年内不可逆地战胜俄罗斯</text:span>
 。英国将支援乌克兰<text:span text:style-name="T4">
巡航导弹</text:span>
 ，这是乌克兰第一次获得这种远程进攻武器。而德国在德国乌克兰联合声明中 将给予乌克兰二十七亿美元以上军援。</text:p>
      <text:p text:style-name="P4">
乌克兰政府5月16日表示，乌克兰防空部队在星期一晚至星期二凌晨的一夜之间连续 <text:span text:style-name="T4">
击落俄军向基辅发射的六枚匕首高超音速导弹</text:span>
，不仅取得前所未有的防空战果，而且再次证实了爱国者防空系统所具有的强大拦截能力，打破了俄军过去所标榜的匕首高超音速导弹是难以拦截的超级武器的神话。目前号称将高超音速导弹用于实战部署的只有俄罗斯和中国。</text:p>
      <text:p text:style-name="P4">
2） 近日在台湾问题上，习近平内外受敌</text:p>
      <text:p text:style-name="P4">
<text:span text:style-name="T4">
i. 美国众议院外委会5/16通过《台湾国际团结法案》</text:span>
</text:p>
      <text:p text:style-name="P4">
法案将对抗中国试图在国际组织扭曲关乎台湾事宜的行径。法案强调，联大2758号决议仅处理中国代表权问题，不涉及台湾。</text:p>
      <text:p text:style-name="P4">
众议院外委会周二审议 <text:span text:style-name="T4">
《台湾国际团结法案》（Taiwan International Solidarity Act）。</text:span>
法案将修改2020年3月生效的《台湾友邦国际保护及加强倡议法》（简称台北法，TAIPEI Act），对抗中国阻碍台湾参与国际组织的行为。</text:p>
      <text:p text:style-name="P4">
众院外委会主席麦考尔（Michael McCaul）、民主党首席议员米克斯（GregoryMeeks）纷纷公开支持法案；麦考尔批评，中共对外错误宣称，联合国大会第2758号决议禁止台湾在联合国拥有发言权，指将台湾排除在外伤害全球。</text:p>
      <text:p text:style-name="P4">
在两党支持下，法案获得口头表决无异议通过，接下来将送交众议院院会审议。</text:p>
      <text:p text:style-name="P4">
（法案是由众议院“国会台湾连线”共同主席康诺里（Gerry Connolly）与狄亚士巴拉特（Mario Diaz-Balart）、众院外委会印太小组民主党首席议员贝拉（Ami Bera）、 <text:span text:style-name="T4">
民主党</text:span>
 籍众议员泰塔斯（Dina Titus），以及 <text:span text:style-name="T4">
共和党</text:span>
籍众议员匡希恆（John Curtis）、巴尔（Andy Barr）、费茨派垂克（Brian Fitzpatrick）和麦克林（LisaMcClain）共同提出。）</text:p>
      <text:p text:style-name="P4">
面对北京长年扭曲联大2758号决议意涵，阻碍台湾参与国际组织，法案首先对此作出澄清。</text:p>
      <text:p text:style-name="P4">
法案指出，决议承认中华人民共和国政府是联合国内中国唯一合法代表，<text:span text:style-name="T4">
但并未处理台湾与台湾人民在联合国或任何相关组织的代表权问题，亦没有在中华人民共和国与台湾关係上采取立场</text:span>
 ，或包含任何关于台湾主权的声明。</text:p>
      <text:p text:style-name="P4">
法案强调， <text:span text:style-name="T4">
美方反对任何在没有台湾人民同意下，试图改变台湾地位的倡议</text:span>
。此外，法案要求美国在各国际组织中代表，透过意见的表达、投票及影响力，呼吁这些组织抵抗中国试图扭曲关乎台湾之决议、文字、政策或程序的作为。</text:p>
      <text:p text:style-name="P4">
值此美国重大国会援台法律行动之时，英国前首相特拉斯5月15日起访台五天。作为英美遥相呼应的挺台象征符号，加大了对习政权的心理压力。</text:p>
      <text:p text:style-name="P4">
西方国家不希望北京入侵台湾，同时希望避战。目前做法是用一个声音说话，就一个强有力吓阻战略达成一致。否则中共可能误以为可以分化西方，就像上月忽悠马克龙发出杂音一样，也像普京错误认为西方太弱，无法阻止入侵乌克兰一样。声音一致，吓阻才有效。</text:p>
      <text:p text:style-name="P4">
<text:span text:style-name="T4">
ii. 习近平为何突然在台湾问题上降调 ？</text:span>
</text:p>
      <text:p text:style-name="P4">
中国内国管控严密的网络，最近忽然出现了若干反对武统的言论，居然可逃过审查而且不被清算，这表示习近平也感受到了，被长期调动起来的民族主义情绪，正在反噬自己，可能把他推下悬崖或逼进进退两难的死胡同。</text:p>
      <text:p text:style-name="P4">
国内典型的一网帖：“ <text:span text:style-name="T4">
说什麽国家有难，人人有责，发福利的时候，享受国家待遇的时候都没有给同等待遇，谁爱去谁去，反正我不会去，也不会让我的孩子去。</text:span>
”经转发后，吸引了327万人浏览和上万则留言论战。</text:p>
      <text:p text:style-name="P4">
这些反对武统的言论，有理有据，甚至醍醐灌顶，一看即知是出自于高教公知之手。〈日经亚洲〉分析这些言论后，归纳出三个主要观点：</text:p>
      <text:p text:style-name="P4">
1著重在批判鼓吹 <text:span text:style-name="T4">
武统台湾的都是无脑的傻子</text:span>
 ，指出以现今国际局势研判，发动侵台战争不但不切实际，而且极其危险。俄罗斯侵乌就是前车之鉴。</text:p>
      <text:p text:style-name="P4">
2是出自对两岸历史与现状有深刻研究的人之手，他们断言一旦发动侵台， <text:span text:style-name="T4">
解放军可能要面临四面作战的窘境</text:span>
，因为朝鲜、印度及南海菲律宾、印尼、越南等周边国家，也可能趁势要求解决边界领土领海问题，更何况日韩最近上演大和解后，都表达出不会坐视破坏台海和平状态的强硬立场，中共已成亚洲孤狼。</text:p>
      <text:p text:style-name="P4">
3中共战狼叫嚣解放台湾几十年，习近平摆出准战争状态的军演阵势，不但没有吓倒台湾人，反而疑聚了同岛一命的共识，并激活了自由世界声援台湾的决心，纷纷加速与中国脱钩的脚步，北京得不偿失。</text:p>
      <text:p text:style-name="P4">
以上这些言论，放在以前，根本不能出笼。当前居然可以在网络上流传，那麽，很明显，习近平此刻业已知道他先前的武统煽动已把自己逼近了绝境，必须自扇耳光逃生以求自救了。</text:p>
      <text:p text:style-name="P4">
<text:span text:style-name="T4">
二、G7峰会 箭在弦上</text:span>
</text:p>
      <text:p text:style-name="P4">
1） <text:span text:style-name="T4">
剑指北京“经济胁迫” 经济上去风险化</text:span>
</text:p>
      <text:p text:style-name="P4">
路透社透露，七国集团（G7）领导人将在联合声明中提到对中国在国际行为中使用“经济胁迫” （economiccoercion）的担忧（如中国对立陶宛和澳洲明显实施“经济胁迫”）。声明预计将包括“一个特别针对中国的部分” 。</text:p>
      <text:p text:style-name="P4">
G7国家在经济上与中国经济紧密相连，现在，美国为了一致而用欧盟“去风险”说法代替“脱钩”说法，措辞不过分激怒中共，实际举措依然如旧。</text:p>
      <text:p text:style-name="P4">
尽管如此，美欧与中国的经济脱钩正在悄悄进行中。根据墨卡托中国研究所（MERICS）本月初发布的一份报告显示，中国对欧洲（欧盟27国+英国）的投资继续多年来下降，2022年，中国在欧洲的外国直接投资达到十年来最低点，只有79亿欧元，与2021年相比下降了22%，这一下降使中国投资回到了2013年的水平。</text:p>
      <text:p text:style-name="P4">
如果G7能够提出一些系统性经济合作方案，类似美国的 <text:span text:style-name="T4">
印太经济框架</text:span>
等就会相当有效。G7会议起草一份声明中包括供应链多样化的额外细节。财长们将提出一个供应链的新伙伴关系，向其它国家开放，要求各国在人权和环境政策方面达到最低标准才能加入。计划中的伙伴关系将在年底前启动。如此，将让这些发展中国家，逐步摆脱对中共的市场依赖。才能在整个战略上倒向西方世界。</text:p>
      <text:p text:style-name="P4">
<text:span text:style-name="T4">
2）全球战略：G7扩容，再组营垒</text:span>
</text:p>
      <text:p text:style-name="P4">
前些年全球化时代，聚焦于经济的G20峰会大有取代G7之势，但随后乌克兰战争和中共改变全球秩序的野心，迅速激活G7维护全球自由与安全的核心功能，G7越来越成为对抗中共的前线国际组织。</text:p>
      <text:p text:style-name="P4">
日本作为此次G7峰会轮值国，首相岸田文雄和外务大臣林芳正分别在G7召开前前往非洲、拉美访问，本次峰会受邀8国（韩国、澳大利亚、巴西、科摩罗、库克群岛、印度、印度尼西亚、乌克兰和越南）中，有6个是全球南方国家，北京过去自诩为南方小国代言人和在联合国的投票机器，现在G7不仅有一个结构转型，也在全球战略上去拉拢中共过去所依赖的外交资源，G7此举，四两拨千斤，传送给中共以四面楚歌之感，使之寒意顿起。</text:p>
      <text:p text:style-name="P4">
<text:span text:style-name="T4">
作为综合实力凌驾北京之上的G7， 纵横捭阖折中樽俎</text:span>
 ，鉴于印度和中共存在边境纠纷，又是（中俄主导的）“ <text:span text:style-name="T4">
上合组织</text:span>
 ”和（美国主导的）“<text:span text:style-name="T4">
四方集团（Quad</text:span>
 ）”成员。印度和巴西又是中俄在内的 <text:span text:style-name="T4">
金砖五国</text:span>
成员，印度和巴西的被邀请显然有分化金砖五国的意图。在同韩国和解之后，日本邀请韩国参加G7，清楚地释放了在东亚联合对抗中共的信号。</text:p>
      <text:p text:style-name="P4">
在目前这个全球日益两极划分的分化组合大时代，竞争盟友入围，扩大自身地盘，所谓纵横捭阖折中樽俎，无日无地不在上演。前几个月的日韩捐弃旧怨，韩国入盟自由营垒，就是动静很大的全球战略性事件。在这方面，中俄两国乏善可陈。除了北京偶然一次得手，撮合了沙特与伊朗之外，几乎是零收获，事实上进入了茕茕孑立孤家寡人之态势了。</text:p>
      <text:p text:style-name="P4">
<text:span text:style-name="T4">
3）地缘政治：美日韩联手在印太战略中的核心地位</text:span>
</text:p>
      <text:p text:style-name="P4">
印太地区是兵家必争之地，当代世界地缘政治的重心。</text:p>
      <text:p text:style-name="P4">
鉴于日本在地缘政治重组中的关键性贡献，岸田文雄登上了本月时代杂志的封面人物，该报导分析岸田如何将东京带回国际舞台，成为解决世界各地冲突的决策者。</text:p>
      <text:p text:style-name="P4">
G7峰会美日韩三国在广岛会合，是一个历史性时刻。在日本岸田穿梭外交强化美日联盟之后，在韩国尹锡悅访日达成日韩和解之后，在美韩峰会签署华盛顿宣言之后，基本上就构筑了北三角框架。紧接着美菲签署联合声明，构筑南三角。这两个三角再加上台美之间军事合作，从东北亚一直延伸到南海地区，形成一个非常完整的围堵中共的印太北约框架。</text:p>
      <text:p text:style-name="P4">
印太战略，两极对抗、三边合作、四方机制、五眼联盟：美中两极对抗大地缘政治根本，美日澳印四方机制是基石和关键，美澳英AUKUS三边是重要协作（日本也在考虑加入）、美英澳加新五眼联盟则是基础联网，而现在如果韩国加入四方机制就扩展为五方机制了。</text:p>
      <text:p text:style-name="P4">
<text:span text:style-name="T4">
三、中国的最后机会</text:span>
</text:p>
      <text:p text:style-name="P4">
北京在印太地区已经势竭力单，它最后仅有的机会在欧洲。它能否在调解俄乌战争上扮演某种角色？。</text:p>
      <text:p text:style-name="P4">
<text:span text:style-name="T4">
李辉参与斡旋</text:span>
</text:p>
      <text:p text:style-name="P4">
中国派遣欧亚事务特别代表、曾驻节莫斯科16年的李辉，15日启程访乌克兰、俄罗斯和波兰、法、德等国。对照中国5月2日首次在联合国对包含俄罗斯入侵乌克兰的决议案投赞成票，有些国家解读为，也许中国可能调整立场；最后促使俄乌停火。</text:p>
      <text:p text:style-name="P4">
<text:span text:style-name="T4">
国际的怀疑声浪</text:span>
</text:p>
      <text:p text:style-name="P4">
是的，只有习近平能与普京说得上话，因为普有求于习。但问题是，现在欧盟与北约都公开背书了乌克兰的和平四条件：撤军， 领土主权完整，赔偿，审判，中国会说服普京接受其中任何一条吗，如，撤军？现在？显然不能。</text:p>
      <text:p text:style-name="P4">
实际上，选知俄派李辉做特使，在某种意义上是中国给俄国喝的一碗“安心汤”，试图打消俄罗斯的顾虑。因为俄国内已经有人对习骂声激烈了。战争未到兵败如山倒的地步，普京绝不愿听从习近平而撤军的，习（或李辉）恐怕连“撤军”两字都未必会对普京出口。在今日的战场态势下加上习过去的表现，除了伊朗、朝鲜、叙利亚等国家，有多少国家相信中国是和平缔造者或调停者？</text:p>
      <text:p text:style-name="P4">
对于中国任命李辉为特别代表，乌克兰外交部在一份给美国全国广播公司（NBC）的声明中称，基辅希望李辉对该地区较深的了解能够有助于他与各方进行公正有效的沟通。</text:p>
      <text:p text:style-name="P4">
言外之意是，如果不是“公正有效”——不是乌克兰的和平四条件——，那就免谈吧。</text:p>
      <text:p text:style-name="P4">
而如果战局已经到兵败如山倒的地步，还要你习近平干什么？乌克兰不要，普京不要，美国北约也不需要他了。</text:p>
      <text:p text:style-name="P4">
有观察家认为，在战局变化到某个微妙时刻，也许会出现需要北京参与从而把俄罗斯带上谈判桌的历史契机，届时，北京在国际上的外交地位将获得重要改善。</text:p>
      <text:p text:style-name="P4">
拭目以待吧。我的直觉是那种概率不大。</text:p>
      <text:p text:style-name="P4">
Source: <text:a xlink:type="simple" xlink:href="https://www.rfa.org/mandarin/zhuanlan/zhongguotoushi/panel-05182023152545.html" text:style-name="Internet_20_link" text:visited-style-name="Visited_20_Internet_20_Link">
https://www.rfa.org/mandarin/zhuanlan/zhongguotoushi/panel-05182023152545.html</text:a>
</text:p>
      <!--NEWS-->
      <text:h text:style-name="P10" text:outline-level="1">
<text:span text:style-name="T4">
纳达尔宣布不参加法网  2024年恐退休</text:span>
</text:h>
      <text:p text:style-name="P4">
Publisher: 法新社</text:p>
      <text:p text:style-name="P4">
Published Time: 2023-05-18T16:02:07+00:00</text:p>
      <text:p text:style-name="P4">
Modified Time: 2023-05-18T15:35:01+00:00</text:p>
      <text:p text:style-name="P4">
Description: （法新社马纳科18日电） 曾14度拿下法网男单冠军的「红土之王」纳达尔（Rafa Nadal）今天宣布，他因为臀部伤势而缺席今年的法国网球公开赛，并称2024年恐怕将是他网球职业生涯的最后一年。</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3.617581in" draw:z-index="0">
<draw:image xlink:href="../Images/rficn/2023-05-18T16-02-07-00-00/000000.png" xlink:type="simple" xlink:show="embed" xlink:actuate="onLoad" draw:mime-type="image/png"/>
</draw:frame>
</text:p>
      <text:p text:style-name="P4">
36岁的纳达尔表示，「这并非我的决定，而是我身体的决定」。他还说会先休息几个月，再开始出赛。</text:p>
      <text:p text:style-name="P4">
纳达尔在记者会上提到明年可能结束职业生涯，「这或许是我职业生涯的最后一年，但我无法百分百保证，因为你永远不知道会发生什么事」。</text:p>
      <text:p text:style-name="P4">
纳达尔生涯拿过22座大满贯赛男单冠军，是男子球员的纪录保持人，他2005年在法网夺下第1座大满贯金杯后，至今每年都会参加法网。今年的法网将于5月28日揭开序幕。</text:p>
      <text:p text:style-name="P4">
Source: <text:a xlink:type="simple" xlink:href="https://www.rfi.fr/cn/%E8%BF%90%E5%8A%A8%E5%A4%A9%E5%9C%B0/20230518-%E7%BA%B3%E8%BE%BE%E5%B0%94%E5%AE%A3%E5%B8%83%E4%B8%8D%E5%8F%82%E5%8A%A0%E6%B3%95%E7%BD%91-2024%E5%B9%B4%E6%81%90%E9%80%80%E4%BC%91" text:style-name="Internet_20_link" text:visited-style-name="Visited_20_Internet_20_Link">
https://www.rfi.fr/cn/%E8%BF%90%E5%8A%A8%E5%A4%A9%E5%9C%B0/20230518-%E7%BA%B3%E8%BE%BE%E5%B0%94%E5%AE%A3%E5%B8%83%E4%B8%8D%E5%8F%82%E5%8A%A0%E6%B3%95%E7%BD%91-2024%E5%B9%B4%E6%81%90%E9%80%80%E4%BC%91</text:a>
</text:p>
      <!--NEWS-->
      <text:h text:style-name="P10" text:outline-level="1">
<text:span text:style-name="T4">
中国—中亚峰会登场 中国官媒驳中俄竞争嫌隙</text:span>
</text:h>
      <text:p text:style-name="P4">
Author: chinese@voanews.com (杨安)</text:p>
      <text:p text:style-name="P4">
Publisher: 美国之音中文网 (Type: NewsMediaOrganization)</text:p>
      <text:p text:style-name="P4">
Published Time: 2023-05-18T16:16:01+08:00</text:p>
      <text:p text:style-name="P4">
Modified Time: 2023-05-18 08:16:01Z</text:p>
      <text:p text:style-name="P4">
Description: 中国—中亚峰会周四（5月18日）在中国的千年古都西安举行，中国国家主席习近平亲自主持今年首场重大主场外交活动，中亚五国领导人全数出席。首届的中国—中亚峰会抢在七大工业国组织（G7）峰会前一天登场，较劲意味相当浓厚。</text:p>
      <text:p text:style-name="P4">
Videos: []</text:p>
      <text:p text:style-name="P4">
Images: []</text:p>
      <text:p text:style-name="P4">
Categories: ['中国', '亚太']</text:p>
      <text:p text:style-name="P4">
Type: None</text:p>
      <!--METADATA-->
      <text:p text:style-name="P4">
NoneNone</text:p>
      <text:p text:style-name="P4">
Source: <text:a xlink:type="simple" xlink:href="https://www.voachinese.com/a/china-central-asia-summit-opens-20230518/7098505.html" text:style-name="Internet_20_link" text:visited-style-name="Visited_20_Internet_20_Link">
https://www.voachinese.com/a/china-central-asia-summit-opens-20230518/7098505.html</text:a>
</text:p>
      <!--NEWS-->
      <text:h text:style-name="P10" text:outline-level="1">
<text:span text:style-name="T4">
澳外长：将提供无人机和训练 以提高菲海上能力</text:span>
</text:h>
      <text:p text:style-name="P4">
Author: 联合早报 (Person)</text:p>
      <text:p text:style-name="P4">
Publisher: 联合早报 (Organization)</text:p>
      <text:p text:style-name="P4">
Published Time: 2023-05-18T16:25</text:p>
      <text:p text:style-name="P4">
Modified Time: 2023-05-18T16:40</text:p>
      <text:p text:style-name="P4">
Description: 澳大利亚外交部长黄英贤说，在南中国海水域局势日益紧张的情况下，澳洲将提供无人机设备和训练，以提高菲律宾的海上能力。彭博社报道，黄英贤星期四（5月18日）在菲律宾会见菲外长马纳罗，称...</text:p>
      <text:p text:style-name="P4">
Videos: []</text:p>
      <text:p text:style-name="P4">
Audios: []</text:p>
      <text:p text:style-name="P4">
Images: []</text:p>
      <text:p text:style-name="P4">
Type: NewsArticle</text:p>
      <text:p text:style-name="P4">
Breadcrumbs: ['即时', '国际']</text:p>
      <text:p text:style-name="P4">
Keywords: ['南中国海', '菲律宾', '澳大利亚', '无人机']</text:p>
      <!--METADATA-->
      <text:p text:style-name="P4">
澳大利亚外交部长黄英贤说，在南中国海水域局势日益紧张的情况下，澳洲将提供无人机设备和训练，以提高菲律宾的海上能力。</text:p>
      <text:p text:style-name="P4">
彭博社报道，黄英贤星期四（5月18日）在菲律宾会见菲外长马纳罗，称澳洲将向菲律宾海岸警卫队提供技术。</text:p>
      <text:p text:style-name="P4">
她在共同记者会上说：“菲律宾是澳大利亚重要、长期的安全伙伴，鉴于我们地区战略环境的变化，我们正在紧密合作。”</text:p>
      <text:p text:style-name="P4">
彭博社的报道指出，在美国和中国竞争加剧的背景下，澳洲和菲律宾正在加强两国之间的关系，同时也寻求在两个大国之间作出平衡。</text:p>
      <text:p text:style-name="P4">
菲律宾总统小马可斯5月初在华盛顿 <text:a xlink:type="simple" xlink:href="https://www.zaobao.com.sg/news/world/story20230501-1389580" text:style-name="Internet_20_link" text:visited-style-name="Visited_20_Internet_20_Link">
</text:a>
 ，拜登称美国对菲国的保护是 <text:a xlink:type="simple" xlink:href="https://www.zaobao.com.sg/realtime/world/story20230502-1389721" text:style-name="Internet_20_link" text:visited-style-name="Visited_20_Internet_20_Link">
</text:a>
，并就加强军事合作新准则与菲律宾达成共识。</text:p>
      <text:p text:style-name="P4">
澳外长黄英贤4月表示，印太国家 <text:a xlink:type="simple" xlink:href="https://www.zaobao.com.sg/realtime/world/story20230417-1384089" text:style-name="Internet_20_link" text:visited-style-name="Visited_20_Internet_20_Link">
</text:a>
，并警告称华盛顿和北京之间的战略竞争需要“负责任”地加以管理。</text:p>
      <text:p text:style-name="P4">
Source: <text:a xlink:type="simple" xlink:href="https://www.zaobao.com.sg/realtime/world/story20230518-1395932" text:style-name="Internet_20_link" text:visited-style-name="Visited_20_Internet_20_Link">
https://www.zaobao.com.sg/realtime/world/story20230518-1395932</text:a>
</text:p>
      <!--NEWS-->
      <text:h text:style-name="P10" text:outline-level="1">
<text:span text:style-name="T4">
对抗中国经济掠夺与胁迫  美议员：需建立印太地区联盟</text:span>
</text:h>
      <text:p text:style-name="P4">
Author: None</text:p>
      <text:p text:style-name="P4">
Publisher: Radio Free Asia (Organization)</text:p>
      <text:p text:style-name="P4">
Published Time: 2023-05-18T16:32:00-04:00</text:p>
      <text:p text:style-name="P4">
Modified Time: 2023-05-18T17:41:16-04:00</text:p>
      <text:p text:style-name="P4">
Description: None</text:p>
      <text:p text:style-name="P4">
Videos: []</text:p>
      <text:p text:style-name="P4">
Audios: ["<text:a xlink:type="simple" xlink:href="https://www.rfa.org/mandarin/yataibaodao/junshiwaijiao/kw-0518202312221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73" text:anchor-type="as-char" svg:width="6.9236in" svg:height="3.72981in" draw:z-index="0">
<draw:image xlink:href="../Images/rfamandarin/2023-05-18T16-32-00-04-00/000000.png" xlink:type="simple" xlink:show="embed" xlink:actuate="onLoad" draw:mime-type="image/png"/>
</draw:frame>
美国国会众议院外交委员会2023年5月18日就如何联合盟友、抵制中国的经济胁迫问题举行听证会 <text:a xlink:type="simple" xlink:href="https://www.rfa.org/mandarin/yataibaodao/junshiwaijiao/kw-05182023122213.html/@@images/image" text:style-name="Internet_20_link" text:visited-style-name="Visited_20_Internet_20_Link">
</text:a>
听证会截图/HFAC  <text:a xlink:type="simple" xlink:href="https://www.rfa.org/mandarin/yataibaodao/junshiwaijiao/kw-05182023122213.html/@@stream" text:style-name="Internet_20_link" text:visited-style-name="Visited_20_Internet_20_Link">
</text:a>
</text:p>
      <text:p text:style-name="P4">
七国集团领袖峰会（G7）本周五即将在日本广岛举行，美国将如何联合盟友、抵制中国的经济胁迫成为各方关注焦点。对此，美国国会众议院外交委员会成员周四（18日）强调，美国需要建立一个行动一致的印太地区国家联盟。</text:p>
      <text:p text:style-name="P4">
<text:a xlink:type="simple" xlink:href="https://www.rfa.org/mandarin/yataibaodao/junshiwaijiao/kw-02282023090542.html" text:style-name="Internet_20_link" text:visited-style-name="Visited_20_Internet_20_Link">
 <text:span text:style-name="T4">
聚焦美中竞争 美众院外委会主席吁强化对华出口管制</text:span>
 </text:a>
  * <text:span text:style-name="T4">
<text:a xlink:type="simple" xlink:href="https://www.rfa.org/mandarin/yataibaodao/jingmao/kw-04142022100200.html" text:style-name="Internet_20_link" text:visited-style-name="Visited_20_Internet_20_Link">
 </text:a>
 </text:span>
</text:p>
      <text:p text:style-name="P4">
美国众议院外委会印太小组主席金映玉（Rep. YoungKim）周四主持了一场关于如何团结对抗中国经济侵略和掠夺行为的听证。她强调：“美国需要建立一个采取相同行动的国家联盟，尤其是印太地区的国家联盟……即使只有少数几个国家采取一致行动，我们也可以削弱中共的核心战略和目标。我们必须站在一起，确保中共针对盟国的每一次胁迫行动都失败。”</text:p>
      <text:p text:style-name="P4">
金映玉：对抗中共掠夺性做法美国和盟友需采取更多反金映玉议员在开场词中还表示，美国在对抗中共的掠夺性经济做法方面做得还很不够，中共必须知道，每次胁迫行为都会导致美国及其盟友采取反制措施，而中华人民共和国必须遵守国际社会都必须遵循的国际法规则和规范。美国还必须认识到中国给美国世界各地的盟友、伙伴带来的巨大经济压力。</text:p>
      <text:p text:style-name="P4">
本周五（19日），七国集团领袖峰会（G7）即将在日本广岛举行。据此前《华尔街日报》报道，美国及其盟友将在峰会上发表一份声明，共同抵制北京的经济胁迫做法。预计与会领导人将讨论中国的贸易操纵和投资限制问题，以及如何通过出口管制和限制各国对华投资加以反制和制裁。</text:p>
      <text:p text:style-name="P4">
周四听证会上，众院外委会印太小组首席民主党议员阿米·贝拉（AmiBera）谈到，本届国会两院的两党议员已分别推出一项《2023年反经济胁迫法案》，该法案将为总统提供新的工具，以向面临中国经济胁迫的合作伙伴和盟友提供快速的经济支持，并让中国对其行为负责。</text:p>
      <text:p text:style-name="P4">
“我也希望七国集团（G7）在广岛开会时，也将讨论经济胁迫。希望我们会看到一些支持基于规则的秩序的声明，同时七国集团不仅能够支持彼此，而且在一些较小的经济体和国家面对中国经济胁迫时，也能支持他们。”贝拉议员说。</text:p>
      <text:p text:style-name="P4">
<draw:frame draw:style-name="fr1" draw:name="Image174" text:anchor-type="as-char" svg:width="6.9236in" svg:height="3.796647in" draw:z-index="0">
<draw:image xlink:href="../Images/rfamandarin/2023-05-18T16-32-00-04-00/000001.png" xlink:type="simple" xlink:show="embed" xlink:actuate="onLoad" draw:mime-type="image/png"/>
</draw:frame>
美国众议院外委会印太小组首席民主党议员阿米·贝拉（AmiBera）在听证会上谈到，本届国会两院的两党议员已分别推出《2023年反经济胁迫法案》，该法案将为总统提供新的工具，以向面临中国经济胁迫的合作伙伴和盟友提供快速的经济支持，并让中国对其行为负责。（听证会截图/HFAC）<text:a xlink:type="simple" xlink:href="https://www.rfa.org/mandarin/yataibaodao/junshiwaijiao/kw-05182023122213.html/kw0518.jpg" text:style-name="Internet_20_link" text:visited-style-name="Visited_20_Internet_20_Link">
</text:a>
</text:p>
      <text:p text:style-name="P4">
<text:span text:style-name="T4">
美国需要弥补法律漏洞 限制资本大量流向中国</text:span>
</text:p>
      <text:p text:style-name="P4">
周四的听证会有多位证人出席，其中包括半导体生产设备公司FemtoMetrix的首席执行官阿隆·拉斐尔(AlonRaphael)。他讲述了该公司商业机密和知识产权遭内部华人员工窃取，并在中国成立山寨公司“微崇半导体”的惨痛经历，并提醒美国国会议员，需进一步完善美国相关立法。    “假设FemtoMetrix获得实际判决，它在中国也将无法执行，永久禁令可能会限制微崇公司在中国以外扩张的前景，但不是在其国内。美国的法律体系并不是为了解决此类蓄意的国际盗窃行为而设计的，因此不足以完成任务。”拉斐尔强调，像微崇这样的外资企业已经习惯了利用美国法院系统节奏慢、成本高的问题,美国需要解决此类国际窃密问题的替代方案。</text:p>
      <text:p text:style-name="P4">
美国企业研究所（AAEI)高级研究员史剑道（Derek Scissors）也认为，要联合盟友遏制中国的掠夺性经济做法，美国首先需要弥补自身漏洞,包括要提醒投资者投资中国公司的风险，并截断流向中国的大量资本。</text:p>
      <text:p text:style-name="P4">
“事实上，在中国方面，如果你成功窃取了知识产权，你就会得到补贴，并对美国投资者更有吸引力。”史剑道说，“如果我们因为保护技术而不让中国人在美国购买（产品），我们就不应该让美国为中国发展提供资金。”</text:p>
      <text:p text:style-name="P4">
史剑道还举例说，就在美国对中国发动贸易战期间的2017至2020年间，美国流向中国股票和债券的资金增加了7800亿美元，“那不叫对抗中国。”</text:p>
      <text:p text:style-name="P4">
<draw:frame draw:style-name="fr1" draw:name="Image175" text:anchor-type="as-char" svg:width="6.9236in" svg:height="4.523007in" draw:z-index="0">
<draw:image xlink:href="../Images/rfamandarin/2023-05-18T16-32-00-04-00/000002.png" xlink:type="simple" xlink:show="embed" xlink:actuate="onLoad" draw:mime-type="image/png"/>
</draw:frame>
美国企业研究所（AAEI)高级研究员史剑道（Derek Scissors）在听证会上表示，要联合盟友遏制中国的掠夺性经济做法，美国首先需要弥补自身漏洞,包括要提醒投资者投资中国公司的风险，并截断流向中国的大量资本。（听证会截图/HFAC）  <text:a xlink:type="simple" xlink:href="https://www.rfa.org/mandarin/yataibaodao/junshiwaijiao/kw-05182023122213.html/kw0518a.jpg" text:style-name="Internet_20_link" text:visited-style-name="Visited_20_Internet_20_Link">
</text:a>
</text:p>
      <text:p text:style-name="P4">
<text:span text:style-name="T4">
战略领域限制对华贸易 摆脱关键技术对华依赖</text:span>
</text:p>
      <text:p text:style-name="P4">
新美国安全中心（CNAS）印太安全项目兼职高级研究员大卫∙费斯（DavidFeith）指出，“经济胁迫是中国领导人习近平的核心战略，收集和利用对外国目标的杠杆优势，是其与外部世界打交道的方式。这帮助他在新疆实施种族灭绝而不受惩罚，也是他可能有足够信心入侵台湾并低估世界大战风险的部分原因。”</text:p>
      <text:p text:style-name="P4">
费斯认为，未来几年，中国希望成为某种超级欧佩克，控制世界经济的主要供应，以此为杠杆来控制所有人。</text:p>
      <text:p text:style-name="P4">
对于如何减轻中国胁迫政策的伤害并让其付出代价以实现威慑，费斯认为，最重要的是，美国应该首先通过在战略领域限制与中国的贸易，来限缩美国和盟友面临中国胁迫的风险。“重要的是要确保美国和盟国对中国的平衡性依赖，尤其是在关键技术方面，继续有利于我们（美国）。”</text:p>
      <text:p text:style-name="P4">
<draw:frame draw:style-name="fr1" draw:name="Image176" text:anchor-type="as-char" svg:width="6.9236in" svg:height="4.219069in" draw:z-index="0">
<draw:image xlink:href="../Images/rfamandarin/2023-05-18T16-32-00-04-00/000003.png" xlink:type="simple" xlink:show="embed" xlink:actuate="onLoad" draw:mime-type="image/png"/>
</draw:frame>
新美国安全中心（CNAS）印太安全项目兼职高级研究员大卫∙费斯（DavidFeith）认为，最重要的是，美国应该首先通过在战略领域限制与中国的贸易，来限缩美国和盟友面临中国胁迫的风险。（听证会截图/HFAC）  <text:a xlink:type="simple" xlink:href="https://www.rfa.org/mandarin/yataibaodao/junshiwaijiao/kw-05182023122213.html/kw0518b.jpg" text:style-name="Internet_20_link" text:visited-style-name="Visited_20_Internet_20_Link">
</text:a>
</text:p>
      <text:p text:style-name="P4">
<text:span text:style-name="T4">
霸凌无效并让中国付出长期战略成本</text:span>
</text:p>
      <text:p text:style-name="P4">
美国战略与国际研究中心（CSIS）经济学项目研究员马修·雷诺兹（MatthewReynolds）介绍了他们最新发表的有关反制中国的经济胁迫的报告，其中他们审视了过去13年中的8个突出胁迫案例，并发现一些共性,包括中国更倾向于通过非正式手段实施其措施，并更倾向于瞄准其在贸易结构中享有不对称优势的项目，同时中国厌恶承担胁迫造成的成本和风险。</text:p>
      <text:p text:style-name="P4">
“最令人惊讶的发现是，中国的经济胁迫是多么无效。总体而言，北京在实现其短期目标方面只取得了喜忧参半的结果。事实上，北京的霸凌也经常让中国承担长期战略的成本。”雷诺兹举例说，中国因病毒溯源等问题而对澳大利亚采取贸易制裁手段，结果却迫使澳大利亚与美国建立了更强大的战略联盟。</text:p>
      <text:p text:style-name="P4">
基于报告，雷诺兹提出制定一项反制战略，旨在通过增强韧性和为目标盟友及伙伴提供救助，来阻止中国的经济胁迫。他说:“第一个是通过自由贸易协定的谈判，为签署国提供真正的市场准入；第二个是先发制人地帮助识别和减轻各国对中国经济胁迫的脆弱性。”</text:p>
      <text:p text:style-name="P4">
雷诺兹指出，美国还应通过鼓励盟国采取类似战略，来寻求多边盟友的回应。美国可以此减轻盟友和伙伴的受胁迫成本，进一步降低中国霸凌行为的有效性，并向中国证明其行动是徒劳的。看到本周七国集团正在讨论如何共同对抗中国胁迫，令他感到鼓舞。</text:p>
      <text:p text:style-name="P4">
另据白宫新闻稿，美国总统拜登在18日已和日本首相岸田文雄举行会晤，并承诺密切合作、应对中国违反国际法的胁迫行为，同时强调加强印太地区多边合作的重要性，尤其是与韩国、澳大利亚和印度等四方会谈国家、及东南亚和太平洋岛屿国家的合作。</text:p>
      <text:p text:style-name="P4">
记者：凯迪 责编：梒青 网编：洪伟</text:p>
      <text:p text:style-name="P4">
Source: <text:a xlink:type="simple" xlink:href="https://www.rfa.org/mandarin/yataibaodao/junshiwaijiao/kw-05182023122213.html" text:style-name="Internet_20_link" text:visited-style-name="Visited_20_Internet_20_Link">
https://www.rfa.org/mandarin/yataibaodao/junshiwaijiao/kw-05182023122213.html</text:a>
</text:p>
      <!--NEWS-->
      <text:h text:style-name="P10" text:outline-level="1">
<text:span text:style-name="T4">
克里米亚谷物列车出轨  俄国官员称被蓄意破坏</text:span>
</text:h>
      <text:p text:style-name="P4">
Publisher: 法新社</text:p>
      <text:p text:style-name="P4">
Published Time: 2023-05-18T17:02:08+00:00</text:p>
      <text:p text:style-name="P4">
Modified Time: 2023-05-18T16:50:04+00:00</text:p>
      <text:p text:style-name="P4">
Description: （法新社莫斯科18日电） 俄罗斯从乌克兰并吞的克里米亚半岛有一列运载谷物的列车脱轨，莫斯科当局任命的官员今天宣称这是一起蓄意破坏事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3.617581in" draw:z-index="0">
<draw:image xlink:href="../Images/rficn/2023-05-18T17-02-08-00-00/000000.png" xlink:type="simple" xlink:show="embed" xlink:actuate="onLoad" draw:mime-type="image/png"/>
</draw:frame>
</text:p>
      <text:p text:style-name="P4">
俄罗斯在克里米亚指派的行政首长阿克瑟诺夫（Sergei Aksyonov）说：「载运谷物的列车车厢在辛费罗波地区（Simferopol）脱轨。」</text:p>
      <text:p text:style-name="P4">
当地的铁路营运当局表示，这起事件是「第三方涉入」所导致。</text:p>
      <text:p text:style-name="P4">
Telegram频道Mash指出，谷物列车脱轨是由爆炸装置造成，该爆炸装置还形成一个大坑洞。Mash频道声称掌握与俄罗斯执法部门关系密切的消息人士。</text:p>
      <text:p text:style-name="P4">
另一间掌握警方消息人士的俄罗斯Telegram媒体Baza发布了据称是事发后的照片，照片显示有数节车厢翻覆。</text:p>
      <text:p text:style-name="P4">
本月稍早，连续几天都有爆炸装置在俄罗斯与乌克兰接壤的地区使两列俄国列车脱轨。</text:p>
      <text:p text:style-name="P4">
Source: <text:a xlink:type="simple" xlink:href="https://www.rfi.fr/cn/%E5%9B%BD%E9%99%85%E6%8A%A5%E9%81%93/20230518-%E5%85%8B%E9%87%8C%E7%B1%B3%E4%BA%9A%E8%B0%B7%E7%89%A9%E5%88%97%E8%BD%A6%E5%87%BA%E8%BD%A8-%E4%BF%84%E5%9B%BD%E5%AE%98%E5%91%98%E7%A7%B0%E8%A2%AB%E8%93%84%E6%84%8F%E7%A0%B4%E5%9D%8F" text:style-name="Internet_20_link" text:visited-style-name="Visited_20_Internet_20_Link">
https://www.rfi.fr/cn/%E5%9B%BD%E9%99%85%E6%8A%A5%E9%81%93/20230518-%E5%85%8B%E9%87%8C%E7%B1%B3%E4%BA%9A%E8%B0%B7%E7%89%A9%E5%88%97%E8%BD%A6%E5%87%BA%E8%BD%A8-%E4%BF%84%E5%9B%BD%E5%AE%98%E5%91%98%E7%A7%B0%E8%A2%AB%E8%93%84%E6%84%8F%E7%A0%B4%E5%9D%8F</text:a>
</text:p>
      <!--NEWS-->
      <text:h text:style-name="P10" text:outline-level="1">
<text:span text:style-name="T4">
欧盟官员：七国集团或讨论制裁俄罗斯钻石贸易</text:span>
</text:h>
      <text:p text:style-name="P4">
Author: 联合早报 (Person)</text:p>
      <text:p text:style-name="P4">
Publisher: 联合早报 (Organization)</text:p>
      <text:p text:style-name="P4">
Published Time: 2023-05-18T17:11</text:p>
      <text:p text:style-name="P4">
Modified Time: 2023-05-18T17:13</text:p>
      <text:p text:style-name="P4">
Description: 欧盟官员透露，本周的七国集团（G7）峰会或讨论针对俄罗斯钻石贸易的限制措施。路透社报道，一名欧盟官员在星期四（5月18日）的一场简报会上说，G7领导人将在本周的广岛峰会上讨论如何追...</text:p>
      <text:p text:style-name="P4">
Videos: []</text:p>
      <text:p text:style-name="P4">
Audios: []</text:p>
      <text:p text:style-name="P4">
Images: []</text:p>
      <text:p text:style-name="P4">
Type: NewsArticle</text:p>
      <text:p text:style-name="P4">
Breadcrumbs: ['即时', '国际']</text:p>
      <text:p text:style-name="P4">
Keywords: ['俄罗斯', '欧盟', '七国集团', '限制措施', '钻石', '贸易']</text:p>
      <!--METADATA-->
      <text:p text:style-name="P4">
欧盟官员透露，本周的七国集团（G7）峰会或讨论针对俄罗斯钻石贸易的限制措施。</text:p>
      <text:p text:style-name="P4">
路透社报道，一名欧盟官员在星期四（5月18日）的一场简报会上说，G7领导人将在本周的广岛峰会上讨论如何追踪俄罗斯钻石贸易，以便在之后的阶段实施限制。</text:p>
      <text:p text:style-name="P4">
这名官员指出，本次G7广岛峰会的联合公报中可能会涵盖这方面的内容。</text:p>
      <text:p text:style-name="P4">
该官员也强调，现阶段不会就限制措施达成协议，但他相信在落实限制前，会就原则问题达成一致。</text:p>
      <text:p text:style-name="P4">
之前就有报道称，欧盟和G7正在讨论追踪俄罗斯产钻石境外流向的方法，以便限制俄罗斯钻石贸易，但至今还未出台制裁政策。</text:p>
      <text:p text:style-name="P4">
Source: <text:a xlink:type="simple" xlink:href="https://www.zaobao.com.sg/realtime/world/story20230518-1395941" text:style-name="Internet_20_link" text:visited-style-name="Visited_20_Internet_20_Link">
https://www.zaobao.com.sg/realtime/world/story20230518-1395941</text:a>
</text:p>
      <!--NEWS-->
      <text:h text:style-name="P10" text:outline-level="1">
<text:span text:style-name="T4">
变态辣椒：缺心少肺的新疆汽车制造商</text:span>
</text:h>
      <text:p text:style-name="P4">
Author: None</text:p>
      <text:p text:style-name="P4">
Publisher: Radio Free Asia (Organization)</text:p>
      <text:p text:style-name="P4">
Published Time: 2023-05-18T17:12:21-04:00</text:p>
      <text:p text:style-name="P4">
Modified Time: 2023-05-18T17:12: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3.88615in" draw:z-index="0">
<draw:image xlink:href="../Images/rfamandarin/2023-05-18T17-12-21-04-00/000000.png" xlink:type="simple" xlink:show="embed" xlink:actuate="onLoad" draw:mime-type="image/png"/>
</draw:frame>
 <text:a xlink:type="simple" xlink:href="https://www.rfa.org/mandarin/biantailajiaomanhua/pepper-05182023164841.html/@@images/image" text:style-name="Internet_20_link" text:visited-style-name="Visited_20_Internet_20_Link">
</text:a>
自由亚洲电台制图</text:p>
      <text:p text:style-name="P4">
维吾尔人权团体世维会代表在德国大众汽车的年度股东会场外抗议该德国厂商与其合作的上海汽车集团在新疆首府乌鲁木齐涉及维吾尔强迫劳动。在股东会上，一名活动人士向该公司正在发言的一名经理扔出了蛋糕。中国正在因强迫劳动及其它人权问题在国际上遭受严厉抨击，德国国会及其它西方国家的议会则认为，中国政府的相关政策构成种族灭绝及反人类罪，但大众汽车否认存在强迫劳动的问题。</text:p>
      <text:p text:style-name="P4">
Source: <text:a xlink:type="simple" xlink:href="https://www.rfa.org/mandarin/biantailajiaomanhua/pepper-05182023164841.html" text:style-name="Internet_20_link" text:visited-style-name="Visited_20_Internet_20_Link">
https://www.rfa.org/mandarin/biantailajiaomanhua/pepper-05182023164841.html</text:a>
</text:p>
      <!--NEWS-->
      <text:h text:style-name="P10" text:outline-level="1">
<text:span text:style-name="T4">
前广东电视台澳籍主播自曝曾在中国被游说搜集情报</text:span>
</text:h>
      <text:p text:style-name="P4">
Author: None</text:p>
      <text:p text:style-name="P4">
Publisher: Radio Free Asia (Organization)</text:p>
      <text:p text:style-name="P4">
Published Time: 2023-05-18T17:16:00-04:00</text:p>
      <text:p text:style-name="P4">
Modified Time: 2023-05-18T17:24:48-04:00</text:p>
      <text:p text:style-name="P4">
Description: None</text:p>
      <text:p text:style-name="P4">
Videos: []</text:p>
      <text:p text:style-name="P4">
Audios: []</text:p>
      <text:p text:style-name="P4">
Images: []</text:p>
      <!--METADATA-->
      <text:p text:style-name="P4">
Source: <text:a xlink:type="simple" xlink:href="https://www.rfa.org/mandarin/Xinwen/7-05182023171619.html" text:style-name="Internet_20_link" text:visited-style-name="Visited_20_Internet_20_Link">
https://www.rfa.org/mandarin/Xinwen/7-05182023171619.html</text:a>
</text:p>
      <!--NEWS-->
      <text:h text:style-name="P10" text:outline-level="1">
<text:span text:style-name="T4">
网约车也难赚？多地发布入行风险预警</text:span>
</text:h>
      <text:p text:style-name="P4">
Author: None</text:p>
      <text:p text:style-name="P4">
Publisher: Radio Free Asia (Organization)</text:p>
      <text:p text:style-name="P4">
Published Time: 2023-05-18T17:18:11-04:00</text:p>
      <text:p text:style-name="P4">
Modified Time: 2023-05-18T17:18:11-04:00</text:p>
      <text:p text:style-name="P4">
Description: None</text:p>
      <text:p text:style-name="P4">
Videos: []</text:p>
      <text:p text:style-name="P4">
Audios: []</text:p>
      <text:p text:style-name="P4">
Images: []</text:p>
      <!--METADATA-->
      <text:p text:style-name="P4">
Source: <text:a xlink:type="simple" xlink:href="https://www.rfa.org/mandarin/Xinwen/8-05182023171707.html" text:style-name="Internet_20_link" text:visited-style-name="Visited_20_Internet_20_Link">
https://www.rfa.org/mandarin/Xinwen/8-05182023171707.html</text:a>
</text:p>
      <!--NEWS-->
      <text:h text:style-name="P10" text:outline-level="1">
<text:span text:style-name="T4">
亚洲开发银行经济学家：中国须在国有私营间创平环境</text:span>
</text:h>
      <text:p text:style-name="P4">
Author: None</text:p>
      <text:p text:style-name="P4">
Publisher: Radio Free Asia (Organization)</text:p>
      <text:p text:style-name="P4">
Published Time: 2023-05-18T17:19:45-04:00</text:p>
      <text:p text:style-name="P4">
Modified Time: 2023-05-18T17:19:45-04:00</text:p>
      <text:p text:style-name="P4">
Description: None</text:p>
      <text:p text:style-name="P4">
Videos: []</text:p>
      <text:p text:style-name="P4">
Audios: []</text:p>
      <text:p text:style-name="P4">
Images: []</text:p>
      <!--METADATA-->
      <text:p text:style-name="P4">
Source: <text:a xlink:type="simple" xlink:href="https://www.rfa.org/mandarin/Xinwen/9-05182023171931.html" text:style-name="Internet_20_link" text:visited-style-name="Visited_20_Internet_20_Link">
https://www.rfa.org/mandarin/Xinwen/9-05182023171931.html</text:a>
</text:p>
      <!--NEWS-->
      <text:h text:style-name="P10" text:outline-level="1">
<text:span text:style-name="T4">
河北石家庄突降特大冰雹</text:span>
</text:h>
      <text:p text:style-name="P4">
Author: None</text:p>
      <text:p text:style-name="P4">
Publisher: Radio Free Asia (Organization)</text:p>
      <text:p text:style-name="P4">
Published Time: 2023-05-18T17:21:02-04:00</text:p>
      <text:p text:style-name="P4">
Modified Time: 2023-05-18T17:21:02-04:00</text:p>
      <text:p text:style-name="P4">
Description: None</text:p>
      <text:p text:style-name="P4">
Videos: []</text:p>
      <text:p text:style-name="P4">
Audios: []</text:p>
      <text:p text:style-name="P4">
Images: []</text:p>
      <!--METADATA-->
      <text:p text:style-name="P4">
Source: <text:a xlink:type="simple" xlink:href="https://www.rfa.org/mandarin/Xinwen/10-05182023172013.html" text:style-name="Internet_20_link" text:visited-style-name="Visited_20_Internet_20_Link">
https://www.rfa.org/mandarin/Xinwen/10-05182023172013.html</text:a>
</text:p>
      <!--NEWS-->
      <text:h text:style-name="P10" text:outline-level="1">
<text:span text:style-name="T4">
中国驻澳大使：期盼阿尔巴尼斯访华尽早成行</text:span>
</text:h>
      <text:p text:style-name="P4">
Author: chinese@voanews.com (杨安)</text:p>
      <text:p text:style-name="P4">
Publisher: 美国之音中文网 (Type: NewsMediaOrganization)</text:p>
      <text:p text:style-name="P4">
Published Time: 2023-05-18T17:27:01+08:00</text:p>
      <text:p text:style-name="P4">
Modified Time: 2023-05-18 09:27:01Z</text:p>
      <text:p text:style-name="P4">
Description: 澳大利亚总理安东尼·阿尔巴尼斯（Anthony Albanese）去年就任以来，努力修补与中国的关系，并预期今年将访问中国。中国驻澳大利亚大使肖千周四（５月18日）表示，双方正就此进行讨论，“个人希望这趟访问能尽早成行”。</text:p>
      <text:p text:style-name="P4">
Videos: []</text:p>
      <text:p text:style-name="P4">
Images: []</text:p>
      <text:p text:style-name="P4">
Categories: ['亚太', '经济·金融·贸易', '中国']</text:p>
      <text:p text:style-name="P4">
Type: None</text:p>
      <!--METADATA-->
      <text:p text:style-name="P4">
NoneNone</text:p>
      <text:p text:style-name="P4">
Source: <text:a xlink:type="simple" xlink:href="https://www.voachinese.com/a/talks-underway-for-australia-pm-visit-china-20230518/7098524.html" text:style-name="Internet_20_link" text:visited-style-name="Visited_20_Internet_20_Link">
https://www.voachinese.com/a/talks-underway-for-australia-pm-visit-china-20230518/7098524.html</text:a>
</text:p>
      <!--NEWS-->
      <text:h text:style-name="P10" text:outline-level="1">
<text:span text:style-name="T4">
中国年轻人盛行“特种兵式旅游”  为国内旅游复苏蒙上阴影？</text:span>
</text:h>
      <text:p text:style-name="P4">
Author: chinese@voanews.com (金谷)</text:p>
      <text:p text:style-name="P4">
Publisher: 美国之音中文网 (Type: NewsMediaOrganization)</text:p>
      <text:p text:style-name="P4">
Published Time: 2023-05-18T17:48:53+08:00</text:p>
      <text:p text:style-name="P4">
Modified Time: 2023-05-18 09:48:53Z</text:p>
      <text:p text:style-name="P4">
Description: “特种兵式旅游”成为中国的一种新趋势，却成为家庭消费潜在疲软的征兆，为疫情后中国国内旅游的复苏蒙上阴影。</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s-domestic-travel-recovery-marred-by-anti-spending-special-forces-20230518/7098538.html" text:style-name="Internet_20_link" text:visited-style-name="Visited_20_Internet_20_Link">
https://www.voachinese.com/a/china-s-domestic-travel-recovery-marred-by-anti-spending-special-forces-20230518/7098538.html</text:a>
</text:p>
      <!--NEWS-->
      <text:h text:style-name="P10" text:outline-level="1">
<text:span text:style-name="T4">
《亚太报道》2023年5月18日音频</text:span>
</text:h>
      <text:p text:style-name="P4">
Author: None</text:p>
      <text:p text:style-name="P4">
Publisher: Radio Free Asia (Organization)</text:p>
      <text:p text:style-name="P4">
Published Time: 2023-05-18T17:52:07-04:00</text:p>
      <text:p text:style-name="P4">
Modified Time: 2023-05-18T17:52:07-04:00</text:p>
      <text:p text:style-name="P4">
Description: None</text:p>
      <text:p text:style-name="P4">
Videos: []</text:p>
      <text:p text:style-name="P4">
Audios: ["<text:a xlink:type="simple" xlink:href="https://www.rfa.org/mandarin/apr-audio/yp-0518202309420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3.88615in" draw:z-index="0">
<draw:image xlink:href="../Images/rfamandarin/2023-05-18T17-52-07-04-00/000000.png" xlink:type="simple" xlink:show="embed" xlink:actuate="onLoad" draw:mime-type="image/png"/>
</draw:frame>
 <text:a xlink:type="simple" xlink:href="https://www.rfa.org/mandarin/apr-audio/yp-05182023094203.html/@@images/image" text:style-name="Internet_20_link" text:visited-style-name="Visited_20_Internet_20_Link">
</text:a>
 自由亚洲电台制图  <text:a xlink:type="simple" xlink:href="https://www.rfa.org/mandarin/apr-audio/yp-05182023094203.html/@@stream" text:style-name="Internet_20_link" text:visited-style-name="Visited_20_Internet_20_Link">
</text:a>
</text:p>
      <text:p text:style-name="P4">
此次节目的主要内容：</text:p>
      <text:p text:style-name="P4">
1. 社媒发帖触雷，王爱忠寻衅滋事罪成被判囚三年</text:p>
      <text:p text:style-name="P4">
2. 中国人权律师谢阳遭秘密关押和虐待</text:p>
      <text:p text:style-name="P4">
3. "笑果事件"继续发酵， 日本、台湾艺人在华演出受阻</text:p>
      <text:p text:style-name="P4">
4. 香港难容政治漫画与讽刺性时评，言论自由持续沦陷</text:p>
      <text:p text:style-name="P4">
5. 本台记者专访北京亮马桥白纸运动现场参与者</text:p>
      <text:p text:style-name="P4">
Source: <text:a xlink:type="simple" xlink:href="https://www.rfa.org/mandarin/apr-audio/yp-05182023094203.html" text:style-name="Internet_20_link" text:visited-style-name="Visited_20_Internet_20_Link">
https://www.rfa.org/mandarin/apr-audio/yp-05182023094203.html</text:a>
</text:p>
      <!--NEWS-->
      <text:h text:style-name="P10" text:outline-level="1">
<text:span text:style-name="T4">
克宫：冻结芬兰外交银行账户 为回应西方集体不友好行为</text:span>
</text:h>
      <text:p text:style-name="P4">
Author: 联合早报 (Person)</text:p>
      <text:p text:style-name="P4">
Publisher: 联合早报 (Organization)</text:p>
      <text:p text:style-name="P4">
Published Time: 2023-05-18T18:07</text:p>
      <text:p text:style-name="P4">
Modified Time: 2023-05-18T18:36</text:p>
      <text:p text:style-name="P4">
Description: 俄罗斯克里姆林宫星期四（5月18日）表明，冻结芬兰驻俄使领馆的银行账户是为回应“西方集体”的不友好行为。路透社报道，芬兰外交部星期三（17日）称芬驻莫斯科大使馆、驻圣彼得堡领事馆的...</text:p>
      <text:p text:style-name="P4">
Videos: []</text:p>
      <text:p text:style-name="P4">
Audios: []</text:p>
      <text:p text:style-name="P4">
Images: []</text:p>
      <text:p text:style-name="P4">
Type: NewsArticle</text:p>
      <text:p text:style-name="P4">
Breadcrumbs: ['即时', '国际']</text:p>
      <text:p text:style-name="P4">
Keywords: ['俄罗斯', '芬兰', '外交']</text:p>
      <!--METADATA-->
      <text:p text:style-name="P4">
俄罗斯克里姆林宫星期四（5月18日）表明， <text:a xlink:type="simple" xlink:href="https://www.zaobao.com/realtime/world/story20230517-1395606" text:style-name="Internet_20_link" text:visited-style-name="Visited_20_Internet_20_Link">
</text:a>
是为回应“西方集体”的不友好行为。</text:p>
      <text:p text:style-name="P4">
路透社报道，芬兰外交部星期三（17日）称芬驻莫斯科大使馆、驻圣彼得堡领事馆的外交银行账户遭冻结，使得使馆只能用现金进行支付。</text:p>
      <text:p text:style-name="P4">
芬兰外长哈维斯托（Pekka Haavisto）当天指出，其他一些欧盟国家也遇到在俄资金往来问题，但芬兰受到的限制更为严重。</text:p>
      <text:p text:style-name="P4">
克宫发言人佩斯科夫评论称，这不是俄罗斯方面的举措，“我们是对西方集体中几个国家当局造成的局面作出反应，很遗憾其中包括芬兰。”</text:p>
      <text:p text:style-name="P4">
俄罗斯外交部发言人扎哈罗娃星期三晚些时候指出，冻结芬兰外交银行账号只是就俄罗斯外交人员在芬兰所受限制的“对等措施”。</text:p>
      <text:p text:style-name="P4">
俄乌战争爆发后，俄驻欧洲各国大使馆的银行账户出现问题，有时还出现资金被当局没收的情况，以惩罚莫斯科在乌克兰的行动。</text:p>
      <text:p text:style-name="P4">
Source: <text:a xlink:type="simple" xlink:href="https://www.zaobao.com.sg/realtime/world/story20230518-1395954" text:style-name="Internet_20_link" text:visited-style-name="Visited_20_Internet_20_Link">
https://www.zaobao.com.sg/realtime/world/story20230518-1395954</text:a>
</text:p>
      <!--NEWS-->
      <text:h text:style-name="P10" text:outline-level="1">
<text:span text:style-name="T4">
美国与冰岛讨论北极议题及中国的挑战</text:span>
</text:h>
      <text:p text:style-name="P4">
Author: chinese@voanews.com (金谷)</text:p>
      <text:p text:style-name="P4">
Publisher: 美国之音中文网 (Type: NewsMediaOrganization)</text:p>
      <text:p text:style-name="P4">
Published Time: 2023-05-18T18:11:31+08:00</text:p>
      <text:p text:style-name="P4">
Modified Time: 2023-05-18 10:11:31Z</text:p>
      <text:p text:style-name="P4">
Description: 欧洲委员会46个成员国周二（5月16日）开始在冰岛召开该组织过去18年来的首次峰会。与会的美国驻联合国大使琳达·托马斯-格林菲尔德（Linda Thomas-Greenfield）于周三（5月17 日）在雷克雅未克会见了冰岛外交部长吉尔法多蒂尔（Thordis Kolbrun Reykfjörd Gylfadóttir）。两人讨论了对乌克兰的持续支持、中华人民共和国带来的挑战、在北极理事会的合作以及其他全球议题。</text:p>
      <text:p text:style-name="P4">
Videos: []</text:p>
      <text:p text:style-name="P4">
Images: []</text:p>
      <text:p text:style-name="P4">
Categories: ['欧洲', '美国', '中国']</text:p>
      <text:p text:style-name="P4">
Type: None</text:p>
      <!--METADATA-->
      <text:p text:style-name="P4">
NoneNone</text:p>
      <text:p text:style-name="P4">
Source: <text:a xlink:type="simple" xlink:href="https://www.voachinese.com/a/us-iceland-china-arctic-challenge-20230518/7098561.html" text:style-name="Internet_20_link" text:visited-style-name="Visited_20_Internet_20_Link">
https://www.voachinese.com/a/us-iceland-china-arctic-challenge-20230518/7098561.html</text:a>
</text:p>
      <!--NEWS-->
      <text:h text:style-name="P10" text:outline-level="1">
<text:span text:style-name="T4">
叙利亚总统抵沙乌地 将出席阿拉伯联盟会议</text:span>
</text:h>
      <text:p text:style-name="P4">
Publisher: 法新社</text:p>
      <text:p text:style-name="P4">
Published Time: 2023-05-18T18:32:08+00:00</text:p>
      <text:p text:style-name="P4">
Modified Time: 2023-05-18T18:05:02+00:00</text:p>
      <text:p text:style-name="P4">
Description: （法新社大马士革18日电） 叙利亚总统阿塞德（Bashar al-Assad）今天抵达沙乌地阿拉伯，准备出席阿拉伯联盟（Arab……</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3.617581in" draw:z-index="0">
<draw:image xlink:href="../Images/rficn/2023-05-18T18-32-08-00-00/000000.png" xlink:type="simple" xlink:show="embed" xlink:actuate="onLoad" draw:mime-type="image/png"/>
</draw:frame>
</text:p>
      <text:p text:style-name="P4">
叙利亚电视台报导，阿塞德「抵达吉达（Jeddah）的阿卜杜拉齐兹国王国际机场（King Abdulaziz InternationalAirport），以参加（明天的）阿拉伯联盟峰会」。</text:p>
      <text:p text:style-name="P4">
这次访问象徵阿塞德正式回归阿盟。阿盟在2011年11月暂停叙利亚会员国资格，因为大马士革政府血腥镇压抗议民众，引发一场50万人死亡、数百万人流离失所的冲突。</text:p>
      <text:p text:style-name="P4">
当时沙乌地阿拉伯与其他阿拉伯国家不是切断与阿塞德的关系，就是让双边关系降级。冲突期间，沙乌地还公开支持把阿塞德赶下台。</text:p>
      <text:p text:style-name="P4">
然而阿盟本月稍早欢迎叙利亚回归，东道主沙乌地阿拉伯还不顾其他阿拉伯国家反对，邀请阿塞德出席明天的峰会。</text:p>
      <text:p text:style-name="P4">
根据叙利亚的亲政府报社「祖国报」（Al-Watan），阿塞德今天晚上和明天上午可能会「跟几位领导人在双边会议中会面」。</text:p>
      <text:p text:style-name="P4">
阿塞德上次参加的阿盟峰会为2010年的利比亚峰会。</text:p>
      <text:p text:style-name="P4">
Source: <text:a xlink:type="simple" xlink:href="https://www.rfi.fr/cn/%E5%9B%BD%E9%99%85%E6%8A%A5%E9%81%93/20230518-%E5%8F%99%E5%88%A9%E4%BA%9A%E6%80%BB%E7%BB%9F%E6%8A%B5%E6%B2%99%E4%B9%8C%E5%9C%B0-%E5%B0%86%E5%87%BA%E5%B8%AD%E9%98%BF%E6%8B%89%E4%BC%AF%E8%81%94%E7%9B%9F%E4%BC%9A%E8%AE%AE" text:style-name="Internet_20_link" text:visited-style-name="Visited_20_Internet_20_Link">
https://www.rfi.fr/cn/%E5%9B%BD%E9%99%85%E6%8A%A5%E9%81%93/20230518-%E5%8F%99%E5%88%A9%E4%BA%9A%E6%80%BB%E7%BB%9F%E6%8A%B5%E6%B2%99%E4%B9%8C%E5%9C%B0-%E5%B0%86%E5%87%BA%E5%B8%AD%E9%98%BF%E6%8B%89%E4%BC%AF%E8%81%94%E7%9B%9F%E4%BC%9A%E8%AE%AE</text:a>
</text:p>
      <!--NEWS-->
      <text:h text:style-name="P10" text:outline-level="1">
<text:span text:style-name="T4">
马国在边境油站试行无补贴燃油政策</text:span>
</text:h>
      <text:p text:style-name="P4">
Author: 联合早报 (Person)</text:p>
      <text:p text:style-name="P4">
Publisher: 联合早报 (Organization)</text:p>
      <text:p text:style-name="P4">
Published Time: 2023-05-18T18:53</text:p>
      <text:p text:style-name="P4">
Modified Time: 2023-05-18T18:53</text:p>
      <text:p text:style-name="P4">
Description: 马来西亚政府每年耗费巨资补贴燃油，对政府构成沉重的财务压力，相关走私活动也屡禁不止。当局于是在马国靠近泰国边境的特定油站，展开无补贴油站燃油试点计划，让这些油站售卖完全没有补贴的R...</text:p>
      <text:p text:style-name="P4">
Videos: []</text:p>
      <text:p text:style-name="P4">
Audios: []</text:p>
      <text:p text:style-name="P4">
Images: []</text:p>
      <text:p text:style-name="P4">
Type: NewsArticle</text:p>
      <text:p text:style-name="P4">
Breadcrumbs: ['即时', '国际']</text:p>
      <text:p text:style-name="P4">
Keywords: ['马来西亚', '阿末扎希', '泰国', '补贴']</text:p>
      <!--METADATA-->
      <text:p text:style-name="P4">
马来西亚政府每年耗费巨资补贴燃油，对政府构成沉重的财务压力，相关走私活动也屡禁不止。当局于是在马国靠近泰国边境的特定油站，展开无补贴油站燃油试点计划，让这些油站售卖完全没有补贴的Ron95汽油和柴油，结果发现效果不错而有意扩大实施。</text:p>
      <text:p text:style-name="P4">
无补贴油站是由国内贸易及生活成本部（KPDN）负责的计划。当局先在玻璃市的巴东勿刹及旺吉辇的两家油站开始这项计划。马国政府禁止外国车辆购买受补贴的燃油。</text:p>
      <text:p text:style-name="P4">
当局发现参与试点计划的油站售卖的Ron95汽油和柴油量都增加了。这是因为马国无补贴燃油的价格仍比泰国同类燃油低，许多开车入境马国的泰国民众都添购燃油后才返回泰国。</text:p>
      <text:p text:style-name="P4">
副首相阿末扎希星期四（5月18日）在国家生活成本行动理事会会议后的记者会上透露，政府在马泰边界推行的无补贴油站试点计划已见成效，并为国家省下约500万令吉（约148万新元）的Ron95汽油和柴油补贴资金。</text:p>
      <text:p text:style-name="P4">
他说：“首两个月的报告显示，（玻璃市）受补贴的柴油与Ron95汽油的销量减少13.2%及15.7%。然而，两家无补贴油站的柴油销量增加14.75%，Ron95汽油销量则增加43.27%。”</text:p>
      <text:p text:style-name="P4">
他指出，无补贴Ron95汽油售价为每公升3.05令吉，柴油则为每公升3令吉。“这些价格都比泰国便宜。泰国的Ron95汽油每公升售价4.62令吉，柴油则每公升4.24令吉。”</text:p>
      <text:p text:style-name="P4">
他也指出，由于实施成效不错，国内贸易及生活成本部计划将无补贴油站措施扩展到吉兰丹、吉打、霹雳、砂拉越、沙巴和柔佛。</text:p>
      <text:p text:style-name="P4">
Source: <text:a xlink:type="simple" xlink:href="https://www.zaobao.com.sg/realtime/world/story20230518-1395961" text:style-name="Internet_20_link" text:visited-style-name="Visited_20_Internet_20_Link">
https://www.zaobao.com.sg/realtime/world/story20230518-1395961</text:a>
</text:p>
      <!--NEWS-->
      <text:h text:style-name="P10" text:outline-level="1">
<text:span text:style-name="T4">
周四美市盘前小幅走高 重点谈零售连锁商Target季度业绩</text:span>
</text:h>
      <text:p text:style-name="P4">
Author: 李可爱 (Person)</text:p>
      <text:p text:style-name="P4">
Publisher: 联合早报 (Organization)</text:p>
      <text:p text:style-name="P4">
Published Time: 2023-05-18T19:41</text:p>
      <text:p text:style-name="P4">
Modified Time: 2023-05-18T19:41</text:p>
      <text:p text:style-name="P4">
Description: 星期四（5月18日）重点：●美国华尔街股市主要股指期货星期四（5月18日）小幅走高。在7时截稿时，标准与普尔500指数期货上升8.30点或0.20％，报4167.10点；纳斯达克1...</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股市', '美市', '财经即时', '零售']</text:p>
      <!--METADATA-->
      <text:h text:style-name="P13" text:outline-level="4">
<text:span text:style-name="T4">
星期四（5月18日）重点：</text:span>
</text:h>
      <text:p text:style-name="P4">
●美国华尔街股市主要股指期货星期四（5月18日）小幅走高。在7时截稿时，标准与普尔500指数期货上升8.30点或0.20％，报4167.10点；纳斯达克100指数期货起23.50点或0.17％，报13612.80点；道琼斯指数期货则起19.30点，报33440.10点。</text:p>
      <text:p text:style-name="P4">
●美国联邦债务上限可能很快达成协议，市场情绪开始乐观，再加上许多银行股开始反弹，带动美国股市在隔夜（星期三）大幅上涨。</text:p>
      <text:p text:style-name="P4">
●标准与普尔500指数隔夜上升48.87点，闭市报4158.77点。重量级的道琼斯指数也大幅度上升408.63点，闭市报33420.77点。以科技股为主的纳斯达克100指数起了1.22％或163.25点，以13589.26点收市。</text:p>
      <text:p text:style-name="P4">
●美国股市隔夜的交易一般，交易所的总成交量是103亿5000万股，比过去20天的105亿9000万股平均成交量少。</text:p>
      <text:h text:style-name="P13" text:outline-level="4">
<text:span text:style-name="T4">
盘前交易重点：</text:span>
</text:h>
      <text:p text:style-name="P4">
●全球最大零售商沃尔玛将在星期四晚上盘前发布业绩。沃尔玛股价在盘前上升0.33美元，截稿时报149.86美元。</text:p>
      <text:p text:style-name="P4">
●市场盛传，美光科技公司（Micron TechnologyInc）将从日本政府那边获得约2000亿日元（约14.5亿美元）的财政津贴，以协助日本制造下一代的存储晶片。美光科技股价在星期四晚上盘前上升1.46美元，截稿时报66.38美元。</text:p>
      <text:p text:style-name="P4">
●流媒体巨头网飞（NetflixInc）隔夜在与广告商聚会时透露，最近该公司推出的较低订阅费，包括商业广告的配套，已经在全球拥有接近500万户的月活跃用户。这个消息带动网飞股价在星期四晚上盘前起4.19美元，截稿时报344.15美元。</text:p>
      <text:p text:style-name="P4">
●星期四下文我们来看看零售连锁商Target的季度业绩。星期四晚上盘前该股下跌1.25美元，截稿时报159.71美元。</text:p>
      <text:p text:style-name="P4">
●盘前活跃股按序：西太平洋合众银行、特斯拉、英伟达（Nvidia）、Palantir Technologies Inc和C3.aiInc。截稿时，这五只活跃股的股价全部上升。</text:p>
      <text:p text:style-name="P4">
<draw:frame draw:style-name="fr1" draw:name="Image181" text:anchor-type="as-char" svg:width="6.9236in" svg:height="4.615733in" draw:z-index="0">
<draw:image xlink:href="../Images/zaobao world/2023-05-18T19-41/000000.png" xlink:type="simple" xlink:show="embed" xlink:actuate="onLoad" draw:mime-type="image/png"/>
</draw:frame>
美国零售商普遍面临的另一个挑战是有组织的零售盗窃。Target估计因为这些盗窃，盈利能力减少了超过10亿美元。（法新社）</text:p>
      <text:h text:style-name="P13" text:outline-level="4">
<text:span text:style-name="T4">
Target Corporation（纽约证券交易所代码：TGT）</text:span>
</text:h>
      <text:p text:style-name="P4">
虽然零售连锁商Target隔夜发布的季度业绩，销售额同比几乎持平，集团高管们也承认消费者开始对开支更谨慎，但是因为消费者转向购买了更多的必需品，让Target的盈利表现仍稍微超越了华尔街分析师的平均预测，带动了该集团股价在隔夜上涨2.58％。</text:p>
      <text:p text:style-name="P4">
不过在发布业绩的同时，Target高管也预测当前季度的整体销售将会保持低迷，可比销售额（comparablesales）甚至会以低个位数的幅度下降。虽然如此，这家大型零售商仍坚持它之前对全年业绩的展望，并预计本财年的可比销售额可能下降低个位数，或是以低个位数增长；全年每股盈利预料会介于7.75美元至8.75美元之间。</text:p>
      <text:p text:style-name="P4">
首席执行官康奈尔（BrianCornell）说，即使现在的消费者已经少买非必需品，Target仍然还是有能力吸引到他们来购买杂货、日常必需品和当下流行的商品。</text:p>
      <text:p text:style-name="P4">
根据Target截至4月29日的第一季度业绩报告，集团营业额是253亿2000万美元，每股净利是2.05美元。而Refinitiv搜集到的分析师平均预估数字则是营业额252亿9000万美元，每股净利则是1.76美元。以这两个数字做比较，Target的季度业绩算是超标的。</text:p>
      <text:p text:style-name="P4">
不过与2022年同时期比较，Target的第一季度净利是从10亿1000万美元或每股净利2.16美元，下降至9亿5000万美元或每股净利2.05美元。营业额则较一年前的251亿7000万美元略增近1％。</text:p>
      <text:p text:style-name="P4">
集团首席增长官亨宁顿（ChristinaHennington）说：“今年2月份的销售额最为强劲，3月份开始减弱，而在接近4月底时整体消费情况是又进一步走软。”</text:p>
      <text:p text:style-name="P4">
在众多产品类别当中，美容品的销售表现是最强劲的，销售额同比增长了十几巴仙。食品和饮料类则以高个位数增长。在保健品和宠物用品的支持下，家庭必需品销售额也以低个位数增长。</text:p>
      <text:p text:style-name="P4">
追溯回2022年这个时候，Target不但要应付更高的运费，而且也面对疫情的“热门产品”如自行车和厨具等在疫情逐渐消退后囤积在货架上和仓库的问题。所幸Target的运费已开始下降，旗下各分店因存款过剩的降价促销活动也减少，让它的营运逐步重回正轨的迹象。不过根据Target高管在2月份发表的谈话，Target的营运盈利率可能要等到下一个财政年度或更迟时候才会恢复到疫情前的水平。</text:p>
      <text:p text:style-name="P4">
除了谈到正常的业务之外，康奈尔也提出了美国零售商普遍面临的另一个挑战：有组织的零售盗窃。他说：“Target因为这些盗窃，盈利能力减少了超过10亿美元。而且很不幸的是，我们商店和整个零售业面对的暴力事件还在增加。”</text:p>
      <text:p text:style-name="P4">
虽然如此，Tipranks的24名分析师当中还有14名给予该股“买进”的评级，10名给予“持守”的评级，一年期限平均目标价是180.92美元。</text:p>
      <text:p text:style-name="P4">
Source: <text:a xlink:type="simple" xlink:href="https://www.zaobao.com.sg/realtime/world/story20230518-1395968" text:style-name="Internet_20_link" text:visited-style-name="Visited_20_Internet_20_Link">
https://www.zaobao.com.sg/realtime/world/story20230518-1395968</text:a>
</text:p>
      <!--NEWS-->
      <text:h text:style-name="P10" text:outline-level="1">
<text:span text:style-name="T4">
拜登岸田文雄广岛会晤</text:span>
</text:h>
      <text:p text:style-name="P4">
Author: 联合早报 (Person)</text:p>
      <text:p text:style-name="P4">
Publisher: 联合早报 (Organization)</text:p>
      <text:p text:style-name="P4">
Published Time: 2023-05-18T20:04</text:p>
      <text:p text:style-name="P4">
Modified Time: 2023-05-18T22:35</text:p>
      <text:p text:style-name="P4">
Description: 日本首相岸田文雄星期四（5月18日）在日本广岛与美国总统拜登举行会晤。路透社报道，美国白宫星期四发布声明指出，拜登和岸田文雄在会上讨论了两国如何进一步加强防务和经济合作，决心继续支...</text:p>
      <text:p text:style-name="P4">
Videos: []</text:p>
      <text:p text:style-name="P4">
Audios: []</text:p>
      <text:p text:style-name="P4">
Images: []</text:p>
      <text:p text:style-name="P4">
Type: NewsArticle</text:p>
      <text:p text:style-name="P4">
Breadcrumbs: ['即时', '国际']</text:p>
      <text:p text:style-name="P4">
Keywords: ['美日关系', '七国集团', '亚太地区', '拜登', '岸田文雄']</text:p>
      <!--METADATA-->
      <text:p text:style-name="P4">
日本首相岸田文雄星期四（5月18日）在日本广岛与美国总统拜登举行会晤。</text:p>
      <text:p text:style-name="P4">
路透社报道，美国白宫星期四发布声明指出，拜登和岸田文雄在会上讨论了两国如何进一步加强防务和经济合作，决心继续支持乌克兰抵御俄罗斯的野蛮和非法入侵，并承诺为应对区域安全挑战展开密切合作。</text:p>
      <text:p text:style-name="P4">
拜登称美日联盟是地区和平与繁荣的基石，并重申了美国利用其全部能力扩大威慑的承诺。</text:p>
      <text:p text:style-name="P4">
两位领导人谈及朝鲜核导和中国胁迫行为等区域安全问题，强调美日反对任何以武力改变现状的企图，并重申决心维护台湾海峡的和平与稳定。</text:p>
      <text:p text:style-name="P4">
双方表示支持亚细安的中心地位，并强调在印太地区加强多边合作的重要性，特别是与韩国、包括澳大利亚和印度在内的四方安全对话国家（Quadnations）、东南亚和太平洋岛屿国家的合作。</text:p>
      <text:p text:style-name="P4">
拜登和岸田还承诺将继续深化双边关系，以推进双方对自由和开放的印度太平洋的共同愿景。</text:p>
      <text:p text:style-name="P4">
中国方面则对G7涉华议题表示不满。中国驻日本使馆公使杨宇星期四评论称，中方对近期种种迹象反映出的峰会涉华消极动向表示严重关切，敦促东道国日本切实妥处峰会涉华因素。</text:p>
      <text:p text:style-name="P4">
另据日本共同社报道指出，这是两人1月在 <text:a xlink:type="simple" xlink:href="https://www.zaobao.com.sg/news/world/story20230114-1353211" text:style-name="Internet_20_link" text:visited-style-name="Visited_20_Internet_20_Link">
</text:a>
 之后，再次举行首脑会谈。</text:p>
      <text:p text:style-name="P4">
岸田称将在峰会上展现G7坚持国际秩序的意志，并与拜登就美日在人工智能（AI）等尖端技术领域展开合作达成共识。</text:p>
      <text:p text:style-name="P4">
此外，双方一致认为对面临粮食危机和能源问题的全球南方国家提供援助十分重要。</text:p>
      <text:p text:style-name="P4">
Source: <text:a xlink:type="simple" xlink:href="https://www.zaobao.com.sg/realtime/world/story20230518-1395974" text:style-name="Internet_20_link" text:visited-style-name="Visited_20_Internet_20_Link">
https://www.zaobao.com.sg/realtime/world/story20230518-1395974</text:a>
</text:p>
      <!--NEWS-->
      <text:h text:style-name="P10" text:outline-level="1">
<text:span text:style-name="T4">
泰国前进党拟组建八党联合政府</text:span>
</text:h>
      <text:p text:style-name="P4">
Author: 联合早报 (Person)</text:p>
      <text:p text:style-name="P4">
Publisher: 联合早报 (Organization)</text:p>
      <text:p text:style-name="P4">
Published Time: 2023-05-18T20:41</text:p>
      <text:p text:style-name="P4">
Modified Time: 2023-05-18T20:56</text:p>
      <text:p text:style-name="P4">
Description: 泰国前进党党魁披塔正式宣布拟组建八党联合政府，他则将出任首相。综合外电报道，披塔星期四（5月18日）在新闻发布会上说，前进党已召集到下议院新当选议员中的313席，符合组建新政府资格...</text:p>
      <text:p text:style-name="P4">
Videos: []</text:p>
      <text:p text:style-name="P4">
Audios: []</text:p>
      <text:p text:style-name="P4">
Images: []</text:p>
      <text:p text:style-name="P4">
Type: NewsArticle</text:p>
      <text:p text:style-name="P4">
Breadcrumbs: ['即时', '国际']</text:p>
      <text:p text:style-name="P4">
Keywords: ['泰国大选', '前进党', '泰国政局', '披塔']</text:p>
      <!--METADATA-->
      <text:p text:style-name="P4">
泰国前进党党魁披塔正式宣布拟组建八党联合政府，他则将出任首相。</text:p>
      <text:p text:style-name="P4">
综合外电报道，披塔星期四（5月18日）在新闻发布会上说，前进党已召集到下议院新当选议员中的313席，符合组建新政府资格；包括前进党在内的八个政党一致同意在尊重人民意愿的基础上，支持披塔出任泰国新一任首相。</text:p>
      <text:p text:style-name="P4">
若联合八党组建执政联盟，前进党将居于领导地位，党魁披塔已起草一份谅解备忘录，但最终版本会由八党成员组成的委员会制定。</text:p>
      <text:p text:style-name="P4">
谅解备忘录内容将包括各党之间为应对民族、政治、经济和民生等方面危机需展开的合作。最终细节将于下星期一（22日）公布。</text:p>
      <text:p text:style-name="P4">
Source: <text:a xlink:type="simple" xlink:href="https://www.zaobao.com.sg/realtime/world/story20230518-1395981" text:style-name="Internet_20_link" text:visited-style-name="Visited_20_Internet_20_Link">
https://www.zaobao.com.sg/realtime/world/story20230518-1395981</text:a>
</text:p>
      <!--NEWS-->
      <text:h text:style-name="P10" text:outline-level="1">
<text:span text:style-name="T4">
俄外长：非洲六国领导人6或7月访俄促和</text:span>
</text:h>
      <text:p text:style-name="P4">
Author: 联合早报 (Person)</text:p>
      <text:p text:style-name="P4">
Publisher: 联合早报 (Organization)</text:p>
      <text:p text:style-name="P4">
Published Time: 2023-05-18T20:51</text:p>
      <text:p text:style-name="P4">
Modified Time: 2023-05-18T21:05</text:p>
      <text:p text:style-name="P4">
Description: 俄罗斯外交部长拉夫罗夫证实，由南非、刚果、埃及、塞内加尔、赞比亚和乌干达六国首脑组成的非洲领导人和平代表团将于6月或7月访问莫斯科。综合法新社和路透社报道，拉夫罗夫星期四（5月18...</text:p>
      <text:p text:style-name="P4">
Videos: []</text:p>
      <text:p text:style-name="P4">
Audios: []</text:p>
      <text:p text:style-name="P4">
Images: []</text:p>
      <text:p text:style-name="P4">
Type: NewsArticle</text:p>
      <text:p text:style-name="P4">
Breadcrumbs: ['即时', '国际']</text:p>
      <text:p text:style-name="P4">
Keywords: ['乌克兰危机', '俄乌战争', '俄罗斯', '非洲', '拉夫罗夫']</text:p>
      <!--METADATA-->
      <text:p text:style-name="P4">
俄罗斯外交部长拉夫罗夫证实，由南非、刚果、埃及、塞内加尔、赞比亚和乌干达六国首脑组成的非洲领导人和平代表团将于6月或7月访问莫斯科。</text:p>
      <text:p text:style-name="P4">
综合法新社和路透社报道，拉夫罗夫星期四（5月18日）在乌干达会见乌干达外长奥东格（JejeOdongo）时称，非洲六国领导人的代表团将访问俄罗斯，就促成俄乌和平与俄方会谈。</text:p>
      <text:p text:style-name="P4">
拉夫罗夫说：“考虑到南非总统拉马福萨的意愿，我们可能会将访问日期定在6月中旬或6月底，或者7月初。”</text:p>
      <text:p text:style-name="P4">
拉马福萨星期二（16日）说，俄罗斯总统普京和乌克兰总统泽连斯基均已同意会见非洲和平代表团。</text:p>
      <text:p text:style-name="P4">
克里姆林宫发言人佩斯科夫说，俄方准备“非常认真地听取任何有助于解决乌克兰局势的建议”。</text:p>
      <text:p text:style-name="P4">
拉夫罗夫强调，普京“一直准备好与诚心希望世界稳定的伙伴对话”，俄罗斯对非洲领导人提出的具体倡议表示期待。</text:p>
      <text:p text:style-name="P4">
Source: <text:a xlink:type="simple" xlink:href="https://www.zaobao.com.sg/realtime/world/story20230518-1395983" text:style-name="Internet_20_link" text:visited-style-name="Visited_20_Internet_20_Link">
https://www.zaobao.com.sg/realtime/world/story20230518-1395983</text:a>
</text:p>
      <!--NEWS-->
      <text:h text:style-name="P10" text:outline-level="1">
<text:span text:style-name="T4">
中国驻澳大使希望堪培拉加大对倾覆中国渔船的搜救行动</text:span>
</text:h>
      <text:p text:style-name="P4">
Author: chinese@voanews.com (美国之音)</text:p>
      <text:p text:style-name="P4">
Publisher: 美国之音中文网 (Type: NewsMediaOrganization)</text:p>
      <text:p text:style-name="P4">
Published Time: 2023-05-18T21:00:24+08:00</text:p>
      <text:p text:style-name="P4">
Modified Time: 2023-05-18 13:00:24Z</text:p>
      <text:p text:style-name="P4">
Description: 中国驻澳大利亚大使肖千星期四 (5月18日) 希望堪培拉能加大救援行动，帮助寻找近日在印度洋倾覆的一艘中国远洋渔船上失踪的39名船员的下落。同时，有报道说，已经找到两位船员的尸体。</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china-asks-australia-to-increase-search-for-missing-sailers-20230518/7098651.html" text:style-name="Internet_20_link" text:visited-style-name="Visited_20_Internet_20_Link">
https://www.voachinese.com/a/china-asks-australia-to-increase-search-for-missing-sailers-20230518/7098651.html</text:a>
</text:p>
      <!--NEWS-->
      <text:h text:style-name="P10" text:outline-level="1">
<text:span text:style-name="T4">
拜登抵达日本参加七国集团峰会</text:span>
</text:h>
      <text:p text:style-name="P4">
Author: chinese@voanews.com (美国之音)</text:p>
      <text:p text:style-name="P4">
Publisher: 美国之音中文网 (Type: NewsMediaOrganization)</text:p>
      <text:p text:style-name="P4">
Published Time: 2023-05-18T21:16:23+08:00</text:p>
      <text:p text:style-name="P4">
Modified Time: 2023-05-18 16:34:41Z</text:p>
      <text:p text:style-name="P4">
Description: 美国总统乔·拜登星期四抵达日本，参加七国集团领导人峰会。预计这次峰会将专注于反击中国的经济行为，并支持乌克兰抗击俄罗斯的入侵。</text:p>
      <text:p text:style-name="P4">
Videos: []</text:p>
      <text:p text:style-name="P4">
Images: []</text:p>
      <text:p text:style-name="P4">
Categories: ['美国', '中国', '台湾']</text:p>
      <text:p text:style-name="P4">
Type: None</text:p>
      <!--METADATA-->
      <text:p text:style-name="P4">
NoneNone</text:p>
      <text:p text:style-name="P4">
Source: <text:a xlink:type="simple" xlink:href="https://www.voachinese.com/a/biden-in-japan-for-g7-talks-20230518/7098626.html" text:style-name="Internet_20_link" text:visited-style-name="Visited_20_Internet_20_Link">
https://www.voachinese.com/a/biden-in-japan-for-g7-talks-20230518/7098626.html</text:a>
</text:p>
      <!--NEWS-->
      <text:h text:style-name="P10" text:outline-level="1">
<text:span text:style-name="T4">
马国企业不爱特别假期</text:span>
</text:h>
      <text:p text:style-name="P4">
Author: 联合早报 (Person)</text:p>
      <text:p text:style-name="P4">
Publisher: 联合早报 (Organization)</text:p>
      <text:p text:style-name="P4">
Published Time: 2023-05-18T21:27</text:p>
      <text:p text:style-name="P4">
Modified Time: 2023-05-18T21:40</text:p>
      <text:p text:style-name="P4">
Description: 马来西亚联邦政府及各州政府经常由于体育健儿在各项赛事表现出色而宣布全国或全州放假一天，让当地私人企业大呼吃不消。他们因此呼吁政府别再随意且临时宣布特别假期。马国全国总商会（NCCI...</text:p>
      <text:p text:style-name="P4">
Videos: []</text:p>
      <text:p text:style-name="P4">
Audios: []</text:p>
      <text:p text:style-name="P4">
Images: []</text:p>
      <text:p text:style-name="P4">
Type: NewsArticle</text:p>
      <text:p text:style-name="P4">
Breadcrumbs: ['即时', '国际']</text:p>
      <text:p text:style-name="P4">
Keywords: ['马来西亚', '企业', '公共假期']</text:p>
      <!--METADATA-->
      <text:p text:style-name="P4">
马来西亚联邦政府及各州政府经常由于体育健儿在各项赛事表现出色而宣布全国或全州放假一天，让当地私人企业大呼吃不消。他们因此呼吁政府别再随意且临时宣布特别假期。</text:p>
      <text:p text:style-name="P4">
马国全国总商会（NCCIM）总会长苏添来星期四（5月18日）在“2023年国家经济论坛”演说时提醒政府，企业不希望政府随心宣布特假，因为这将对企业带来巨大的影响，并蒙受严重损失。</text:p>
      <text:p text:style-name="P4">
他说，根据计算，政府宣布一天的特别公共假期，全国制造业者将损失约30亿令吉（约8.9亿新元）。</text:p>
      <text:p text:style-name="P4">
他指出，这是因为业者必须为公共假期工作的员工支付底薪三倍的薪资，这笔薪资成本约20亿令吉。这还不包括停产及其他约10亿令吉的损失。“我们不要这种惊喜，政府的职责是改善经济和让政府部门运作，不是宣布特别假期。”</text:p>
      <text:p text:style-name="P4">
出席论坛的经济部长拉菲兹回应苏添来时指出：“苏添来说，政府不能随心所欲做决定，包括随兴宣布特别假期。我将把此事带到内阁会议讨论。”</text:p>
      <text:p text:style-name="P4">
他打趣说，他在内阁会议中，并不能像苏添来那样畅所欲言。“我不能像以前的我那样随心所欲地讲话。”</text:p>
      <text:p text:style-name="P4">
Source: <text:a xlink:type="simple" xlink:href="https://www.zaobao.com.sg/realtime/world/story20230518-1395992" text:style-name="Internet_20_link" text:visited-style-name="Visited_20_Internet_20_Link">
https://www.zaobao.com.sg/realtime/world/story20230518-1395992</text:a>
</text:p>
      <!--NEWS-->
      <text:h text:style-name="P10" text:outline-level="1">
<text:span text:style-name="T4">
美股收高</text:span>
</text:h>
      <text:p text:style-name="P4">
Publisher: 法新社</text:p>
      <text:p text:style-name="P4">
Published Time: 2023-05-18T21:32:07+00:00</text:p>
      <text:p text:style-name="P4">
Modified Time: 2023-05-18T21:05:01+00:00</text:p>
      <text:p text:style-name="P4">
Description: （法新社纽约18日电） 美国股市主要指数今天都收高，因零售业龙头沃尔玛（Walmart）财报优于预期，且OpenAI推出ChatGPT的应用程式App，市场乐观看待人工智慧（AI）未来获利能力，带动科技股上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3.617581in" draw:z-index="0">
<draw:image xlink:href="../Images/rficn/2023-05-18T21-32-07-00-00/000000.png" xlink:type="simple" xlink:show="embed" xlink:actuate="onLoad" draw:mime-type="image/png"/>
</draw:frame>
</text:p>
      <text:p text:style-name="P4">
道琼工业指数上涨115.14点或0.34%，以33535.91点作收。</text:p>
      <text:p text:style-name="P4">
标准普尔500指数上扬39.28点或0.94%，收4198.05点。</text:p>
      <text:p text:style-name="P4">
科技股那斯达克指数劲扬188.27点或1.51%，收12688.84点。</text:p>
      <text:p text:style-name="P4">
费城半导体指数大涨98.81点或3.16%，收3223.49点。</text:p>
      <text:p text:style-name="P4">
Source: <text:a xlink:type="simple" xlink:href="https://www.rfi.fr/cn/%E8%B4%A2%E7%BB%8F%E5%BF%AB%E8%AE%AF/20230518-%E7%BE%8E%E8%82%A1%E6%94%B6%E9%AB%98" text:style-name="Internet_20_link" text:visited-style-name="Visited_20_Internet_20_Link">
https://www.rfi.fr/cn/%E8%B4%A2%E7%BB%8F%E5%BF%AB%E8%AE%AF/20230518-%E7%BE%8E%E8%82%A1%E6%94%B6%E9%AB%98</text:a>
</text:p>
      <!--NEWS-->
      <text:h text:style-name="P10" text:outline-level="1">
<text:span text:style-name="T4">
经济师：英国房价大涨的时代可能即将结束</text:span>
</text:h>
      <text:p text:style-name="P4">
Author: 联合早报 (Person)</text:p>
      <text:p text:style-name="P4">
Publisher: 联合早报 (Organization)</text:p>
      <text:p text:style-name="P4">
Published Time: 2023-05-18T21:34</text:p>
      <text:p text:style-name="P4">
Modified Time: 2023-05-18T21:53</text:p>
      <text:p text:style-name="P4">
Description: 英国预算责任办公室高级经济师迈尔斯（David Miles）称，在人口增长放缓、居家办公流行等因素的作用下，英国房价大幅上涨的时代可能即将结束。彭博社报道，迈尔斯在伦敦发表讲话时指...</text:p>
      <text:p text:style-name="P4">
Videos: []</text:p>
      <text:p text:style-name="P4">
Audios: []</text:p>
      <text:p text:style-name="P4">
Images: []</text:p>
      <text:p text:style-name="P4">
Type: NewsArticle</text:p>
      <text:p text:style-name="P4">
Breadcrumbs: ['即时', '国际']</text:p>
      <text:p text:style-name="P4">
Keywords: ['英国', '房价', '房地产']</text:p>
      <!--METADATA-->
      <text:p text:style-name="P4">
英国预算责任办公室高级经济师迈尔斯（David Miles）称，在人口增长放缓、居家办公流行等因素的作用下，英国房价大幅上涨的时代可能即将结束。</text:p>
      <text:p text:style-name="P4">
彭博社报道，迈尔斯在伦敦发表讲话时指出，工作习惯改变、人口增长趋平以及数十年来借贷成本下降的趋势不再，使得房价暴涨的可能性下降。</text:p>
      <text:p text:style-name="P4">
他说：“我认为未来40年，推动房价走高的因素会比过去40年弱得多，房价大涨的不寻常时代可能已接近落幕。”</text:p>
      <text:p text:style-name="P4">
他强调，与其他国家相比，英国房价上涨得尤为迅速。</text:p>
      <text:p text:style-name="P4">
迈尔斯称，过去40年间英国人口大幅增长，需要建造足够多住房的问题显得相当尖锐。随着人口增长放缓，住房需求压力将得到缓解。</text:p>
      <text:p text:style-name="P4">
住房短缺近来成为英国一大经济和政治性问题，苏纳克政府和其所在的保守党也在制定住房政策方面受到不小的压力。</text:p>
      <text:p text:style-name="P4">
Source: <text:a xlink:type="simple" xlink:href="https://www.zaobao.com.sg/realtime/world/story20230518-1395995" text:style-name="Internet_20_link" text:visited-style-name="Visited_20_Internet_20_Link">
https://www.zaobao.com.sg/realtime/world/story20230518-1395995</text:a>
</text:p>
      <!--NEWS-->
      <text:h text:style-name="P10" text:outline-level="1">
<text:span text:style-name="T4">
伊朗希望专家前往阿富汗勘察水危机</text:span>
</text:h>
      <text:p text:style-name="P4">
Author: chinese@voanews.com (美国之音)</text:p>
      <text:p text:style-name="P4">
Publisher: 美国之音中文网 (Type: NewsMediaOrganization)</text:p>
      <text:p text:style-name="P4">
Published Time: 2023-05-18T21:52:57+08:00</text:p>
      <text:p text:style-name="P4">
Modified Time: 2023-05-18 17:17:22Z</text:p>
      <text:p text:style-name="P4">
Description: 伊朗总统易卜拉欣·莱希星期四呼吁阿富汗尊重伊朗的水权。</text:p>
      <text:p text:style-name="P4">
Videos: []</text:p>
      <text:p text:style-name="P4">
Images: []</text:p>
      <text:p text:style-name="P4">
Categories: ['中东', '生态环境']</text:p>
      <text:p text:style-name="P4">
Type: None</text:p>
      <!--METADATA-->
      <text:p text:style-name="P4">
NoneNone</text:p>
      <text:p text:style-name="P4">
Source: <text:a xlink:type="simple" xlink:href="https://www.voachinese.com/a/iran-wants-experts-to-visit-afghanistan-amid-water-dispute-20230518/7098776.html" text:style-name="Internet_20_link" text:visited-style-name="Visited_20_Internet_20_Link">
https://www.voachinese.com/a/iran-wants-experts-to-visit-afghanistan-amid-water-dispute-20230518/7098776.html</text:a>
</text:p>
      <!--NEWS-->
      <text:h text:style-name="P10" text:outline-level="1">
<text:span text:style-name="T4">
世卫年会周末召开，挺台参会的国际呼声更加强烈</text:span>
</text:h>
      <text:p text:style-name="P4">
Author: chinese@voanews.com (松仁)</text:p>
      <text:p text:style-name="P4">
Publisher: 美国之音中文网 (Type: NewsMediaOrganization)</text:p>
      <text:p text:style-name="P4">
Published Time: 2023-05-18T21:59:46+08:00</text:p>
      <text:p text:style-name="P4">
Modified Time: 2023-05-18 14:30:42Z</text:p>
      <text:p text:style-name="P4">
Description: 一年一度的世界卫生大会（WHA）将于本周日（5月21日）在日内瓦开幕，而台湾还在期待得到世卫邀请出席会议。尽管北京一如既往进行抵制，但支持台湾参与世界卫生大会的呼声的力度较往年更加响亮。</text:p>
      <text:p text:style-name="P4">
Videos: []</text:p>
      <text:p text:style-name="P4">
Images: []</text:p>
      <text:p text:style-name="P4">
Categories: ['健康', '台湾', '台海两岸关系']</text:p>
      <text:p text:style-name="P4">
Type: None</text:p>
      <!--METADATA-->
      <text:p text:style-name="P4">
NoneNone</text:p>
      <text:p text:style-name="P4">
Source: <text:a xlink:type="simple" xlink:href="https://www.voachinese.com/a/hoping-for-invitation-to-who-meeting-taiwan-gathers-more-support-051823/7098722.html" text:style-name="Internet_20_link" text:visited-style-name="Visited_20_Internet_20_Link">
https://www.voachinese.com/a/hoping-for-invitation-to-who-meeting-taiwan-gathers-more-support-051823/7098722.html</text:a>
</text:p>
      <!--NEWS-->
      <text:h text:style-name="P10" text:outline-level="1">
<text:span text:style-name="T4">
伊丽莎白二世葬礼耗资近两亿英镑</text:span>
</text:h>
      <text:p text:style-name="P4">
Author: 联合早报 (Person)</text:p>
      <text:p text:style-name="P4">
Publisher: 联合早报 (Organization)</text:p>
      <text:p text:style-name="P4">
Published Time: 2023-05-18T22:09</text:p>
      <text:p text:style-name="P4">
Modified Time: 2023-05-18T22:09</text:p>
      <text:p text:style-name="P4">
Description: 英国财政部估算，已故英国女王伊丽莎白二世的葬礼和相关活动可能耗资1.62亿英镑（约2.71亿新币）。路透社报道，伊丽莎白二世2022年9月8日去世，英国设10天默哀日，并于同月19...</text:p>
      <text:p text:style-name="P4">
Videos: []</text:p>
      <text:p text:style-name="P4">
Audios: []</text:p>
      <text:p text:style-name="P4">
Images: []</text:p>
      <text:p text:style-name="P4">
Type: NewsArticle</text:p>
      <text:p text:style-name="P4">
Breadcrumbs: ['即时', '国际']</text:p>
      <text:p text:style-name="P4">
Keywords: ['英国', '英国王室', '伊丽莎白二世']</text:p>
      <!--METADATA-->
      <text:p text:style-name="P4">
英国财政部估算，已故英国女王 <text:a xlink:type="simple" xlink:href="https://www.zaobao.com/keywords/queen-elizabeth-ii" text:style-name="Internet_20_link" text:visited-style-name="Visited_20_Internet_20_Link">
 </text:a>
的葬礼和相关活动可能耗资1.62亿英镑（约2.71亿新币）。</text:p>
      <text:p text:style-name="P4">
路透社报道，伊丽莎白二世2022年9月8日 <text:a xlink:type="simple" xlink:href="https://www.zaobao.com/realtime/world/story20220909-1311079" text:style-name="Internet_20_link" text:visited-style-name="Visited_20_Internet_20_Link">
</text:a>
，英国设10天默哀日，并于同月19日为她举办葬礼。</text:p>
      <text:p text:style-name="P4">
葬礼当天，约25万民众排队观瞻女王灵柩被停放至威斯敏斯特厅。伦敦警局称，伊丽莎白二世的葬礼出动了 <text:a xlink:type="simple" xlink:href="https://www.zaobao.com/news/world/story20220920-1314707" text:style-name="Internet_20_link" text:visited-style-name="Visited_20_Internet_20_Link">
</text:a>
 。</text:p>
      <text:p text:style-name="P4">
报道指出，负责安排安保和国安行动的英国内政部花费7370万英镑，占了这笔近两亿英镑支出里的大头。</text:p>
      <text:p text:style-name="P4">
Source: <text:a xlink:type="simple" xlink:href="https://www.zaobao.com.sg/realtime/world/story20230518-1396001" text:style-name="Internet_20_link" text:visited-style-name="Visited_20_Internet_20_Link">
https://www.zaobao.com.sg/realtime/world/story20230518-1396001</text:a>
</text:p>
      <!--NEWS-->
      <text:h text:style-name="P10" text:outline-level="1">
<text:span text:style-name="T4">
智库预估：美国最可能在6月1日和2日违约</text:span>
</text:h>
      <text:p text:style-name="P4">
Author: 联合早报 (Person)</text:p>
      <text:p text:style-name="P4">
Publisher: 联合早报 (Organization)</text:p>
      <text:p text:style-name="P4">
Published Time: 2023-05-18T22:14</text:p>
      <text:p text:style-name="P4">
Modified Time: 2023-05-18T23:28</text:p>
      <text:p text:style-name="P4">
Description: 华盛顿一个智库针对美国财政部最新现金流量的预测显示，如果国会未能及时提高债务上限，6月1日和2日是政府最可能违约的日期。彭博社报道，两党政策中心（BPC）星期四（5月18日）估计，...</text:p>
      <text:p text:style-name="P4">
Videos: []</text:p>
      <text:p text:style-name="P4">
Audios: []</text:p>
      <text:p text:style-name="P4">
Images: []</text:p>
      <text:p text:style-name="P4">
Type: NewsArticle</text:p>
      <text:p text:style-name="P4">
Breadcrumbs: ['即时', '国际']</text:p>
      <text:p text:style-name="P4">
Keywords: ['美国', '债务违约']</text:p>
      <!--METADATA-->
      <text:p text:style-name="P4">
华盛顿一个智库针对美国财政部最新现金流量的预测显示，如果国会未能及时提高债务上限，6月1日和2日是政府最可能 <text:a xlink:type="simple" xlink:href="https://www.zaobao.com/keywords/zhai-wu-wei-yue" text:style-name="Internet_20_link" text:visited-style-name="Visited_20_Internet_20_Link">
</text:a>
 的日期。</text:p>
      <text:p text:style-name="P4">
彭博社报道，两党政策中心（BPC）星期四（5月18日）估计， <text:a xlink:type="simple" xlink:href="https://www.zaobao.com/realtime/world/story20230516-1395089" text:style-name="Internet_20_link" text:visited-style-name="Visited_20_Internet_20_Link">
</text:a>
到期的应付款项将超过当天预期收入约750亿美元（约1010亿新元），6月2日将出现220亿美元的缺口。</text:p>
      <text:p text:style-name="P4">
两者相加总计970亿美元，这将耗费财政部剩余资源的一半以上。美国财政部上星期五（12日）的声明说，截至上星期三（10日），财政部协助支付政府账单的特别措施<text:a xlink:type="simple" xlink:href="https://www.zaobao.com/realtime/world/story20230513-1394164" text:style-name="Internet_20_link" text:visited-style-name="Visited_20_Internet_20_Link">
 </text:a>
，截至星期二（16日），财政部的现金余额则为946亿美元。</text:p>
      <text:p text:style-name="P4">
如果财政部能够支付5月份剩下的开支并克服6月初的障碍，就可能再撑几周。</text:p>
      <text:p text:style-name="P4">
Source: <text:a xlink:type="simple" xlink:href="https://www.zaobao.com.sg/realtime/world/story20230518-1396003" text:style-name="Internet_20_link" text:visited-style-name="Visited_20_Internet_20_Link">
https://www.zaobao.com.sg/realtime/world/story20230518-1396003</text:a>
</text:p>
      <!--NEWS-->
      <text:h text:style-name="P10" text:outline-level="1">
<text:span text:style-name="T4">
安华：西马非回教徒仍禁用“阿拉”字眼</text:span>
</text:h>
      <text:p text:style-name="P4">
Author: 联合早报 (Person)</text:p>
      <text:p text:style-name="P4">
Publisher: 联合早报 (Organization)</text:p>
      <text:p text:style-name="P4">
Published Time: 2023-05-18T22:25</text:p>
      <text:p text:style-name="P4">
Modified Time: 2023-05-18T22:25</text:p>
      <text:p text:style-name="P4">
Description: 马来西亚首相安华强调，有关“阿拉”字眼的课题，内阁已经同意维持现有政策。西马半岛的非回教徒可继续禁用这个字眼，东马沙巴与砂拉越的非回教徒则可以有条件使用。安华也是霹雳打扪区国会议员...</text:p>
      <text:p text:style-name="P4">
Videos: []</text:p>
      <text:p text:style-name="P4">
Audios: []</text:p>
      <text:p text:style-name="P4">
Images: []</text:p>
      <text:p text:style-name="P4">
Type: NewsArticle</text:p>
      <text:p text:style-name="P4">
Breadcrumbs: ['即时', '国际']</text:p>
      <text:p text:style-name="P4">
Keywords: ['安华', '基督徒', '上诉']</text:p>
      <!--METADATA-->
      <text:p text:style-name="P4">
马来西亚首相安华强调，有关“阿拉”字眼的课题，内阁已经同意维持现有政策。西马半岛的非回教徒可继续禁用这个字眼，东马沙巴与砂拉越的非回教徒则可以有条件使用。</text:p>
      <text:p text:style-name="P4">
安华也是霹雳打扪区国会议员。他星期四（5月18日）在怡保与打扪国会选区的回教领袖一起参加开斋节活动时说，星期三（17日）的内阁会议已经同意不改变现有政策。</text:p>
      <text:p text:style-name="P4">
他说，砂拉越一直以来都能有条件使用“阿拉”字眼，这个政策无论从前的国阵政府，或伊斯兰党与土著团结党组成的国盟政府时期都是如此。</text:p>
      <text:p text:style-name="P4">
内政部长赛夫丁星期四指出，内阁不久后将决定由哪个部门负责向马来统治者理事会提呈加强执行“阿拉”字眼政策的建议。</text:p>
      <text:p text:style-name="P4">
安华星期三发文告宣布，内阁同意政府撤销 <text:a xlink:type="simple" xlink:href="https://www.zaobao.com/realtime/world/story20210318-1132282" text:style-name="Internet_20_link" text:visited-style-name="Visited_20_Internet_20_Link">
</text:a>
，并获得国家元首御准向马来统治者理事会提呈加强执行“阿拉”字眼政策的建议。</text:p>
      <text:p text:style-name="P4">
Source: <text:a xlink:type="simple" xlink:href="https://www.zaobao.com.sg/realtime/world/story20230518-1396007" text:style-name="Internet_20_link" text:visited-style-name="Visited_20_Internet_20_Link">
https://www.zaobao.com.sg/realtime/world/story20230518-1396007</text:a>
</text:p>
      <!--NEWS-->
      <text:h text:style-name="P10" text:outline-level="1">
<text:span text:style-name="T4">
岸田：泽连斯基将通过电话参加G7会议</text:span>
</text:h>
      <text:p text:style-name="P4">
Author: 联合早报 (Person)</text:p>
      <text:p text:style-name="P4">
Publisher: 联合早报 (Organization)</text:p>
      <text:p text:style-name="P4">
Published Time: 2023-05-18T22:32</text:p>
      <text:p text:style-name="P4">
Modified Time: 2023-05-18T22:47</text:p>
      <text:p text:style-name="P4">
Description: 日本首相岸田文雄宣布，乌克兰总统泽连斯基将通过电话形式参加一场七国集团（G7）会议。路透社报道，岸田文雄星期四（5月18日）与美国总统拜登会晤时提到，泽连斯基预计将于星期天（21日...</text:p>
      <text:p text:style-name="P4">
Videos: []</text:p>
      <text:p text:style-name="P4">
Audios: []</text:p>
      <text:p text:style-name="P4">
Images: []</text:p>
      <text:p text:style-name="P4">
Type: NewsArticle</text:p>
      <text:p text:style-name="P4">
Breadcrumbs: ['即时', '国际']</text:p>
      <text:p text:style-name="P4">
Keywords: ['七国集团', '乌克兰', '岸田文雄', '泽连斯基']</text:p>
      <!--METADATA-->
      <text:p text:style-name="P4">
日本首相岸田文雄宣布，乌克兰总统泽连斯基将通过电话形式参加一场七国集团（G7）会议。</text:p>
      <text:p text:style-name="P4">
路透社报道，岸田文雄星期四（5月18日）与美国总统拜登会晤时提到，泽连斯基预计将于星期天（21日）通过电话参加一场G7会议。</text:p>
      <text:p text:style-name="P4">
岸田告诉记者：“我们（美日领导人）一致认为要与包括G7成员在内，志同道合的国家密切合作，我们同意继续对俄罗斯实施严格的制裁，并对乌克兰提供强有力的支持。”</text:p>
      <text:p text:style-name="P4">
另据美国白宫星期四早些时候的声明，拜登和岸田会晤期间还就美日如何加强防务合作及对抗中国胁迫行为进行讨论。</text:p>
      <text:p text:style-name="P4">
岸田补充说，“双方还将继续就有关中国的各种问题进行密切合作，并同意共同应对涉及中国的共同挑战。”</text:p>
      <text:p text:style-name="P4">
Source: <text:a xlink:type="simple" xlink:href="https://www.zaobao.com.sg/realtime/world/story20230518-1396012" text:style-name="Internet_20_link" text:visited-style-name="Visited_20_Internet_20_Link">
https://www.zaobao.com.sg/realtime/world/story20230518-1396012</text:a>
</text:p>
      <!--NEWS-->
      <text:h text:style-name="P10" text:outline-level="1">
<text:span text:style-name="T4">
失业率高之际奖励婚育 中国青年：在老百姓伤口上撒盐</text:span>
</text:h>
      <text:p text:style-name="P4">
Author: chinese@voanews.com (陈筠)</text:p>
      <text:p text:style-name="P4">
Publisher: 美国之音中文网 (Type: NewsMediaOrganization)</text:p>
      <text:p text:style-name="P4">
Published Time: 2023-05-18T22:40:37+08:00</text:p>
      <text:p text:style-name="P4">
Modified Time: 2023-05-18 14:40:37Z</text:p>
      <text:p text:style-name="P4">
Description: 为了应对人口危机，中国推出第二批“新时代婚育文化建设”试点工作，预计在广东广州、河北邯郸等20多座城市推广营造友好的婚育环境。不过，中国青年对美国之音说，在年轻世代的失业率已经突破20%的情况下，生活负担已经够重了，国家此时还鼓励结婚生育，“简直是在老百姓伤口上撒盐”。</text:p>
      <text:p text:style-name="P4">
Videos: []</text:p>
      <text:p text:style-name="P4">
Images: []</text:p>
      <text:p text:style-name="P4">
Categories: ['中国', '经济·金融·贸易', '人权', '法律']</text:p>
      <text:p text:style-name="P4">
Type: None</text:p>
      <!--METADATA-->
      <text:p text:style-name="P4">
NoneNone</text:p>
      <text:p text:style-name="P4">
Source: <text:a xlink:type="simple" xlink:href="https://www.voachinese.com/a/7098838.html" text:style-name="Internet_20_link" text:visited-style-name="Visited_20_Internet_20_Link">
https://www.voachinese.com/a/7098838.html</text:a>
</text:p>
      <!--NEWS-->
      <text:h text:style-name="P10" text:outline-level="1">
<text:span text:style-name="T4">
韩国：将研讨乌第一夫人望韩提供非杀伤性武器诉求</text:span>
</text:h>
      <text:p text:style-name="P4">
Author: 联合早报 (Person)</text:p>
      <text:p text:style-name="P4">
Publisher: 联合早报 (Organization)</text:p>
      <text:p text:style-name="P4">
Published Time: 2023-05-18T22:41</text:p>
      <text:p text:style-name="P4">
Modified Time: 2023-05-18T22:46</text:p>
      <text:p text:style-name="P4">
Description: 韩国国防部称，当局将研讨乌克兰第一夫人泽连斯卡希望韩方援助非杀伤性武器的请求。韩联社报道，韩国国防部发言人全河奎星期四（5月18日）在例行记者会上发表上述言论，并称截至目前，韩国防...</text:p>
      <text:p text:style-name="P4">
Videos: []</text:p>
      <text:p text:style-name="P4">
Audios: []</text:p>
      <text:p text:style-name="P4">
Images: []</text:p>
      <text:p text:style-name="P4">
Type: NewsArticle</text:p>
      <text:p text:style-name="P4">
Breadcrumbs: ['即时', '国际']</text:p>
      <text:p text:style-name="P4">
Keywords: ['乌克兰危机', '俄乌战争', '乌克兰', '韩国', '武器']</text:p>
      <!--METADATA-->
      <text:p text:style-name="P4">
韩国国防部称，当局将研讨乌克兰第一夫人泽连斯卡希望韩方援助非杀伤性武器的请求。</text:p>
      <text:p text:style-name="P4">
韩联社报道，韩国国防部发言人全河奎星期四（5月18日）在例行记者会上发表上述言论，并称截至目前，韩国防部并未改变立场，正在持续提供人道主义援助和军需物资援助等支持，韩国政府也一直保持不向乌克兰提供杀伤性武器援助的立场。</text:p>
      <text:p text:style-name="P4">
乌克兰第一夫人泽连斯卡星期二（16日）在韩国会见韩总统尹锡悦，并请求韩方提供扫雷排雷器材、军用救护车等非杀伤性装备。</text:p>
      <text:p text:style-name="P4">
韩总统室发言人李度运就此表示，尹锡悦称将与北约成员国和国际社会紧密合作，积极支援乌克兰国民。</text:p>
      <text:p text:style-name="P4">
Source: <text:a xlink:type="simple" xlink:href="https://www.zaobao.com.sg/realtime/world/story20230518-1396014" text:style-name="Internet_20_link" text:visited-style-name="Visited_20_Internet_20_Link">
https://www.zaobao.com.sg/realtime/world/story20230518-1396014</text:a>
</text:p>
      <!--NEWS-->
      <text:h text:style-name="P10" text:outline-level="1">
<text:span text:style-name="T4">
苏纳克放弃承诺，决定不关闭中国官方资助的孔子学院</text:span>
</text:h>
      <text:p text:style-name="P4">
Author: chinese@voanews.com (松仁)</text:p>
      <text:p text:style-name="P4">
Publisher: 美国之音中文网 (Type: NewsMediaOrganization)</text:p>
      <text:p text:style-name="P4">
Published Time: 2023-05-18T23:19:33+08:00</text:p>
      <text:p text:style-name="P4">
Modified Time: 2023-05-18 15:19:33Z</text:p>
      <text:p text:style-name="P4">
Description: 英国政府决定改变里希·苏纳克首相在竞选保守党党魁时作出的有关关闭英国各大学中孔子学院的承诺，不再坚持关闭所有这些由中国政府资助的机构。</text:p>
      <text:p text:style-name="P4">
Videos: []</text:p>
      <text:p text:style-name="P4">
Images: []</text:p>
      <text:p text:style-name="P4">
Categories: ['亚太', '欧洲', '中国', '全球议题']</text:p>
      <text:p text:style-name="P4">
Type: None</text:p>
      <!--METADATA-->
      <text:p text:style-name="P4">
NoneNone</text:p>
      <text:p text:style-name="P4">
Source: <text:a xlink:type="simple" xlink:href="https://www.voachinese.com/a/rishi-sunak-walks-away-from-leadership-pledge-to-close-china-backed-confucius-institutes-051823/7098907.html" text:style-name="Internet_20_link" text:visited-style-name="Visited_20_Internet_20_Link">
https://www.voachinese.com/a/rishi-sunak-walks-away-from-leadership-pledge-to-close-china-backed-confucius-institutes-051823/7098907.html</text:a>
</text:p>
      <!--NEWS-->
      <text:h text:style-name="P10" text:outline-level="1">
<text:span text:style-name="T4">
麦卡锡：预计众议院下周将审议债务上限协议</text:span>
</text:h>
      <text:p text:style-name="P4">
Author: 联合早报 (Person)</text:p>
      <text:p text:style-name="P4">
Publisher: 联合早报 (Organization)</text:p>
      <text:p text:style-name="P4">
Published Time: 2023-05-18T23:41</text:p>
      <text:p text:style-name="P4">
Modified Time: 2023-05-18T23:52</text:p>
      <text:p text:style-name="P4">
Description: 美国众议院议长麦卡锡说，预计众议院将在下周审议债务上限协议。这是目前为止麦卡锡就债务上限谈判进展给出的最积极信号。彭博社报道，麦卡锡星期四（5月18日）对记者说，现在谈判情况“好了...</text:p>
      <text:p text:style-name="P4">
Videos: []</text:p>
      <text:p text:style-name="P4">
Audios: []</text:p>
      <text:p text:style-name="P4">
Images: []</text:p>
      <text:p text:style-name="P4">
Type: NewsArticle</text:p>
      <text:p text:style-name="P4">
Breadcrumbs: ['即时', '国际']</text:p>
      <text:p text:style-name="P4">
Keywords: ['美国', '债务违约', '麦卡锡']</text:p>
      <!--METADATA-->
      <text:p text:style-name="P4">
美国众议院议长麦卡锡说，预计众议院将在下周审议 <text:a xlink:type="simple" xlink:href="https://www.zaobao.com/keywords/zhai-wu-wei-yue" text:style-name="Internet_20_link" text:visited-style-name="Visited_20_Internet_20_Link">
 </text:a>
上限协议。这是目前为止麦卡锡就债务上限谈判进展给出的最积极信号。</text:p>
      <text:p text:style-name="P4">
彭博社报道，麦卡锡星期四（5月18日）对记者说，现在谈判情况“好了很多”，他已经“可以看到如何达成协议”。</text:p>
      <text:p text:style-name="P4">
他指出，五位谈判代表仍在就削减支出规模，以及债务上限上调规模或取消债务上限的时间进行讨论。谈判一天举行两、三次，已经有了一个“结构”。</text:p>
      <text:p text:style-name="P4">
他还明确表示对总统拜登的两位首席谈判官沙兰达扬（Shalanda Young）和里凯蒂（Steve Ricchetti）抱有信心。</text:p>
      <text:p text:style-name="P4">
美国共和党与民主党本周已就债务上限问题 <text:a xlink:type="simple" xlink:href="https://www.zaobao.com/realtime/world/story20230516-1395105" text:style-name="Internet_20_link" text:visited-style-name="Visited_20_Internet_20_Link">
</text:a>
 ，但双方仍存在巨大分歧。</text:p>
      <text:p text:style-name="P4">
麦卡锡星期二（16日）说，两党可能最迟 <text:a xlink:type="simple" xlink:href="https://www.zaobao.com/realtime/world/story20230517-1395431" text:style-name="Internet_20_link" text:visited-style-name="Visited_20_Internet_20_Link">
</text:a>
 。</text:p>
      <text:p text:style-name="P4">
Source: <text:a xlink:type="simple" xlink:href="https://www.zaobao.com.sg/realtime/world/story20230518-1396036" text:style-name="Internet_20_link" text:visited-style-name="Visited_20_Internet_20_Link">
https://www.zaobao.com.sg/realtime/world/story20230518-1396036</text:a>
</text:p>
      <!--NEWS-->
      <text:h text:style-name="P10" text:outline-level="1">
<text:span text:style-name="T4">
拜登与巴新总理通电话 美代表团将访巴新</text:span>
</text:h>
      <text:p text:style-name="P4">
Author: 联合早报 (Person)</text:p>
      <text:p text:style-name="P4">
Publisher: 联合早报 (Organization)</text:p>
      <text:p text:style-name="P4">
Published Time: 2023-05-18T6:41</text:p>
      <text:p text:style-name="P4">
Modified Time: 2023-05-18T19:53</text:p>
      <text:p text:style-name="P4">
Description: 巴布亚新几内亚总理马拉佩说，美国总统拜登已与他通电话。美国国务卿布林肯将代替拜登访问巴新，美国高级代表团与印度总理莫迪将于下星期一（5月22日）在巴新会见太平洋岛屿国家领导人。路透...</text:p>
      <text:p text:style-name="P4">
Videos: []</text:p>
      <text:p text:style-name="P4">
Audios: []</text:p>
      <text:p text:style-name="P4">
Images: []</text:p>
      <text:p text:style-name="P4">
Type: NewsArticle</text:p>
      <text:p text:style-name="P4">
Breadcrumbs: ['即时', '国际']</text:p>
      <text:p text:style-name="P4">
Keywords: ['美国', '巴布亚新几内亚', '拜登', '布林肯']</text:p>
      <!--METADATA-->
      <text:p text:style-name="P4">
巴布亚新几内亚总理马拉佩说，美国总统拜登已与他通电话。美国国务卿布林肯将代替拜登访问巴新，美国高级代表团与印度总理莫迪将于下星期一（5月22日）在巴新会见太平洋岛屿国家领导人。</text:p>
      <text:p text:style-name="P4">
路透社报道，马拉佩星期四（18日）在一场新闻发布会上说，拜登直接拨通了他的手机，在通话中向他表达了对原定会晤取消的诚挚歉意。</text:p>
      <text:p text:style-name="P4">
马拉佩说，拜登称美国国务卿布林肯将代替他访问巴布亚新几内亚，还邀请马拉佩出席9月的美国-太平洋岛屿国家领导人峰会。</text:p>
      <text:p text:style-name="P4">
拜登原定于下星期一访问巴布亚新几内亚，却 <text:a xlink:type="simple" xlink:href="https://www.zaobao.com.sg/realtime/world/story20230518-1395784" text:style-name="Internet_20_link" text:visited-style-name="Visited_20_Internet_20_Link">
</text:a>
，并在今年安排另一次太平洋岛国领导人峰会。</text:p>
      <text:p text:style-name="P4">
马拉佩称，与美国的防务合作协议已经由巴新政府的律师进行审查，并将于下星期一签署，然后提交给议会。</text:p>
      <text:p text:style-name="P4">
一些反对派政治家批评该协议可能会破坏巴新与中国的贸易，但马拉佩说，美国的协议不会影响巴新“与所有人为友，不与任何人为敌”的外交政策。</text:p>
      <text:p text:style-name="P4">
包括巴新和斐济在内的太平洋岛屿国家领导人将于下星期一在巴新会见印度总理莫迪，以及美国派出的一支高级代表团，就“对该地区和美国至关重要的合作领域及挑战”进行会谈。</text:p>
      <text:p text:style-name="P4">
斐济总统办公室发布声明称，有关气候变化、保护海洋资源和经济增长的行动将成为本次会谈的优先议程，并强调“这次会议彰显美国和太平洋地区深厚的历史和人民之间的联系”。</text:p>
      <text:p text:style-name="P4">
Source: <text:a xlink:type="simple" xlink:href="https://www.zaobao.com.sg/realtime/world/story20230518-1395967" text:style-name="Internet_20_link" text:visited-style-name="Visited_20_Internet_20_Link">
https://www.zaobao.com.sg/realtime/world/story20230518-1395967</text:a>
</text:p>
      <!--NEWS-->
      <text:h text:style-name="P10" text:outline-level="1">
<text:span text:style-name="T4">
义大利东北部洪灾  增至11人死亡</text:span>
</text:h>
      <text:p text:style-name="P4">
Publisher: 法新社</text:p>
      <text:p text:style-name="P4">
Published Time: 2023-05-18T7:02:07+00:00</text:p>
      <text:p text:style-name="P4">
Modified Time: 2023-05-18T15:50:02+00:00</text:p>
      <text:p text:style-name="P4">
Description: （法新社切塞纳18日电） 义大利东北部近日豪雨成灾，当局今天宣布又发现有2人丧命，这场洪灾造成的死亡数来到11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3" text:anchor-type="as-char" svg:width="6.9236in" svg:height="3.617581in" draw:z-index="0">
<draw:image xlink:href="../Images/rficn/2023-05-18T7-02-07-00-00/000000.png" xlink:type="simple" xlink:show="embed" xlink:actuate="onLoad" draw:mime-type="image/png"/>
</draw:frame>
</text:p>
      <text:p text:style-name="P4">
义大利东北部的艾米利-罗马那大区（Emilia-Romagna）近日豪雨酿灾，导致20多条河流溃堤，且大片区域被淹没。</text:p>
      <text:p text:style-name="P4">
农业团体「农牧协会」（Coldiretti）今天指出，有超过5千座农场泡在水中，不仅许多牲畜淹死，数万公顷的葡萄园、果树、蔬菜和谷物都被淹没。</text:p>
      <text:p text:style-name="P4">
当大水逐渐退去，当地民众开始清理他们的房屋与覆满淤泥和垃圾的街道。</text:p>
      <text:p text:style-name="P4">
切塞纳市（Cesena）居民阿马多里（Edoardo Amadori）昨天告诉法新社：「我从1979年就住在这里，有遇过洪水，但从没有见过这种情况。」</text:p>
      <text:p text:style-name="P4">
天主教教宗方济各（Pope Francis）已经为受灾民众祈祷，并感谢所有在「这场令人震惊的灾难中」帮助当地灾民的人士。</text:p>
      <text:p text:style-name="P4">
Source: <text:a xlink:type="simple" xlink:href="https://www.rfi.fr/cn/%E5%9B%BD%E9%99%85%E6%8A%A5%E9%81%93/20230518-%E4%B9%89%E5%A4%A7%E5%88%A9%E4%B8%9C%E5%8C%97%E9%83%A8%E6%B4%AA%E7%81%BE-%E5%A2%9E%E8%87%B311%E4%BA%BA%E6%AD%BB%E4%BA%A1" text:style-name="Internet_20_link" text:visited-style-name="Visited_20_Internet_20_Link">
https://www.rfi.fr/cn/%E5%9B%BD%E9%99%85%E6%8A%A5%E9%81%93/20230518-%E4%B9%89%E5%A4%A7%E5%88%A9%E4%B8%9C%E5%8C%97%E9%83%A8%E6%B4%AA%E7%81%BE-%E5%A2%9E%E8%87%B311%E4%BA%BA%E6%AD%BB%E4%BA%A1</text:a>
</text:p>
      <!--NEWS-->
      <text:h text:style-name="P10" text:outline-level="1">
<text:span text:style-name="T4">
中澳关系进一步修复：北京恢复木材进口 磋商澳总理年内访华</text:span>
</text:h>
      <text:p text:style-name="P4">
Author: chinese@voanews.com (美国之音)</text:p>
      <text:p text:style-name="P4">
Publisher: 美国之音中文网 (Type: NewsMediaOrganization)</text:p>
      <text:p text:style-name="P4">
Published Time: 2023-05-19T00:52:05+08:00</text:p>
      <text:p text:style-name="P4">
Modified Time: 2023-05-18 16:52:05Z</text:p>
      <text:p text:style-name="P4">
Description: 中国从星期四 (5月18日) 起恢复从澳大利亚进口木材。同时，中国驻澳大利亚大使肖千周四证实，中澳双方正在就澳大利亚总理阿尔巴尼斯访问中国一事进行磋商。这是两国进一步修复受损的双边关系的最新迹象。</text:p>
      <text:p text:style-name="P4">
Videos: []</text:p>
      <text:p text:style-name="P4">
Images: []</text:p>
      <text:p text:style-name="P4">
Categories: ['亚太', '经济·金融·贸易', '中国']</text:p>
      <text:p text:style-name="P4">
Type: None</text:p>
      <!--METADATA-->
      <text:p text:style-name="P4">
NoneNone</text:p>
      <text:p text:style-name="P4">
Source: <text:a xlink:type="simple" xlink:href="https://www.voachinese.com/a/china-to-resume-australian-timber-imports-talks-under-way-for-pm-visit-20230518/7099072.html" text:style-name="Internet_20_link" text:visited-style-name="Visited_20_Internet_20_Link">
https://www.voachinese.com/a/china-to-resume-australian-timber-imports-talks-under-way-for-pm-visit-20230518/7099072.html</text:a>
</text:p>
      <!--NEWS-->
      <text:h text:style-name="P10" text:outline-level="1">
<text:span text:style-name="T4">
河内批评中菲侵犯越南在南中国海主权 越菲同意加强协商避免海事纠纷</text:span>
</text:h>
      <text:p text:style-name="P4">
Author: chinese@voanews.com (美国之音)</text:p>
      <text:p text:style-name="P4">
Publisher: 美国之音中文网 (Type: NewsMediaOrganization)</text:p>
      <text:p text:style-name="P4">
Published Time: 2023-05-19T01:21:14+08:00</text:p>
      <text:p text:style-name="P4">
Modified Time: 2023-05-18 17:21:14Z</text:p>
      <text:p text:style-name="P4">
Description: 越南政府星期四 (5月18日) 批评中国一艘科研船和菲律宾海岸警卫队在有争议的南中国海海域的行为，称这两个邻国的行动侵犯了越南的主权。</text:p>
      <text:p text:style-name="P4">
Videos: []</text:p>
      <text:p text:style-name="P4">
Images: []</text:p>
      <text:p text:style-name="P4">
Categories: ['南中国海争端', '亚太', '中国', '法律']</text:p>
      <text:p text:style-name="P4">
Type: None</text:p>
      <!--METADATA-->
      <text:p text:style-name="P4">
NoneNone</text:p>
      <text:p text:style-name="P4">
Source: <text:a xlink:type="simple" xlink:href="https://www.voachinese.com/a/vietnam-rebukes-china-philippines-over-south-china-sea-conduct-20230518/7099118.html" text:style-name="Internet_20_link" text:visited-style-name="Visited_20_Internet_20_Link">
https://www.voachinese.com/a/vietnam-rebukes-china-philippines-over-south-china-sea-conduct-20230518/7099118.html</text:a>
</text:p>
      <!--NEWS-->
      <text:h text:style-name="P10" text:outline-level="1">
<text:span text:style-name="T4">
美元强势尚在，中国经济走软，人民币汇率再次破七</text:span>
</text:h>
      <text:p text:style-name="P4">
Author: chinese@voanews.com (松仁)</text:p>
      <text:p text:style-name="P4">
Publisher: 美国之音中文网 (Type: NewsMediaOrganization)</text:p>
      <text:p text:style-name="P4">
Published Time: 2023-05-19T01:33:43+08:00</text:p>
      <text:p text:style-name="P4">
Modified Time: 2023-05-18 17:33:43Z</text:p>
      <text:p text:style-name="P4">
Description: 人民币对美元的汇率星期四（5月18日）破七，达到一美元兑7.02元人民币。这也是人民币对美元汇率五个多月来的新低。1:7是人民币对美元汇率的心理大关，人民币对美元汇率星期三盘中首次破七，星期四尾盘一度甚至跌到7.05。</text:p>
      <text:p text:style-name="P4">
Videos: []</text:p>
      <text:p text:style-name="P4">
Images: []</text:p>
      <text:p text:style-name="P4">
Categories: ['经济·金融·贸易', '中国']</text:p>
      <text:p text:style-name="P4">
Type: None</text:p>
      <!--METADATA-->
      <text:p text:style-name="P4">
NoneNone</text:p>
      <text:p text:style-name="P4">
Source: <text:a xlink:type="simple" xlink:href="https://www.voachinese.com/a/as-china-s-yuan-drops-through-7-again-the-dollar-is-in-the-driver-s-seat-051823/7099128.html" text:style-name="Internet_20_link" text:visited-style-name="Visited_20_Internet_20_Link">
https://www.voachinese.com/a/as-china-s-yuan-drops-through-7-again-the-dollar-is-in-the-driver-s-seat-051823/7099128.html</text:a>
</text:p>
      <!--NEWS-->
      <text:h text:style-name="P10" text:outline-level="1">
<text:span text:style-name="T4">
特拉斯回应质疑：台湾民选政府知道什么是对台湾最好的帮助</text:span>
</text:h>
      <text:p text:style-name="P4">
Author: chinese@voanews.com (郑乐捷)</text:p>
      <text:p text:style-name="P4">
Publisher: 美国之音中文网 (Type: NewsMediaOrganization)</text:p>
      <text:p text:style-name="P4">
Published Time: 2023-05-19T02:57:30+08:00</text:p>
      <text:p text:style-name="P4">
Modified Time: 2023-05-18 19:08:58Z</text:p>
      <text:p text:style-name="P4">
Description: 正在台湾访问的英国前首相特拉斯(Liz Truss，又译卓慧思)继续高调表示要对抗中国，但在英国和台湾都有人士质疑特拉斯访台只是给她自己提升知名度，不过台湾官方和媒体仍然对她的访问给予了积极评价。特拉斯本人表示，台湾的民选政府知道他们该怎么做才是对台湾最好的协助。</text:p>
      <text:p text:style-name="P4">
Videos: []</text:p>
      <text:p text:style-name="P4">
Images: []</text:p>
      <text:p text:style-name="P4">
Categories: ['欧洲', '台湾']</text:p>
      <text:p text:style-name="P4">
Type: None</text:p>
      <!--METADATA-->
      <text:p text:style-name="P4">
NoneNone</text:p>
      <text:p text:style-name="P4">
Source: <text:a xlink:type="simple" xlink:href="https://www.voachinese.com/a/liz-truss-taiwan-visit-branded-as-outdated-politician-seeking-exposure-uk-leader-would-not-take-her-advice-20230518/7099052.html" text:style-name="Internet_20_link" text:visited-style-name="Visited_20_Internet_20_Link">
https://www.voachinese.com/a/liz-truss-taiwan-visit-branded-as-outdated-politician-seeking-exposure-uk-leader-would-not-take-her-advice-20230518/7099052.html</text:a>
</text:p>
      <!--NEWS-->
      <text:h text:style-name="P10" text:outline-level="1">
<text:span text:style-name="T4">
李昊石的笑话辱华了? “被阉割的”中国单人脱口秀</text:span>
</text:h>
      <text:p text:style-name="P4">
Author: chinese@voanews.com (黄丽玲)</text:p>
      <text:p text:style-name="P4">
Publisher: 美国之音中文网 (Type: NewsMediaOrganization)</text:p>
      <text:p text:style-name="P4">
Published Time: 2023-05-19T02:59:31+08:00</text:p>
      <text:p text:style-name="P4">
Modified Time: 2023-05-18 21:00:21Z</text:p>
      <text:p text:style-name="P4">
Description: 中国脱口秀演员李昊石因为一句“作风优良，能打胜仗”的笑话段子，不仅遭无限期封杀，还被处以近1500万人民币的高额罚款，让中国的说唱娱乐圈顿时陷入整改愁云中。对此，海外喜剧圈人士说，基于言论审查，中国的脱口秀尺度本来就受限，现在面对当局的类文革的政治正确作风更如同被完全“阉割”了。</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the-controversy-over-stand-up-comedian-s-military-joke/7099299.html" text:style-name="Internet_20_link" text:visited-style-name="Visited_20_Internet_20_Link">
https://www.voachinese.com/a/the-controversy-over-stand-up-comedian-s-military-joke/7099299.html</text:a>
</text:p>
      <!--NEWS-->
      <text:h text:style-name="P10" text:outline-level="1">
<text:span text:style-name="T4">
乌克兰称击落六枚“匕首”高超音速导弹</text:span>
</text:h>
      <text:p text:style-name="P4">
Author: chinese@voanews.com (刘恩民)</text:p>
      <text:p text:style-name="P4">
Publisher: 美国之音中文网 (Type: Organization)</text:p>
      <text:p text:style-name="P4">
Published Time: 2023-05-19T04:34:15+08:00</text:p>
      <text:p text:style-name="P4">
Modified Time: 2023-05-18 20:34:15Z</text:p>
      <text:p text:style-name="P4">
Description: 乌克兰军方表示，在俄罗斯16日发动的导弹袭击中，在基辅上空摧毁了6枚俄罗斯“匕首” (Kh-47 Kinzhal)高超音速导弹。如果得到证实，这可能标志着乌克兰新部署的西方防空系统在对抗俄罗斯的超级武器方面的有效性。俄罗斯总统普京将“匕首”描述为可对抗北约的下世代武器，能够携带核弹头或常规弹头。</text:p>
      <text:p text:style-name="P4">
Videos: []</text:p>
      <text:p text:style-name="P4">
Images: []</text:p>
      <text:p text:style-name="P4">
Categories: ['乌克兰局势', '军事', '每日视频新闻', '社媒-最IN视频']</text:p>
      <text:p text:style-name="P4">
Type: None</text:p>
      <!--METADATA-->
      <text:p text:style-name="P4">
NoneNone</text:p>
      <text:p text:style-name="P4">
Source: <text:a xlink:type="simple" xlink:href="https://www.voachinese.com/a/ukraine-downs-six-russian-kinzhal-hypersonic-missiles-20230519/7099428.html" text:style-name="Internet_20_link" text:visited-style-name="Visited_20_Internet_20_Link">
https://www.voachinese.com/a/ukraine-downs-six-russian-kinzhal-hypersonic-missiles-20230519/7099428.html</text:a>
</text:p>
      <!--NEWS-->
      <text:h text:style-name="P10" text:outline-level="1">
<text:span text:style-name="T4">
中国贷款将世界上最贫穷的国家推向崩溃的边缘</text:span>
</text:h>
      <text:p text:style-name="P4">
Author: chinese@voanews.com (美国之音)</text:p>
      <text:p text:style-name="P4">
Publisher: 美国之音中文网 (Type: NewsMediaOrganization)</text:p>
      <text:p text:style-name="P4">
Published Time: 2023-05-19T05:17:03+08:00</text:p>
      <text:p text:style-name="P4">
Modified Time: 2023-05-18 21:17:03Z</text:p>
      <text:p text:style-name="P4">
Description: 十几个贫穷国家正面临经济不稳定甚至崩溃，他们难以偿还数千亿美元的外国贷款，其中大部分来自世界上最大和最无情的政府贷款人——中国。</text:p>
      <text:p text:style-name="P4">
Videos: []</text:p>
      <text:p text:style-name="P4">
Images: []</text:p>
      <text:p text:style-name="P4">
Categories: ['中国', '非洲', '亚太', '经济·金融·贸易']</text:p>
      <text:p text:style-name="P4">
Type: None</text:p>
      <!--METADATA-->
      <text:p text:style-name="P4">
NoneNone</text:p>
      <text:p text:style-name="P4">
Source: <text:a xlink:type="simple" xlink:href="https://www.voachinese.com/a/china-s-loans-pushing-world-s-poorest-countries-to-brink-of-collapse-20230518/7099378.html" text:style-name="Internet_20_link" text:visited-style-name="Visited_20_Internet_20_Link">
https://www.voachinese.com/a/china-s-loans-pushing-world-s-poorest-countries-to-brink-of-collapse-20230518/7099378.html</text:a>
</text:p>
      <!--NEWS-->
      <text:h text:style-name="P10" text:outline-level="1">
<text:span text:style-name="T4">
记者手记(4)：美墨边境的中国“走线客”：他们为何出走中国</text:span>
</text:h>
      <text:p text:style-name="P4">
Author: chinese@voanews.com (莫雨, 海伦, 宁路)</text:p>
      <text:p text:style-name="P4">
Publisher: 美国之音中文网 (Type: NewsMediaOrganization)</text:p>
      <text:p text:style-name="P4">
Published Time: 2023-05-19T05:18:00+08:00</text:p>
      <text:p text:style-name="P4">
Modified Time: 2023-05-18 21:24:49Z</text:p>
      <text:p text:style-name="P4">
Description: 在美墨边境四个城市近一周的采访中，我们遇到50多名中国“走线客”。就在我们结束采访的最后一天，还看到刚抵达墨西哥边境城市的中国人。他们为什么去国离家，踏上危险重重、花费不低的“走线”之路？</text:p>
      <text:p text:style-name="P4">
Videos: []</text:p>
      <text:p text:style-name="P4">
Images: []</text:p>
      <text:p text:style-name="P4">
Categories: ['美国移民/难民议题', '记者手记']</text:p>
      <text:p text:style-name="P4">
Type: None</text:p>
      <!--METADATA-->
      <text:p text:style-name="P4">
NoneNone</text:p>
      <text:p text:style-name="P4">
Source: <text:a xlink:type="simple" xlink:href="https://www.voachinese.com/a/why-they-leave-china-20230518/7099425.html" text:style-name="Internet_20_link" text:visited-style-name="Visited_20_Internet_20_Link">
https://www.voachinese.com/a/why-they-leave-china-20230518/7099425.html</text:a>
</text:p>
      <!--NEWS-->
      <text:h text:style-name="P10" text:outline-level="1">
<text:span text:style-name="T4">
社媒公司是否要为恐怖组织利用其平台而担责? 美最高法院作出对推特有利裁决</text:span>
</text:h>
      <text:p text:style-name="P4">
Author: chinese@voanews.com (美国之音)</text:p>
      <text:p text:style-name="P4">
Publisher: 美国之音中文网 (Type: NewsMediaOrganization)</text:p>
      <text:p text:style-name="P4">
Published Time: 2023-05-19T05:40:46+08:00</text:p>
      <text:p text:style-name="P4">
Modified Time: 2023-05-18 21:40:46Z</text:p>
      <text:p text:style-name="P4">
Description: 美国最高法院星期四(5月18日)拒绝为激进组织袭击事件受害人追究社交媒体公司铺路。这些受害人按照一项联邦反恐法，指控推特(Twitter)未能防止激进组织利用其平台，因此必须承担责任。最高法院的裁决让推特获得了胜利。</text:p>
      <text:p text:style-name="P4">
Videos: []</text:p>
      <text:p text:style-name="P4">
Images: []</text:p>
      <text:p text:style-name="P4">
Categories: ['美国', '法律', '科技']</text:p>
      <text:p text:style-name="P4">
Type: None</text:p>
      <!--METADATA-->
      <text:p text:style-name="P4">
NoneNone</text:p>
      <text:p text:style-name="P4">
Source: <text:a xlink:type="simple" xlink:href="https://www.voachinese.com/a/u-s-supreme-court-lets-twitter-off-hook-in-terrorism-lawsuit-over-istanbul-massacre-20230518/7099489.html" text:style-name="Internet_20_link" text:visited-style-name="Visited_20_Internet_20_Link">
https://www.voachinese.com/a/u-s-supreme-court-lets-twitter-off-hook-in-terrorism-lawsuit-over-istanbul-massacre-20230518/7099489.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